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Ubuntu" fo:font-size="7pt" style:font-size-asian="7pt" style:font-size-complex="7pt"/>
    </style:style>
    <style:style style:name="P2" style:family="paragraph" style:parent-style-name="Preformatted_20_Text">
      <style:text-properties style:font-name="Ubuntu" fo:font-size="7pt" officeooo:paragraph-rsid="000a5670" style:font-size-asian="7pt" style:font-size-complex="7pt"/>
    </style:style>
    <style:style style:name="P3" style:family="paragraph" style:parent-style-name="Preformatted_20_Text">
      <style:paragraph-properties fo:break-before="page"/>
      <style:text-properties style:font-name="Ubuntu" fo:font-size="7pt" style:font-size-asian="7pt" style:font-size-complex="7pt"/>
    </style:style>
    <style:style style:name="T1" style:family="text">
      <style:text-properties officeooo:rsid="000a567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</text:p>
      <text:p text:style-name="P1">X-Plane, by Austin Meyer</text:p>
      <text:p text:style-name="P1">Simulating Aircraft/Extra Aircraft/ASG29_B21/ASG29_B21.acf</text:p>
      <text:p text:style-name="P1">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</text:p>
      <text:p text:style-name="P1"/>
      <text:p text:style-name="P1">x location positive aft <text:s text:c="3"/>x force positive right <text:s text:c="3"/>pitch/alpha pos nose up</text:p>
      <text:p text:style-name="P1">y location positive right <text:s/>y force positive up <text:s text:c="6"/>roll pos right</text:p>
      <text:p text:style-name="P1">z location positive up <text:s text:c="4"/>z force positive aft <text:s text:c="5"/>yaw/beta pos nose right</text:p>
      <text:p text:style-name="P1"/>
      <text:p text:style-name="P1">elevator, aileron, spoiler positive control surface up</text:p>
      <text:p text:style-name="P1">rudder <text:s text:c="20"/>positive control surface right</text:p>
      <text:p text:style-name="P1">drag-yaw <text:s text:c="18"/>positive control surface deployed</text:p>
      <text:p text:style-name="P1">pitch cyclic prop pitch <text:s text:c="3"/>positive request nose up</text:p>
      <text:p text:style-name="P1">roll <text:s/>cyclic prop pitch <text:s text:c="3"/>positive request nose right</text:p>
      <text:p text:style-name="P1"/>
      <text:p text:style-name="P1">Finite-Wing &amp; Element Build-Up for LEFT WING 1:</text:p>
      <text:p text:style-name="P1"><text:tab/>root lo Re: <text:s/>B21_ASG29 (lo hi Re).afl</text:p>
      <text:p text:style-name="P1"><text:tab/>root hi Re: <text:s/>B21_ASG29 (lo hi Re).afl</text:p>
      <text:p text:style-name="P1"><text:tab/>tip <text:s/>lo Re: <text:s/>B21_ASG29 (lo hi Re).afl</text:p>
      <text:p text:style-name="P1"><text:tab/>tip <text:s/>hi Re: <text:s/>B21_ASG29 (lo hi Re).afl</text:p>
      <text:p text:style-name="P1"><text:tab/>Element # 0: S= 3.5864 sqr mtrs, MAC= <text:s text:c="2"/>0.67 mtrs, incidence= <text:s text:c="2"/>4.0 deg</text:p>
      <text:p text:style-name="P1"><text:tab/>Wing area for this wing= 3.5864</text:p>
      <text:p text:style-name="P1"><text:tab/>NOTE! I AM ADDING LEFT WING 2 TO THE TIP OF LEFT WING 1 (through any intermediate wings) TO FORM ONE CONTINUOUS WING! (S=4.9236)</text:p>
      <text:p text:style-name="P1"><text:tab/>NOTE! I AM ADDING LEFT WING 3 TO THE TIP OF LEFT WING 1 (through any intermediate wings) TO FORM ONE CONTINUOUS WING! (S=5.0112)</text:p>
      <text:p text:style-name="P1"><text:tab/>After any wing-joining, our area <text:s text:c="14"/>is <text:s text:c="3"/>5.01 m.</text:p>
      <text:p text:style-name="P1"><text:tab/>After any wing-joining, our semi-length <text:s text:c="7"/>is <text:s text:c="3"/>8.84 m.</text:p>
      <text:p text:style-name="P1"><text:tab/>After any wing-joining, our root chord <text:s text:c="8"/>is <text:s text:c="3"/>0.77 m.</text:p>
      <text:p text:style-name="P1"><text:tab/>After any wing-joining, our tip chord <text:s text:c="9"/>is <text:s text:c="3"/>0.12 m.</text:p>
      <text:p text:style-name="P1"><text:tab/>After any wing-joining, our leading-edge sweep is <text:s text:c="3"/>4.3 deg.</text:p>
      <text:p text:style-name="P1"><text:tab/>After any wing-joining, our mean aero <text:s text:c="3"/>sweep is <text:s text:c="3"/>3.2 deg.</text:p>
      <text:p text:style-name="P1"><text:tab/>After any wing-joining, our aspect ratio <text:s text:c="6"/>is 31.0563.</text:p>
      <text:p text:style-name="P1"><text:tab/>After any wing-joining, spanwise centroid <text:s text:c="5"/>is <text:s/>0.4468 semi-spans. (this is area centroid fraction of the way out to the tip)</text:p>
      <text:p text:style-name="P1"><text:tab/>After any wing-joining, our taper ratio <text:s text:c="7"/>is <text:s/>0.6871.</text:p>
      <text:p text:style-name="P1"><text:tab/>After any wing-joining, our delta-wing ratio <text:s text:c="2"/>is <text:s/>0.0000.</text:p>
      <text:p text:style-name="P1"><text:tab/>Oswalds efficiency is therefore <text:s/>0.9363</text:p>
      <text:p text:style-name="P1"/>
      <text:p text:style-name="P1">Finite-Wing &amp; Element Build-Up for RIGT WING 1:</text:p>
      <text:p text:style-name="P1"><text:tab/>root lo Re: <text:s/>B21_ASG29 (lo hi Re).afl</text:p>
      <text:p text:style-name="P1"><text:tab/>root hi Re: <text:s/>B21_ASG29 (lo hi Re).afl</text:p>
      <text:p text:style-name="P1"><text:tab/>tip <text:s/>lo Re: <text:s/>B21_ASG29 (lo hi Re).afl</text:p>
      <text:p text:style-name="P1"><text:tab/>tip <text:s/>hi Re: <text:s/>B21_ASG29 (lo hi Re).afl</text:p>
      <text:p text:style-name="P1"><text:tab/>Element # 0: S= 3.5864 sqr mtrs, MAC= <text:s text:c="2"/>0.67 mtrs, incidence= <text:s text:c="2"/>4.0 deg</text:p>
      <text:p text:style-name="P1"><text:tab/>Wing area for this wing= 3.5864</text:p>
      <text:p text:style-name="P1"><text:tab/>NOTE! I AM ADDING RIGT WING 2 TO THE TIP OF RIGT WING 1 (through any intermediate wings) TO FORM ONE CONTINUOUS WING! (S=4.9236)</text:p>
      <text:p text:style-name="P1"><text:tab/>NOTE! I AM ADDING RIGT WING 3 TO THE TIP OF RIGT WING 1 (through any intermediate wings) TO FORM ONE CONTINUOUS WING! (S=5.0112)</text:p>
      <text:p text:style-name="P1"><text:tab/>After any wing-joining, our area <text:s text:c="14"/>is <text:s text:c="3"/>5.01 m.</text:p>
      <text:p text:style-name="P1"><text:tab/>After any wing-joining, our semi-length <text:s text:c="7"/>is <text:s text:c="3"/>8.84 m.</text:p>
      <text:p text:style-name="P1"><text:tab/>After any wing-joining, our root chord <text:s text:c="8"/>is <text:s text:c="3"/>0.77 m.</text:p>
      <text:p text:style-name="P1"><text:tab/>After any wing-joining, our tip chord <text:s text:c="9"/>is <text:s text:c="3"/>0.12 m.</text:p>
      <text:p text:style-name="P1"><text:tab/>After any wing-joining, our leading-edge sweep is <text:s text:c="3"/>4.3 deg.</text:p>
      <text:p text:style-name="P1"><text:tab/>After any wing-joining, our mean aero <text:s text:c="3"/>sweep is <text:s text:c="3"/>3.2 deg.</text:p>
      <text:p text:style-name="P1"><text:tab/>After any wing-joining, our aspect ratio <text:s text:c="6"/>is 31.0563.</text:p>
      <text:p text:style-name="P1"><text:tab/>After any wing-joining, spanwise centroid <text:s text:c="5"/>is <text:s/>0.4468 semi-spans. (this is area centroid fraction of the way out to the tip)</text:p>
      <text:p text:style-name="P1"><text:tab/>After any wing-joining, our taper ratio <text:s text:c="7"/>is <text:s/>0.6871.</text:p>
      <text:p text:style-name="P1"><text:tab/>After any wing-joining, our delta-wing ratio <text:s text:c="2"/>is <text:s/>0.0000.</text:p>
      <text:p text:style-name="P1"><text:tab/>Oswalds efficiency is therefore <text:s/>0.9363</text:p>
      <text:p text:style-name="P1"/>
      <text:p text:style-name="P1">Finite-Wing &amp; Element Build-Up for LEFT WING 2:</text:p>
      <text:p text:style-name="P1"><text:tab/>root lo Re: <text:s/>B21_ASG29 (lo hi Re).afl</text:p>
      <text:p text:style-name="P1"><text:tab/>root hi Re: <text:s/>B21_ASG29 (lo hi Re).afl</text:p>
      <text:p text:style-name="P1"><text:tab/>tip <text:s/>lo Re: <text:s/>B21_ASG29 (lo hi Re).afl</text:p>
      <text:p text:style-name="P1"><text:tab/>tip <text:s/>hi Re: <text:s/>B21_ASG29 (lo hi Re).afl</text:p>
      <text:p text:style-name="P1"><text:tab/>Element # 0: S= 1.3372 sqr mtrs, MAC= <text:s text:c="2"/>0.43 mtrs, incidence= <text:s text:c="2"/>4.0 deg</text:p>
      <text:p text:style-name="P1"><text:tab/>Wing area for this wing= 1.3372</text:p>
      <text:p text:style-name="P1"><text:tab/>NOTE! I AM ADDING LEFT WING 1 TO THE ROOT OF LEFT WING 2 (through any intermediate wings) TO FORM ONE CONTINUOUS WING! (S=4.9236)</text:p>
      <text:p text:style-name="P1"><text:tab/>NOTE! I AM ADDING LEFT WING 3 TO THE TIP OF LEFT WING 2 (through any intermediate wings) TO FORM ONE CONTINUOUS WING! (S=5.0112)</text:p>
      <text:p text:style-name="P1"><text:tab/>After any wing-joining, our area <text:s text:c="14"/>is <text:s text:c="3"/>5.01 m.</text:p>
      <text:p text:style-name="P1"><text:tab/>After any wing-joining, our semi-length <text:s text:c="7"/>is <text:s text:c="3"/>8.84 m.</text:p>
      <text:p text:style-name="P1"><text:tab/>After any wing-joining, our root chord <text:s text:c="8"/>is <text:s text:c="3"/>0.77 m.</text:p>
      <text:p text:style-name="P1"><text:tab/>After any wing-joining, our tip chord <text:s text:c="9"/>is <text:s text:c="3"/>0.12 m.</text:p>
      <text:p text:style-name="P1"><text:tab/>After any wing-joining, our leading-edge sweep is <text:s text:c="3"/>4.3 deg.</text:p>
      <text:p text:style-name="P1"><text:tab/>After any wing-joining, our mean aero <text:s text:c="3"/>sweep is <text:s text:c="3"/>3.2 deg.</text:p>
      <text:p text:style-name="P1"><text:tab/>After any wing-joining, our aspect ratio <text:s text:c="6"/>is 31.0563.</text:p>
      <text:p text:style-name="P1"><text:tab/>After any wing-joining, spanwise centroid <text:s text:c="5"/>is <text:s/>0.4468 semi-spans. (this is area centroid fraction of the way out to the tip)</text:p>
      <text:p text:style-name="P1"><text:tab/>After any wing-joining, our taper ratio <text:s text:c="7"/>is <text:s/>0.6871.</text:p>
      <text:p text:style-name="P1"><text:tab/>After any wing-joining, our delta-wing ratio <text:s text:c="2"/>is <text:s/>0.0000.</text:p>
      <text:p text:style-name="P1"><text:tab/>Oswalds efficiency is therefore <text:s/>0.9363</text:p>
      <text:p text:style-name="P1"/>
      <text:p text:style-name="P1">Finite-Wing &amp; Element Build-Up for RIGT WING 2:</text:p>
      <text:p text:style-name="P1"><text:tab/>root lo Re: <text:s/>B21_ASG29 (lo hi Re).afl</text:p>
      <text:p text:style-name="P1"><text:tab/>root hi Re: <text:s/>B21_ASG29 (lo hi Re).afl</text:p>
      <text:p text:style-name="P1"><text:tab/>tip <text:s/>lo Re: <text:s/>B21_ASG29 (lo hi Re).afl</text:p>
      <text:p text:style-name="P1"><text:tab/>tip <text:s/>hi Re: <text:s/>B21_ASG29 (lo hi Re).afl</text:p>
      <text:p text:style-name="P1"><text:tab/>Element # 0: S= 1.3372 sqr mtrs, MAC= <text:s text:c="2"/>0.43 mtrs, incidence= <text:s text:c="2"/>4.0 deg</text:p>
      <text:p text:style-name="P1"><text:soft-page-break/><text:tab/>Wing area for this wing= 1.3372</text:p>
      <text:p text:style-name="P1"><text:tab/>NOTE! I AM ADDING RIGT WING 1 TO THE ROOT OF RIGT WING 2 (through any intermediate wings) TO FORM ONE CONTINUOUS WING! (S=4.9236)</text:p>
      <text:p text:style-name="P1"><text:tab/>NOTE! I AM ADDING RIGT WING 3 TO THE TIP OF RIGT WING 2 (through any intermediate wings) TO FORM ONE CONTINUOUS WING! (S=5.0112)</text:p>
      <text:p text:style-name="P1"><text:tab/>After any wing-joining, our area <text:s text:c="14"/>is <text:s text:c="3"/>5.01 m.</text:p>
      <text:p text:style-name="P1"><text:tab/>After any wing-joining, our semi-length <text:s text:c="7"/>is <text:s text:c="3"/>8.84 m.</text:p>
      <text:p text:style-name="P1"><text:tab/>After any wing-joining, our root chord <text:s text:c="8"/>is <text:s text:c="3"/>0.77 m.</text:p>
      <text:p text:style-name="P1"><text:tab/>After any wing-joining, our tip chord <text:s text:c="9"/>is <text:s text:c="3"/>0.12 m.</text:p>
      <text:p text:style-name="P1"><text:tab/>After any wing-joining, our leading-edge sweep is <text:s text:c="3"/>4.3 deg.</text:p>
      <text:p text:style-name="P1"><text:tab/>After any wing-joining, our mean aero <text:s text:c="3"/>sweep is <text:s text:c="3"/>3.2 deg.</text:p>
      <text:p text:style-name="P1"><text:tab/>After any wing-joining, our aspect ratio <text:s text:c="6"/>is 31.0563.</text:p>
      <text:p text:style-name="P1"><text:tab/>After any wing-joining, spanwise centroid <text:s text:c="5"/>is <text:s/>0.4468 semi-spans. (this is area centroid fraction of the way out to the tip)</text:p>
      <text:p text:style-name="P1"><text:tab/>After any wing-joining, our taper ratio <text:s text:c="7"/>is <text:s/>0.6871.</text:p>
      <text:p text:style-name="P1"><text:tab/>After any wing-joining, our delta-wing ratio <text:s text:c="2"/>is <text:s/>0.0000.</text:p>
      <text:p text:style-name="P1"><text:tab/>Oswalds efficiency is therefore <text:s/>0.9363</text:p>
      <text:p text:style-name="P1"/>
      <text:p text:style-name="P1">Finite-Wing &amp; Element Build-Up for LEFT WING 3:</text:p>
      <text:p text:style-name="P1"><text:tab/>root lo Re: <text:s/>B21_symmetrical.afl</text:p>
      <text:p text:style-name="P1"><text:tab/>root hi Re: <text:s/>B21_symmetrical.afl</text:p>
      <text:p text:style-name="P1"><text:tab/>tip <text:s/>lo Re: <text:s/>B21_symmetrical.afl</text:p>
      <text:p text:style-name="P1"><text:tab/>tip <text:s/>hi Re: <text:s/>B21_symmetrical.afl</text:p>
      <text:p text:style-name="P1"><text:tab/>Element # 0: S= 0.0502 sqr mtrs, MAC= <text:s text:c="2"/>0.20 mtrs, incidence= <text:s text:c="2"/>0.0 deg</text:p>
      <text:p text:style-name="P1"><text:tab/>Element # 1: S= 0.0374 sqr mtrs, MAC= <text:s text:c="2"/>0.15 mtrs, incidence= <text:s text:c="2"/>0.0 deg</text:p>
      <text:p text:style-name="P1"><text:tab/>Wing area for this wing= 0.0876</text:p>
      <text:p text:style-name="P1"><text:tab/>NOTE! I AM ADDING LEFT WING 2 TO THE ROOT OF LEFT WING 3 (through any intermediate wings) TO FORM ONE CONTINUOUS WING! (S=1.4248)</text:p>
      <text:p text:style-name="P1"><text:tab/>NOTE! I AM ADDING LEFT WING 1 TO THE ROOT OF LEFT WING 3 (through any intermediate wings) TO FORM ONE CONTINUOUS WING! (S=5.0112)</text:p>
      <text:p text:style-name="P1"><text:tab/>After any wing-joining, our area <text:s text:c="14"/>is <text:s text:c="3"/>5.01 m.</text:p>
      <text:p text:style-name="P1"><text:tab/>After any wing-joining, our semi-length <text:s text:c="7"/>is <text:s text:c="3"/>8.84 m.</text:p>
      <text:p text:style-name="P1"><text:tab/>After any wing-joining, our root chord <text:s text:c="8"/>is <text:s text:c="3"/>0.77 m.</text:p>
      <text:p text:style-name="P1"><text:tab/>After any wing-joining, our tip chord <text:s text:c="9"/>is <text:s text:c="3"/>0.12 m.</text:p>
      <text:p text:style-name="P1"><text:tab/>After any wing-joining, our leading-edge sweep is <text:s text:c="3"/>4.3 deg.</text:p>
      <text:p text:style-name="P1"><text:tab/>After any wing-joining, our mean aero <text:s text:c="3"/>sweep is <text:s text:c="3"/>3.2 deg.</text:p>
      <text:p text:style-name="P1"><text:tab/>After any wing-joining, our aspect ratio <text:s text:c="6"/>is 31.0563.</text:p>
      <text:p text:style-name="P1"><text:tab/>After any wing-joining, spanwise centroid <text:s text:c="5"/>is <text:s/>0.4468 semi-spans. (this is area centroid fraction of the way out to the tip)</text:p>
      <text:p text:style-name="P1"><text:tab/>After any wing-joining, our taper ratio <text:s text:c="7"/>is <text:s/>0.6871.</text:p>
      <text:p text:style-name="P1"><text:tab/>After any wing-joining, our delta-wing ratio <text:s text:c="2"/>is <text:s/>0.0000.</text:p>
      <text:p text:style-name="P1"><text:tab/>Oswalds efficiency is therefore <text:s/>0.9363</text:p>
      <text:p text:style-name="P1"/>
      <text:p text:style-name="P1">Finite-Wing &amp; Element Build-Up for RIGT WING 3:</text:p>
      <text:p text:style-name="P1"><text:tab/>root lo Re: <text:s/>B21_symmetrical.afl</text:p>
      <text:p text:style-name="P1"><text:tab/>root hi Re: <text:s/>B21_symmetrical.afl</text:p>
      <text:p text:style-name="P1"><text:tab/>tip <text:s/>lo Re: <text:s/>B21_symmetrical.afl</text:p>
      <text:p text:style-name="P1"><text:tab/>tip <text:s/>hi Re: <text:s/>B21_symmetrical.afl</text:p>
      <text:p text:style-name="P1"><text:tab/>Element # 0: S= 0.0502 sqr mtrs, MAC= <text:s text:c="2"/>0.20 mtrs, incidence= <text:s text:c="2"/>0.0 deg</text:p>
      <text:p text:style-name="P1"><text:tab/>Element # 1: S= 0.0374 sqr mtrs, MAC= <text:s text:c="2"/>0.15 mtrs, incidence= <text:s text:c="2"/>0.0 deg</text:p>
      <text:p text:style-name="P1"><text:tab/>Wing area for this wing= 0.0876</text:p>
      <text:p text:style-name="P1"><text:tab/>NOTE! I AM ADDING RIGT WING 2 TO THE ROOT OF RIGT WING 3 (through any intermediate wings) TO FORM ONE CONTINUOUS WING! (S=1.4248)</text:p>
      <text:p text:style-name="P1"><text:tab/>NOTE! I AM ADDING RIGT WING 1 TO THE ROOT OF RIGT WING 3 (through any intermediate wings) TO FORM ONE CONTINUOUS WING! (S=5.0112)</text:p>
      <text:p text:style-name="P1"><text:tab/>After any wing-joining, our area <text:s text:c="14"/>is <text:s text:c="3"/>5.01 m.</text:p>
      <text:p text:style-name="P1"><text:tab/>After any wing-joining, our semi-length <text:s text:c="7"/>is <text:s text:c="3"/>8.84 m.</text:p>
      <text:p text:style-name="P1"><text:tab/>After any wing-joining, our root chord <text:s text:c="8"/>is <text:s text:c="3"/>0.77 m.</text:p>
      <text:p text:style-name="P1"><text:tab/>After any wing-joining, our tip chord <text:s text:c="9"/>is <text:s text:c="3"/>0.12 m.</text:p>
      <text:p text:style-name="P1"><text:tab/>After any wing-joining, our leading-edge sweep is <text:s text:c="3"/>4.3 deg.</text:p>
      <text:p text:style-name="P1"><text:tab/>After any wing-joining, our mean aero <text:s text:c="3"/>sweep is <text:s text:c="3"/>3.2 deg.</text:p>
      <text:p text:style-name="P1"><text:tab/>After any wing-joining, our aspect ratio <text:s text:c="6"/>is 31.0563.</text:p>
      <text:p text:style-name="P1"><text:tab/>After any wing-joining, spanwise centroid <text:s text:c="5"/>is <text:s/>0.4468 semi-spans. (this is area centroid fraction of the way out to the tip)</text:p>
      <text:p text:style-name="P1"><text:tab/>After any wing-joining, our taper ratio <text:s text:c="7"/>is <text:s/>0.6871.</text:p>
      <text:p text:style-name="P1"><text:tab/>After any wing-joining, our delta-wing ratio <text:s text:c="2"/>is <text:s/>0.0000.</text:p>
      <text:p text:style-name="P1"><text:tab/>Oswalds efficiency is therefore <text:s/>0.9363</text:p>
      <text:p text:style-name="P1"/>
      <text:p text:style-name="P1">Finite-Wing &amp; Element Build-Up for LEFT H STAB:</text:p>
      <text:p text:style-name="P1"><text:tab/>root lo Re: <text:s/>NACA 0012 (symmetrical).afl</text:p>
      <text:p text:style-name="P1"><text:tab/>root hi Re: <text:s/>NACA 0012 (symmetrical).afl</text:p>
      <text:p text:style-name="P1"><text:tab/>tip <text:s/>lo Re: <text:s/>NACA 0009 (symmetrical).afl</text:p>
      <text:p text:style-name="P1"><text:tab/>tip <text:s/>hi Re: <text:s/>NACA 0009 (symmetrical).afl</text:p>
      <text:p text:style-name="P1"><text:tab/>Element # 0: S= 0.3906 sqr mtrs, MAC= <text:s text:c="2"/>0.35 mtrs, incidence= <text:s/>-3.0 deg</text:p>
      <text:p text:style-name="P1"><text:tab/>Wing area for this wing= 0.3906</text:p>
      <text:p text:style-name="P1"><text:tab/>NOTE! I AM ADDING VERT STAB 1 TO THE ROOT OF LEFT H STAB (through any intermediate wings) TO FORM ONE CONTINUOUS WING! (S=1.3518)</text:p>
      <text:p text:style-name="P1"><text:tab/>After any wing-joining, our area <text:s text:c="14"/>is <text:s text:c="3"/>1.35 m.</text:p>
      <text:p text:style-name="P1"><text:tab/>After any wing-joining, our semi-length <text:s text:c="7"/>is <text:s text:c="3"/>1.68 m.</text:p>
      <text:p text:style-name="P1"><text:tab/>After any wing-joining, our root chord <text:s text:c="8"/>is <text:s text:c="3"/>0.93 m.</text:p>
      <text:p text:style-name="P1"><text:tab/>After any wing-joining, our tip chord <text:s text:c="9"/>is <text:s text:c="3"/>0.22 m.</text:p>
      <text:p text:style-name="P1"><text:tab/>After any wing-joining, our leading-edge sweep is <text:s text:c="2"/>13.6 deg.</text:p>
      <text:p text:style-name="P1"><text:tab/>After any wing-joining, our mean aero <text:s text:c="3"/>sweep is <text:s text:c="3"/>7.7 deg.</text:p>
      <text:p text:style-name="P1"><text:tab/>After any wing-joining, our aspect ratio <text:s text:c="6"/>is <text:s/>4.1097.</text:p>
      <text:p text:style-name="P1"><text:tab/>After any wing-joining, spanwise centroid <text:s text:c="5"/>is <text:s/>0.4885 semi-spans. (this is area centroid fraction of the way out to the tip)</text:p>
      <text:p text:style-name="P1"><text:tab/>After any wing-joining, our taper ratio <text:s text:c="7"/>is <text:s/>0.9325.</text:p>
      <text:p text:style-name="P1"><text:tab/>After any wing-joining, our delta-wing ratio <text:s text:c="2"/>is <text:s/>0.0088.</text:p>
      <text:p text:style-name="P1"><text:tab/>Oswalds efficiency is therefore <text:s/>0.9878</text:p>
      <text:p text:style-name="P1"/>
      <text:p text:style-name="P1">Finite-Wing &amp; Element Build-Up for RIGT H STAB:</text:p>
      <text:p text:style-name="P1"><text:tab/>root lo Re: <text:s/>NACA 0012 (symmetrical).afl</text:p>
      <text:p text:style-name="P1"><text:tab/>root hi Re: <text:s/>NACA 0012 (symmetrical).afl</text:p>
      <text:p text:style-name="P1"><text:tab/>tip <text:s/>lo Re: <text:s/>NACA 0009 (symmetrical).afl</text:p>
      <text:p text:style-name="P1"><text:soft-page-break/><text:tab/>tip <text:s/>hi Re: <text:s/>NACA 0009 (symmetrical).afl</text:p>
      <text:p text:style-name="P1"><text:tab/>Element # 0: S= 0.3906 sqr mtrs, MAC= <text:s text:c="2"/>0.35 mtrs, incidence= <text:s/>-3.0 deg</text:p>
      <text:p text:style-name="P1"><text:tab/>Wing area for this wing= 0.3906</text:p>
      <text:p text:style-name="P1"><text:tab/>NOTE! I AM ADDING VERT STAB 1 TO THE ROOT OF RIGT H STAB (through any intermediate wings) TO FORM ONE CONTINUOUS WING! (S=1.3518)</text:p>
      <text:p text:style-name="P1"><text:tab/>After any wing-joining, our area <text:s text:c="14"/>is <text:s text:c="3"/>1.35 m.</text:p>
      <text:p text:style-name="P1"><text:tab/>After any wing-joining, our semi-length <text:s text:c="7"/>is <text:s text:c="3"/>1.68 m.</text:p>
      <text:p text:style-name="P1"><text:tab/>After any wing-joining, our root chord <text:s text:c="8"/>is <text:s text:c="3"/>0.93 m.</text:p>
      <text:p text:style-name="P1"><text:tab/>After any wing-joining, our tip chord <text:s text:c="9"/>is <text:s text:c="3"/>0.22 m.</text:p>
      <text:p text:style-name="P1"><text:tab/>After any wing-joining, our leading-edge sweep is <text:s text:c="2"/>13.6 deg.</text:p>
      <text:p text:style-name="P1"><text:tab/>After any wing-joining, our mean aero <text:s text:c="3"/>sweep is <text:s text:c="3"/>7.7 deg.</text:p>
      <text:p text:style-name="P1"><text:tab/>After any wing-joining, our aspect ratio <text:s text:c="6"/>is <text:s/>4.1097.</text:p>
      <text:p text:style-name="P1"><text:tab/>After any wing-joining, spanwise centroid <text:s text:c="5"/>is <text:s/>0.4885 semi-spans. (this is area centroid fraction of the way out to the tip)</text:p>
      <text:p text:style-name="P1"><text:tab/>After any wing-joining, our taper ratio <text:s text:c="7"/>is <text:s/>0.9325.</text:p>
      <text:p text:style-name="P1"><text:tab/>After any wing-joining, our delta-wing ratio <text:s text:c="2"/>is <text:s/>0.0088.</text:p>
      <text:p text:style-name="P1"><text:tab/>Oswalds efficiency is therefore <text:s/>0.9878</text:p>
      <text:p text:style-name="P1"/>
      <text:p text:style-name="P1">Finite-Wing &amp; Element Build-Up for VERT STAB 1:</text:p>
      <text:p text:style-name="P1"><text:tab/>root lo Re: <text:s/>NACA 64(2)-015_3m.afl</text:p>
      <text:p text:style-name="P1"><text:tab/>root hi Re: <text:s/>NACA 64(2)-015_9m.afl</text:p>
      <text:p text:style-name="P1"><text:tab/>tip <text:s/>lo Re: <text:s/>NACA 64(2)-015_3m.afl</text:p>
      <text:p text:style-name="P1"><text:tab/>tip <text:s/>hi Re: <text:s/>NACA 64(2)-015_9m.afl</text:p>
      <text:p text:style-name="P1"><text:tab/>Element # 0: S= 0.9612 sqr mtrs, MAC= <text:s text:c="2"/>0.81 mtrs, incidence= <text:s text:c="2"/>0.0 deg</text:p>
      <text:p text:style-name="P1"><text:tab/>Wing area for this wing= 0.9612</text:p>
      <text:p text:style-name="P1"><text:tab/>NOTE! I AM ADDING LEFT H STAB TO THE TIP OF VERT STAB 1 (through any intermediate wings) TO FORM ONE CONTINUOUS WING! (S=1.3518)</text:p>
      <text:p text:style-name="P1"><text:tab/>After any wing-joining, our area <text:s text:c="14"/>is <text:s text:c="3"/>1.35 m.</text:p>
      <text:p text:style-name="P1"><text:tab/>After any wing-joining, our semi-length <text:s text:c="7"/>is <text:s text:c="3"/>1.68 m.</text:p>
      <text:p text:style-name="P1"><text:tab/>After any wing-joining, our root chord <text:s text:c="8"/>is <text:s text:c="3"/>0.93 m.</text:p>
      <text:p text:style-name="P1"><text:tab/>After any wing-joining, our tip chord <text:s text:c="9"/>is <text:s text:c="3"/>0.22 m.</text:p>
      <text:p text:style-name="P1"><text:tab/>After any wing-joining, our leading-edge sweep is <text:s text:c="2"/>13.6 deg.</text:p>
      <text:p text:style-name="P1"><text:tab/>After any wing-joining, our mean aero <text:s text:c="3"/>sweep is <text:s text:c="3"/>7.7 deg.</text:p>
      <text:p text:style-name="P1"><text:tab/>After any wing-joining, our aspect ratio <text:s text:c="6"/>is <text:s/>4.1097.</text:p>
      <text:p text:style-name="P1"><text:tab/>After any wing-joining, spanwise centroid <text:s text:c="5"/>is <text:s/>0.4885 semi-spans. (this is area centroid fraction of the way out to the tip)</text:p>
      <text:p text:style-name="P1"><text:tab/>After any wing-joining, our taper ratio <text:s text:c="7"/>is <text:s/>0.9325.</text:p>
      <text:p text:style-name="P1"><text:tab/>After any wing-joining, our delta-wing ratio <text:s text:c="2"/>is <text:s/>0.0088.</text:p>
      <text:p text:style-name="P1"><text:tab/>Oswalds efficiency is therefore <text:s/>0.9878</text:p>
      <text:p text:style-name="P1"/>
      <text:p text:style-name="P1">Critical altitude= <text:s text:c="3"/>0 ft, rho at crit alt= 1.2250 kg/mmm, rho at SL= 1.2250 kg/mmm, engine power boosted to <text:s/>1.0000 of original</text:p>
      <text:p text:style-name="P1"/>
      <text:p text:style-name="P1"/>
      <text:p text:style-name="P1"/>
      <text:p text:style-name="P1">After LEFT WING 1, the RUNNING TOTAL wetted area is <text:s/>3.5864 square meters for all wings listed so far</text:p>
      <text:p text:style-name="P1">After RIGT WING 1, the RUNNING TOTAL wetted area is <text:s/>7.1729 square meters for all wings listed so far</text:p>
      <text:p text:style-name="P1">After LEFT WING 2, the RUNNING TOTAL wetted area is <text:s/>8.5101 square meters for all wings listed so far</text:p>
      <text:p text:style-name="P1">After RIGT WING 2, the RUNNING TOTAL wetted area is <text:s/>9.8473 square meters for all wings listed so far</text:p>
      <text:p text:style-name="P1">After LEFT WING 3, the RUNNING TOTAL wetted area is <text:s/>9.9349 square meters for all wings listed so far</text:p>
      <text:p text:style-name="P1">After RIGT WING 3, the RUNNING TOTAL wetted area is 10.0225 square meters for all wings listed so far</text:p>
      <text:p text:style-name="P1">After LEFT H STAB, the RUNNING TOTAL wetted area is 10.4131 square meters for all wings listed so far</text:p>
      <text:p text:style-name="P1">After RIGT H STAB, the RUNNING TOTAL wetted area is 10.8037 square meters for all wings listed so far</text:p>
      <text:p text:style-name="P1">After VERT STAB 1, the RUNNING TOTAL wetted area is 11.7649 square meters for all wings listed so far</text:p>
      <text:p text:style-name="P1"/>
      <text:p text:style-name="P1">Now for MI from FUSELAGE:</text:p>
      <text:p text:style-name="P1"><text:tab/>The frontal <text:s text:c="6"/>area <text:s text:c="31"/>is <text:s/>0.4293 square meters</text:p>
      <text:p text:style-name="P1"><text:tab/>The side <text:s text:c="9"/>area <text:s text:c="31"/>is <text:s/>2.4606 square meters</text:p>
      <text:p text:style-name="P1"><text:tab/>The top <text:s text:c="10"/>area <text:s text:c="31"/>is <text:s/>2.0559 square meters</text:p>
      <text:p text:style-name="P1"><text:tab/>The lateral <text:s text:c="6"/>centroid <text:s text:c="27"/>is <text:s text:c="3"/>0.00 meters</text:p>
      <text:p text:style-name="P1"><text:tab/>The vertical <text:s text:c="5"/>centroid <text:s text:c="27"/>is <text:s text:c="2"/>-0.06 meters</text:p>
      <text:p text:style-name="P1"><text:tab/>The longitudinal <text:s/>centroid for lift at <text:s text:c="7"/>0 alpha is <text:s text:c="3"/>0.03 meters</text:p>
      <text:p text:style-name="P1"><text:tab/>The longitudinal <text:s/>centroid for lift at <text:s text:c="6"/>90 alpha is <text:s text:c="3"/>0.03 meters</text:p>
      <text:p text:style-name="P1"><text:tab/>The longitudinal <text:s/>centroid for side force at <text:s/>0 beta <text:s/>is <text:s text:c="3"/>0.03 meters</text:p>
      <text:p text:style-name="P1"><text:tab/>The longitudinal <text:s/>centroid for side force at 90 beta <text:s/>is <text:s text:c="3"/>0.03 meters</text:p>
      <text:p text:style-name="P1"><text:tab/>The RUNNING TOTAL wetted area <text:s text:c="24"/>is 18.9289 square meters, for the entire craft, including all wings, top and bottom surfaces, and all bodies listed so far</text:p>
      <text:p text:style-name="P1"><text:tab/>The RUNNING TOTAL radius of gyration in roll <text:s text:c="9"/>is <text:s text:c="3"/>2.83 meters</text:p>
      <text:p text:style-name="P1"><text:tab/>The RUNNING TOTAL radius of gyration in pitch <text:s text:c="8"/>is <text:s text:c="3"/>1.30 meters</text:p>
      <text:p text:style-name="P1"><text:tab/>The RUNNING TOTAL radius of gyration in yaw <text:s text:c="10"/>is <text:s text:c="3"/>3.03 meters</text:p>
      <text:p text:style-name="P1"/>
      <text:p text:style-name="P1">As specified in the manual radius of gyration in the Weight and Balance screen in Plane Maker:</text:p>
      <text:p text:style-name="P1"><text:tab/>The radius of gyration in roll is <text:s text:c="4"/>2.56 m</text:p>
      <text:p text:style-name="P1"><text:tab/>The radius of gyration in pitch is <text:s text:c="3"/>0.91 m</text:p>
      <text:p text:style-name="P1"><text:tab/>The radius of gyration in yaw is <text:s text:c="5"/>0.76 m</text:p>
      <text:p text:style-name="P1"/>
      <text:p text:style-name="P1">The centroid of all wings is at <text:s text:c="6"/>0.26 m (positive aft from CG)</text:p>
      <text:p text:style-name="P1">The average chord of all wings is <text:s text:c="4"/>0.71 m</text:p>
      <text:p text:style-name="P1">The static margin is <text:s text:c="17"/>0.36 (positive stable, in mean aero chords of wings)</text:p>
      <text:p text:style-name="P1"/>
      <text:p text:style-name="P1">Critical altitude= <text:s text:c="3"/>0 ft, rho at crit alt= 1.2250 kg/mmm, rho at SL= 1.2250 kg/mmm, engine power boosted to <text:s/>1.0000 of original</text:p>
      <text:p text:style-name="P1"/>
      <text:p text:style-name="P1">Engine # 0, is mass <text:s/>186.54 kg at x= <text:s text:c="2"/>0.00, <text:s/>y= <text:s text:c="2"/>0.17, <text:s/>z= <text:s/>-2.44</text:p>
      <text:p text:style-name="P1"/>
      <text:p text:style-name="P1">Prop # 0, is mass <text:s text:c="3"/>4.33 kg at x= <text:s text:c="2"/>0.00, <text:s/>y= <text:s text:c="2"/>0.17, <text:s/>z= <text:s/>-2.44</text:p>
      <text:p text:style-name="P1"/>
      <text:p text:style-name="P1">After LEFT WING 1, the RUNNING TOTAL wetted area is <text:s/>5.4701 square meters for all wings listed so far</text:p>
      <text:p text:style-name="P1">After RIGT WING 1, the RUNNING TOTAL wetted area is 10.9403 square meters for all wings listed so far</text:p>
      <text:p text:style-name="P1">After LEFT WING 2, the RUNNING TOTAL wetted area is 11.6985 square meters for all wings listed so far</text:p>
      <text:p text:style-name="P1">After RIGT WING 2, the RUNNING TOTAL wetted area is 12.4567 square meters for all wings listed so far</text:p>
      <text:p text:style-name="P1">After LEFT H STAB, the RUNNING TOTAL wetted area is 14.0175 square meters for all wings listed so far</text:p>
      <text:p text:style-name="P1">After RIGT H STAB, the RUNNING TOTAL wetted area is 15.5783 square meters for all wings listed so far</text:p>
      <text:p text:style-name="P1">After VERT STAB 1, the RUNNING TOTAL wetted area is 17.4268 square meters for all wings listed so far</text:p>
      <text:p text:style-name="P1"><text:soft-page-break/></text:p>
      <text:p text:style-name="P1">Critical altitude= <text:s text:c="3"/>0 ft, rho at crit alt= 1.2250 kg/mmm, rho at SL= 1.2250 kg/mmm, engine power boosted to <text:s/>1.0000 of original</text:p>
      <text:p text:style-name="P1"/>
      <text:p text:style-name="P1">Engine # 0, is mass <text:s/>142.88 kg at x= <text:s text:c="2"/>0.00, <text:s/>y= <text:s/>-0.06, <text:s/>z= <text:s/>-2.14</text:p>
      <text:p text:style-name="P1"/>
      <text:p text:style-name="P1">Prop # 0, is mass <text:s text:c="3"/>9.07 kg at x= <text:s text:c="2"/>0.00, <text:s/>y= <text:s/>-0.06, <text:s/>z= <text:s/>-2.14</text:p>
      <text:p text:style-name="P1"/>
      <text:p text:style-name="P1">After LEFT WING 1, the RUNNING TOTAL wetted area is <text:s/>3.3817 square meters for all wings listed so far</text:p>
      <text:p text:style-name="P1">After RIGT WING 1, the RUNNING TOTAL wetted area is <text:s/>6.7633 square meters for all wings listed so far</text:p>
      <text:p text:style-name="P1">After LEFT WING 2, the RUNNING TOTAL wetted area is 10.6430 square meters for all wings listed so far</text:p>
      <text:p text:style-name="P1">After RIGT WING 2, the RUNNING TOTAL wetted area is 14.5226 square meters for all wings listed so far</text:p>
      <text:p text:style-name="P1">After LEFT WING 3, the RUNNING TOTAL wetted area is 14.8684 square meters for all wings listed so far</text:p>
      <text:p text:style-name="P1">After RIGT WING 3, the RUNNING TOTAL wetted area is 15.2142 square meters for all wings listed so far</text:p>
      <text:p text:style-name="P1">After LEFT H STAB, the RUNNING TOTAL wetted area is 17.0046 square meters for all wings listed so far</text:p>
      <text:p text:style-name="P1">After RIGT H STAB, the RUNNING TOTAL wetted area is 18.7950 square meters for all wings listed so far</text:p>
      <text:p text:style-name="P1">After VERT STAB 1, the RUNNING TOTAL wetted area is 20.3737 square meters for all wings listed so far</text:p>
      <text:p text:style-name="P1"/>
      <text:p text:style-name="P1"/>
      <text:p text:style-name="P1"/>
      <text:p text:style-name="P3">====================================================================================================</text:p>
      <text:p text:style-name="P1">====================================================================================================</text:p>
      <text:p text:style-name="P1">===AT TIME= <text:s/>197.01 <text:s text:c="4"/><text:span text:style-name="T1">FLAPS 0 <text:s text:c="12"/></text:span>=====================================================================</text:p>
      <text:p text:style-name="P1">====================================================================================================</text:p>
      <text:p text:style-name="P1">====================================================================================================</text:p>
      <text:p text:style-name="P1">flight control ptch: 0.1538 ratio</text:p>
      <text:p text:style-name="P1">flight control hdng: 0.0009 ratio</text:p>
      <text:p text:style-name="P1">flight control roll:-0.0008 ratio</text:p>
      <text:p text:style-name="P1"/>
      <text:p text:style-name="P1">h <text:s text:c="6"/>: <text:s/>873 m</text:p>
      <text:p text:style-name="P1">rho <text:s text:c="4"/>: 1.1251 kg/cubic meter, density ratio: 0.9184</text:p>
      <text:p text:style-name="P1">vx <text:s text:c="5"/>: <text:s/>26.5</text:p>
      <text:p text:style-name="P1">vy <text:s text:c="5"/>: <text:s/>-1.2</text:p>
      <text:p text:style-name="P1">vz <text:s text:c="5"/>: <text:s/>-8.9</text:p>
      <text:p text:style-name="P1">mach-1 <text:s/>: 337.0 m/s</text:p>
      <text:p text:style-name="P1">airspeed: <text:s/>33.7 m/s</text:p>
      <text:p text:style-name="P1">mach <text:s text:c="3"/>: 0.1001</text:p>
      <text:p text:style-name="P1"/>
      <text:p text:style-name="P1">psi <text:s text:c="4"/>: <text:s/>76.2 deg</text:p>
      <text:p text:style-name="P1">the <text:s text:c="4"/>: <text:s text:c="2"/>1.5 deg</text:p>
      <text:p text:style-name="P1">phi <text:s text:c="4"/>: <text:s/>-1.3 deg</text:p>
      <text:p text:style-name="P1"/>
      <text:p text:style-name="P1">alpha <text:s text:c="2"/>: <text:s text:c="2"/>3.6 deg (pos nose up)</text:p>
      <text:p text:style-name="P1">beta <text:s text:c="3"/>: <text:s text:c="2"/>0.1 deg (pos nose right)</text:p>
      <text:p text:style-name="P1"/>
      <text:p text:style-name="P1">P <text:s text:c="6"/>: <text:s/>-0.1 deg/second</text:p>
      <text:p text:style-name="P1">Q <text:s text:c="6"/>: <text:s/>-0.4 deg/second</text:p>
      <text:p text:style-name="P1">R <text:s text:c="6"/>: <text:s/>-0.4 deg/second</text:p>
      <text:p text:style-name="P1"/>
      <text:p text:style-name="P1">tire height above ground <text:s text:c="14"/>: <text:s/>873 m</text:p>
      <text:p text:style-name="P1">resting height of aircraft above ground: <text:s text:c="3"/>0 m</text:p>
      <text:p text:style-name="P1"/>
      <text:p text:style-name="P1"/>
      <text:p text:style-name="P1">LEFT WING 1 height above ground: <text:s/>874.07 m</text:p>
      <text:p text:style-name="P1"><text:tab/>hgt_in_cords is 1137.9735</text:p>
      <text:p text:style-name="P1"><text:tab/>hgt_in_spans is 49.4655</text:p>
      <text:p text:style-name="P1"><text:tab/>setting ground effect cl <text:s text:c="2"/>multiplier to <text:s/>1.0001</text:p>
      <text:p text:style-name="P1"><text:tab/>setting ground effect cdi <text:s/>multiplier to <text:s/>1.0000</text:p>
      <text:p text:style-name="P1"><text:tab/>setting ground effect wash multiplier to <text:s/>1.0000</text:p>
      <text:p text:style-name="P1"/>
      <text:p text:style-name="P1">RIGT WING 1 height above ground: <text:s/>874.20 m</text:p>
      <text:p text:style-name="P1"><text:tab/>hgt_in_cords is 1138.1373</text:p>
      <text:p text:style-name="P1"><text:tab/>hgt_in_spans is 49.4726</text:p>
      <text:p text:style-name="P1"><text:tab/>setting ground effect cl <text:s text:c="2"/>multiplier to <text:s/>1.0001</text:p>
      <text:p text:style-name="P1"><text:tab/>setting ground effect cdi <text:s/>multiplier to <text:s/>1.0000</text:p>
      <text:p text:style-name="P1"><text:tab/>setting ground effect wash multiplier to <text:s/>1.0000</text:p>
      <text:p text:style-name="P1"/>
      <text:p text:style-name="P1">LEFT WING 2 height above ground: <text:s/>874.19 m</text:p>
      <text:p text:style-name="P1"><text:tab/>hgt_in_cords is 1533.7384</text:p>
      <text:p text:style-name="P1"><text:tab/>hgt_in_spans is 49.4723</text:p>
      <text:p text:style-name="P1"><text:tab/>setting ground effect cl <text:s text:c="2"/>multiplier to <text:s/>1.0001</text:p>
      <text:p text:style-name="P1"><text:tab/>setting ground effect cdi <text:s/>multiplier to <text:s/>1.0000</text:p>
      <text:p text:style-name="P1"><text:tab/>setting ground effect wash multiplier to <text:s/>1.0000</text:p>
      <text:p text:style-name="P1"/>
      <text:p text:style-name="P1">RIGT WING 2 height above ground: <text:s/>874.52 m</text:p>
      <text:p text:style-name="P1"><text:tab/>hgt_in_cords is 1534.3152</text:p>
      <text:p text:style-name="P1"><text:tab/>hgt_in_spans is 49.4909</text:p>
      <text:p text:style-name="P1"><text:tab/>setting ground effect cl <text:s text:c="2"/>multiplier to <text:s/>1.0001</text:p>
      <text:p text:style-name="P1"><text:tab/>setting ground effect cdi <text:s/>multiplier to <text:s/>1.0000</text:p>
      <text:p text:style-name="P1"><text:tab/>setting ground effect wash multiplier to <text:s/>1.0000</text:p>
      <text:p text:style-name="P1"/>
      <text:p text:style-name="P1">LEFT H STAB height above ground: <text:s/>874.40 m</text:p>
      <text:p text:style-name="P1"><text:tab/>hgt_in_cords is 1912.5018</text:p>
      <text:p text:style-name="P1"><text:tab/>hgt_in_spans is 259.9227</text:p>
      <text:p text:style-name="P1"><text:tab/>setting ground effect cl <text:s text:c="2"/>multiplier to <text:s/>1.0001</text:p>
      <text:p text:style-name="P1"><text:tab/>setting ground effect cdi <text:s/>multiplier to <text:s/>1.0000</text:p>
      <text:p text:style-name="P1"><text:tab/>setting ground effect wash multiplier to <text:s/>1.0000</text:p>
      <text:p text:style-name="P1"/>
      <text:p text:style-name="P1">RIGT H STAB height above ground: <text:s/>874.42 m</text:p>
      <text:p text:style-name="P1"><text:tab/>hgt_in_cords is 1912.5608</text:p>
      <text:p text:style-name="P1"><text:tab/>hgt_in_spans is 259.9308</text:p>
      <text:p text:style-name="P1"><text:tab/>setting ground effect cl <text:s text:c="2"/>multiplier to <text:s/>1.0001</text:p>
      <text:p text:style-name="P1"><text:tab/>setting ground effect cdi <text:s/>multiplier to <text:s/>1.0000</text:p>
      <text:p text:style-name="P1"><text:tab/>setting ground effect wash multiplier to <text:s/>1.0000</text:p>
      <text:p text:style-name="P1"/>
      <text:p text:style-name="P1">----------------------------------------------------------------------------------------------------</text:p>
      <text:p text:style-name="P1">---RUNNING PROPULSIVE FORCE AND TOTAL MOMENT TOTALS, AIRCRAFT AXIS SYSTEM---------------------------</text:p>
      <text:p text:style-name="P1">----------------------------------------------------------------------------------------------------</text:p>
      <text:p text:style-name="P1">Before all propulsion:</text:p>
      <text:p text:style-name="P1"><text:tab/>f_axil= <text:s text:c="4"/>0.0 N, pos aft, <text:s text:c="3"/>L= <text:s text:c="4"/>0.0 N-m, pos right</text:p>
      <text:p text:style-name="P1"><text:tab/>f_side= <text:s text:c="4"/>0.0 N, pos right, <text:s/>M= <text:s text:c="4"/>0.0 N-m, pos up</text:p>
      <text:p text:style-name="P1"><text:tab/>f_nrml= <text:s text:c="4"/>0.0 N, pos up, <text:s text:c="4"/>N= <text:s text:c="4"/>0.0 N-m, pos right</text:p>
      <text:p text:style-name="P1">----------------------------------------------------------------------------------------------------</text:p>
      <text:p text:style-name="P1"/>
      <text:p text:style-name="P1"/>
      <text:p text:style-name="P1"/>
      <text:p text:style-name="P3">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</text:p>
      <text:p text:style-name="P1">•••LEFT WING 1 ELEMENT # 0••••••••••••••••••••••••••••••••••••••••••••••••••••••••••••••••••••••••••</text:p>
      <text:p text:style-name="P1">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</text:p>
      <text:p text:style-name="P1"><text:tab/>element x= <text:s/>-2.68 m, pos right from CG</text:p>
      <text:p text:style-name="P1"><text:tab/>element y= <text:s text:c="2"/>0.69 m, pos up <text:s text:c="3"/>from CG</text:p>
      <text:p text:style-name="P1"><text:tab/>element z= <text:s text:c="2"/>0.00 m, pos aft <text:s text:c="2"/>from CG</text:p>
      <text:p text:style-name="P1"/>
      <text:p text:style-name="P1"><text:tab/>infinite flow speed is vx of <text:s text:c="3"/>0.1 vy of <text:s text:c="3"/>2.1 vz of <text:s text:c="2"/>33.6 m/s in aircraft body coordinates</text:p>
      <text:p text:style-name="P1"><text:tab/>So final speed is vx= <text:s text:c="2"/>0.1 vy= <text:s text:c="2"/>2.1 vz= <text:s/>33.6 m/s in the aircraft axis coordinate system</text:p>
      <text:p text:style-name="P1"/>
      <text:p text:style-name="P1"><text:tab/>alpha of the wing plane <text:s text:c="3"/>: <text:s text:c="3"/>3.6</text:p>
      <text:p text:style-name="P1"><text:tab/>incidence <text:s text:c="17"/>: <text:s text:c="3"/>4.0</text:p>
      <text:p text:style-name="P1"><text:tab/>incidence increase <text:s text:c="8"/>: <text:s text:c="3"/>0.0</text:p>
      <text:p text:style-name="P1"><text:tab/>geometric alpha <text:s text:c="11"/>: <text:s text:c="3"/>7.6</text:p>
      <text:p text:style-name="P1"><text:tab/>v for forces <text:s text:c="14"/>: <text:s text:c="2"/>33.7 (based on effective sweep of <text:s text:c="2"/>-1.0 deg)</text:p>
      <text:p text:style-name="P1"/>
      <text:p text:style-name="P1"/>
      <text:p text:style-name="P1"><text:tab/>AR=31.0563, e= 0.9363, ls_D_ls0= 0.9410, al_D_al0= 0.9601, cl_D_cl0= 0.9801</text:p>
      <text:p text:style-name="P1"/>
      <text:p text:style-name="P1">root lo Reynolds number: Aircraft/Extra Aircraft/ASG29_B21/airfoils/B21_ASG29 (lo hi Re).afl, coefficient lookup, I have 2 Reynolds numbers available, and am using table #1</text:p>
      <text:p text:style-name="P1"><text:tab/>That's the table for Re= 1.4000 million, with flight Re= 1.4454 million</text:p>
      <text:p text:style-name="P1"><text:tab/>alpha airflow= <text:s text:c="2"/>7.6, alpha zero-lift= <text:s/>-0.5, finite wing alpha multiplier= 0.9601, slat alpha divisor= 1.0000, alpha lookup= <text:s text:c="2"/>7.3</text:p>
      <text:p text:style-name="P1"><text:tab/>Cl lookup: <text:s/>0.9190</text:p>
      <text:p text:style-name="P1"><text:tab/>Cd lookup: <text:s/>0.0076</text:p>
      <text:p text:style-name="P1"><text:tab/>Cm lookup: -0.0414</text:p>
      <text:p text:style-name="P1"/>
      <text:p text:style-name="P1"><text:tab/>element 1 of 1, center at <text:s/>50%, which is <text:s/>50% of foil interpolation span (at foil interp power of <text:s/>1.0000)</text:p>
      <text:p text:style-name="P1"/>
      <text:p text:style-name="P1"><text:tab/>Re <text:s text:c="6"/>summary: <text:s text:c="2"/>---------- -root --tip</text:p>
      <text:p text:style-name="P1"><text:tab/> <text:s text:c="19"/>reyno 1 <text:s text:c="4"/>1.4000 <text:s/>1.4000 |</text:p>
      <text:p text:style-name="P1"><text:tab/> <text:s text:c="19"/>reyno 2 <text:s text:c="4"/>1.4000 <text:s/>1.4000 |======&gt;with flight Re= 1.4454 million</text:p>
      <text:p text:style-name="P1"/>
      <text:p text:style-name="P1"><text:tab/>CL coeff summary: <text:s text:c="2"/>---------- -root --tip</text:p>
      <text:p text:style-name="P1"><text:tab/> <text:s text:c="19"/>reyno 1 <text:s text:c="4"/>0.9190 <text:s/>0.9190 |</text:p>
      <text:p text:style-name="P1"><text:tab/> <text:s text:c="19"/>reyno 2 <text:s text:c="4"/>0.9190 <text:s/>0.9190 |======&gt;resultant cl= 0.9190</text:p>
      <text:p text:style-name="P1"/>
      <text:p text:style-name="P1"><text:tab/>CD coeff summary: <text:s text:c="2"/>---------- -root --tip</text:p>
      <text:p text:style-name="P1"><text:tab/> <text:s text:c="19"/>reyno 1 <text:s text:c="4"/>0.0076 <text:s/>0.0076 |</text:p>
      <text:p text:style-name="P1"><text:tab/> <text:s text:c="19"/>reyno 2 <text:s text:c="4"/>0.0076 <text:s/>0.0076 |======&gt;resultant cd= 0.0076</text:p>
      <text:p text:style-name="P1"/>
      <text:p text:style-name="P1"><text:tab/>CM coeff summary: <text:s text:c="2"/>---------- -root --tip</text:p>
      <text:p text:style-name="P1"><text:tab/> <text:s text:c="19"/>reyno 1 <text:s text:c="3"/>-0.0414 -0.0414 |</text:p>
      <text:p text:style-name="P1"><text:tab/> <text:s text:c="19"/>reyno 2 <text:s text:c="3"/>-0.0414 -0.0414 |======&gt;resultant cm=-0.0414</text:p>
      <text:p text:style-name="P1"/>
      <text:p text:style-name="P1"><text:tab/>finite-wing lift multiplier of <text:s/>0.9801 takes cl to <text:s/>0.9007, OLD FLIGHT MODEL, MODDING CONTROL EFFECTS AS WELL. EXPERIMENTAL FLIGHT MODEL WILL PUT THIS BEFORE CONTROL EFFECTS</text:p>
      <text:p text:style-name="P1"><text:tab/>e of <text:s/>0.9363, geometric aspect ratio of 31.0563, effective aspect ratio of 31.0563, gives cdi of <text:s/>0.0090</text:p>
      <text:p text:style-name="P1"/>
      <text:p text:style-name="P1"><text:tab/>force along the local flight path of this particular element (see Aifoil-Maker plots in the 'AOA-180' tab to see sign conventions)</text:p>
      <text:p text:style-name="P1"><text:tab/>lift= 0.9053* <text:s/>3.5864* sqr( <text:s/>33.7) * <text:s/>1.1251 / 2 <text:s text:c="9"/>= <text:s/>2074.9 N</text:p>
      <text:p text:style-name="P1"><text:tab/>drag= 0.0165* <text:s/>3.5864* sqr( <text:s/>33.7) * <text:s/>1.1251 / 2 <text:s text:c="9"/>= <text:s text:c="3"/>37.9 N</text:p>
      <text:p text:style-name="P1"><text:tab/>momt=-0.0416* <text:s/>3.5864* sqr( <text:s/>33.7) * <text:s/>1.1251 / 2 * <text:s text:c="3"/>0.67= <text:s text:c="2"/>-64.2 N-m</text:p>
      <text:p text:style-name="P1"/>
      <text:p text:style-name="P1">LEFT WING 1:</text:p>
      <text:p text:style-name="P1"/>
      <text:p text:style-name="P1"><text:tab/>x= <text:s/>-2.68 m pos right.</text:p>
      <text:p text:style-name="P1"><text:tab/>y= <text:s text:c="2"/>0.69 m pos up.</text:p>
      <text:p text:style-name="P1"><text:tab/>z= <text:s text:c="2"/>0.00 m pos aft.</text:p>
      <text:p text:style-name="P1"/>
      <text:p text:style-name="P1"><text:tab/>lift_local_path= <text:s/>2074.9 N pos up.</text:p>
      <text:p text:style-name="P1"><text:tab/>drag_local_path= <text:s text:c="3"/>37.9 N pos aft.</text:p>
      <text:p text:style-name="P1"><text:tab/>side_local_path= <text:s text:c="4"/>0.0 N pos right.</text:p>
      <text:p text:style-name="P1"/>
      <text:p text:style-name="P1"><text:tab/>lift vector xyz= 0.0511 <text:s/>0.9967 -0.0623</text:p>
      <text:p text:style-name="P1"><text:tab/>drag vector xyz= 0.0020 <text:s/>0.0623 <text:s/>0.9981</text:p>
      <text:p text:style-name="P1"><text:tab/>side vector xyz= 0.9987 -0.0512 <text:s/>0.0012</text:p>
      <text:p text:style-name="P1"/>
      <text:p text:style-name="P1">----------------------------------------------------------------------------------------------------</text:p>
      <text:p text:style-name="P1">---RUNNING AERODYNAMIC FORCE AND TOTAL MOMENT TOTALS, AIRCRAFT AXIS SYSTEM--------------------------</text:p>
      <text:p text:style-name="P1">----------------------------------------------------------------------------------------------------</text:p>
      <text:p text:style-name="P1">LEFT WING 1</text:p>
      <text:p text:style-name="P1"><text:tab/>f_axil= <text:s text:c="2"/>-91.4 N, pos aft, <text:s text:c="3"/>L= <text:s/>5614.9 N-m, pos right</text:p>
      <text:p text:style-name="P1"><text:tab/>f_side= <text:s text:c="2"/>106.2 N, pos right, <text:s/>M= <text:s/>-135.3 N-m, pos up</text:p>
      <text:p text:style-name="P1"><text:tab/>f_nrml= <text:s/>2070.5 N, pos up, <text:s text:c="4"/>N= <text:s text:c="2"/>240.8 N-m, pos right</text:p>
      <text:p text:style-name="P1">----------------------------------------------------------------------------------------------------</text:p>
      <text:p text:style-name="P1"/>
      <text:p text:style-name="P3">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</text:p>
      <text:p text:style-name="P1">•••RIGT WING 1 ELEMENT # 0••••••••••••••••••••••••••••••••••••••••••••••••••••••••••••••••••••••••••</text:p>
      <text:p text:style-name="P1">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</text:p>
      <text:p text:style-name="P1"><text:tab/>element x= <text:s text:c="2"/>2.68 m, pos right from CG</text:p>
      <text:p text:style-name="P1"><text:tab/>element y= <text:s text:c="2"/>0.69 m, pos up <text:s text:c="3"/>from CG</text:p>
      <text:p text:style-name="P1"><text:tab/>element z= <text:s text:c="2"/>0.00 m, pos aft <text:s text:c="2"/>from CG</text:p>
      <text:p text:style-name="P1"/>
      <text:p text:style-name="P1"><text:tab/>infinite flow speed is vx of <text:s text:c="3"/>0.1 vy of <text:s text:c="3"/>2.1 vz of <text:s text:c="2"/>33.7 m/s in aircraft body coordinates</text:p>
      <text:p text:style-name="P1"><text:tab/>So final speed is vx= <text:s text:c="2"/>0.1 vy= <text:s text:c="2"/>2.1 vz= <text:s/>33.7 m/s in the aircraft axis coordinate system</text:p>
      <text:p text:style-name="P1"/>
      <text:p text:style-name="P1"><text:tab/>alpha of the wing plane <text:s text:c="3"/>: <text:s text:c="3"/>3.5</text:p>
      <text:p text:style-name="P1"><text:tab/>incidence <text:s text:c="17"/>: <text:s text:c="3"/>4.0</text:p>
      <text:p text:style-name="P1"><text:tab/>incidence increase <text:s text:c="8"/>: <text:s text:c="3"/>0.0</text:p>
      <text:p text:style-name="P1"><text:tab/>geometric alpha <text:s text:c="11"/>: <text:s text:c="3"/>7.5</text:p>
      <text:p text:style-name="P1"><text:tab/>v for forces <text:s text:c="14"/>: <text:s text:c="2"/>33.7 (based on effective sweep of <text:s text:c="3"/>1.0 deg)</text:p>
      <text:p text:style-name="P1"/>
      <text:p text:style-name="P1"/>
      <text:p text:style-name="P1"><text:tab/>AR=31.0563, e= 0.9363, ls_D_ls0= 0.9410, al_D_al0= 0.9601, cl_D_cl0= 0.9801</text:p>
      <text:p text:style-name="P1"/>
      <text:p text:style-name="P1">root lo Reynolds number: Aircraft/Extra Aircraft/ASG29_B21/airfoils/B21_ASG29 (lo hi Re).afl, coefficient lookup, I have 2 Reynolds numbers available, and am using table #1</text:p>
      <text:p text:style-name="P1"><text:tab/>That's the table for Re= 1.4000 million, with flight Re= 1.4470 million</text:p>
      <text:p text:style-name="P1"><text:tab/>alpha airflow= <text:s text:c="2"/>7.5, alpha zero-lift= <text:s/>-0.5, finite wing alpha multiplier= 0.9601, slat alpha divisor= 1.0000, alpha lookup= <text:s text:c="2"/>7.2</text:p>
      <text:p text:style-name="P1"><text:tab/>Cl lookup: <text:s/>0.9164</text:p>
      <text:p text:style-name="P1"><text:tab/>Cd lookup: <text:s/>0.0076</text:p>
      <text:p text:style-name="P1"><text:tab/>Cm lookup: -0.0414</text:p>
      <text:p text:style-name="P1"/>
      <text:p text:style-name="P1"><text:tab/>element 1 of 1, center at <text:s/>50%, which is <text:s/>50% of foil interpolation span (at foil interp power of <text:s/>1.0000)</text:p>
      <text:p text:style-name="P1"/>
      <text:p text:style-name="P1"><text:tab/>Re <text:s text:c="6"/>summary: <text:s text:c="2"/>---------- -root --tip</text:p>
      <text:p text:style-name="P1"><text:tab/> <text:s text:c="19"/>reyno 1 <text:s text:c="4"/>1.4000 <text:s/>1.4000 |</text:p>
      <text:p text:style-name="P1"><text:tab/> <text:s text:c="19"/>reyno 2 <text:s text:c="4"/>1.4000 <text:s/>1.4000 |======&gt;with flight Re= 1.4470 million</text:p>
      <text:p text:style-name="P1"/>
      <text:p text:style-name="P1"><text:tab/>CL coeff summary: <text:s text:c="2"/>---------- -root --tip</text:p>
      <text:p text:style-name="P1"><text:tab/> <text:s text:c="19"/>reyno 1 <text:s text:c="4"/>0.9164 <text:s/>0.9164 |</text:p>
      <text:p text:style-name="P1"><text:tab/> <text:s text:c="19"/>reyno 2 <text:s text:c="4"/>0.9164 <text:s/>0.9164 |======&gt;resultant cl= 0.9164</text:p>
      <text:p text:style-name="P1"/>
      <text:p text:style-name="P1"><text:tab/>CD coeff summary: <text:s text:c="2"/>---------- -root --tip</text:p>
      <text:p text:style-name="P1"><text:tab/> <text:s text:c="19"/>reyno 1 <text:s text:c="4"/>0.0076 <text:s/>0.0076 |</text:p>
      <text:p text:style-name="P1"><text:tab/> <text:s text:c="19"/>reyno 2 <text:s text:c="4"/>0.0076 <text:s/>0.0076 |======&gt;resultant cd= 0.0076</text:p>
      <text:p text:style-name="P1"/>
      <text:p text:style-name="P1"><text:tab/>CM coeff summary: <text:s text:c="2"/>---------- -root --tip</text:p>
      <text:p text:style-name="P1"><text:tab/> <text:s text:c="19"/>reyno 1 <text:s text:c="3"/>-0.0414 -0.0414 |</text:p>
      <text:p text:style-name="P1"><text:tab/> <text:s text:c="19"/>reyno 2 <text:s text:c="3"/>-0.0414 -0.0414 |======&gt;resultant cm=-0.0414</text:p>
      <text:p text:style-name="P1"/>
      <text:p text:style-name="P1"><text:tab/>finite-wing lift multiplier of <text:s/>0.9801 takes cl to <text:s/>0.8981, OLD FLIGHT MODEL, MODDING CONTROL EFFECTS AS WELL. EXPERIMENTAL FLIGHT MODEL WILL PUT THIS BEFORE CONTROL EFFECTS</text:p>
      <text:p text:style-name="P1"><text:tab/>e of <text:s/>0.9363, geometric aspect ratio of 31.0563, effective aspect ratio of 31.0563, gives cdi of <text:s/>0.0089</text:p>
      <text:p text:style-name="P1"/>
      <text:p text:style-name="P1"><text:tab/>force along the local flight path of this particular element (see Aifoil-Maker plots in the 'AOA-180' tab to see sign conventions)</text:p>
      <text:p text:style-name="P1"><text:tab/>lift= 0.9027* <text:s/>3.5864* sqr( <text:s/>33.7) * <text:s/>1.1251 / 2 <text:s text:c="9"/>= <text:s/>2073.5 N</text:p>
      <text:p text:style-name="P1"><text:tab/>drag= 0.0165* <text:s/>3.5864* sqr( <text:s/>33.7) * <text:s/>1.1251 / 2 <text:s text:c="9"/>= <text:s text:c="3"/>37.9 N</text:p>
      <text:p text:style-name="P1"><text:tab/>momt=-0.0416* <text:s/>3.5864* sqr( <text:s/>33.7) * <text:s/>1.1251 / 2 * <text:s text:c="3"/>0.67= <text:s text:c="2"/>-64.4 N-m</text:p>
      <text:p text:style-name="P1"/>
      <text:p text:style-name="P1">RIGT WING 1:</text:p>
      <text:p text:style-name="P1"/>
      <text:p text:style-name="P1"><text:tab/>x= <text:s text:c="2"/>2.68 m pos right.</text:p>
      <text:p text:style-name="P1"><text:tab/>y= <text:s text:c="2"/>0.69 m pos up.</text:p>
      <text:p text:style-name="P1"><text:tab/>z= <text:s text:c="2"/>0.00 m pos aft.</text:p>
      <text:p text:style-name="P1"/>
      <text:p text:style-name="P1"><text:tab/>lift_local_path= <text:s/>2073.5 N pos up.</text:p>
      <text:p text:style-name="P1"><text:tab/>drag_local_path= <text:s text:c="3"/>37.9 N pos aft.</text:p>
      <text:p text:style-name="P1"><text:tab/>side_local_path= <text:s text:c="4"/>0.0 N pos right.</text:p>
      <text:p text:style-name="P1"/>
      <text:p text:style-name="P1"><text:tab/>lift vector xyz=-0.0512 <text:s/>0.9968 -0.0618</text:p>
      <text:p text:style-name="P1"><text:tab/>drag vector xyz= 0.0020 <text:s/>0.0620 <text:s/>0.9981</text:p>
      <text:p text:style-name="P1"><text:tab/>side vector xyz= 0.9987 <text:s/>0.0509 -0.0052</text:p>
      <text:p text:style-name="P1"/>
      <text:p text:style-name="P1">----------------------------------------------------------------------------------------------------</text:p>
      <text:p text:style-name="P1">---RUNNING AERODYNAMIC FORCE AND TOTAL MOMENT TOTALS, AIRCRAFT AXIS SYSTEM--------------------------</text:p>
      <text:p text:style-name="P1">----------------------------------------------------------------------------------------------------</text:p>
      <text:p text:style-name="P1">RIGT WING 1</text:p>
      <text:p text:style-name="P1"><text:tab/>f_axil= <text:s/>-181.8 N, pos aft, <text:s text:c="3"/>L= <text:s text:c="4"/>3.9 N-m, pos right</text:p>
      <text:p text:style-name="P1"><text:tab/>f_side= <text:s text:c="4"/>0.2 N, pos right, <text:s/>M= <text:s/>-270.1 N-m, pos up</text:p>
      <text:p text:style-name="P1"><text:tab/>f_nrml= <text:s/>4139.6 N, pos up, <text:s text:c="4"/>N= <text:s text:c="4"/>2.7 N-m, pos right</text:p>
      <text:p text:style-name="P1">----------------------------------------------------------------------------------------------------</text:p>
      <text:p text:style-name="P1"/>
      <text:p text:style-name="P3">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</text:p>
      <text:p text:style-name="P1">•••LEFT WING 2 ELEMENT # 0••••••••••••••••••••••••••••••••••••••••••••••••••••••••••••••••••••••••••</text:p>
      <text:p text:style-name="P1">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</text:p>
      <text:p text:style-name="P1"><text:tab/>element x= <text:s/>-7.00 m, pos right from CG</text:p>
      <text:p text:style-name="P1"><text:tab/>element y= <text:s text:c="2"/>0.91 m, pos up <text:s text:c="3"/>from CG</text:p>
      <text:p text:style-name="P1"><text:tab/>element z= <text:s text:c="2"/>0.15 m, pos aft <text:s text:c="2"/>from CG</text:p>
      <text:p text:style-name="P1"/>
      <text:p text:style-name="P1"><text:tab/>infinite flow speed is vx of <text:s text:c="3"/>0.1 vy of <text:s text:c="3"/>2.1 vz of <text:s text:c="2"/>33.6 m/s in aircraft body coordinates</text:p>
      <text:p text:style-name="P1"><text:tab/>So final speed is vx= <text:s text:c="2"/>0.1 vy= <text:s text:c="2"/>2.1 vz= <text:s/>33.6 m/s in the aircraft axis coordinate system</text:p>
      <text:p text:style-name="P1"/>
      <text:p text:style-name="P1"><text:tab/>alpha of the wing plane <text:s text:c="3"/>: <text:s text:c="3"/>3.6</text:p>
      <text:p text:style-name="P1"><text:tab/>incidence <text:s text:c="17"/>: <text:s text:c="3"/>4.0</text:p>
      <text:p text:style-name="P1"><text:tab/>incidence increase <text:s text:c="8"/>: <text:s text:c="3"/>0.0</text:p>
      <text:p text:style-name="P1"><text:tab/>geometric alpha <text:s text:c="11"/>: <text:s text:c="3"/>7.6</text:p>
      <text:p text:style-name="P1"><text:tab/>v for forces <text:s text:c="14"/>: <text:s text:c="2"/>33.6 (based on effective sweep of <text:s text:c="2"/>-3.4 deg)</text:p>
      <text:p text:style-name="P1"/>
      <text:p text:style-name="P1"/>
      <text:p text:style-name="P1"><text:s text:c="3"/>AILERON #1: crat= 0.1500, def= <text:s/>-0.0 deg: (pos down or extended, neg up)</text:p>
      <text:p text:style-name="P1"><text:tab/>dx_te = 1.0000</text:p>
      <text:p text:style-name="P1"><text:tab/>dy_te =-0.0001</text:p>
      <text:p text:style-name="P1"><text:tab/>al_inc=-0.0030</text:p>
      <text:p text:style-name="P1"><text:tab/>cl inc=-0.0008</text:p>
      <text:p text:style-name="P1"><text:tab/>cd inc= 0.0000</text:p>
      <text:p text:style-name="P1"><text:tab/>cm inc= 0.0005</text:p>
      <text:p text:style-name="P1"/>
      <text:p text:style-name="P1"><text:tab/>AR=31.0563, e= 0.9363, ls_D_ls0= 0.9410, al_D_al0= 0.9601, cl_D_cl0= 0.9801</text:p>
      <text:p text:style-name="P1"/>
      <text:p text:style-name="P1">root lo Reynolds number: Aircraft/Extra Aircraft/ASG29_B21/airfoils/B21_ASG29 (lo hi Re).afl, coefficient lookup, I have 2 Reynolds numbers available, and am using table #0</text:p>
      <text:p text:style-name="P1"><text:tab/>That's the table for Re= 1.1000 million, with flight Re= 0.9145 million</text:p>
      <text:p text:style-name="P1"><text:tab/>alpha airflow= <text:s text:c="2"/>7.6, alpha zero-lift= <text:s/>-0.3, finite wing alpha multiplier= 0.9601, slat alpha divisor= 1.0000, alpha lookup= <text:s text:c="2"/>7.3</text:p>
      <text:p text:style-name="P1"><text:tab/>Cl lookup: <text:s/>1.0268</text:p>
      <text:p text:style-name="P1"><text:tab/>Cd lookup: <text:s/>0.0078</text:p>
      <text:p text:style-name="P1"><text:tab/>Cm lookup: -0.0414</text:p>
      <text:p text:style-name="P1"/>
      <text:p text:style-name="P1"><text:tab/>element 1 of 1, center at <text:s/>50%, which is <text:s/>50% of foil interpolation span (at foil interp power of <text:s/>1.0000)</text:p>
      <text:p text:style-name="P1"/>
      <text:p text:style-name="P1"><text:tab/>Re <text:s text:c="6"/>summary: <text:s text:c="2"/>---------- -root --tip</text:p>
      <text:p text:style-name="P1"><text:tab/> <text:s text:c="19"/>reyno 1 <text:s text:c="4"/>1.1000 <text:s/>1.1000 |</text:p>
      <text:p text:style-name="P1"><text:tab/> <text:s text:c="19"/>reyno 2 <text:s text:c="4"/>1.1000 <text:s/>1.1000 |======&gt;with flight Re= 0.9145 million</text:p>
      <text:p text:style-name="P1"/>
      <text:p text:style-name="P1"><text:tab/>CL coeff summary: <text:s text:c="2"/>---------- -root --tip</text:p>
      <text:p text:style-name="P1"><text:tab/> <text:s text:c="19"/>reyno 1 <text:s text:c="4"/>1.0268 <text:s/>1.0268 |</text:p>
      <text:p text:style-name="P1"><text:tab/> <text:s text:c="19"/>reyno 2 <text:s text:c="4"/>1.0268 <text:s/>1.0268 |======&gt;resultant cl= 1.0268</text:p>
      <text:p text:style-name="P1"/>
      <text:p text:style-name="P1"><text:tab/>CD coeff summary: <text:s text:c="2"/>---------- -root --tip</text:p>
      <text:p text:style-name="P1"><text:tab/> <text:s text:c="19"/>reyno 1 <text:s text:c="4"/>0.0078 <text:s/>0.0078 |</text:p>
      <text:p text:style-name="P1"><text:tab/> <text:s text:c="19"/>reyno 2 <text:s text:c="4"/>0.0078 <text:s/>0.0078 |======&gt;resultant cd= 0.0078</text:p>
      <text:p text:style-name="P1"/>
      <text:p text:style-name="P1"><text:tab/>CM coeff summary: <text:s text:c="2"/>---------- -root --tip</text:p>
      <text:p text:style-name="P1"><text:tab/> <text:s text:c="19"/>reyno 1 <text:s text:c="3"/>-0.0414 -0.0414 |</text:p>
      <text:p text:style-name="P1"><text:tab/> <text:s text:c="19"/>reyno 2 <text:s text:c="3"/>-0.0414 -0.0414 |======&gt;resultant cm=-0.0414</text:p>
      <text:p text:style-name="P1"/>
      <text:p text:style-name="P1"><text:tab/>adding control-effects cl <text:s text:c="2"/>of -0.0008 takes cl to <text:s/>1.0260</text:p>
      <text:p text:style-name="P1"><text:tab/>adding control-effects cd <text:s text:c="2"/>of <text:s/>0.0000 takes cd to <text:s/>0.0078</text:p>
      <text:p text:style-name="P1"><text:tab/>adding control-effects cm <text:s text:c="2"/>of <text:s/>0.0005 takes cm to -0.0408</text:p>
      <text:p text:style-name="P1"><text:tab/>finite-wing lift multiplier of <text:s/>0.9801 takes cl to <text:s/>1.0056, OLD FLIGHT MODEL, MODDING CONTROL EFFECTS AS WELL. EXPERIMENTAL FLIGHT MODEL WILL PUT THIS BEFORE CONTROL EFFECTS</text:p>
      <text:p text:style-name="P1"><text:tab/>e of <text:s/>0.9363, geometric aspect ratio of 31.0563, effective aspect ratio of 31.0563, gives cdi of <text:s/>0.0112</text:p>
      <text:p text:style-name="P1"/>
      <text:p text:style-name="P1"><text:tab/>force along the local flight path of this particular element (see Aifoil-Maker plots in the 'AOA-180' tab to see sign conventions)</text:p>
      <text:p text:style-name="P1"><text:tab/>lift= 1.0107* <text:s/>1.3372* sqr( <text:s/>33.6) * <text:s/>1.1251 / 2 <text:s text:c="9"/>= <text:s text:c="2"/>859.2 N</text:p>
      <text:p text:style-name="P1"><text:tab/>drag= 0.0190* <text:s/>1.3372* sqr( <text:s/>33.6) * <text:s/>1.1251 / 2 <text:s text:c="9"/>= <text:s text:c="3"/>16.1 N</text:p>
      <text:p text:style-name="P1"><text:tab/>momt=-0.0410* <text:s/>1.3372* sqr( <text:s/>33.6) * <text:s/>1.1251 / 2 * <text:s text:c="3"/>0.43= <text:s text:c="2"/>-14.9 N-m</text:p>
      <text:p text:style-name="P1"/>
      <text:p text:style-name="P1">LEFT WING 2:</text:p>
      <text:p text:style-name="P1"/>
      <text:p text:style-name="P1"><text:tab/>x= <text:s/>-7.00 m pos right.</text:p>
      <text:p text:style-name="P1"><text:tab/>y= <text:s text:c="2"/>0.91 m pos up.</text:p>
      <text:p text:style-name="P1"><text:tab/>z= <text:s text:c="2"/>0.15 m pos aft.</text:p>
      <text:p text:style-name="P1"/>
      <text:p text:style-name="P1"><text:tab/>lift_local_path= <text:s text:c="2"/>859.2 N pos up.</text:p>
      <text:p text:style-name="P1"><text:tab/>drag_local_path= <text:s text:c="3"/>16.1 N pos aft.</text:p>
      <text:p text:style-name="P1"><text:tab/>side_local_path= <text:s text:c="4"/>0.0 N pos right.</text:p>
      <text:p text:style-name="P1"/>
      <text:p text:style-name="P1"><text:tab/>lift vector xyz= 0.0485 <text:s/>0.9969 -0.0625</text:p>
      <text:p text:style-name="P1"><text:tab/>drag vector xyz= 0.0020 <text:s/>0.0625 <text:s/>0.9980</text:p>
      <text:p text:style-name="P1"><text:tab/>side vector xyz= 0.9988 -0.0486 <text:s/>0.0010</text:p>
      <text:p text:style-name="P1"/>
      <text:p text:style-name="P1">----------------------------------------------------------------------------------------------------</text:p>
      <text:p text:style-name="P1">---RUNNING AERODYNAMIC FORCE AND TOTAL MOMENT TOTALS, AIRCRAFT AXIS SYSTEM--------------------------</text:p>
      <text:p text:style-name="P1">----------------------------------------------------------------------------------------------------</text:p>
      <text:p text:style-name="P1">LEFT WING 2</text:p>
      <text:p text:style-name="P1"><text:tab/>f_axil= <text:s/>-219.4 N, pos aft, <text:s text:c="3"/>L= <text:s/>6045.1 N-m, pos right</text:p>
      <text:p text:style-name="P1"><text:tab/>f_side= <text:s text:c="3"/>41.9 N, pos right, <text:s/>M= <text:s/>-447.5 N-m, pos up</text:p>
      <text:p text:style-name="P1"><text:tab/>f_nrml= <text:s/>4997.2 N, pos up, <text:s text:c="4"/>N= <text:s text:c="2"/>258.8 N-m, pos right</text:p>
      <text:p text:style-name="P1">----------------------------------------------------------------------------------------------------</text:p>
      <text:p text:style-name="P1"/>
      <text:p text:style-name="P1"/>
      <text:p text:style-name="P1"/>
      <text:p text:style-name="P3">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</text:p>
      <text:p text:style-name="P1">•••RIGT WING 2 ELEMENT # 0••••••••••••••••••••••••••••••••••••••••••••••••••••••••••••••••••••••••••</text:p>
      <text:p text:style-name="P1">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</text:p>
      <text:p text:style-name="P1"><text:tab/>element x= <text:s text:c="2"/>7.00 m, pos right from CG</text:p>
      <text:p text:style-name="P1"><text:tab/>element y= <text:s text:c="2"/>0.91 m, pos up <text:s text:c="3"/>from CG</text:p>
      <text:p text:style-name="P1"><text:tab/>element z= <text:s text:c="2"/>0.15 m, pos aft <text:s text:c="2"/>from CG</text:p>
      <text:p text:style-name="P1"/>
      <text:p text:style-name="P1"><text:tab/>infinite flow speed is vx of <text:s text:c="3"/>0.1 vy of <text:s text:c="3"/>2.1 vz of <text:s text:c="2"/>33.7 m/s in aircraft body coordinates</text:p>
      <text:p text:style-name="P1"><text:tab/>So final speed is vx= <text:s text:c="2"/>0.1 vy= <text:s text:c="2"/>2.1 vz= <text:s/>33.7 m/s in the aircraft axis coordinate system</text:p>
      <text:p text:style-name="P1"/>
      <text:p text:style-name="P1"><text:tab/>alpha of the wing plane <text:s text:c="3"/>: <text:s text:c="3"/>3.5</text:p>
      <text:p text:style-name="P1"><text:tab/>incidence <text:s text:c="17"/>: <text:s text:c="3"/>4.0</text:p>
      <text:p text:style-name="P1"><text:tab/>incidence increase <text:s text:c="8"/>: <text:s text:c="3"/>0.0</text:p>
      <text:p text:style-name="P1"><text:tab/>geometric alpha <text:s text:c="11"/>: <text:s text:c="3"/>7.5</text:p>
      <text:p text:style-name="P1"><text:tab/>v for forces <text:s text:c="14"/>: <text:s text:c="2"/>33.7 (based on effective sweep of <text:s text:c="3"/>3.4 deg)</text:p>
      <text:p text:style-name="P1"/>
      <text:p text:style-name="P1"/>
      <text:p text:style-name="P1"><text:s text:c="3"/>AILERON #1: crat= 0.1500, def= <text:s text:c="2"/>0.0 deg: (pos down or extended, neg up)</text:p>
      <text:p text:style-name="P1"><text:tab/>dx_te = 1.0000</text:p>
      <text:p text:style-name="P1"><text:tab/>dy_te = 0.0001</text:p>
      <text:p text:style-name="P1"><text:tab/>al_inc= 0.0030</text:p>
      <text:p text:style-name="P1"><text:tab/>cl inc= 0.0008</text:p>
      <text:p text:style-name="P1"><text:tab/>cd inc= 0.0000</text:p>
      <text:p text:style-name="P1"><text:tab/>cm inc=-0.0005</text:p>
      <text:p text:style-name="P1"/>
      <text:p text:style-name="P1"><text:tab/>AR=31.0563, e= 0.9363, ls_D_ls0= 0.9410, al_D_al0= 0.9601, cl_D_cl0= 0.9801</text:p>
      <text:p text:style-name="P1"/>
      <text:p text:style-name="P1">root lo Reynolds number: Aircraft/Extra Aircraft/ASG29_B21/airfoils/B21_ASG29 (lo hi Re).afl, coefficient lookup, I have 2 Reynolds numbers available, and am using table #0</text:p>
      <text:p text:style-name="P1"><text:tab/>That's the table for Re= 1.1000 million, with flight Re= 0.9171 million</text:p>
      <text:p text:style-name="P1"><text:tab/>alpha airflow= <text:s text:c="2"/>7.5, alpha zero-lift= <text:s/>-0.3, finite wing alpha multiplier= 0.9601, slat alpha divisor= 1.0000, alpha lookup= <text:s text:c="2"/>7.2</text:p>
      <text:p text:style-name="P1"><text:tab/>Cl lookup: <text:s/>1.0208</text:p>
      <text:p text:style-name="P1"><text:tab/>Cd lookup: <text:s/>0.0078</text:p>
      <text:p text:style-name="P1"><text:tab/>Cm lookup: -0.0414</text:p>
      <text:p text:style-name="P1"/>
      <text:p text:style-name="P1"><text:tab/>element 1 of 1, center at <text:s/>50%, which is <text:s/>50% of foil interpolation span (at foil interp power of <text:s/>1.0000)</text:p>
      <text:p text:style-name="P1"/>
      <text:p text:style-name="P1"><text:tab/>Re <text:s text:c="6"/>summary: <text:s text:c="2"/>---------- -root --tip</text:p>
      <text:p text:style-name="P1"><text:tab/> <text:s text:c="19"/>reyno 1 <text:s text:c="4"/>1.1000 <text:s/>1.1000 |</text:p>
      <text:p text:style-name="P1"><text:tab/> <text:s text:c="19"/>reyno 2 <text:s text:c="4"/>1.1000 <text:s/>1.1000 |======&gt;with flight Re= 0.9171 million</text:p>
      <text:p text:style-name="P1"/>
      <text:p text:style-name="P1"><text:tab/>CL coeff summary: <text:s text:c="2"/>---------- -root --tip</text:p>
      <text:p text:style-name="P1"><text:tab/> <text:s text:c="19"/>reyno 1 <text:s text:c="4"/>1.0208 <text:s/>1.0208 |</text:p>
      <text:p text:style-name="P1"><text:tab/> <text:s text:c="19"/>reyno 2 <text:s text:c="4"/>1.0208 <text:s/>1.0208 |======&gt;resultant cl= 1.0208</text:p>
      <text:p text:style-name="P1"/>
      <text:p text:style-name="P1"><text:tab/>CD coeff summary: <text:s text:c="2"/>---------- -root --tip</text:p>
      <text:p text:style-name="P1"><text:tab/> <text:s text:c="19"/>reyno 1 <text:s text:c="4"/>0.0078 <text:s/>0.0078 |</text:p>
      <text:p text:style-name="P1"><text:tab/> <text:s text:c="19"/>reyno 2 <text:s text:c="4"/>0.0078 <text:s/>0.0078 |======&gt;resultant cd= 0.0078</text:p>
      <text:p text:style-name="P1"/>
      <text:p text:style-name="P1"><text:tab/>CM coeff summary: <text:s text:c="2"/>---------- -root --tip</text:p>
      <text:p text:style-name="P1"><text:tab/> <text:s text:c="19"/>reyno 1 <text:s text:c="3"/>-0.0414 -0.0414 |</text:p>
      <text:p text:style-name="P1"><text:tab/> <text:s text:c="19"/>reyno 2 <text:s text:c="3"/>-0.0414 -0.0414 |======&gt;resultant cm=-0.0414</text:p>
      <text:p text:style-name="P1"/>
      <text:p text:style-name="P1"><text:tab/>adding control-effects cl <text:s text:c="2"/>of <text:s/>0.0008 takes cl to <text:s/>1.0216</text:p>
      <text:p text:style-name="P1"><text:tab/>adding control-effects cd <text:s text:c="2"/>of <text:s/>0.0000 takes cd to <text:s/>0.0078</text:p>
      <text:p text:style-name="P1"><text:tab/>adding control-effects cm <text:s text:c="2"/>of -0.0005 takes cm to -0.0419</text:p>
      <text:p text:style-name="P1"><text:tab/>finite-wing lift multiplier of <text:s/>0.9801 takes cl to <text:s/>1.0012, OLD FLIGHT MODEL, MODDING CONTROL EFFECTS AS WELL. EXPERIMENTAL FLIGHT MODEL WILL PUT THIS BEFORE CONTROL EFFECTS</text:p>
      <text:p text:style-name="P1"><text:tab/>e of <text:s/>0.9363, geometric aspect ratio of 31.0563, effective aspect ratio of 31.0563, gives cdi of <text:s/>0.0111</text:p>
      <text:p text:style-name="P1"/>
      <text:p text:style-name="P1"><text:tab/>force along the local flight path of this particular element (see Aifoil-Maker plots in the 'AOA-180' tab to see sign conventions)</text:p>
      <text:p text:style-name="P1"><text:tab/>lift= 1.0063* <text:s/>1.3372* sqr( <text:s/>33.7) * <text:s/>1.1251 / 2 <text:s text:c="9"/>= <text:s text:c="2"/>860.4 N</text:p>
      <text:p text:style-name="P1"><text:tab/>drag= 0.0189* <text:s/>1.3372* sqr( <text:s/>33.7) * <text:s/>1.1251 / 2 <text:s text:c="9"/>= <text:s text:c="3"/>16.1 N</text:p>
      <text:p text:style-name="P1"><text:tab/>momt=-0.0421* <text:s/>1.3372* sqr( <text:s/>33.7) * <text:s/>1.1251 / 2 * <text:s text:c="3"/>0.43= <text:s text:c="2"/>-15.4 N-m</text:p>
      <text:p text:style-name="P1"/>
      <text:p text:style-name="P1">RIGT WING 2:</text:p>
      <text:p text:style-name="P1"/>
      <text:p text:style-name="P1"><text:tab/>x= <text:s text:c="2"/>7.00 m pos right.</text:p>
      <text:p text:style-name="P1"><text:tab/>y= <text:s text:c="2"/>0.91 m pos up.</text:p>
      <text:p text:style-name="P1"><text:tab/>z= <text:s text:c="2"/>0.15 m pos aft.</text:p>
      <text:p text:style-name="P1"/>
      <text:p text:style-name="P1"><text:tab/>lift_local_path= <text:s text:c="2"/>860.4 N pos up.</text:p>
      <text:p text:style-name="P1"><text:tab/>drag_local_path= <text:s text:c="3"/>16.1 N pos aft.</text:p>
      <text:p text:style-name="P1"><text:tab/>side_local_path= <text:s text:c="4"/>0.0 N pos right.</text:p>
      <text:p text:style-name="P1"/>
      <text:p text:style-name="P1"><text:tab/>lift vector xyz=-0.0486 <text:s/>0.9969 -0.0616</text:p>
      <text:p text:style-name="P1"><text:tab/>drag vector xyz= 0.0020 <text:s/>0.0617 <text:s/>0.9981</text:p>
      <text:p text:style-name="P1"><text:tab/>side vector xyz= 0.9988 <text:s/>0.0484 -0.0050</text:p>
      <text:p text:style-name="P1"/>
      <text:p text:style-name="P1">----------------------------------------------------------------------------------------------------</text:p>
      <text:p text:style-name="P1">---RUNNING AERODYNAMIC FORCE AND TOTAL MOMENT TOTALS, AIRCRAFT AXIS SYSTEM--------------------------</text:p>
      <text:p text:style-name="P1">----------------------------------------------------------------------------------------------------</text:p>
      <text:p text:style-name="P1">RIGT WING 2</text:p>
      <text:p text:style-name="P1"><text:tab/>f_axil= <text:s/>-256.2 N, pos aft, <text:s text:c="3"/>L= <text:s text:c="3"/>-4.5 N-m, pos right</text:p>
      <text:p text:style-name="P1"><text:tab/>f_side= <text:s text:c="4"/>0.2 N, pos right, <text:s/>M= <text:s/>-624.9 N-m, pos up</text:p>
      <text:p text:style-name="P1"><text:tab/>f_nrml= <text:s/>5855.9 N, pos up, <text:s text:c="4"/>N= <text:s text:c="4"/>7.8 N-m, pos right</text:p>
      <text:p text:style-name="P1">----------------------------------------------------------------------------------------------------</text:p>
      <text:p text:style-name="P1"/>
      <text:p text:style-name="P1"/>
      <text:p text:style-name="P1"/>
      <text:p text:style-name="P3">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</text:p>
      <text:p text:style-name="P1">•••LEFT WING 3 ELEMENT # 0••••••••••••••••••••••••••••••••••••••••••••••••••••••••••••••••••••••••••</text:p>
      <text:p text:style-name="P1">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</text:p>
      <text:p text:style-name="P1"><text:tab/>element x= <text:s/>-8.68 m, pos right from CG</text:p>
      <text:p text:style-name="P1"><text:tab/>element y= <text:s text:c="2"/>1.12 m, pos up <text:s text:c="3"/>from CG</text:p>
      <text:p text:style-name="P1"><text:tab/>element z= <text:s text:c="2"/>0.30 m, pos aft <text:s text:c="2"/>from CG</text:p>
      <text:p text:style-name="P1"/>
      <text:p text:style-name="P1"><text:tab/>infinite flow speed is vx of <text:s text:c="3"/>0.1 vy of <text:s text:c="3"/>2.1 vz of <text:s text:c="2"/>33.6 m/s in aircraft body coordinates</text:p>
      <text:p text:style-name="P1"><text:tab/>So final speed is vx= <text:s text:c="2"/>0.1 vy= <text:s text:c="2"/>2.1 vz= <text:s/>33.6 m/s in the aircraft axis coordinate system</text:p>
      <text:p text:style-name="P1"/>
      <text:p text:style-name="P1"><text:tab/>alpha of the wing plane <text:s text:c="3"/>: <text:s text:c="3"/>1.1</text:p>
      <text:p text:style-name="P1"><text:tab/>incidence <text:s text:c="17"/>: <text:s text:c="3"/>0.0</text:p>
      <text:p text:style-name="P1"><text:tab/>incidence increase <text:s text:c="8"/>: <text:s text:c="3"/>0.0</text:p>
      <text:p text:style-name="P1"><text:tab/>geometric alpha <text:s text:c="11"/>: <text:s text:c="3"/>1.1</text:p>
      <text:p text:style-name="P1"><text:tab/>v for forces <text:s text:c="14"/>: <text:s text:c="2"/>30.4 (based on effective sweep of <text:s/>-22.0 deg)</text:p>
      <text:p text:style-name="P1"/>
      <text:p text:style-name="P1"/>
      <text:p text:style-name="P1"><text:tab/>AR=31.0607, e= 0.9363, ls_D_ls0= 0.9410, al_D_al0= 0.9601, cl_D_cl0= 0.9801</text:p>
      <text:p text:style-name="P1"/>
      <text:p text:style-name="P1">root lo Reynolds number: Aircraft/Extra Aircraft/ASG29_B21/airfoils/B21_symmetrical.afl, coefficient lookup, I have 1 Reynolds numbers available, and am using table #0</text:p>
      <text:p text:style-name="P1"><text:tab/>That's the table for Re= 9.0000 million, with flight Re= 0.3839 million</text:p>
      <text:p text:style-name="P1"><text:tab/>alpha airflow= <text:s text:c="2"/>1.1, alpha zero-lift= <text:s/>-0.0, finite wing alpha multiplier= 0.9601, slat alpha divisor= 1.0000, alpha lookup= <text:s text:c="2"/>1.0</text:p>
      <text:p text:style-name="P1"><text:tab/>Cl lookup: <text:s/>0.1038</text:p>
      <text:p text:style-name="P1"><text:tab/>Cd lookup: <text:s/>0.0010</text:p>
      <text:p text:style-name="P1"><text:tab/>Cm lookup: <text:s/>0.0000</text:p>
      <text:p text:style-name="P1"/>
      <text:p text:style-name="P1"><text:tab/>element 1 of 2, center at <text:s/>25%, which is <text:s/>25% of foil interpolation span (at foil interp power of <text:s/>1.0000)</text:p>
      <text:p text:style-name="P1"/>
      <text:p text:style-name="P1"><text:tab/>Re <text:s text:c="6"/>summary: <text:s text:c="2"/>---------- -root --tip</text:p>
      <text:p text:style-name="P1"><text:tab/> <text:s text:c="19"/>reyno 1 <text:s text:c="4"/>9.0000 <text:s/>9.0000 |</text:p>
      <text:p text:style-name="P1"><text:tab/> <text:s text:c="19"/>reyno 2 <text:s text:c="4"/>9.0000 <text:s/>9.0000 |======&gt;with flight Re= 0.3839 million</text:p>
      <text:p text:style-name="P1"/>
      <text:p text:style-name="P1"><text:tab/>CL coeff summary: <text:s text:c="2"/>---------- -root --tip</text:p>
      <text:p text:style-name="P1"><text:tab/> <text:s text:c="19"/>reyno 1 <text:s text:c="4"/>0.1038 <text:s/>0.1038 |</text:p>
      <text:p text:style-name="P1"><text:tab/> <text:s text:c="19"/>reyno 2 <text:s text:c="4"/>0.1038 <text:s/>0.1038 |======&gt;resultant cl= 0.1038</text:p>
      <text:p text:style-name="P1"/>
      <text:p text:style-name="P1"><text:tab/>CD coeff summary: <text:s text:c="2"/>---------- -root --tip</text:p>
      <text:p text:style-name="P1"><text:tab/> <text:s text:c="19"/>reyno 1 <text:s text:c="4"/>0.0010 <text:s/>0.0010 |</text:p>
      <text:p text:style-name="P1"><text:tab/> <text:s text:c="19"/>reyno 2 <text:s text:c="4"/>0.0010 <text:s/>0.0010 |======&gt;resultant cd= 0.0010</text:p>
      <text:p text:style-name="P1"/>
      <text:p text:style-name="P1"><text:tab/>CM coeff summary: <text:s text:c="2"/>---------- -root --tip</text:p>
      <text:p text:style-name="P1"><text:tab/> <text:s text:c="19"/>reyno 1 <text:s text:c="4"/>0.0000 <text:s/>0.0000 |</text:p>
      <text:p text:style-name="P1"><text:tab/> <text:s text:c="19"/>reyno 2 <text:s text:c="4"/>0.0000 <text:s/>0.0000 |======&gt;resultant cm= 0.0000</text:p>
      <text:p text:style-name="P1"/>
      <text:p text:style-name="P1"><text:tab/>finite-wing lift multiplier of <text:s/>0.9801 takes cl to <text:s/>0.1018, OLD FLIGHT MODEL, MODDING CONTROL EFFECTS AS WELL. EXPERIMENTAL FLIGHT MODEL WILL PUT THIS BEFORE CONTROL EFFECTS</text:p>
      <text:p text:style-name="P1"><text:tab/>e of <text:s/>0.9363, geometric aspect ratio of 31.0563, effective aspect ratio of 31.0607, gives cdi of <text:s/>0.0001</text:p>
      <text:p text:style-name="P1"/>
      <text:p text:style-name="P1"><text:tab/>force along the local flight path of this particular element (see Aifoil-Maker plots in the 'AOA-180' tab to see sign conventions)</text:p>
      <text:p text:style-name="P1"><text:tab/>lift= 0.1022* <text:s/>0.0502* sqr( <text:s/>30.4) * <text:s/>1.1251 / 2 <text:s text:c="9"/>= <text:s text:c="4"/>2.7 N</text:p>
      <text:p text:style-name="P1"><text:tab/>drag= 0.0011* <text:s/>0.0502* sqr( <text:s/>30.4) * <text:s/>1.1251 / 2 <text:s text:c="9"/>= <text:s text:c="4"/>0.0 N</text:p>
      <text:p text:style-name="P1"><text:tab/>momt= 0.0000* <text:s/>0.0502* sqr( <text:s/>30.4) * <text:s/>1.1251 / 2 * <text:s text:c="3"/>0.20= <text:s text:c="4"/>0.0 N-m</text:p>
      <text:p text:style-name="P1"/>
      <text:p text:style-name="P1">LEFT WING 3:</text:p>
      <text:p text:style-name="P1"/>
      <text:p text:style-name="P1"><text:tab/>x= <text:s/>-8.68 m pos right.</text:p>
      <text:p text:style-name="P1"><text:tab/>y= <text:s text:c="2"/>1.12 m pos up.</text:p>
      <text:p text:style-name="P1"><text:tab/>z= <text:s text:c="2"/>0.30 m pos aft.</text:p>
      <text:p text:style-name="P1"/>
      <text:p text:style-name="P1"><text:tab/>lift_local_path= <text:s text:c="4"/>2.7 N pos up.</text:p>
      <text:p text:style-name="P1"><text:tab/>drag_local_path= <text:s text:c="4"/>0.0 N pos aft.</text:p>
      <text:p text:style-name="P1"><text:tab/>side_local_path= <text:s text:c="4"/>0.0 N pos right.</text:p>
      <text:p text:style-name="P1"/>
      <text:p text:style-name="P1"><text:tab/>lift vector xyz= 0.9684 <text:s/>0.2487 -0.0175</text:p>
      <text:p text:style-name="P1"><text:tab/>drag vector xyz= 0.0020 <text:s/>0.0625 <text:s/>0.9980</text:p>
      <text:p text:style-name="P1"><text:tab/>side vector xyz= 0.2493 -0.9666 <text:s/>0.0600</text:p>
      <text:p text:style-name="P1"/>
      <text:p text:style-name="P1">----------------------------------------------------------------------------------------------------</text:p>
      <text:p text:style-name="P1">---RUNNING AERODYNAMIC FORCE AND TOTAL MOMENT TOTALS, AIRCRAFT AXIS SYSTEM--------------------------</text:p>
      <text:p text:style-name="P1">----------------------------------------------------------------------------------------------------</text:p>
      <text:p text:style-name="P1">LEFT WING 3</text:p>
      <text:p text:style-name="P1"><text:tab/>f_axil= <text:s/>-256.2 N, pos aft, <text:s text:c="3"/>L= <text:s text:c="4"/>4.1 N-m, pos right</text:p>
      <text:p text:style-name="P1"><text:tab/>f_side= <text:s text:c="4"/>2.8 N, pos right, <text:s/>M= <text:s/>-625.2 N-m, pos up</text:p>
      <text:p text:style-name="P1"><text:tab/>f_nrml= <text:s/>5856.6 N, pos up, <text:s text:c="4"/>N= <text:s text:c="4"/>7.1 N-m, pos right</text:p>
      <text:p text:style-name="P1">----------------------------------------------------------------------------------------------------</text:p>
      <text:p text:style-name="P1"/>
      <text:p text:style-name="P1"/>
      <text:p text:style-name="P1"/>
      <text:p text:style-name="P3">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</text:p>
      <text:p text:style-name="P1">•••LEFT WING 3 ELEMENT # 1••••••••••••••••••••••••••••••••••••••••••••••••••••••••••••••••••••••••••</text:p>
      <text:p text:style-name="P1">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</text:p>
      <text:p text:style-name="P1"><text:tab/>element x= <text:s/>-8.74 m, pos right from CG</text:p>
      <text:p text:style-name="P1"><text:tab/>element y= <text:s text:c="2"/>1.37 m, pos up <text:s text:c="3"/>from CG</text:p>
      <text:p text:style-name="P1"><text:tab/>element z= <text:s text:c="2"/>0.40 m, pos aft <text:s text:c="2"/>from CG</text:p>
      <text:p text:style-name="P1"/>
      <text:p text:style-name="P1"><text:tab/>infinite flow speed is vx of <text:s text:c="3"/>0.1 vy of <text:s text:c="3"/>2.1 vz of <text:s text:c="2"/>33.6 m/s in aircraft body coordinates</text:p>
      <text:p text:style-name="P1"><text:tab/>So final speed is vx= <text:s text:c="2"/>0.1 vy= <text:s text:c="2"/>2.1 vz= <text:s/>33.6 m/s in the aircraft axis coordinate system</text:p>
      <text:p text:style-name="P1"/>
      <text:p text:style-name="P1"><text:tab/>alpha of the wing plane <text:s text:c="3"/>: <text:s text:c="3"/>1.1</text:p>
      <text:p text:style-name="P1"><text:tab/>incidence <text:s text:c="17"/>: <text:s text:c="3"/>0.0</text:p>
      <text:p text:style-name="P1"><text:tab/>incidence increase <text:s text:c="8"/>: <text:s text:c="3"/>0.0</text:p>
      <text:p text:style-name="P1"><text:tab/>geometric alpha <text:s text:c="11"/>: <text:s text:c="3"/>1.1</text:p>
      <text:p text:style-name="P1"><text:tab/>v for forces <text:s text:c="14"/>: <text:s text:c="2"/>30.4 (based on effective sweep of <text:s/>-22.0 deg)</text:p>
      <text:p text:style-name="P1"/>
      <text:p text:style-name="P1"/>
      <text:p text:style-name="P1"><text:tab/>AR=31.0607, e= 0.9363, ls_D_ls0= 0.9410, al_D_al0= 0.9601, cl_D_cl0= 0.9801</text:p>
      <text:p text:style-name="P1"/>
      <text:p text:style-name="P1">root lo Reynolds number: Aircraft/Extra Aircraft/ASG29_B21/airfoils/B21_symmetrical.afl, coefficient lookup, I have 1 Reynolds numbers available, and am using table #0</text:p>
      <text:p text:style-name="P1"><text:tab/>That's the table for Re= 9.0000 million, with flight Re= 0.2873 million</text:p>
      <text:p text:style-name="P1"><text:tab/>alpha airflow= <text:s text:c="2"/>1.1, alpha zero-lift= <text:s/>-0.0, finite wing alpha multiplier= 0.9601, slat alpha divisor= 1.0000, alpha lookup= <text:s text:c="2"/>1.0</text:p>
      <text:p text:style-name="P1"><text:tab/>Cl lookup: <text:s/>0.1037</text:p>
      <text:p text:style-name="P1"><text:tab/>Cd lookup: <text:s/>0.0010</text:p>
      <text:p text:style-name="P1"><text:tab/>Cm lookup: <text:s/>0.0000</text:p>
      <text:p text:style-name="P1"/>
      <text:p text:style-name="P1"><text:tab/>element 2 of 2, center at <text:s/>75%, which is <text:s/>75% of foil interpolation span (at foil interp power of <text:s/>1.0000)</text:p>
      <text:p text:style-name="P1"/>
      <text:p text:style-name="P1"><text:tab/>Re <text:s text:c="6"/>summary: <text:s text:c="2"/>---------- -root --tip</text:p>
      <text:p text:style-name="P1"><text:tab/> <text:s text:c="19"/>reyno 1 <text:s text:c="4"/>9.0000 <text:s/>9.0000 |</text:p>
      <text:p text:style-name="P1"><text:tab/> <text:s text:c="19"/>reyno 2 <text:s text:c="4"/>9.0000 <text:s/>9.0000 |======&gt;with flight Re= 0.2873 million</text:p>
      <text:p text:style-name="P1"/>
      <text:p text:style-name="P1"><text:tab/>CL coeff summary: <text:s text:c="2"/>---------- -root --tip</text:p>
      <text:p text:style-name="P1"><text:tab/> <text:s text:c="19"/>reyno 1 <text:s text:c="4"/>0.1037 <text:s/>0.1037 |</text:p>
      <text:p text:style-name="P1"><text:tab/> <text:s text:c="19"/>reyno 2 <text:s text:c="4"/>0.1037 <text:s/>0.1037 |======&gt;resultant cl= 0.1037</text:p>
      <text:p text:style-name="P1"/>
      <text:p text:style-name="P1"><text:tab/>CD coeff summary: <text:s text:c="2"/>---------- -root --tip</text:p>
      <text:p text:style-name="P1"><text:tab/> <text:s text:c="19"/>reyno 1 <text:s text:c="4"/>0.0010 <text:s/>0.0010 |</text:p>
      <text:p text:style-name="P1"><text:tab/> <text:s text:c="19"/>reyno 2 <text:s text:c="4"/>0.0010 <text:s/>0.0010 |======&gt;resultant cd= 0.0010</text:p>
      <text:p text:style-name="P1"/>
      <text:p text:style-name="P1"><text:tab/>CM coeff summary: <text:s text:c="2"/>---------- -root --tip</text:p>
      <text:p text:style-name="P1"><text:tab/> <text:s text:c="19"/>reyno 1 <text:s text:c="4"/>0.0000 <text:s/>0.0000 |</text:p>
      <text:p text:style-name="P1"><text:tab/> <text:s text:c="19"/>reyno 2 <text:s text:c="4"/>0.0000 <text:s/>0.0000 |======&gt;resultant cm= 0.0000</text:p>
      <text:p text:style-name="P1"/>
      <text:p text:style-name="P1"><text:tab/>finite-wing lift multiplier of <text:s/>0.9801 takes cl to <text:s/>0.1017, OLD FLIGHT MODEL, MODDING CONTROL EFFECTS AS WELL. EXPERIMENTAL FLIGHT MODEL WILL PUT THIS BEFORE CONTROL EFFECTS</text:p>
      <text:p text:style-name="P1"><text:tab/>e of <text:s/>0.9363, geometric aspect ratio of 31.0563, effective aspect ratio of 31.0607, gives cdi of <text:s/>0.0001</text:p>
      <text:p text:style-name="P1"/>
      <text:p text:style-name="P1"><text:tab/>force along the local flight path of this particular element (see Aifoil-Maker plots in the 'AOA-180' tab to see sign conventions)</text:p>
      <text:p text:style-name="P1"><text:tab/>lift= 0.1021* <text:s/>0.0374* sqr( <text:s/>30.4) * <text:s/>1.1251 / 2 <text:s text:c="9"/>= <text:s text:c="4"/>2.0 N</text:p>
      <text:p text:style-name="P1"><text:tab/>drag= 0.0011* <text:s/>0.0374* sqr( <text:s/>30.4) * <text:s/>1.1251 / 2 <text:s text:c="9"/>= <text:s text:c="4"/>0.0 N</text:p>
      <text:p text:style-name="P1"><text:tab/>momt= 0.0000* <text:s/>0.0374* sqr( <text:s/>30.4) * <text:s/>1.1251 / 2 * <text:s text:c="3"/>0.15= <text:s text:c="4"/>0.0 N-m</text:p>
      <text:p text:style-name="P1"/>
      <text:p text:style-name="P1">LEFT WING 3:</text:p>
      <text:p text:style-name="P1"/>
      <text:p text:style-name="P1"><text:tab/>x= <text:s/>-8.74 m pos right.</text:p>
      <text:p text:style-name="P1"><text:tab/>y= <text:s text:c="2"/>1.37 m pos up.</text:p>
      <text:p text:style-name="P1"><text:tab/>z= <text:s text:c="2"/>0.40 m pos aft.</text:p>
      <text:p text:style-name="P1"/>
      <text:p text:style-name="P1"><text:tab/>lift_local_path= <text:s text:c="4"/>2.0 N pos up.</text:p>
      <text:p text:style-name="P1"><text:tab/>drag_local_path= <text:s text:c="4"/>0.0 N pos aft.</text:p>
      <text:p text:style-name="P1"><text:tab/>side_local_path= <text:s text:c="4"/>0.0 N pos right.</text:p>
      <text:p text:style-name="P1"/>
      <text:p text:style-name="P1"><text:tab/>lift vector xyz= 0.9684 <text:s/>0.2487 -0.0175</text:p>
      <text:p text:style-name="P1"><text:tab/>drag vector xyz= 0.0020 <text:s/>0.0625 <text:s/>0.9980</text:p>
      <text:p text:style-name="P1"><text:tab/>side vector xyz= 0.2493 -0.9666 <text:s/>0.0600</text:p>
      <text:p text:style-name="P1"/>
      <text:p text:style-name="P1">----------------------------------------------------------------------------------------------------</text:p>
      <text:p text:style-name="P1">---RUNNING AERODYNAMIC FORCE AND TOTAL MOMENT TOTALS, AIRCRAFT AXIS SYSTEM--------------------------</text:p>
      <text:p text:style-name="P1">----------------------------------------------------------------------------------------------------</text:p>
      <text:p text:style-name="P1">LEFT WING 3</text:p>
      <text:p text:style-name="P1"><text:tab/>f_axil= <text:s/>-256.2 N, pos aft, <text:s text:c="3"/>L= <text:s text:c="3"/>11.1 N-m, pos right</text:p>
      <text:p text:style-name="P1"><text:tab/>f_side= <text:s text:c="4"/>4.7 N, pos right, <text:s/>M= <text:s/>-625.4 N-m, pos up</text:p>
      <text:p text:style-name="P1"><text:tab/>f_nrml= <text:s/>5857.1 N, pos up, <text:s text:c="4"/>N= <text:s text:c="4"/>6.5 N-m, pos right</text:p>
      <text:p text:style-name="P1">----------------------------------------------------------------------------------------------------</text:p>
      <text:p text:style-name="P1"/>
      <text:p text:style-name="P1"/>
      <text:p text:style-name="P1"/>
      <text:p text:style-name="P3">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</text:p>
      <text:p text:style-name="P2">•••RIGT WING 3 ELEMENT # 0••••••••••••••••••••••••••••••••••••••••••••••••••••••••••••••••••••••••••</text:p>
      <text:p text:style-name="P1">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</text:p>
      <text:p text:style-name="P1"><text:tab/>element x= <text:s text:c="2"/>8.68 m, pos right from CG</text:p>
      <text:p text:style-name="P1"><text:tab/>element y= <text:s text:c="2"/>1.12 m, pos up <text:s text:c="3"/>from CG</text:p>
      <text:p text:style-name="P1"><text:tab/>element z= <text:s text:c="2"/>0.30 m, pos aft <text:s text:c="2"/>from CG</text:p>
      <text:p text:style-name="P1"/>
      <text:p text:style-name="P1"><text:tab/>infinite flow speed is vx of <text:s text:c="3"/>0.1 vy of <text:s text:c="3"/>2.1 vz of <text:s text:c="2"/>33.7 m/s in aircraft body coordinates</text:p>
      <text:p text:style-name="P1"><text:tab/>So final speed is vx= <text:s text:c="2"/>0.1 vy= <text:s text:c="2"/>2.1 vz= <text:s/>33.7 m/s in the aircraft axis coordinate system</text:p>
      <text:p text:style-name="P1"/>
      <text:p text:style-name="P1"><text:tab/>alpha of the wing plane <text:s text:c="3"/>: <text:s text:c="3"/>0.8</text:p>
      <text:p text:style-name="P1"><text:tab/>incidence <text:s text:c="17"/>: <text:s text:c="3"/>0.0</text:p>
      <text:p text:style-name="P1"><text:tab/>incidence increase <text:s text:c="8"/>: <text:s text:c="3"/>0.0</text:p>
      <text:p text:style-name="P1"><text:tab/>geometric alpha <text:s text:c="11"/>: <text:s text:c="3"/>0.8</text:p>
      <text:p text:style-name="P1"><text:tab/>v for forces <text:s text:c="14"/>: <text:s text:c="2"/>30.5 (based on effective sweep of <text:s text:c="2"/>22.0 deg)</text:p>
      <text:p text:style-name="P1"/>
      <text:p text:style-name="P1"/>
      <text:p text:style-name="P1"><text:tab/>AR=31.0543, e= 0.9363, ls_D_ls0= 0.9410, al_D_al0= 0.9601, cl_D_cl0= 0.9801</text:p>
      <text:p text:style-name="P1"/>
      <text:p text:style-name="P1">root lo Reynolds number: Aircraft/Extra Aircraft/ASG29_B21/airfoils/B21_symmetrical.afl, coefficient lookup, I have 1 Reynolds numbers available, and am using table #0</text:p>
      <text:p text:style-name="P1"><text:tab/>That's the table for Re= 9.0000 million, with flight Re= 0.3853 million</text:p>
      <text:p text:style-name="P1"><text:tab/>alpha airflow= <text:s text:c="2"/>0.8, alpha zero-lift= <text:s/>-0.0, finite wing alpha multiplier= 0.9601, slat alpha divisor= 1.0000, alpha lookup= <text:s text:c="2"/>0.8</text:p>
      <text:p text:style-name="P1"><text:tab/>Cl lookup: <text:s/>0.0792</text:p>
      <text:p text:style-name="P1"><text:tab/>Cd lookup: <text:s/>0.0010</text:p>
      <text:p text:style-name="P1"><text:tab/>Cm lookup: <text:s/>0.0000</text:p>
      <text:p text:style-name="P1"/>
      <text:p text:style-name="P1"><text:tab/>element 1 of 2, center at <text:s/>25%, which is <text:s/>25% of foil interpolation span (at foil interp power of <text:s/>1.0000)</text:p>
      <text:p text:style-name="P1"/>
      <text:p text:style-name="P1"><text:tab/>Re <text:s text:c="6"/>summary: <text:s text:c="2"/>---------- -root --tip</text:p>
      <text:p text:style-name="P1"><text:tab/> <text:s text:c="19"/>reyno 1 <text:s text:c="4"/>9.0000 <text:s/>9.0000 |</text:p>
      <text:p text:style-name="P1"><text:tab/> <text:s text:c="19"/>reyno 2 <text:s text:c="4"/>9.0000 <text:s/>9.0000 |======&gt;with flight Re= 0.3853 million</text:p>
      <text:p text:style-name="P1"/>
      <text:p text:style-name="P1"><text:tab/>CL coeff summary: <text:s text:c="2"/>---------- -root --tip</text:p>
      <text:p text:style-name="P1"><text:tab/> <text:s text:c="19"/>reyno 1 <text:s text:c="4"/>0.0792 <text:s/>0.0792 |</text:p>
      <text:p text:style-name="P1"><text:tab/> <text:s text:c="19"/>reyno 2 <text:s text:c="4"/>0.0792 <text:s/>0.0792 |======&gt;resultant cl= 0.0792</text:p>
      <text:p text:style-name="P1"/>
      <text:p text:style-name="P1"><text:tab/>CD coeff summary: <text:s text:c="2"/>---------- -root --tip</text:p>
      <text:p text:style-name="P1"><text:tab/> <text:s text:c="19"/>reyno 1 <text:s text:c="4"/>0.0010 <text:s/>0.0010 |</text:p>
      <text:p text:style-name="P1"><text:tab/> <text:s text:c="19"/>reyno 2 <text:s text:c="4"/>0.0010 <text:s/>0.0010 |======&gt;resultant cd= 0.0010</text:p>
      <text:p text:style-name="P1"/>
      <text:p text:style-name="P1"><text:tab/>CM coeff summary: <text:s text:c="2"/>---------- -root --tip</text:p>
      <text:p text:style-name="P1"><text:tab/> <text:s text:c="19"/>reyno 1 <text:s text:c="4"/>0.0000 <text:s/>0.0000 |</text:p>
      <text:p text:style-name="P1"><text:tab/> <text:s text:c="19"/>reyno 2 <text:s text:c="4"/>0.0000 <text:s/>0.0000 |======&gt;resultant cm= 0.0000</text:p>
      <text:p text:style-name="P1"/>
      <text:p text:style-name="P1"><text:tab/>finite-wing lift multiplier of <text:s/>0.9801 takes cl to <text:s/>0.0776, OLD FLIGHT MODEL, MODDING CONTROL EFFECTS AS WELL. EXPERIMENTAL FLIGHT MODEL WILL PUT THIS BEFORE CONTROL EFFECTS</text:p>
      <text:p text:style-name="P1"><text:tab/>e of <text:s/>0.9363, geometric aspect ratio of 31.0563, effective aspect ratio of 31.0543, gives cdi of <text:s/>0.0001</text:p>
      <text:p text:style-name="P1"/>
      <text:p text:style-name="P1"><text:tab/>force along the local flight path of this particular element (see Aifoil-Maker plots in the 'AOA-180' tab to see sign conventions)</text:p>
      <text:p text:style-name="P1"><text:tab/>lift= 0.0779* <text:s/>0.0502* sqr( <text:s/>30.5) * <text:s/>1.1251 / 2 <text:s text:c="9"/>= <text:s text:c="4"/>2.0 N</text:p>
      <text:p text:style-name="P1"><text:tab/>drag= 0.0011* <text:s/>0.0502* sqr( <text:s/>30.5) * <text:s/>1.1251 / 2 <text:s text:c="9"/>= <text:s text:c="4"/>0.0 N</text:p>
      <text:p text:style-name="P1"><text:tab/>momt= 0.0000* <text:s/>0.0502* sqr( <text:s/>30.5) * <text:s/>1.1251 / 2 * <text:s text:c="3"/>0.20= <text:s text:c="4"/>0.0 N-m</text:p>
      <text:p text:style-name="P1"/>
      <text:p text:style-name="P1">RIGT WING 3:</text:p>
      <text:p text:style-name="P1"/>
      <text:p text:style-name="P1"><text:tab/>x= <text:s text:c="2"/>8.68 m pos right.</text:p>
      <text:p text:style-name="P1"><text:tab/>y= <text:s text:c="2"/>1.12 m pos up.</text:p>
      <text:p text:style-name="P1"><text:tab/>z= <text:s text:c="2"/>0.30 m pos aft.</text:p>
      <text:p text:style-name="P1"/>
      <text:p text:style-name="P1"><text:tab/>lift_local_path= <text:s text:c="4"/>2.0 N pos up.</text:p>
      <text:p text:style-name="P1"><text:tab/>drag_local_path= <text:s text:c="4"/>0.0 N pos aft.</text:p>
      <text:p text:style-name="P1"><text:tab/>side_local_path= <text:s text:c="4"/>0.0 N pos right.</text:p>
      <text:p text:style-name="P1"/>
      <text:p text:style-name="P1"><text:tab/>lift vector xyz=-0.9689 <text:s/>0.2471 -0.0133</text:p>
      <text:p text:style-name="P1"><text:tab/>drag vector xyz= 0.0020 <text:s/>0.0616 <text:s/>0.9981</text:p>
      <text:p text:style-name="P1"><text:tab/>side vector xyz= 0.2475 <text:s/>0.9670 -0.0602</text:p>
      <text:p text:style-name="P1"/>
      <text:p text:style-name="P1">----------------------------------------------------------------------------------------------------</text:p>
      <text:p text:style-name="P1">---RUNNING AERODYNAMIC FORCE AND TOTAL MOMENT TOTALS, AIRCRAFT AXIS SYSTEM--------------------------</text:p>
      <text:p text:style-name="P1">----------------------------------------------------------------------------------------------------</text:p>
      <text:p text:style-name="P1">RIGT WING 3</text:p>
      <text:p text:style-name="P1"><text:tab/>f_axil= <text:s/>-256.2 N, pos aft, <text:s text:c="3"/>L= <text:s text:c="4"/>4.5 N-m, pos right</text:p>
      <text:p text:style-name="P1"><text:tab/>f_side= <text:s text:c="4"/>2.7 N, pos right, <text:s/>M= <text:s/>-625.5 N-m, pos up</text:p>
      <text:p text:style-name="P1"><text:tab/>f_nrml= <text:s/>5857.6 N, pos up, <text:s text:c="4"/>N= <text:s text:c="4"/>7.1 N-m, pos right</text:p>
      <text:p text:style-name="P1">----------------------------------------------------------------------------------------------------</text:p>
      <text:p text:style-name="P1"/>
      <text:p text:style-name="P1"/>
      <text:p text:style-name="P1"/>
      <text:p text:style-name="P3">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</text:p>
      <text:p text:style-name="P1">•••RIGT WING 3 ELEMENT # 1••••••••••••••••••••••••••••••••••••••••••••••••••••••••••••••••••••••••••</text:p>
      <text:p text:style-name="P1">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</text:p>
      <text:p text:style-name="P1"><text:tab/>element x= <text:s text:c="2"/>8.74 m, pos right from CG</text:p>
      <text:p text:style-name="P1"><text:tab/>element y= <text:s text:c="2"/>1.37 m, pos up <text:s text:c="3"/>from CG</text:p>
      <text:p text:style-name="P1"><text:tab/>element z= <text:s text:c="2"/>0.40 m, pos aft <text:s text:c="2"/>from CG</text:p>
      <text:p text:style-name="P1"/>
      <text:p text:style-name="P1"><text:tab/>infinite flow speed is vx of <text:s text:c="3"/>0.1 vy of <text:s text:c="3"/>2.1 vz of <text:s text:c="2"/>33.7 m/s in aircraft body coordinates</text:p>
      <text:p text:style-name="P1"><text:tab/>So final speed is vx= <text:s text:c="2"/>0.1 vy= <text:s text:c="2"/>2.1 vz= <text:s/>33.7 m/s in the aircraft axis coordinate system</text:p>
      <text:p text:style-name="P1"/>
      <text:p text:style-name="P1"><text:tab/>alpha of the wing plane <text:s text:c="3"/>: <text:s text:c="3"/>0.8</text:p>
      <text:p text:style-name="P1"><text:tab/>incidence <text:s text:c="17"/>: <text:s text:c="3"/>0.0</text:p>
      <text:p text:style-name="P1"><text:tab/>incidence increase <text:s text:c="8"/>: <text:s text:c="3"/>0.0</text:p>
      <text:p text:style-name="P1"><text:tab/>geometric alpha <text:s text:c="11"/>: <text:s text:c="3"/>0.8</text:p>
      <text:p text:style-name="P1"><text:tab/>v for forces <text:s text:c="14"/>: <text:s text:c="2"/>30.5 (based on effective sweep of <text:s text:c="2"/>22.0 deg)</text:p>
      <text:p text:style-name="P1"/>
      <text:p text:style-name="P1"/>
      <text:p text:style-name="P1"><text:tab/>AR=31.0543, e= 0.9363, ls_D_ls0= 0.9410, al_D_al0= 0.9601, cl_D_cl0= 0.9801</text:p>
      <text:p text:style-name="P1"/>
      <text:p text:style-name="P1">root lo Reynolds number: Aircraft/Extra Aircraft/ASG29_B21/airfoils/B21_symmetrical.afl, coefficient lookup, I have 1 Reynolds numbers available, and am using table #0</text:p>
      <text:p text:style-name="P1"><text:tab/>That's the table for Re= 9.0000 million, with flight Re= 0.2884 million</text:p>
      <text:p text:style-name="P1"><text:tab/>alpha airflow= <text:s text:c="2"/>0.8, alpha zero-lift= <text:s/>-0.0, finite wing alpha multiplier= 0.9601, slat alpha divisor= 1.0000, alpha lookup= <text:s text:c="2"/>0.8</text:p>
      <text:p text:style-name="P1"><text:tab/>Cl lookup: <text:s/>0.0792</text:p>
      <text:p text:style-name="P1"><text:tab/>Cd lookup: <text:s/>0.0010</text:p>
      <text:p text:style-name="P1"><text:tab/>Cm lookup: <text:s/>0.0000</text:p>
      <text:p text:style-name="P1"/>
      <text:p text:style-name="P1"><text:tab/>element 2 of 2, center at <text:s/>75%, which is <text:s/>75% of foil interpolation span (at foil interp power of <text:s/>1.0000)</text:p>
      <text:p text:style-name="P1"/>
      <text:p text:style-name="P1"><text:tab/>Re <text:s text:c="6"/>summary: <text:s text:c="2"/>---------- -root --tip</text:p>
      <text:p text:style-name="P1"><text:tab/> <text:s text:c="19"/>reyno 1 <text:s text:c="4"/>9.0000 <text:s/>9.0000 |</text:p>
      <text:p text:style-name="P1"><text:tab/> <text:s text:c="19"/>reyno 2 <text:s text:c="4"/>9.0000 <text:s/>9.0000 |======&gt;with flight Re= 0.2884 million</text:p>
      <text:p text:style-name="P1"/>
      <text:p text:style-name="P1"><text:tab/>CL coeff summary: <text:s text:c="2"/>---------- -root --tip</text:p>
      <text:p text:style-name="P1"><text:tab/> <text:s text:c="19"/>reyno 1 <text:s text:c="4"/>0.0792 <text:s/>0.0792 |</text:p>
      <text:p text:style-name="P1"><text:tab/> <text:s text:c="19"/>reyno 2 <text:s text:c="4"/>0.0792 <text:s/>0.0792 |======&gt;resultant cl= 0.0792</text:p>
      <text:p text:style-name="P1"/>
      <text:p text:style-name="P1"><text:tab/>CD coeff summary: <text:s text:c="2"/>---------- -root --tip</text:p>
      <text:p text:style-name="P1"><text:tab/> <text:s text:c="19"/>reyno 1 <text:s text:c="4"/>0.0010 <text:s/>0.0010 |</text:p>
      <text:p text:style-name="P1"><text:tab/> <text:s text:c="19"/>reyno 2 <text:s text:c="4"/>0.0010 <text:s/>0.0010 |======&gt;resultant cd= 0.0010</text:p>
      <text:p text:style-name="P1"/>
      <text:p text:style-name="P1"><text:tab/>CM coeff summary: <text:s text:c="2"/>---------- -root --tip</text:p>
      <text:p text:style-name="P1"><text:tab/> <text:s text:c="19"/>reyno 1 <text:s text:c="4"/>0.0000 <text:s/>0.0000 |</text:p>
      <text:p text:style-name="P1"><text:tab/> <text:s text:c="19"/>reyno 2 <text:s text:c="4"/>0.0000 <text:s/>0.0000 |======&gt;resultant cm= 0.0000</text:p>
      <text:p text:style-name="P1"/>
      <text:p text:style-name="P1"><text:tab/>finite-wing lift multiplier of <text:s/>0.9801 takes cl to <text:s/>0.0776, OLD FLIGHT MODEL, MODDING CONTROL EFFECTS AS WELL. EXPERIMENTAL FLIGHT MODEL WILL PUT THIS BEFORE CONTROL EFFECTS</text:p>
      <text:p text:style-name="P1"><text:tab/>e of <text:s/>0.9363, geometric aspect ratio of 31.0563, effective aspect ratio of 31.0543, gives cdi of <text:s/>0.0001</text:p>
      <text:p text:style-name="P1"/>
      <text:p text:style-name="P1"><text:tab/>force along the local flight path of this particular element (see Aifoil-Maker plots in the 'AOA-180' tab to see sign conventions)</text:p>
      <text:p text:style-name="P1"><text:tab/>lift= 0.0780* <text:s/>0.0374* sqr( <text:s/>30.5) * <text:s/>1.1251 / 2 <text:s text:c="9"/>= <text:s text:c="4"/>1.5 N</text:p>
      <text:p text:style-name="P1"><text:tab/>drag= 0.0011* <text:s/>0.0374* sqr( <text:s/>30.5) * <text:s/>1.1251 / 2 <text:s text:c="9"/>= <text:s text:c="4"/>0.0 N</text:p>
      <text:p text:style-name="P1"><text:tab/>momt= 0.0000* <text:s/>0.0374* sqr( <text:s/>30.5) * <text:s/>1.1251 / 2 * <text:s text:c="3"/>0.15= <text:s text:c="4"/>0.0 N-m</text:p>
      <text:p text:style-name="P1"/>
      <text:p text:style-name="P1">RIGT WING 3:</text:p>
      <text:p text:style-name="P1"/>
      <text:p text:style-name="P1"><text:tab/>x= <text:s text:c="2"/>8.74 m pos right.</text:p>
      <text:p text:style-name="P1"><text:tab/>y= <text:s text:c="2"/>1.37 m pos up.</text:p>
      <text:p text:style-name="P1"><text:tab/>z= <text:s text:c="2"/>0.40 m pos aft.</text:p>
      <text:p text:style-name="P1"/>
      <text:p text:style-name="P1"><text:tab/>lift_local_path= <text:s text:c="4"/>1.5 N pos up.</text:p>
      <text:p text:style-name="P1"><text:tab/>drag_local_path= <text:s text:c="4"/>0.0 N pos aft.</text:p>
      <text:p text:style-name="P1"><text:tab/>side_local_path= <text:s text:c="4"/>0.0 N pos right.</text:p>
      <text:p text:style-name="P1"/>
      <text:p text:style-name="P1"><text:tab/>lift vector xyz=-0.9689 <text:s/>0.2471 -0.0134</text:p>
      <text:p text:style-name="P1"><text:tab/>drag vector xyz= 0.0020 <text:s/>0.0616 <text:s/>0.9981</text:p>
      <text:p text:style-name="P1"><text:tab/>side vector xyz= 0.2475 <text:s/>0.9670 -0.0602</text:p>
      <text:p text:style-name="P1"/>
      <text:p text:style-name="P1">----------------------------------------------------------------------------------------------------</text:p>
      <text:p text:style-name="P1">---RUNNING AERODYNAMIC FORCE AND TOTAL MOMENT TOTALS, AIRCRAFT AXIS SYSTEM--------------------------</text:p>
      <text:p text:style-name="P1">----------------------------------------------------------------------------------------------------</text:p>
      <text:p text:style-name="P1">RIGT WING 3</text:p>
      <text:p text:style-name="P1"><text:tab/>f_axil= <text:s/>-256.2 N, pos aft, <text:s text:c="3"/>L= <text:s text:c="3"/>-0.9 N-m, pos right</text:p>
      <text:p text:style-name="P1"><text:tab/>f_side= <text:s text:c="4"/>1.2 N, pos right, <text:s/>M= <text:s/>-625.7 N-m, pos up</text:p>
      <text:p text:style-name="P1"><text:tab/>f_nrml= <text:s/>5858.0 N, pos up, <text:s text:c="4"/>N= <text:s text:c="4"/>7.7 N-m, pos right</text:p>
      <text:p text:style-name="P1">----------------------------------------------------------------------------------------------------</text:p>
      <text:p text:style-name="P1"/>
      <text:p text:style-name="P1"/>
      <text:p text:style-name="P1"/>
      <text:p text:style-name="P3">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</text:p>
      <text:p text:style-name="P1">•••LEFT H STAB ELEMENT # 0••••••••••••••••••••••••••••••••••••••••••••••••••••••••••••••••••••••••••</text:p>
      <text:p text:style-name="P1">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</text:p>
      <text:p text:style-name="P1"><text:tab/>element x= <text:s/>-0.57 m, pos right from CG</text:p>
      <text:p text:style-name="P1"><text:tab/>element y= <text:s text:c="2"/>1.06 m, pos up <text:s text:c="3"/>from CG</text:p>
      <text:p text:style-name="P1"><text:tab/>element z= <text:s text:c="2"/>3.72 m, pos aft <text:s text:c="2"/>from CG</text:p>
      <text:p text:style-name="P1"/>
      <text:p text:style-name="P1"><text:tab/>infinite flow speed is vx of <text:s text:c="3"/>0.0 vy of <text:s text:c="3"/>2.1 vz of <text:s text:c="2"/>33.7 m/s in aircraft body coordinates</text:p>
      <text:p text:style-name="P1"><text:tab/>DOWNWASH from LEFT WING 1 el #0 is <text:s text:c="3"/>2.3 deg, at v= <text:s/>33.7 m/s for vertical delta= <text:s/>-1.37 m/s</text:p>
      <text:p text:style-name="P1"><text:tab/>So speed is changed to vx= <text:s text:c="2"/>0.0 vy= <text:s text:c="2"/>0.7 vz= <text:s/>33.7 m/s</text:p>
      <text:p text:style-name="P1"><text:tab/>So final speed is vx= <text:s text:c="2"/>0.0 vy= <text:s text:c="2"/>0.7 vz= <text:s/>33.7 m/s in the aircraft axis coordinate system</text:p>
      <text:p text:style-name="P1"/>
      <text:p text:style-name="P1"><text:tab/>alpha of the wing plane <text:s text:c="3"/>: <text:s text:c="3"/>1.2</text:p>
      <text:p text:style-name="P1"><text:tab/>incidence <text:s text:c="17"/>: <text:s text:c="2"/>-3.0</text:p>
      <text:p text:style-name="P1"><text:tab/>incidence increase <text:s text:c="8"/>: <text:s text:c="3"/>0.0</text:p>
      <text:p text:style-name="P1"><text:tab/>geometric alpha <text:s text:c="11"/>: <text:s text:c="2"/>-1.8</text:p>
      <text:p text:style-name="P1"><text:tab/>v for forces <text:s text:c="14"/>: <text:s text:c="2"/>33.6 (based on effective sweep of <text:s text:c="2"/>-4.0 deg)</text:p>
      <text:p text:style-name="P1"/>
      <text:p text:style-name="P1"/>
      <text:p text:style-name="P1"><text:s text:c="3"/>ELEVATOR #1: crat= 0.4000, def= <text:s/>-4.3 deg: (pos down or extended, neg up)</text:p>
      <text:p text:style-name="P1"><text:tab/>dx_te = 0.9989</text:p>
      <text:p text:style-name="P1"><text:tab/>dy_te =-0.0300</text:p>
      <text:p text:style-name="P1"><text:tab/>al_inc=-1.3777</text:p>
      <text:p text:style-name="P1"><text:tab/>cl inc=-0.1873</text:p>
      <text:p text:style-name="P1"><text:tab/>cd inc= 0.0001</text:p>
      <text:p text:style-name="P1"><text:tab/>cm inc= 0.1030</text:p>
      <text:p text:style-name="P1"><text:tab/>Effective alpha increased <text:s text:c="2"/>-1.4 deg by all combined lift-incrementation devices up to final geo alpha of <text:s text:c="2"/>-3.2 deg</text:p>
      <text:p text:style-name="P1"/>
      <text:p text:style-name="P1"/>
      <text:p text:style-name="P1"><text:tab/>AR= 4.1097, e= 0.9878, ls_D_ls0= 0.6900, al_D_al0= 0.7767, cl_D_cl0= 0.8884</text:p>
      <text:p text:style-name="P1"/>
      <text:p text:style-name="P1">root lo Reynolds number: Aircraft/Extra Aircraft/ASG29_B21/airfoils/NACA 0012 (symmetrical).afl, coefficient lookup, I have 1 Reynolds numbers available, and am using table #0</text:p>
      <text:p text:style-name="P1"><text:tab/>That's the table for Re= 3.0000 million, with flight Re= 0.7553 million</text:p>
      <text:p text:style-name="P1"><text:tab/>alpha airflow= <text:s/>-3.2, alpha zero-lift= <text:s/>-0.0, finite wing alpha multiplier= 0.7767, slat alpha divisor= 1.0000, alpha lookup= <text:s/>-2.5</text:p>
      <text:p text:style-name="P1"><text:tab/>Cl lookup: -0.2968</text:p>
      <text:p text:style-name="P1"><text:tab/>Cd lookup: <text:s/>0.0054</text:p>
      <text:p text:style-name="P1"><text:tab/>Cm lookup: <text:s/>0.0000</text:p>
      <text:p text:style-name="P1"/>
      <text:p text:style-name="P1">tip lo Reynolds number: Aircraft/Extra Aircraft/ASG29_B21/airfoils/NACA 0009 (symmetrical).afl, coefficient lookup, I have 1 Reynolds numbers available, and am using table #0</text:p>
      <text:p text:style-name="P1"><text:tab/>That's the table for Re= 6.0000 million, with flight Re= 0.7553 million</text:p>
      <text:p text:style-name="P1"><text:tab/>alpha airflow= <text:s/>-3.2, alpha zero-lift= <text:s/>-0.0, finite wing alpha multiplier= 0.7767, slat alpha divisor= 1.0000, alpha lookup= <text:s/>-2.5</text:p>
      <text:p text:style-name="P1"><text:tab/>Cl lookup: -0.2597</text:p>
      <text:p text:style-name="P1"><text:tab/>Cd lookup: <text:s/>0.0054</text:p>
      <text:p text:style-name="P1"><text:tab/>Cm lookup: <text:s/>0.0000</text:p>
      <text:p text:style-name="P1"/>
      <text:p text:style-name="P1"><text:tab/>element 1 of 1, center at <text:s/>50%, which is <text:s/>50% of foil interpolation span (at foil interp power of <text:s/>1.0000)</text:p>
      <text:p text:style-name="P1"/>
      <text:p text:style-name="P1"><text:tab/>Re <text:s text:c="6"/>summary: <text:s text:c="2"/>---------- -root --tip</text:p>
      <text:p text:style-name="P1"><text:tab/> <text:s text:c="19"/>reyno 1 <text:s text:c="4"/>3.0000 <text:s/>6.0000 |</text:p>
      <text:p text:style-name="P1"><text:tab/> <text:s text:c="19"/>reyno 2 <text:s text:c="4"/>3.0000 <text:s/>6.0000 |======&gt;with flight Re= 0.7553 million</text:p>
      <text:p text:style-name="P1"/>
      <text:p text:style-name="P1"><text:tab/>CL coeff summary: <text:s text:c="2"/>---------- -root --tip</text:p>
      <text:p text:style-name="P1"><text:tab/> <text:s text:c="19"/>reyno 1 <text:s text:c="3"/>-0.2968 -0.2597 |</text:p>
      <text:p text:style-name="P1"><text:tab/> <text:s text:c="19"/>reyno 2 <text:s text:c="3"/>-0.2968 -0.2597 |======&gt;resultant cl=-0.2783</text:p>
      <text:p text:style-name="P1"/>
      <text:p text:style-name="P1"><text:tab/>CD coeff summary: <text:s text:c="2"/>---------- -root --tip</text:p>
      <text:p text:style-name="P1"><text:tab/> <text:s text:c="19"/>reyno 1 <text:s text:c="4"/>0.0054 <text:s/>0.0054 |</text:p>
      <text:p text:style-name="P1"><text:tab/> <text:s text:c="19"/>reyno 2 <text:s text:c="4"/>0.0054 <text:s/>0.0054 |======&gt;resultant cd= 0.0054</text:p>
      <text:p text:style-name="P1"/>
      <text:p text:style-name="P1"><text:tab/>CM coeff summary: <text:s text:c="2"/>---------- -root --tip</text:p>
      <text:p text:style-name="P1"><text:tab/> <text:s text:c="19"/>reyno 1 <text:s text:c="4"/>0.0000 <text:s/>0.0000 |</text:p>
      <text:p text:style-name="P1"><text:tab/> <text:s text:c="19"/>reyno 2 <text:s text:c="4"/>0.0000 <text:s/>0.0000 |======&gt;resultant cm= 0.0000</text:p>
      <text:p text:style-name="P1"/>
      <text:p text:style-name="P1"><text:tab/>adding control-effects cl <text:s text:c="2"/>of -0.1873 takes cl to -0.4656</text:p>
      <text:p text:style-name="P1"><text:tab/>adding control-effects cd <text:s text:c="2"/>of <text:s/>0.0001 takes cd to <text:s/>0.0055</text:p>
      <text:p text:style-name="P1"><text:tab/>adding control-effects cm <text:s text:c="2"/>of <text:s/>0.1030 takes cm to <text:s/>0.1030</text:p>
      <text:p text:style-name="P1"><text:tab/>finite-wing lift multiplier of <text:s/>0.8884 takes cl to -0.4136, OLD FLIGHT MODEL, MODDING CONTROL EFFECTS AS WELL. EXPERIMENTAL FLIGHT MODEL WILL PUT THIS BEFORE CONTROL EFFECTS</text:p>
      <text:p text:style-name="P1"><text:tab/>e of <text:s/>0.9878, geometric aspect ratio of <text:s/>4.1097, effective aspect ratio of <text:s/>4.1097, gives cdi of <text:s/>0.0135</text:p>
      <text:p text:style-name="P1"/>
      <text:p text:style-name="P1"><text:tab/>force along the local flight path of this particular element (see Aifoil-Maker plots in the 'AOA-180' tab to see sign conventions)</text:p>
      <text:p text:style-name="P1"><text:tab/>lift=-0.4157* <text:s/>0.3906* sqr( <text:s/>33.6) * <text:s/>1.1251 / 2 <text:s text:c="9"/>= <text:s/>-103.1 N</text:p>
      <text:p text:style-name="P1"><text:tab/>drag= 0.0191* <text:s/>0.3906* sqr( <text:s/>33.6) * <text:s/>1.1251 / 2 <text:s text:c="9"/>= <text:s text:c="4"/>4.7 N</text:p>
      <text:p text:style-name="P1"><text:tab/>momt= 0.1044* <text:s/>0.3906* sqr( <text:s/>33.6) * <text:s/>1.1251 / 2 * <text:s text:c="3"/>0.35= <text:s text:c="4"/>9.2 N-m</text:p>
      <text:p text:style-name="P1"/>
      <text:p text:style-name="P1">LEFT H STAB:</text:p>
      <text:p text:style-name="P1"/>
      <text:p text:style-name="P1"><text:tab/>x= <text:s/>-0.57 m pos right.</text:p>
      <text:p text:style-name="P1"><text:tab/>y= <text:s text:c="2"/>1.06 m pos up.</text:p>
      <text:p text:style-name="P1"><text:tab/>z= <text:s text:c="2"/>3.72 m pos aft.</text:p>
      <text:p text:style-name="P1"/>
      <text:p text:style-name="P1"><text:tab/>lift_local_path= <text:s/>-103.1 N pos up.</text:p>
      <text:p text:style-name="P1"><text:tab/>drag_local_path= <text:s text:c="4"/>4.7 N pos aft.</text:p>
      <text:p text:style-name="P1"><text:tab/>side_local_path= <text:s text:c="4"/>0.0 N pos right.</text:p>
      <text:p text:style-name="P1"/>
      <text:p text:style-name="P1"><text:tab/>lift vector xyz=-0.0014 <text:s/>0.9998 -0.0208</text:p>
      <text:p text:style-name="P1"><text:tab/>drag vector xyz= 0.0012 <text:s/>0.0208 <text:s/>0.9998</text:p>
      <text:p text:style-name="P1"><text:tab/>side vector xyz= 1.0000 <text:s/>0.0014 -0.0012</text:p>
      <text:p text:style-name="P1"><text:soft-page-break/></text:p>
      <text:p text:style-name="P1">----------------------------------------------------------------------------------------------------</text:p>
      <text:p text:style-name="P1">---RUNNING AERODYNAMIC FORCE AND TOTAL MOMENT TOTALS, AIRCRAFT AXIS SYSTEM--------------------------</text:p>
      <text:p text:style-name="P1">----------------------------------------------------------------------------------------------------</text:p>
      <text:p text:style-name="P1">LEFT H STAB</text:p>
      <text:p text:style-name="P1"><text:tab/>f_axil= <text:s/>-249.4 N, pos aft, <text:s text:c="3"/>L= <text:s text:c="2"/>-59.9 N-m, pos right</text:p>
      <text:p text:style-name="P1"><text:tab/>f_side= <text:s text:c="4"/>1.4 N, pos right, <text:s/>M= <text:s/>-226.1 N-m, pos up</text:p>
      <text:p text:style-name="P1"><text:tab/>f_nrml= <text:s/>5755.0 N, pos up, <text:s text:c="4"/>N= <text:s text:c="4"/>3.2 N-m, pos right</text:p>
      <text:p text:style-name="P1">----------------------------------------------------------------------------------------------------</text:p>
      <text:p text:style-name="P1"/>
      <text:p text:style-name="P1"/>
      <text:p text:style-name="P1"/>
      <text:p text:style-name="P3">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</text:p>
      <text:p text:style-name="P1">•••RIGT H STAB ELEMENT # 0••••••••••••••••••••••••••••••••••••••••••••••••••••••••••••••••••••••••••</text:p>
      <text:p text:style-name="P1">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</text:p>
      <text:p text:style-name="P1"><text:tab/>element x= <text:s text:c="2"/>0.57 m, pos right from CG</text:p>
      <text:p text:style-name="P1"><text:tab/>element y= <text:s text:c="2"/>1.06 m, pos up <text:s text:c="3"/>from CG</text:p>
      <text:p text:style-name="P1"><text:tab/>element z= <text:s text:c="2"/>3.72 m, pos aft <text:s text:c="2"/>from CG</text:p>
      <text:p text:style-name="P1"/>
      <text:p text:style-name="P1"><text:tab/>infinite flow speed is vx of <text:s text:c="3"/>0.0 vy of <text:s text:c="3"/>2.1 vz of <text:s text:c="2"/>33.7 m/s in aircraft body coordinates</text:p>
      <text:p text:style-name="P1"><text:tab/>DOWNWASH from RIGT WING 1 el #0 is <text:s text:c="3"/>2.3 deg, at v= <text:s/>33.7 m/s for vertical delta= <text:s/>-1.37 m/s</text:p>
      <text:p text:style-name="P1"><text:tab/>So speed is changed to vx= <text:s text:c="2"/>0.0 vy= <text:s text:c="2"/>0.7 vz= <text:s/>33.7 m/s</text:p>
      <text:p text:style-name="P1"><text:tab/>So final speed is vx= <text:s text:c="2"/>0.0 vy= <text:s text:c="2"/>0.7 vz= <text:s/>33.7 m/s in the aircraft axis coordinate system</text:p>
      <text:p text:style-name="P1"/>
      <text:p text:style-name="P1"><text:tab/>alpha of the wing plane <text:s text:c="3"/>: <text:s text:c="3"/>1.2</text:p>
      <text:p text:style-name="P1"><text:tab/>incidence <text:s text:c="17"/>: <text:s text:c="2"/>-3.0</text:p>
      <text:p text:style-name="P1"><text:tab/>incidence increase <text:s text:c="8"/>: <text:s text:c="3"/>0.0</text:p>
      <text:p text:style-name="P1"><text:tab/>geometric alpha <text:s text:c="11"/>: <text:s text:c="2"/>-1.8</text:p>
      <text:p text:style-name="P1"><text:tab/>v for forces <text:s text:c="14"/>: <text:s text:c="2"/>33.6 (based on effective sweep of <text:s text:c="3"/>4.0 deg)</text:p>
      <text:p text:style-name="P1"/>
      <text:p text:style-name="P1"/>
      <text:p text:style-name="P1"><text:s text:c="3"/>ELEVATOR #1: crat= 0.4000, def= <text:s/>-4.3 deg: (pos down or extended, neg up)</text:p>
      <text:p text:style-name="P1"><text:tab/>dx_te = 0.9989</text:p>
      <text:p text:style-name="P1"><text:tab/>dy_te =-0.0300</text:p>
      <text:p text:style-name="P1"><text:tab/>al_inc=-1.3777</text:p>
      <text:p text:style-name="P1"><text:tab/>cl inc=-0.1873</text:p>
      <text:p text:style-name="P1"><text:tab/>cd inc= 0.0001</text:p>
      <text:p text:style-name="P1"><text:tab/>cm inc= 0.1030</text:p>
      <text:p text:style-name="P1"><text:tab/>Effective alpha increased <text:s text:c="2"/>-1.4 deg by all combined lift-incrementation devices up to final geo alpha of <text:s text:c="2"/>-3.2 deg</text:p>
      <text:p text:style-name="P1"/>
      <text:p text:style-name="P1"/>
      <text:p text:style-name="P1"><text:tab/>AR= 4.1097, e= 0.9878, ls_D_ls0= 0.6900, al_D_al0= 0.7767, cl_D_cl0= 0.8884</text:p>
      <text:p text:style-name="P1"/>
      <text:p text:style-name="P1">root lo Reynolds number: Aircraft/Extra Aircraft/ASG29_B21/airfoils/NACA 0012 (symmetrical).afl, coefficient lookup, I have 1 Reynolds numbers available, and am using table #0</text:p>
      <text:p text:style-name="P1"><text:tab/>That's the table for Re= 3.0000 million, with flight Re= 0.7554 million</text:p>
      <text:p text:style-name="P1"><text:tab/>alpha airflow= <text:s/>-3.2, alpha zero-lift= <text:s/>-0.0, finite wing alpha multiplier= 0.7767, slat alpha divisor= 1.0000, alpha lookup= <text:s/>-2.5</text:p>
      <text:p text:style-name="P1"><text:tab/>Cl lookup: -0.2965</text:p>
      <text:p text:style-name="P1"><text:tab/>Cd lookup: <text:s/>0.0054</text:p>
      <text:p text:style-name="P1"><text:tab/>Cm lookup: <text:s/>0.0000</text:p>
      <text:p text:style-name="P1"/>
      <text:p text:style-name="P1">tip lo Reynolds number: Aircraft/Extra Aircraft/ASG29_B21/airfoils/NACA 0009 (symmetrical).afl, coefficient lookup, I have 1 Reynolds numbers available, and am using table #0</text:p>
      <text:p text:style-name="P1"><text:tab/>That's the table for Re= 6.0000 million, with flight Re= 0.7554 million</text:p>
      <text:p text:style-name="P1"><text:tab/>alpha airflow= <text:s/>-3.2, alpha zero-lift= <text:s/>-0.0, finite wing alpha multiplier= 0.7767, slat alpha divisor= 1.0000, alpha lookup= <text:s/>-2.5</text:p>
      <text:p text:style-name="P1"><text:tab/>Cl lookup: -0.2594</text:p>
      <text:p text:style-name="P1"><text:tab/>Cd lookup: <text:s/>0.0054</text:p>
      <text:p text:style-name="P1"><text:tab/>Cm lookup: <text:s/>0.0000</text:p>
      <text:p text:style-name="P1"/>
      <text:p text:style-name="P1"><text:tab/>element 1 of 1, center at <text:s/>50%, which is <text:s/>50% of foil interpolation span (at foil interp power of <text:s/>1.0000)</text:p>
      <text:p text:style-name="P1"/>
      <text:p text:style-name="P1"><text:tab/>Re <text:s text:c="6"/>summary: <text:s text:c="2"/>---------- -root --tip</text:p>
      <text:p text:style-name="P1"><text:tab/> <text:s text:c="19"/>reyno 1 <text:s text:c="4"/>3.0000 <text:s/>6.0000 |</text:p>
      <text:p text:style-name="P1"><text:tab/> <text:s text:c="19"/>reyno 2 <text:s text:c="4"/>3.0000 <text:s/>6.0000 |======&gt;with flight Re= 0.7554 million</text:p>
      <text:p text:style-name="P1"/>
      <text:p text:style-name="P1"><text:tab/>CL coeff summary: <text:s text:c="2"/>---------- -root --tip</text:p>
      <text:p text:style-name="P1"><text:tab/> <text:s text:c="19"/>reyno 1 <text:s text:c="3"/>-0.2965 -0.2594 |</text:p>
      <text:p text:style-name="P1"><text:tab/> <text:s text:c="19"/>reyno 2 <text:s text:c="3"/>-0.2965 -0.2594 |======&gt;resultant cl=-0.2780</text:p>
      <text:p text:style-name="P1"/>
      <text:p text:style-name="P1"><text:tab/>CD coeff summary: <text:s text:c="2"/>---------- -root --tip</text:p>
      <text:p text:style-name="P1"><text:tab/> <text:s text:c="19"/>reyno 1 <text:s text:c="4"/>0.0054 <text:s/>0.0054 |</text:p>
      <text:p text:style-name="P1"><text:tab/> <text:s text:c="19"/>reyno 2 <text:s text:c="4"/>0.0054 <text:s/>0.0054 |======&gt;resultant cd= 0.0054</text:p>
      <text:p text:style-name="P1"/>
      <text:p text:style-name="P1"><text:tab/>CM coeff summary: <text:s text:c="2"/>---------- -root --tip</text:p>
      <text:p text:style-name="P1"><text:tab/> <text:s text:c="19"/>reyno 1 <text:s text:c="4"/>0.0000 <text:s/>0.0000 |</text:p>
      <text:p text:style-name="P1"><text:tab/> <text:s text:c="19"/>reyno 2 <text:s text:c="4"/>0.0000 <text:s/>0.0000 |======&gt;resultant cm= 0.0000</text:p>
      <text:p text:style-name="P1"/>
      <text:p text:style-name="P1"><text:tab/>adding control-effects cl <text:s text:c="2"/>of -0.1873 takes cl to -0.4653</text:p>
      <text:p text:style-name="P1"><text:tab/>adding control-effects cd <text:s text:c="2"/>of <text:s/>0.0001 takes cd to <text:s/>0.0055</text:p>
      <text:p text:style-name="P1"><text:tab/>adding control-effects cm <text:s text:c="2"/>of <text:s/>0.1030 takes cm to <text:s/>0.1030</text:p>
      <text:p text:style-name="P1"><text:tab/>finite-wing lift multiplier of <text:s/>0.8884 takes cl to -0.4133, OLD FLIGHT MODEL, MODDING CONTROL EFFECTS AS WELL. EXPERIMENTAL FLIGHT MODEL WILL PUT THIS BEFORE CONTROL EFFECTS</text:p>
      <text:p text:style-name="P1"><text:tab/>e of <text:s/>0.9878, geometric aspect ratio of <text:s/>4.1097, effective aspect ratio of <text:s/>4.1097, gives cdi of <text:s/>0.0135</text:p>
      <text:p text:style-name="P1"/>
      <text:p text:style-name="P1"><text:tab/>force along the local flight path of this particular element (see Aifoil-Maker plots in the 'AOA-180' tab to see sign conventions)</text:p>
      <text:p text:style-name="P1"><text:tab/>lift=-0.4154* <text:s/>0.3906* sqr( <text:s/>33.6) * <text:s/>1.1251 / 2 <text:s text:c="9"/>= <text:s/>-103.0 N</text:p>
      <text:p text:style-name="P1"><text:tab/>drag= 0.0191* <text:s/>0.3906* sqr( <text:s/>33.6) * <text:s/>1.1251 / 2 <text:s text:c="9"/>= <text:s text:c="4"/>4.7 N</text:p>
      <text:p text:style-name="P1"><text:tab/>momt= 0.1044* <text:s/>0.3906* sqr( <text:s/>33.6) * <text:s/>1.1251 / 2 * <text:s text:c="3"/>0.35= <text:s text:c="4"/>9.2 N-m</text:p>
      <text:p text:style-name="P1"/>
      <text:p text:style-name="P1">RIGT H STAB:</text:p>
      <text:p text:style-name="P1"/>
      <text:p text:style-name="P1"><text:tab/>x= <text:s text:c="2"/>0.57 m pos right.</text:p>
      <text:p text:style-name="P1"><text:tab/>y= <text:s text:c="2"/>1.06 m pos up.</text:p>
      <text:p text:style-name="P1"><text:tab/>z= <text:s text:c="2"/>3.72 m pos aft.</text:p>
      <text:p text:style-name="P1"/>
      <text:p text:style-name="P1"><text:tab/>lift_local_path= <text:s/>-103.0 N pos up.</text:p>
      <text:p text:style-name="P1"><text:tab/>drag_local_path= <text:s text:c="4"/>4.7 N pos aft.</text:p>
      <text:p text:style-name="P1"><text:tab/>side_local_path= <text:s text:c="4"/>0.0 N pos right.</text:p>
      <text:p text:style-name="P1"/>
      <text:p text:style-name="P1"><text:tab/>lift vector xyz= 0.0014 <text:s/>0.9998 -0.0208</text:p>
      <text:p text:style-name="P1"><text:tab/>drag vector xyz= 0.0012 <text:s/>0.0208 <text:s/>0.9998</text:p>
      <text:p text:style-name="P1"><text:tab/>side vector xyz= 1.0000 -0.0015 -0.0012</text:p>
      <text:p text:style-name="P1"><text:soft-page-break/></text:p>
      <text:p text:style-name="P1">----------------------------------------------------------------------------------------------------</text:p>
      <text:p text:style-name="P1">---RUNNING AERODYNAMIC FORCE AND TOTAL MOMENT TOTALS, AIRCRAFT AXIS SYSTEM--------------------------</text:p>
      <text:p text:style-name="P1">----------------------------------------------------------------------------------------------------</text:p>
      <text:p text:style-name="P1">RIGT H STAB</text:p>
      <text:p text:style-name="P1"><text:tab/>f_axil= <text:s/>-242.5 N, pos aft, <text:s text:c="3"/>L= <text:s text:c="3"/>-0.9 N-m, pos right</text:p>
      <text:p text:style-name="P1"><text:tab/>f_side= <text:s text:c="4"/>1.2 N, pos right, <text:s/>M= <text:s text:c="2"/>173.3 N-m, pos up</text:p>
      <text:p text:style-name="P1"><text:tab/>f_nrml= <text:s/>5652.2 N, pos up, <text:s text:c="4"/>N= <text:s text:c="4"/>7.6 N-m, pos right</text:p>
      <text:p text:style-name="P1">----------------------------------------------------------------------------------------------------</text:p>
      <text:p text:style-name="P1"/>
      <text:p text:style-name="P1"/>
      <text:p text:style-name="P1"/>
      <text:p text:style-name="P3">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</text:p>
      <text:p text:style-name="P1">•••VERT STAB 1 ELEMENT # 0••••••••••••••••••••••••••••••••••••••••••••••••••••••••••••••••••••••••••</text:p>
      <text:p text:style-name="P1">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</text:p>
      <text:p text:style-name="P1"><text:tab/>element x= <text:s/>-0.00 m, pos right from CG</text:p>
      <text:p text:style-name="P1"><text:tab/>element y= <text:s text:c="2"/>0.45 m, pos up <text:s text:c="3"/>from CG</text:p>
      <text:p text:style-name="P1"><text:tab/>element z= <text:s text:c="2"/>3.64 m, pos aft <text:s text:c="2"/>from CG</text:p>
      <text:p text:style-name="P1"/>
      <text:p text:style-name="P1"><text:tab/>infinite flow speed is vx of <text:s text:c="3"/>0.0 vy of <text:s text:c="3"/>2.1 vz of <text:s text:c="2"/>33.7 m/s in aircraft body coordinates</text:p>
      <text:p text:style-name="P1"><text:tab/>DOWNWASH from LEFT WING 1 el #0 is <text:s text:c="3"/>2.4 deg, at v= <text:s/>33.7 m/s for vertical delta= <text:s/>-1.43 m/s</text:p>
      <text:p text:style-name="P1"><text:tab/>So speed is changed to vx= <text:s text:c="2"/>0.0 vy= <text:s text:c="2"/>0.6 vz= <text:s/>33.7 m/s</text:p>
      <text:p text:style-name="P1"><text:tab/>WAKEWASH from LEFT WING 1 el #0 with cd= 0.0076, dy_chords= <text:s text:c="2"/>0.06, wake_width_chords= <text:s text:c="2"/>0.12, wake_deficit_at_center= 0.0449, wake_deficit_here= 0.0208, <text:s/>speed ratio= 0.9895</text:p>
      <text:p text:style-name="P1"><text:tab/>So speed is changed to vx= <text:s text:c="2"/>0.0 vy= <text:s text:c="2"/>0.6 vz= <text:s/>33.3 m/s</text:p>
      <text:p text:style-name="P1"><text:tab/>So final speed is vx= <text:s text:c="2"/>0.0 vy= <text:s text:c="2"/>0.6 vz= <text:s/>33.3 m/s in the aircraft axis coordinate system</text:p>
      <text:p text:style-name="P1"/>
      <text:p text:style-name="P1"><text:tab/>alpha of the wing plane <text:s text:c="3"/>: <text:s text:c="2"/>-0.1</text:p>
      <text:p text:style-name="P1"><text:tab/>incidence <text:s text:c="17"/>: <text:s text:c="3"/>0.0</text:p>
      <text:p text:style-name="P1"><text:tab/>incidence increase <text:s text:c="8"/>: <text:s text:c="3"/>0.0</text:p>
      <text:p text:style-name="P1"><text:tab/>geometric alpha <text:s text:c="11"/>: <text:s text:c="2"/>-0.1</text:p>
      <text:p text:style-name="P1"><text:tab/>v for forces <text:s text:c="14"/>: <text:s text:c="2"/>32.7 (based on effective sweep of <text:s text:c="3"/>9.9 deg)</text:p>
      <text:p text:style-name="P1"/>
      <text:p text:style-name="P1"/>
      <text:p text:style-name="P1"><text:s text:c="3"/>RUDDER #1: crat= 0.3000, def= <text:s text:c="2"/>0.0 deg: (pos down or extended, neg up)</text:p>
      <text:p text:style-name="P1"><text:tab/>dx_te = 1.0000</text:p>
      <text:p text:style-name="P1"><text:tab/>dy_te = 0.0001</text:p>
      <text:p text:style-name="P1"><text:tab/>al_inc= 0.0053</text:p>
      <text:p text:style-name="P1"><text:tab/>cl inc= 0.0009</text:p>
      <text:p text:style-name="P1"><text:tab/>cd inc= 0.0000</text:p>
      <text:p text:style-name="P1"><text:tab/>cm inc=-0.0006</text:p>
      <text:p text:style-name="P1"/>
      <text:p text:style-name="P1"><text:tab/>AR= 4.1097, e= 0.9878, ls_D_ls0= 0.6900, al_D_al0= 0.7767, cl_D_cl0= 0.8884</text:p>
      <text:p text:style-name="P1"/>
      <text:p text:style-name="P1">root lo Reynolds number: Aircraft/Extra Aircraft/ASG29_B21/airfoils/NACA 64(2)-015_3m.afl, coefficient lookup, I have 1 Reynolds numbers available, and am using table #0</text:p>
      <text:p text:style-name="P1"><text:tab/>That's the table for Re= 3.0000 million, with flight Re= 1.6768 million</text:p>
      <text:p text:style-name="P1"><text:tab/>alpha airflow= <text:s/>-0.1, alpha zero-lift= <text:s/>-0.0, finite wing alpha multiplier= 0.7767, slat alpha divisor= 1.0000, alpha lookup= <text:s/>-0.1</text:p>
      <text:p text:style-name="P1"><text:tab/>Cl lookup: -0.0050</text:p>
      <text:p text:style-name="P1"><text:tab/>Cd lookup: <text:s/>0.0054</text:p>
      <text:p text:style-name="P1"><text:tab/>Cm lookup: <text:s/>0.0000</text:p>
      <text:p text:style-name="P1"/>
      <text:p text:style-name="P1">root hi Reynolds number: Aircraft/Extra Aircraft/ASG29_B21/airfoils/NACA 64(2)-015_9m.afl, coefficient lookup, I have 1 Reynolds numbers available, and am using table #0</text:p>
      <text:p text:style-name="P1"><text:tab/>That's the table for Re= 9.0000 million, with flight Re= 1.6768 million</text:p>
      <text:p text:style-name="P1"><text:tab/>alpha airflow= <text:s/>-0.1, alpha zero-lift= <text:s/>-0.0, finite wing alpha multiplier= 0.7767, slat alpha divisor= 1.0000, alpha lookup= <text:s/>-0.1</text:p>
      <text:p text:style-name="P1"><text:tab/>Cl lookup: -0.0050</text:p>
      <text:p text:style-name="P1"><text:tab/>Cd lookup: <text:s/>0.0046</text:p>
      <text:p text:style-name="P1"><text:tab/>Cm lookup: <text:s/>0.0000</text:p>
      <text:p text:style-name="P1"/>
      <text:p text:style-name="P1">tip hi Reynolds number: Aircraft/Extra Aircraft/ASG29_B21/airfoils/NACA 64(2)-015_9m.afl, coefficient lookup, I have 1 Reynolds numbers available, and am using table #0</text:p>
      <text:p text:style-name="P1"><text:tab/>That's the table for Re= 9.0000 million, with flight Re= 1.6768 million</text:p>
      <text:p text:style-name="P1"><text:tab/>alpha airflow= <text:s/>-0.1, alpha zero-lift= <text:s/>-0.0, finite wing alpha multiplier= 0.7767, slat alpha divisor= 1.0000, alpha lookup= <text:s/>-0.1</text:p>
      <text:p text:style-name="P1"><text:tab/>Cl lookup: -0.0050</text:p>
      <text:p text:style-name="P1"><text:tab/>Cd lookup: <text:s/>0.0046</text:p>
      <text:p text:style-name="P1"><text:tab/>Cm lookup: <text:s/>0.0000</text:p>
      <text:p text:style-name="P1"/>
      <text:p text:style-name="P1"><text:tab/>element 1 of 1, center at <text:s/>50%, which is <text:s/>50% of foil interpolation span (at foil interp power of <text:s/>1.0000)</text:p>
      <text:p text:style-name="P1"/>
      <text:p text:style-name="P1"><text:tab/>Re <text:s text:c="6"/>summary: <text:s text:c="2"/>---------- -root --tip</text:p>
      <text:p text:style-name="P1"><text:tab/> <text:s text:c="19"/>reyno 1 <text:s text:c="4"/>3.0000 <text:s/>3.0000 |</text:p>
      <text:p text:style-name="P1"><text:tab/> <text:s text:c="19"/>reyno 2 <text:s text:c="4"/>9.0000 <text:s/>9.0000 |======&gt;with flight Re= 1.6768 million</text:p>
      <text:p text:style-name="P1"/>
      <text:p text:style-name="P1"><text:tab/>CL coeff summary: <text:s text:c="2"/>---------- -root --tip</text:p>
      <text:p text:style-name="P1"><text:tab/> <text:s text:c="19"/>reyno 1 <text:s text:c="3"/>-0.0050 -0.0050 |</text:p>
      <text:p text:style-name="P1"><text:tab/> <text:s text:c="19"/>reyno 2 <text:s text:c="3"/>-0.0050 -0.0050 |======&gt;resultant cl=-0.0050</text:p>
      <text:p text:style-name="P1"/>
      <text:p text:style-name="P1"><text:tab/>CD coeff summary: <text:s text:c="2"/>---------- -root --tip</text:p>
      <text:p text:style-name="P1"><text:tab/> <text:s text:c="19"/>reyno 1 <text:s text:c="4"/>0.0054 <text:s/>0.0054 |</text:p>
      <text:p text:style-name="P1"><text:tab/> <text:s text:c="19"/>reyno 2 <text:s text:c="4"/>0.0046 <text:s/>0.0046 |======&gt;resultant cd= 0.0054</text:p>
      <text:p text:style-name="P1"/>
      <text:p text:style-name="P1"><text:tab/>CM coeff summary: <text:s text:c="2"/>---------- -root --tip</text:p>
      <text:p text:style-name="P1"><text:tab/> <text:s text:c="19"/>reyno 1 <text:s text:c="4"/>0.0000 <text:s/>0.0000 |</text:p>
      <text:p text:style-name="P1"><text:tab/> <text:s text:c="19"/>reyno 2 <text:s text:c="4"/>0.0000 <text:s/>0.0000 |======&gt;resultant cm= 0.0000</text:p>
      <text:p text:style-name="P1"/>
      <text:p text:style-name="P1"><text:tab/>adding control-effects cl <text:s text:c="2"/>of <text:s/>0.0009 takes cl to -0.0041</text:p>
      <text:p text:style-name="P1"><text:tab/>adding control-effects cd <text:s text:c="2"/>of <text:s/>0.0000 takes cd to <text:s/>0.0054</text:p>
      <text:p text:style-name="P1"><text:tab/>adding control-effects cm <text:s text:c="2"/>of -0.0006 takes cm to -0.0006</text:p>
      <text:p text:style-name="P1"><text:tab/>finite-wing lift multiplier of <text:s/>0.8884 takes cl to -0.0036, OLD FLIGHT MODEL, MODDING CONTROL EFFECTS AS WELL. EXPERIMENTAL FLIGHT MODEL WILL PUT THIS BEFORE CONTROL EFFECTS</text:p>
      <text:p text:style-name="P1"><text:tab/>e of <text:s/>0.9878, geometric aspect ratio of <text:s/>4.1097, effective aspect ratio of <text:s/>4.1097, gives cdi of <text:s/>0.0000</text:p>
      <text:p text:style-name="P1"/>
      <text:p text:style-name="P1"><text:tab/>force along the local flight path of this particular element (see Aifoil-Maker plots in the 'AOA-180' tab to see sign conventions)</text:p>
      <text:p text:style-name="P1"><text:tab/>lift=-0.0036* <text:s/>0.9612* sqr( <text:s/>32.7) * <text:s/>1.1251 / 2 <text:s text:c="9"/>= <text:s text:c="3"/>-2.1 N</text:p>
      <text:p text:style-name="P1"><text:tab/>drag= 0.0054* <text:s/>0.9612* sqr( <text:s/>32.7) * <text:s/>1.1251 / 2 <text:s text:c="9"/>= <text:s text:c="4"/>3.1 N</text:p>
      <text:p text:style-name="P1"><text:tab/>momt=-0.0006* <text:s/>0.9612* sqr( <text:s/>32.7) * <text:s/>1.1251 / 2 * <text:s text:c="3"/>0.81= <text:s text:c="3"/>-0.3 N-m</text:p>
      <text:p text:style-name="P1"/>
      <text:p text:style-name="P1">VERT STAB 1:</text:p>
      <text:p text:style-name="P1"/>
      <text:p text:style-name="P1"><text:tab/>x= <text:s/>-0.00 m pos right.</text:p>
      <text:p text:style-name="P1"><text:tab/>y= <text:s text:c="2"/>0.45 m pos up.</text:p>
      <text:p text:style-name="P1"><text:soft-page-break/><text:tab/>z= <text:s text:c="2"/>3.64 m pos aft.</text:p>
      <text:p text:style-name="P1"/>
      <text:p text:style-name="P1"><text:tab/>lift_local_path= <text:s text:c="3"/>-2.1 N pos up.</text:p>
      <text:p text:style-name="P1"><text:tab/>drag_local_path= <text:s text:c="4"/>3.1 N pos aft.</text:p>
      <text:p text:style-name="P1"><text:tab/>side_local_path= <text:s text:c="4"/>0.0 N pos right.</text:p>
      <text:p text:style-name="P1"/>
      <text:p text:style-name="P1"><text:tab/>lift vector xyz=-1.0000 -0.0002 <text:s/>0.0012</text:p>
      <text:p text:style-name="P1"><text:tab/>drag vector xyz= 0.0012 <text:s/>0.0192 <text:s/>0.9998</text:p>
      <text:p text:style-name="P1"><text:tab/>side vector xyz=-0.0002 <text:s/>0.9998 -0.0192</text:p>
      <text:p text:style-name="P1"/>
      <text:p text:style-name="P1">----------------------------------------------------------------------------------------------------</text:p>
      <text:p text:style-name="P1">---RUNNING AERODYNAMIC FORCE AND TOTAL MOMENT TOTALS, AIRCRAFT AXIS SYSTEM--------------------------</text:p>
      <text:p text:style-name="P1">----------------------------------------------------------------------------------------------------</text:p>
      <text:p text:style-name="P1">VERT STAB 1</text:p>
      <text:p text:style-name="P1"><text:tab/>f_axil= <text:s/>-239.4 N, pos aft, <text:s text:c="3"/>L= <text:s text:c="4"/>0.1 N-m, pos right</text:p>
      <text:p text:style-name="P1"><text:tab/>f_side= <text:s text:c="4"/>3.3 N, pos right, <text:s/>M= <text:s text:c="2"/>174.5 N-m, pos up</text:p>
      <text:p text:style-name="P1"><text:tab/>f_nrml= <text:s/>5652.2 N, pos up, <text:s text:c="4"/>N= <text:s text:c="4"/>0.2 N-m, pos right</text:p>
      <text:p text:style-name="P1">----------------------------------------------------------------------------------------------------</text:p>
      <text:p text:style-name="P1"/>
      <text:p text:style-name="P1"/>
      <text:p text:style-name="P1"/>
      <text:p text:style-name="P3">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</text:p>
      <text:p text:style-name="P1">Now to find aspect-ratio multiplier for LEFT WING 1:</text:p>
      <text:p text:style-name="P1"><text:s text:c="3"/>el # 0, clQ= <text:s/>1028.4, el arm= <text:s text:c="2"/>0.50, clQ_total= <text:s/>1028.4, clQ_x_arm= <text:s text:c="2"/>514.2</text:p>
      <text:p text:style-name="P1"><text:s text:c="6"/>loc= 0.5000, AR_mult= 1.0000</text:p>
      <text:p text:style-name="P1"/>
      <text:p text:style-name="P1">Now to find aspect-ratio multiplier for RIGT WING 1:</text:p>
      <text:p text:style-name="P1"><text:s text:c="3"/>el # 0, clQ= <text:s/>1027.7, el arm= <text:s text:c="2"/>0.50, clQ_total= <text:s/>1027.7, clQ_x_arm= <text:s text:c="2"/>513.9</text:p>
      <text:p text:style-name="P1"><text:s text:c="6"/>loc= 0.5000, AR_mult= 1.0000</text:p>
      <text:p text:style-name="P1"/>
      <text:p text:style-name="P1">Now to find aspect-ratio multiplier for LEFT WING 2:</text:p>
      <text:p text:style-name="P1"><text:s text:c="3"/>el # 0, clQ= <text:s/>1142.2, el arm= <text:s text:c="2"/>0.50, clQ_total= <text:s/>1142.3, clQ_x_arm= <text:s text:c="2"/>571.1</text:p>
      <text:p text:style-name="P1"><text:s text:c="6"/>loc= 0.5000, AR_mult= 1.0000</text:p>
      <text:p text:style-name="P1"/>
      <text:p text:style-name="P1">Now to find aspect-ratio multiplier for RIGT WING 2:</text:p>
      <text:p text:style-name="P1"><text:s text:c="3"/>el # 0, clQ= <text:s/>1143.8, el arm= <text:s text:c="2"/>0.50, clQ_total= <text:s/>1143.8, clQ_x_arm= <text:s text:c="2"/>571.9</text:p>
      <text:p text:style-name="P1"><text:s text:c="6"/>loc= 0.5000, AR_mult= 1.0000</text:p>
      <text:p text:style-name="P1"/>
      <text:p text:style-name="P1">Now to find aspect-ratio multiplier for LEFT WING 3:</text:p>
      <text:p text:style-name="P1"><text:s text:c="3"/>el # 0, clQ= <text:s text:c="3"/>94.4, el arm= <text:s text:c="2"/>0.50, clQ_total= <text:s text:c="3"/>94.5, clQ_x_arm= <text:s text:c="3"/>47.2</text:p>
      <text:p text:style-name="P1"><text:s text:c="3"/>el # 1, clQ= <text:s text:c="3"/>94.4, el arm= <text:s text:c="2"/>1.50, clQ_total= <text:s text:c="2"/>188.8, clQ_x_arm= <text:s text:c="2"/>188.8</text:p>
      <text:p text:style-name="P1"><text:s text:c="6"/>loc= 0.4999, AR_mult= 1.0001</text:p>
      <text:p text:style-name="P1"/>
      <text:p text:style-name="P1">Now to find aspect-ratio multiplier for RIGT WING 3:</text:p>
      <text:p text:style-name="P1"><text:s text:c="3"/>el # 0, clQ= <text:s text:c="3"/>72.6, el arm= <text:s text:c="2"/>0.50, clQ_total= <text:s text:c="3"/>72.6, clQ_x_arm= <text:s text:c="3"/>36.3</text:p>
      <text:p text:style-name="P1"><text:s text:c="3"/>el # 1, clQ= <text:s text:c="3"/>72.6, el arm= <text:s text:c="2"/>1.50, clQ_total= <text:s text:c="2"/>145.2, clQ_x_arm= <text:s text:c="2"/>145.2</text:p>
      <text:p text:style-name="P1"><text:s text:c="6"/>loc= 0.5001, AR_mult= 0.9999</text:p>
      <text:p text:style-name="P1"/>
      <text:p text:style-name="P1">Now to find aspect-ratio multiplier for LEFT H STAB:</text:p>
      <text:p text:style-name="P1"><text:s text:c="3"/>el # 0, clQ= <text:s text:c="2"/>469.0, el arm= <text:s text:c="2"/>0.50, clQ_total= <text:s text:c="2"/>469.1, clQ_x_arm= <text:s text:c="2"/>234.5</text:p>
      <text:p text:style-name="P1"><text:s text:c="6"/>loc= 0.5000, AR_mult= 1.0000</text:p>
      <text:p text:style-name="P1"/>
      <text:p text:style-name="P1">Now to find aspect-ratio multiplier for RIGT H STAB:</text:p>
      <text:p text:style-name="P1"><text:s text:c="3"/>el # 0, clQ= <text:s text:c="2"/>468.8, el arm= <text:s text:c="2"/>0.50, clQ_total= <text:s text:c="2"/>468.8, clQ_x_arm= <text:s text:c="2"/>234.4</text:p>
      <text:p text:style-name="P1"><text:s text:c="6"/>loc= 0.5000, AR_mult= 1.0000</text:p>
      <text:p text:style-name="P1"/>
      <text:p text:style-name="P1">Now to find aspect-ratio multiplier for VERT STAB 1:</text:p>
      <text:p text:style-name="P1"><text:s text:c="3"/>el # 0, clQ= <text:s text:c="4"/>3.9, el arm= <text:s text:c="2"/>0.50, clQ_total= <text:s text:c="4"/>3.9, clQ_x_arm= <text:s text:c="4"/>2.0</text:p>
      <text:p text:style-name="P1"><text:s text:c="6"/>loc= 0.5000, AR_mult= 1.0000</text:p>
      <text:p text:style-name="P1"/>
      <text:p text:style-name="P1"/>
      <text:p text:style-name="P3">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</text:p>
      <text:p text:style-name="P1">FUSELAGE:</text:p>
      <text:p text:style-name="P1">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</text:p>
      <text:p text:style-name="P1"><text:tab/>lat arm of centroid from acf ref= <text:s text:c="2"/>0.00 m pos right</text:p>
      <text:p text:style-name="P1"><text:tab/>vrt arm of centroid from acf ref= <text:s/>-0.06 m pos up</text:p>
      <text:p text:style-name="P1"><text:tab/>lon arm of centroid from acf ref= <text:s text:c="2"/>0.03 m pos aft, for vertical force with alpha, with arm running from <text:s text:c="3"/>0.03 at 0 alpha to <text:s text:c="3"/>0.03 at 90 alpha, currently <text:s text:c="3"/>3.6 alpha</text:p>
      <text:p text:style-name="P1"><text:tab/>lon arm of centroid from acf ref= <text:s text:c="2"/>0.03 m pos aft, for vertical force with beta , with arm running from <text:s text:c="3"/>0.03 at 0 beta <text:s/>to <text:s text:c="3"/>0.03 at 90 beta , currently <text:s text:c="3"/>0.1 beta </text:p>
      <text:p text:style-name="P1"/>
      <text:p text:style-name="P1"><text:tab/>body front area <text:s text:c="16"/>= 0.4293 square meters</text:p>
      <text:p text:style-name="P1"><text:tab/>body side <text:s/>area for side force <text:s/>= 2.4606 square meters</text:p>
      <text:p text:style-name="P1"><text:tab/>body top <text:s text:c="2"/>area for lift force <text:s/>= 2.0559 square meters</text:p>
      <text:p text:style-name="P1"/>
      <text:p text:style-name="P1"><text:tab/>infinite flow speed is vx of <text:s text:c="3"/>0.1 vy of <text:s text:c="3"/>2.1 vz of <text:s text:c="2"/>33.7 m/s in aircraft body coordinates</text:p>
      <text:p text:style-name="P1"><text:tab/>So final speed is vx= <text:s text:c="2"/>0.1 vy= <text:s text:c="2"/>2.1 vz= <text:s/>33.7 m/s in the aircraft axis coordinate system</text:p>
      <text:p text:style-name="P1"/>
      <text:p text:style-name="P1"><text:tab/>mach multiplication <text:s text:c="8"/>= 1.0050, part_cd= 0.0080, cd_cylinder= 1.0050</text:p>
      <text:p text:style-name="P1"><text:tab/>air attacking aft from ahead= <text:s/>33.7 m/s.</text:p>
      <text:p text:style-name="P1"><text:tab/>air attacking up from below = <text:s text:c="2"/>2.1 m/s.</text:p>
      <text:p text:style-name="P1"><text:tab/>air attacking to the right <text:s/>= <text:s text:c="2"/>0.1 m/s.</text:p>
      <text:p text:style-name="P1"><text:tab/>alph= <text:s text:c="2"/>3.6</text:p>
      <text:p text:style-name="P1"><text:tab/>beta= <text:s text:c="2"/>0.1</text:p>
      <text:p text:style-name="P1"><text:tab/>angl= <text:s text:c="2"/>3.6</text:p>
      <text:p text:style-name="P1"><text:tab/>cl vert= 0.0583, ref area of <text:s/>2.0559, v= <text:s/>33.7, rho= 1.1251, SUBSONIC body force= <text:s text:c="3"/>76.7 N</text:p>
      <text:p text:style-name="P1"><text:tab/>cl side= 0.0019, ref area of <text:s/>2.4606, v= <text:s/>33.7, rho= 1.1251, SUBSONIC body force= <text:s text:c="4"/>2.9 N</text:p>
      <text:p text:style-name="P1"><text:tab/>cd_frnt= 0.0157, ref area of <text:s/>0.4434, v= <text:s/>33.7, rho= 1.1251, SUBSONIC body force= <text:s text:c="4"/>4.5 N</text:p>
      <text:p text:style-name="P1"/>
      <text:p text:style-name="P1"><text:tab/>THIS BODY AT MACH= 0.1001</text:p>
      <text:p text:style-name="P1"><text:tab/>body drag force= <text:s text:c="4"/>4.5 N (is CD of <text:s/>0.0162 based on frontal area)</text:p>
      <text:p text:style-name="P1"><text:tab/>body side force= <text:s text:c="4"/>2.9 N (is CL of <text:s/>0.0019 based on side area)</text:p>
      <text:p text:style-name="P1"><text:tab/>body lift force= <text:s text:c="3"/>76.7 N (is CL of <text:s/>0.0583 based on top area)</text:p>
      <text:p text:style-name="P1"/>
      <text:p text:style-name="P1">LIFT at the centroid for alpha:</text:p>
      <text:p text:style-name="P1"/>
      <text:p text:style-name="P1"><text:tab/>x= <text:s text:c="2"/>0.00 m pos right.</text:p>
      <text:p text:style-name="P1"><text:tab/>y= <text:s/>-0.06 m pos up.</text:p>
      <text:p text:style-name="P1"><text:tab/>z= <text:s text:c="2"/>0.03 m pos aft.</text:p>
      <text:p text:style-name="P1"/>
      <text:p text:style-name="P1"><text:tab/>lift_local_path= <text:s text:c="3"/>76.7 N pos up.</text:p>
      <text:p text:style-name="P1"><text:tab/>drag_local_path= <text:s text:c="4"/>0.0 N pos aft.</text:p>
      <text:p text:style-name="P1"><text:tab/>side_local_path= <text:s text:c="4"/>0.0 N pos right.</text:p>
      <text:p text:style-name="P1"/>
      <text:p text:style-name="P1"><text:tab/>lift vector xyz= 0.0000 <text:s/>0.9981 -0.0621</text:p>
      <text:p text:style-name="P1"><text:tab/>drag vector xyz= 0.0020 <text:s/>0.0621 <text:s/>0.9981</text:p>
      <text:p text:style-name="P1"><text:tab/>side vector xyz= 1.0000 -0.0001 -0.0020</text:p>
      <text:p text:style-name="P1"/>
      <text:p text:style-name="P1">----------------------------------------------------------------------------------------------------</text:p>
      <text:p text:style-name="P1">---RUNNING AERODYNAMIC FORCE AND TOTAL MOMENT TOTALS, AIRCRAFT AXIS SYSTEM--------------------------</text:p>
      <text:p text:style-name="P1">----------------------------------------------------------------------------------------------------</text:p>
      <text:p text:style-name="P1">LIFT at the centroid for alpha</text:p>
      <text:p text:style-name="P1"><text:tab/>f_axil= <text:s/>-244.2 N, pos aft, <text:s text:c="3"/>L= <text:s text:c="4"/>0.1 N-m, pos right</text:p>
      <text:p text:style-name="P1"><text:tab/>f_side= <text:s text:c="4"/>3.3 N, pos right, <text:s/>M= <text:s text:c="2"/>172.2 N-m, pos up</text:p>
      <text:p text:style-name="P1"><text:tab/>f_nrml= <text:s/>5728.8 N, pos up, <text:s text:c="4"/>N= <text:s text:c="4"/>0.2 N-m, pos right</text:p>
      <text:p text:style-name="P1">----------------------------------------------------------------------------------------------------</text:p>
      <text:p text:style-name="P1"/>
      <text:p text:style-name="P1">SIDE at the centroid for beta:</text:p>
      <text:p text:style-name="P1"/>
      <text:p text:style-name="P1"><text:tab/>x= <text:s text:c="2"/>0.00 m pos right.</text:p>
      <text:p text:style-name="P1"><text:tab/>y= <text:s/>-0.06 m pos up.</text:p>
      <text:p text:style-name="P1"><text:tab/>z= <text:s text:c="2"/>0.03 m pos aft.</text:p>
      <text:p text:style-name="P1"/>
      <text:p text:style-name="P1"><text:tab/>lift_local_path= <text:s text:c="4"/>0.0 N pos up.</text:p>
      <text:p text:style-name="P1"><text:tab/>drag_local_path= <text:s text:c="4"/>0.0 N pos aft.</text:p>
      <text:p text:style-name="P1"><text:tab/>side_local_path= <text:s text:c="4"/>2.9 N pos right.</text:p>
      <text:p text:style-name="P1"/>
      <text:p text:style-name="P1"><text:tab/>lift vector xyz= 0.0000 <text:s/>0.9981 -0.0621</text:p>
      <text:p text:style-name="P1"><text:tab/>drag vector xyz= 0.0020 <text:s/>0.0621 <text:s/>0.9981</text:p>
      <text:p text:style-name="P1"><text:tab/>side vector xyz= 1.0000 -0.0001 -0.0020</text:p>
      <text:p text:style-name="P1"/>
      <text:p text:style-name="P1">----------------------------------------------------------------------------------------------------</text:p>
      <text:p text:style-name="P1">---RUNNING AERODYNAMIC FORCE AND TOTAL MOMENT TOTALS, AIRCRAFT AXIS SYSTEM--------------------------</text:p>
      <text:p text:style-name="P1">----------------------------------------------------------------------------------------------------</text:p>
      <text:p text:style-name="P1">SIDE at the centroid for beta</text:p>
      <text:p text:style-name="P1"><text:tab/>f_axil= <text:s/>-244.2 N, pos aft, <text:s text:c="3"/>L= <text:s text:c="3"/>-0.1 N-m, pos right</text:p>
      <text:p text:style-name="P1"><text:tab/>f_side= <text:s text:c="4"/>6.3 N, pos right, <text:s/>M= <text:s text:c="2"/>172.2 N-m, pos up</text:p>
      <text:p text:style-name="P1"><text:tab/>f_nrml= <text:s/>5728.8 N, pos up, <text:s text:c="4"/>N= <text:s text:c="4"/>0.1 N-m, pos right</text:p>
      <text:p text:style-name="P1">----------------------------------------------------------------------------------------------------</text:p>
      <text:p text:style-name="P1"/>
      <text:p text:style-name="P1">DRAG at the aero centroid:</text:p>
      <text:p text:style-name="P1"/>
      <text:p text:style-name="P1"><text:tab/>x= <text:s text:c="2"/>0.00 m pos right.</text:p>
      <text:p text:style-name="P1"><text:tab/>y= <text:s/>-0.06 m pos up.</text:p>
      <text:p text:style-name="P1"><text:tab/>z= <text:s text:c="2"/>0.03 m pos aft.</text:p>
      <text:p text:style-name="P1"/>
      <text:p text:style-name="P1"><text:tab/>lift_local_path= <text:s text:c="4"/>0.0 N pos up.</text:p>
      <text:p text:style-name="P1"><text:tab/>drag_local_path= <text:s text:c="4"/>4.5 N pos aft.</text:p>
      <text:p text:style-name="P1"><text:tab/>side_local_path= <text:s text:c="4"/>0.0 N pos right.</text:p>
      <text:p text:style-name="P1"/>
      <text:p text:style-name="P1"><text:tab/>lift vector xyz= 0.0000 <text:s/>0.9981 -0.0621</text:p>
      <text:p text:style-name="P1"><text:soft-page-break/><text:tab/>drag vector xyz= 0.0020 <text:s/>0.0621 <text:s/>0.9981</text:p>
      <text:p text:style-name="P1"><text:tab/>side vector xyz= 1.0000 -0.0001 -0.0020</text:p>
      <text:p text:style-name="P1"/>
      <text:p text:style-name="P1">----------------------------------------------------------------------------------------------------</text:p>
      <text:p text:style-name="P1">---RUNNING AERODYNAMIC FORCE AND TOTAL MOMENT TOTALS, AIRCRAFT AXIS SYSTEM--------------------------</text:p>
      <text:p text:style-name="P1">----------------------------------------------------------------------------------------------------</text:p>
      <text:p text:style-name="P1">DRAG at the aero centroid</text:p>
      <text:p text:style-name="P1"><text:tab/>f_axil= <text:s/>-239.7 N, pos aft, <text:s text:c="3"/>L= <text:s text:c="3"/>-0.1 N-m, pos right</text:p>
      <text:p text:style-name="P1"><text:tab/>f_side= <text:s text:c="4"/>6.3 N, pos right, <text:s/>M= <text:s text:c="2"/>171.9 N-m, pos up</text:p>
      <text:p text:style-name="P1"><text:tab/>f_nrml= <text:s/>5729.1 N, pos up, <text:s text:c="4"/>N= <text:s text:c="4"/>0.1 N-m, pos right</text:p>
      <text:p text:style-name="P1">----------------------------------------------------------------------------------------------------</text:p>
      <text:p text:style-name="P1"/>
      <text:p text:style-name="P1"/>
      <text:p text:style-name="P1"/>
      <text:p text:style-name="P3">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</text:p>
      <text:p text:style-name="P1">Landing gear #2, deployed <text:s/>1.0000:</text:p>
      <text:p text:style-name="P1">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</text:p>
      <text:p text:style-name="P1"><text:tab/>STRUT area exposed (including actuating struts if retract)= 0.0000 square meters</text:p>
      <text:p text:style-name="P1"><text:tab/>TIRES area exposed (tire may be largely hidden by fairing)= 0.0334 square meters</text:p>
      <text:p text:style-name="P1"><text:tab/>DOORS area exposed (all gear doors, 0 for fixed-gear) <text:s text:c="4"/>= 0.0000 square meters</text:p>
      <text:p text:style-name="P1"><text:tab/>STRUT Cd <text:s text:c="49"/>= 0.0500</text:p>
      <text:p text:style-name="P1"><text:tab/>TIRES Cd <text:s text:c="49"/>= 0.2500</text:p>
      <text:p text:style-name="P1"><text:tab/>DOORS Cd <text:s text:c="49"/>= 0.0000</text:p>
      <text:p text:style-name="P1"><text:tab/>drag of exposed STRUT <text:s text:c="36"/>= <text:s text:c="4"/>0.0 N</text:p>
      <text:p text:style-name="P1"><text:tab/>drag of exposed TIRES <text:s text:c="36"/>= <text:s text:c="4"/>5.3 N</text:p>
      <text:p text:style-name="P1"><text:tab/>drag of exposed DOORS <text:s text:c="36"/>= <text:s text:c="4"/>0.0 N</text:p>
      <text:p text:style-name="P1"><text:tab/>drag of this gear from additional drag from Plane-Maker <text:s text:c="2"/>= <text:s text:c="4"/>0.0 N</text:p>
      <text:p text:style-name="P1"><text:tab/>X/Y/Z= <text:s text:c="2"/>0.00 <text:s text:c="2"/>-0.18 <text:s text:c="3"/>3.80 m</text:p>
      <text:p text:style-name="P1"/>
      <text:p text:style-name="P1">landing gear:</text:p>
      <text:p text:style-name="P1"/>
      <text:p text:style-name="P1"><text:tab/>x= <text:s text:c="2"/>0.00 m pos right.</text:p>
      <text:p text:style-name="P1"><text:tab/>y= <text:s/>-0.18 m pos up.</text:p>
      <text:p text:style-name="P1"><text:tab/>z= <text:s text:c="2"/>3.80 m pos aft.</text:p>
      <text:p text:style-name="P1"/>
      <text:p text:style-name="P1"><text:tab/>lift_local_path= <text:s text:c="4"/>0.0 N pos up.</text:p>
      <text:p text:style-name="P1"><text:tab/>drag_local_path= <text:s text:c="4"/>5.3 N pos aft.</text:p>
      <text:p text:style-name="P1"><text:tab/>side_local_path= <text:s text:c="4"/>0.0 N pos right.</text:p>
      <text:p text:style-name="P1"/>
      <text:p text:style-name="P1"><text:tab/>lift vector xyz= 0.0000 <text:s/>0.9981 -0.0621</text:p>
      <text:p text:style-name="P1"><text:tab/>drag vector xyz= 0.0020 <text:s/>0.0621 <text:s/>0.9981</text:p>
      <text:p text:style-name="P1"><text:tab/>side vector xyz= 1.0000 -0.0001 -0.0020</text:p>
      <text:p text:style-name="P1"/>
      <text:p text:style-name="P1">----------------------------------------------------------------------------------------------------</text:p>
      <text:p text:style-name="P1">---RUNNING AERODYNAMIC FORCE AND TOTAL MOMENT TOTALS, AIRCRAFT AXIS SYSTEM--------------------------</text:p>
      <text:p text:style-name="P1">----------------------------------------------------------------------------------------------------</text:p>
      <text:p text:style-name="P1">landing gear</text:p>
      <text:p text:style-name="P1"><text:tab/>f_axil= <text:s/>-234.4 N, pos aft, <text:s text:c="3"/>L= <text:s text:c="3"/>-0.1 N-m, pos right</text:p>
      <text:p text:style-name="P1"><text:tab/>f_side= <text:s text:c="4"/>6.3 N, pos right, <text:s/>M= <text:s text:c="2"/>169.7 N-m, pos up</text:p>
      <text:p text:style-name="P1"><text:tab/>f_nrml= <text:s/>5729.4 N, pos up, <text:s text:c="4"/>N= <text:s text:c="4"/>0.1 N-m, pos right</text:p>
      <text:p text:style-name="P1">----------------------------------------------------------------------------------------------------</text:p>
      <text:p text:style-name="P1"/>
      <text:p text:style-name="P1"/>
      <text:p text:style-name="P1"/>
      <text:p text:style-name="P3">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</text:p>
      <text:p text:style-name="P1">Landing gear #3, deployed <text:s/>1.0000:</text:p>
      <text:p text:style-name="P1">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</text:p>
      <text:p text:style-name="P1"><text:tab/>STRUT area exposed (including actuating struts if retract)= 0.0000 square meters</text:p>
      <text:p text:style-name="P1"><text:tab/>TIRES area exposed (tire may be largely hidden by fairing)= 0.0019 square meters</text:p>
      <text:p text:style-name="P1"><text:tab/>DOORS area exposed (all gear doors, 0 for fixed-gear) <text:s text:c="4"/>= 0.0000 square meters</text:p>
      <text:p text:style-name="P1"><text:tab/>STRUT Cd <text:s text:c="49"/>= 0.0500</text:p>
      <text:p text:style-name="P1"><text:tab/>TIRES Cd <text:s text:c="49"/>= 0.2500</text:p>
      <text:p text:style-name="P1"><text:tab/>DOORS Cd <text:s text:c="49"/>= 0.0000</text:p>
      <text:p text:style-name="P1"><text:tab/>drag of exposed STRUT <text:s text:c="36"/>= <text:s text:c="4"/>0.0 N</text:p>
      <text:p text:style-name="P1"><text:tab/>drag of exposed TIRES <text:s text:c="36"/>= <text:s text:c="4"/>0.3 N</text:p>
      <text:p text:style-name="P1"><text:tab/>drag of exposed DOORS <text:s text:c="36"/>= <text:s text:c="4"/>0.0 N</text:p>
      <text:p text:style-name="P1"><text:tab/>drag of this gear from additional drag from Plane-Maker <text:s text:c="2"/>= <text:s text:c="4"/>0.0 N</text:p>
      <text:p text:style-name="P1"><text:tab/>X/Y/Z= <text:s/>-8.87 <text:s text:c="3"/>0.44 <text:s text:c="2"/>-0.16 m</text:p>
      <text:p text:style-name="P1"/>
      <text:p text:style-name="P1">landing gear:</text:p>
      <text:p text:style-name="P1"/>
      <text:p text:style-name="P1"><text:tab/>x= <text:s/>-8.87 m pos right.</text:p>
      <text:p text:style-name="P1"><text:tab/>y= <text:s text:c="2"/>0.44 m pos up.</text:p>
      <text:p text:style-name="P1"><text:tab/>z= <text:s/>-0.16 m pos aft.</text:p>
      <text:p text:style-name="P1"/>
      <text:p text:style-name="P1"><text:tab/>lift_local_path= <text:s text:c="4"/>0.0 N pos up.</text:p>
      <text:p text:style-name="P1"><text:tab/>drag_local_path= <text:s text:c="4"/>0.3 N pos aft.</text:p>
      <text:p text:style-name="P1"><text:tab/>side_local_path= <text:s text:c="4"/>0.0 N pos right.</text:p>
      <text:p text:style-name="P1"/>
      <text:p text:style-name="P1"><text:tab/>lift vector xyz= 0.0000 <text:s/>0.9981 -0.0621</text:p>
      <text:p text:style-name="P1"><text:tab/>drag vector xyz= 0.0020 <text:s/>0.0621 <text:s/>0.9981</text:p>
      <text:p text:style-name="P1"><text:tab/>side vector xyz= 1.0000 -0.0001 -0.0020</text:p>
      <text:p text:style-name="P1"/>
      <text:p text:style-name="P1">----------------------------------------------------------------------------------------------------</text:p>
      <text:p text:style-name="P1">---RUNNING AERODYNAMIC FORCE AND TOTAL MOMENT TOTALS, AIRCRAFT AXIS SYSTEM--------------------------</text:p>
      <text:p text:style-name="P1">----------------------------------------------------------------------------------------------------</text:p>
      <text:p text:style-name="P1">landing gear</text:p>
      <text:p text:style-name="P1"><text:tab/>f_axil= <text:s/>-234.1 N, pos aft, <text:s text:c="3"/>L= <text:s text:c="4"/>0.1 N-m, pos right</text:p>
      <text:p text:style-name="P1"><text:tab/>f_side= <text:s text:c="4"/>6.3 N, pos right, <text:s/>M= <text:s text:c="2"/>169.9 N-m, pos up</text:p>
      <text:p text:style-name="P1"><text:tab/>f_nrml= <text:s/>5729.4 N, pos up, <text:s text:c="4"/>N= <text:s text:c="3"/>-2.5 N-m, pos right</text:p>
      <text:p text:style-name="P1">----------------------------------------------------------------------------------------------------</text:p>
      <text:p text:style-name="P1"/>
      <text:p text:style-name="P1"/>
      <text:p text:style-name="P1"/>
      <text:p text:style-name="P3">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</text:p>
      <text:p text:style-name="P1">Landing gear #4, deployed <text:s/>1.0000:</text:p>
      <text:p text:style-name="P1">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</text:p>
      <text:p text:style-name="P1"><text:tab/>STRUT area exposed (including actuating struts if retract)= 0.0000 square meters</text:p>
      <text:p text:style-name="P1"><text:tab/>TIRES area exposed (tire may be largely hidden by fairing)= 0.0019 square meters</text:p>
      <text:p text:style-name="P1"><text:tab/>DOORS area exposed (all gear doors, 0 for fixed-gear) <text:s text:c="4"/>= 0.0000 square meters</text:p>
      <text:p text:style-name="P1"><text:tab/>STRUT Cd <text:s text:c="49"/>= 0.0500</text:p>
      <text:p text:style-name="P1"><text:tab/>TIRES Cd <text:s text:c="49"/>= 0.2500</text:p>
      <text:p text:style-name="P1"><text:tab/>DOORS Cd <text:s text:c="49"/>= 0.0000</text:p>
      <text:p text:style-name="P1"><text:tab/>drag of exposed STRUT <text:s text:c="36"/>= <text:s text:c="4"/>0.0 N</text:p>
      <text:p text:style-name="P1"><text:tab/>drag of exposed TIRES <text:s text:c="36"/>= <text:s text:c="4"/>0.3 N</text:p>
      <text:p text:style-name="P1"><text:tab/>drag of exposed DOORS <text:s text:c="36"/>= <text:s text:c="4"/>0.0 N</text:p>
      <text:p text:style-name="P1"><text:tab/>drag of this gear from additional drag from Plane-Maker <text:s text:c="2"/>= <text:s text:c="4"/>0.0 N</text:p>
      <text:p text:style-name="P1"><text:tab/>X/Y/Z= <text:s text:c="2"/>8.87 <text:s text:c="3"/>0.44 <text:s text:c="2"/>-0.16 m</text:p>
      <text:p text:style-name="P1"/>
      <text:p text:style-name="P1">landing gear:</text:p>
      <text:p text:style-name="P1"/>
      <text:p text:style-name="P1"><text:tab/>x= <text:s text:c="2"/>8.87 m pos right.</text:p>
      <text:p text:style-name="P1"><text:tab/>y= <text:s text:c="2"/>0.44 m pos up.</text:p>
      <text:p text:style-name="P1"><text:tab/>z= <text:s/>-0.16 m pos aft.</text:p>
      <text:p text:style-name="P1"/>
      <text:p text:style-name="P1"><text:tab/>lift_local_path= <text:s text:c="4"/>0.0 N pos up.</text:p>
      <text:p text:style-name="P1"><text:tab/>drag_local_path= <text:s text:c="4"/>0.3 N pos aft.</text:p>
      <text:p text:style-name="P1"><text:tab/>side_local_path= <text:s text:c="4"/>0.0 N pos right.</text:p>
      <text:p text:style-name="P1"/>
      <text:p text:style-name="P1"><text:tab/>lift vector xyz= 0.0000 <text:s/>0.9981 -0.0621</text:p>
      <text:p text:style-name="P1"><text:tab/>drag vector xyz= 0.0020 <text:s/>0.0621 <text:s/>0.9981</text:p>
      <text:p text:style-name="P1"><text:tab/>side vector xyz= 1.0000 -0.0001 -0.0020</text:p>
      <text:p text:style-name="P1">----------------------------------------------------------------------------------------------------</text:p>
      <text:p text:style-name="P1">---RUNNING AERODYNAMIC FORCE AND TOTAL MOMENT TOTALS, AIRCRAFT AXIS SYSTEM--------------------------</text:p>
      <text:p text:style-name="P1">----------------------------------------------------------------------------------------------------</text:p>
      <text:p text:style-name="P1">landing gear</text:p>
      <text:p text:style-name="P1"><text:tab/>f_axil= <text:s/>-233.8 N, pos aft, <text:s text:c="3"/>L= <text:s text:c="3"/>-0.1 N-m, pos right</text:p>
      <text:p text:style-name="P1"><text:tab/>f_side= <text:s text:c="4"/>6.3 N, pos right, <text:s/>M= <text:s text:c="2"/>170.0 N-m, pos up</text:p>
      <text:p text:style-name="P1"><text:tab/>f_nrml= <text:s/>5729.4 N, pos up, <text:s text:c="4"/>N= <text:s text:c="4"/>0.1 N-m, pos right</text:p>
      <text:p text:style-name="P1">----------------------------------------------------------------------------------------------------</text:p>
      <text:p text:style-name="P1"/>
      <text:p text:style-name="P1">----------------------------------------------------------------------------------------------------</text:p>
      <text:p text:style-name="P1">---RUNNING AERODYNAMIC FORCE AND TOTAL MOMENT TOTALS, AIRCRAFT AXIS SYSTEM--------------------------</text:p>
      <text:p text:style-name="P1">----------------------------------------------------------------------------------------------------</text:p>
      <text:p text:style-name="P1">After water skimming forces:</text:p>
      <text:p text:style-name="P1"><text:tab/>f_axil= <text:s/>-233.8 N, pos aft, <text:s text:c="3"/>L= <text:s text:c="3"/>-0.1 N-m, pos right</text:p>
      <text:p text:style-name="P1"><text:tab/>f_side= <text:s text:c="4"/>6.3 N, pos right, <text:s/>M= <text:s text:c="2"/>170.0 N-m, pos up</text:p>
      <text:p text:style-name="P1"><text:tab/>f_nrml= <text:s/>5729.4 N, pos up, <text:s text:c="4"/>N= <text:s text:c="4"/>0.1 N-m, pos right</text:p>
      <text:p text:style-name="P1">----------------------------------------------------------------------------------------------------</text:p>
      <text:p text:style-name="P1">I am adding mass for the jett load! Adding 200.0 kg, at long= <text:s/>-0.09 lat= <text:s text:c="2"/>0.00 vert= <text:s text:c="2"/>0.00, and changing the moments to:</text:p>
      <text:p text:style-name="P1"><text:tab/>L= <text:s text:c="4"/>0.0 N-m, pos right</text:p>
      <text:p text:style-name="P1"><text:tab/>M= <text:s/>-169.0 N-m, pos up</text:p>
      <text:p text:style-name="P1"><text:tab/>N= <text:s text:c="3"/>-0.2 N-m, pos right</text:p>
      <text:p text:style-name="P1">----------------------------------------------------------------------------------------------------</text:p>
      <text:p text:style-name="P1">---RUNNING AERODYNAMIC FORCE AND TOTAL MOMENT TOTALS, AIRCRAFT AXIS SYSTEM--------------------------</text:p>
      <text:p text:style-name="P1">----------------------------------------------------------------------------------------------------</text:p>
      <text:p text:style-name="P1">After shifted mass forces:</text:p>
      <text:p text:style-name="P1"><text:tab/>f_axil= <text:s/>-233.8 N, pos aft, <text:s text:c="3"/>L= <text:s text:c="3"/>-0.1 N-m, pos right</text:p>
      <text:p text:style-name="P1"><text:tab/>f_side= <text:s text:c="4"/>6.3 N, pos right, <text:s/>M= <text:s text:c="2"/>170.0 N-m, pos up</text:p>
      <text:p text:style-name="P1"><text:tab/>f_nrml= <text:s/>5729.4 N, pos up, <text:s text:c="4"/>N= <text:s text:c="4"/>0.1 N-m, pos right</text:p>
      <text:p text:style-name="P1">----------------------------------------------------------------------------------------------------</text:p>
      <text:p text:style-name="P1"/>
      <text:p text:style-name="P1">I am adding mass for the fuel! Adding 0.0 kg, at long= <text:s/>-2.23 lat= <text:s text:c="2"/>0.00 vert= <text:s/>-0.06, and changing the moments to:</text:p>
      <text:p text:style-name="P1"><text:tab/>L= <text:s text:c="4"/>0.0 N-m, pos right</text:p>
      <text:p text:style-name="P1"><text:tab/>M= <text:s/>-169.1 N-m, pos up</text:p>
      <text:p text:style-name="P1"><text:tab/>N= <text:s text:c="3"/>-0.2 N-m, pos right</text:p>
      <text:p text:style-name="P1"/>
      <text:p text:style-name="P1">----------------------------------------------------------------------------------------------------</text:p>
      <text:p text:style-name="P1">---RUNNING AERODYNAMIC FORCE AND TOTAL MOMENT TOTALS, AIRCRAFT AXIS SYSTEM--------------------------</text:p>
      <text:p text:style-name="P1">----------------------------------------------------------------------------------------------------</text:p>
      <text:p text:style-name="P1">After fuel mass forces:</text:p>
      <text:p text:style-name="P1"><text:tab/>f_axil= <text:s/>-233.8 N, pos aft, <text:s text:c="3"/>L= <text:s text:c="3"/>-0.1 N-m, pos right</text:p>
      <text:p text:style-name="P1"><text:tab/>f_side= <text:s text:c="4"/>6.3 N, pos right, <text:s/>M= <text:s text:c="2"/>170.0 N-m, pos up</text:p>
      <text:p text:style-name="P1"><text:tab/>f_nrml= <text:s/>5729.4 N, pos up, <text:s text:c="4"/>N= <text:s text:c="4"/>0.1 N-m, pos right</text:p>
      <text:p text:style-name="P1">----------------------------------------------------------------------------------------------------</text:p>
      <text:p text:style-name="P1"/>
      <text:p text:style-name="P1">----------------------------------------------------------------------------------------------------</text:p>
      <text:p text:style-name="P1">---RUNNING AERODYNAMIC FORCE AND TOTAL MOMENT TOTALS, AIRCRAFT AXIS SYSTEM--------------------------</text:p>
      <text:p text:style-name="P1">----------------------------------------------------------------------------------------------------</text:p>
      <text:p text:style-name="P1">After engine sep mass forces:</text:p>
      <text:p text:style-name="P1"><text:tab/>f_axil= <text:s/>-233.8 N, pos aft, <text:s text:c="3"/>L= <text:s text:c="3"/>-0.1 N-m, pos right</text:p>
      <text:p text:style-name="P1"><text:tab/>f_side= <text:s text:c="4"/>6.3 N, pos right, <text:s/>M= <text:s text:c="2"/>170.0 N-m, pos up</text:p>
      <text:p text:style-name="P1"><text:tab/>f_nrml= <text:s/>5729.4 N, pos up, <text:s text:c="4"/>N= <text:s text:c="4"/>0.1 N-m, pos right</text:p>
      <text:p text:style-name="P1">----------------------------------------------------------------------------------------------------</text:p>
      <text:p text:style-name="P1"/>
      <text:p text:style-name="P1">----------------------------------------------------------------------------------------------------</text:p>
      <text:p text:style-name="P1">---RUNNING AERODYNAMIC FORCE AND TOTAL MOMENT TOTALS, AIRCRAFT AXIS SYSTEM--------------------------</text:p>
      <text:p text:style-name="P1">----------------------------------------------------------------------------------------------------</text:p>
      <text:p text:style-name="P1">After weapon mass forces:</text:p>
      <text:p text:style-name="P1"><text:tab/>f_axil= <text:s/>-233.8 N, pos aft, <text:s text:c="3"/>L= <text:s text:c="3"/>-0.1 N-m, pos right</text:p>
      <text:p text:style-name="P1"><text:tab/>f_side= <text:s text:c="4"/>6.3 N, pos right, <text:s/>M= <text:s text:c="2"/>170.0 N-m, pos up</text:p>
      <text:p text:style-name="P1"><text:tab/>f_nrml= <text:s/>5729.4 N, pos up, <text:s text:c="4"/>N= <text:s text:c="4"/>0.1 N-m, pos right</text:p>
      <text:p text:style-name="P1">----------------------------------------------------------------------------------------------------</text:p>
      <text:p text:style-name="P3">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</text:p>
      <text:p text:style-name="P1">•••GRAND TOTALS AT END OF FORCE AND MOMENT BUILD-UP•••••••••••••••••••••••••••••••••••••••••••••••••</text:p>
      <text:p text:style-name="P1">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</text:p>
      <text:p text:style-name="P1"/>
      <text:p text:style-name="P1"/>
      <text:p text:style-name="P1">•••FINAL PROPULSIVE (ENGINE) FORCES, ALONG AIRCRAFT AXIS (pos aft/right/up)•••••••••••••••••••••••••</text:p>
      <text:p text:style-name="P1">f_side <text:s text:c="3"/>= <text:s text:c="4"/>0.0 N, pos right</text:p>
      <text:p text:style-name="P1">f_vertical= <text:s text:c="4"/>0.0 N, pos up</text:p>
      <text:p text:style-name="P1">f_axial <text:s text:c="2"/>= <text:s text:c="4"/>0.0 N, pos aft</text:p>
      <text:p text:style-name="P1"/>
      <text:p text:style-name="P1">L <text:s text:c="8"/>= <text:s text:c="4"/>0.0 N-m, pos right</text:p>
      <text:p text:style-name="P1">M <text:s text:c="8"/>= <text:s text:c="4"/>0.0 N-m, pos up</text:p>
      <text:p text:style-name="P1">N <text:s text:c="8"/>= <text:s text:c="4"/>0.0 N-m, pos right</text:p>
      <text:p text:style-name="P1"/>
      <text:p text:style-name="P1"/>
      <text:p text:style-name="P1">•••FINAL GEAR FORCES, ALONG AIRCRAFT AXIS (pos aft/right/up)••••••••••••••••••••••••••••••••••••••••</text:p>
      <text:p text:style-name="P1">f_side <text:s text:c="3"/>= <text:s text:c="4"/>0.0 N, pos right</text:p>
      <text:p text:style-name="P1">f_vertical= <text:s text:c="4"/>0.0 N, pos up</text:p>
      <text:p text:style-name="P1">f_axial <text:s text:c="2"/>= <text:s text:c="4"/>0.0 N, pos aft</text:p>
      <text:p text:style-name="P1"/>
      <text:p text:style-name="P1">L <text:s text:c="8"/>= <text:s text:c="4"/>0.0 N-m, pos right</text:p>
      <text:p text:style-name="P1">M <text:s text:c="8"/>= <text:s text:c="4"/>0.0 N-m, pos up</text:p>
      <text:p text:style-name="P1">N <text:s text:c="8"/>= <text:s text:c="4"/>0.0 N-m, pos right</text:p>
      <text:p text:style-name="P1"/>
      <text:p text:style-name="P1"/>
      <text:p text:style-name="P1">•••FINAL AERODYNAMIC FORCES, ALONG AIRCRAFT AXIS (pos aft/right/up)•••••••••••••••••••••••••••••••••</text:p>
      <text:p text:style-name="P1">f_side <text:s text:c="3"/>= <text:s text:c="4"/>6.3 N, pos right</text:p>
      <text:p text:style-name="P1">f_vertical= <text:s/>5729.4 N, pos up</text:p>
      <text:p text:style-name="P1">f_axial <text:s text:c="2"/>= <text:s/>-233.8 N, pos aft</text:p>
      <text:p text:style-name="P1"/>
      <text:p text:style-name="P1">L <text:s text:c="8"/>= <text:s text:c="3"/>-0.1 N-m, pos right</text:p>
      <text:p text:style-name="P1">M <text:s text:c="8"/>= <text:s text:c="2"/>170.0 N-m, pos up</text:p>
      <text:p text:style-name="P1">N <text:s text:c="8"/>= <text:s text:c="4"/>0.1 N-m, pos right</text:p>
      <text:p text:style-name="P1"/>
      <text:p text:style-name="P1"/>
      <text:p text:style-name="P1">•••FINAL AERODYNAMIC FORCES, ALONG FLIGTH PATH AXIS (pos aft/right/up)••••••••••••••••••••••••••••••</text:p>
      <text:p text:style-name="P1">f_side <text:s text:c="3"/>= <text:s text:c="4"/>6.8 N, pos right</text:p>
      <text:p text:style-name="P1">f_lift <text:s text:c="3"/>= <text:s/>5732.9 N, pos up</text:p>
      <text:p text:style-name="P1">f_drag <text:s text:c="3"/>= <text:s text:c="2"/>122.7 N, pos aft</text:p>
      <text:p text:style-name="P1"/>
      <text:p text:style-name="P1"/>
      <text:p text:style-name="P1">•••FINAL FORCES BEFORE ASSYMETRIC LOADING EFFECTS, ALONG AIRCRAFT AXIS (pos aft/right/up)•••••••••••</text:p>
      <text:p text:style-name="P1">f_side <text:s text:c="3"/>= <text:s text:c="4"/>6.3 N, pos right</text:p>
      <text:p text:style-name="P1">f_vertical= <text:s/>5729.4 N, pos up</text:p>
      <text:p text:style-name="P1">f_axial <text:s text:c="2"/>= <text:s/>-233.8 N, pos aft</text:p>
      <text:p text:style-name="P1"/>
      <text:p text:style-name="P1">L <text:s text:c="8"/>= <text:s text:c="3"/>-0.1 N-m, pos right</text:p>
      <text:p text:style-name="P1">M <text:s text:c="8"/>= <text:s text:c="4"/>0.9 N-m, pos up</text:p>
      <text:p text:style-name="P1">N <text:s text:c="8"/>= <text:s text:c="3"/>-0.1 N-m, pos right</text:p>
      <text:p text:style-name="P1"/>
      <text:p text:style-name="P1"/>
      <text:p text:style-name="P1">•••MASSES TO GET FROM FORCES TO ACCELERATIONS•••••••••••••••••••••••••••••••••••••••••••••••••••••••</text:p>
      <text:p text:style-name="P1">mass <text:s text:c="5"/>= <text:s text:c="2"/>599.2 kg (ice accretion will change mass and MI if present!</text:p>
      <text:p text:style-name="P1">roll <text:s/>MI <text:s/>= <text:s/>2616.6 kg-m-m... M/mi=accel in RADIANS per sec</text:p>
      <text:p text:style-name="P1">pitch MI <text:s/>= <text:s text:c="2"/>335.3 kg-m-m... M/mi=accel in RADIANS per sec</text:p>
      <text:p text:style-name="P1">yaw <text:s text:c="2"/>MI <text:s/>= <text:s text:c="2"/>233.3 kg-m-m... M/mi=accel in RADIANS per sec</text:p>
      <text:p text:style-name="P1"/>
      <text:p text:style-name="P1"/>
      <text:p text:style-name="P1">•••FINAL TOTAL LINEAR ACCELS, ALONG GLOBAL AXIS (pos south/east/up)•••••••••••••••••••••••••••••••••</text:p>
      <text:p text:style-name="P1">a_x= <text:s text:c="2"/>0.1 m/ss</text:p>
      <text:p text:style-name="P1">a_y= <text:s/>-0.2 m/ss</text:p>
      <text:p text:style-name="P1">a_z= <text:s/>-0.3 m/ss</text:p>
      <text:p text:style-name="P1"/>
      <text:p text:style-name="P1"/>
      <text:p text:style-name="P1">•••FINAL TOTAL ANGULAR ACCELS, ABOUT AIRCRAFT AXIS (pos right/up/right)•••••••••••••••••••••••••••••</text:p>
      <text:p text:style-name="P1">Pdot (roll) = <text:s/>-0.0 deg/ss</text:p>
      <text:p text:style-name="P1">Qdot (pitch)= <text:s text:c="2"/>0.0 deg/ss</text:p>
      <text:p text:style-name="P1">Rdot (yaw) <text:s/>= <text:s/>-0.0 deg/ss</text:p>
      <text:p text:style-name="P1"/>
      <text:p text:style-name="P1"/>
      <text:p text:style-name="P1">•••FINAL TOTAL LINEAR VELOCITIES, ALONG GLOBAL AXIS (pos south/east/up)•••••••••••••••••••••••••••••</text:p>
      <text:p text:style-name="P1">v_x= <text:s/>26.5 m/s</text:p>
      <text:p text:style-name="P1">v_y= <text:s/>-1.2 m/s</text:p>
      <text:p text:style-name="P1">v_z= <text:s/>-8.9 m/s</text:p>
      <text:p text:style-name="P1"/>
      <text:p text:style-name="P1"/>
      <text:p text:style-name="P1"/>
      <text:p text:style-name="P1"/>
      <text:p text:style-name="P1"/>
      <text:p text:style-name="P1"/>
      <text:p text:style-name="P3">====================================================================================================</text:p>
      <text:p text:style-name="P1">====================================================================================================</text:p>
      <text:p text:style-name="P1">===AT TIME= <text:s/>255.40 <text:s text:c="3"/><text:span text:style-name="T1">FLAPS 4/A <text:s text:c="21"/></text:span>================================================================</text:p>
      <text:p text:style-name="P1">====================================================================================================</text:p>
      <text:p text:style-name="P1">====================================================================================================</text:p>
      <text:p text:style-name="P1">flight control ptch: 0.4012 ratio</text:p>
      <text:p text:style-name="P1">flight control hdng:-0.0009 ratio</text:p>
      <text:p text:style-name="P1">flight control roll:-0.0048 ratio</text:p>
      <text:p text:style-name="P1"/>
      <text:p text:style-name="P1">h <text:s text:c="6"/>: <text:s/>838 m</text:p>
      <text:p text:style-name="P1">rho <text:s text:c="4"/>: 1.1290 kg/cubic meter, density ratio: 0.9216</text:p>
      <text:p text:style-name="P1">vx <text:s text:c="5"/>: <text:s/>20.6</text:p>
      <text:p text:style-name="P1">vy <text:s text:c="5"/>: <text:s/>-0.4</text:p>
      <text:p text:style-name="P1">vz <text:s text:c="5"/>: <text:s/>11.6</text:p>
      <text:p text:style-name="P1">mach-1 <text:s/>: 337.1 m/s</text:p>
      <text:p text:style-name="P1">airspeed: <text:s/>29.6 m/s</text:p>
      <text:p text:style-name="P1">mach <text:s text:c="3"/>: 0.0879</text:p>
      <text:p text:style-name="P1"/>
      <text:p text:style-name="P1">psi <text:s text:c="4"/>: 114.9 deg</text:p>
      <text:p text:style-name="P1">the <text:s text:c="4"/>: <text:s text:c="2"/>3.3 deg</text:p>
      <text:p text:style-name="P1">phi <text:s text:c="4"/>: <text:s text:c="2"/>0.1 deg</text:p>
      <text:p text:style-name="P1"/>
      <text:p text:style-name="P1">alpha <text:s text:c="2"/>: <text:s text:c="2"/>4.0 deg (pos nose up)</text:p>
      <text:p text:style-name="P1">beta <text:s text:c="3"/>: <text:s text:c="2"/>0.1 deg (pos nose right)</text:p>
      <text:p text:style-name="P1"/>
      <text:p text:style-name="P1">P <text:s text:c="6"/>: <text:s/>-0.1 deg/second</text:p>
      <text:p text:style-name="P1">Q <text:s text:c="6"/>: <text:s text:c="2"/>0.7 deg/second</text:p>
      <text:p text:style-name="P1">R <text:s text:c="6"/>: <text:s/>-0.1 deg/second</text:p>
      <text:p text:style-name="P1"/>
      <text:p text:style-name="P1">tire height above ground <text:s text:c="14"/>: <text:s/>838 m</text:p>
      <text:p text:style-name="P1">resting height of aircraft above ground: <text:s text:c="3"/>0 m</text:p>
      <text:p text:style-name="P1"/>
      <text:p text:style-name="P1">LEFT WING 1 height above ground: <text:s/>840.01 m</text:p>
      <text:p text:style-name="P1"><text:tab/>hgt_in_cords is 1093.6248</text:p>
      <text:p text:style-name="P1"><text:tab/>hgt_in_spans is 47.5377</text:p>
      <text:p text:style-name="P1"><text:tab/>setting ground effect cl <text:s text:c="2"/>multiplier to <text:s/>1.0001</text:p>
      <text:p text:style-name="P1"><text:tab/>setting ground effect cdi <text:s/>multiplier to <text:s/>1.0000</text:p>
      <text:p text:style-name="P1"><text:tab/>setting ground effect wash multiplier to <text:s/>1.0000</text:p>
      <text:p text:style-name="P1"/>
      <text:p text:style-name="P1">RIGT WING 1 height above ground: <text:s/>840.00 m</text:p>
      <text:p text:style-name="P1"><text:tab/>hgt_in_cords is 1093.6083</text:p>
      <text:p text:style-name="P1"><text:tab/>hgt_in_spans is 47.5370</text:p>
      <text:p text:style-name="P1"><text:tab/>setting ground effect cl <text:s text:c="2"/>multiplier to <text:s/>1.0001</text:p>
      <text:p text:style-name="P1"><text:tab/>setting ground effect cdi <text:s/>multiplier to <text:s/>1.0000</text:p>
      <text:p text:style-name="P1"><text:tab/>setting ground effect wash multiplier to <text:s/>1.0000</text:p>
      <text:p text:style-name="P1"/>
      <text:p text:style-name="P1">LEFT WING 2 height above ground: <text:s/>840.24 m</text:p>
      <text:p text:style-name="P1"><text:tab/>hgt_in_cords is 1474.1622</text:p>
      <text:p text:style-name="P1"><text:tab/>hgt_in_spans is 47.5506</text:p>
      <text:p text:style-name="P1"><text:tab/>setting ground effect cl <text:s text:c="2"/>multiplier to <text:s/>1.0001</text:p>
      <text:p text:style-name="P1"><text:tab/>setting ground effect cdi <text:s/>multiplier to <text:s/>1.0000</text:p>
      <text:p text:style-name="P1"><text:tab/>setting ground effect wash multiplier to <text:s/>1.0000</text:p>
      <text:p text:style-name="P1"/>
      <text:p text:style-name="P1">RIGT WING 2 height above ground: <text:s/>840.20 m</text:p>
      <text:p text:style-name="P1"><text:tab/>hgt_in_cords is 1474.1045</text:p>
      <text:p text:style-name="P1"><text:tab/>hgt_in_spans is 47.5488</text:p>
      <text:p text:style-name="P1"><text:tab/>setting ground effect cl <text:s text:c="2"/>multiplier to <text:s/>1.0001</text:p>
      <text:p text:style-name="P1"><text:tab/>setting ground effect cdi <text:s/>multiplier to <text:s/>1.0000</text:p>
      <text:p text:style-name="P1"><text:tab/>setting ground effect wash multiplier to <text:s/>1.0000</text:p>
      <text:p text:style-name="P1"/>
      <text:p text:style-name="P1">LEFT H STAB height above ground: <text:s/>840.16 m</text:p>
      <text:p text:style-name="P1"><text:tab/>hgt_in_cords is 1837.6252</text:p>
      <text:p text:style-name="P1"><text:tab/>hgt_in_spans is 249.7465</text:p>
      <text:p text:style-name="P1"><text:tab/>setting ground effect cl <text:s text:c="2"/>multiplier to <text:s/>1.0001</text:p>
      <text:p text:style-name="P1"><text:tab/>setting ground effect cdi <text:s/>multiplier to <text:s/>1.0000</text:p>
      <text:p text:style-name="P1"><text:tab/>setting ground effect wash multiplier to <text:s/>1.0000</text:p>
      <text:p text:style-name="P1"/>
      <text:p text:style-name="P1">RIGT H STAB height above ground: <text:s/>840.16 m</text:p>
      <text:p text:style-name="P1"><text:tab/>hgt_in_cords is 1837.6191</text:p>
      <text:p text:style-name="P1"><text:tab/>hgt_in_spans is 249.7456</text:p>
      <text:p text:style-name="P1"><text:tab/>setting ground effect cl <text:s text:c="2"/>multiplier to <text:s/>1.0001</text:p>
      <text:p text:style-name="P1"><text:tab/>setting ground effect cdi <text:s/>multiplier to <text:s/>1.0000</text:p>
      <text:p text:style-name="P1"><text:tab/>setting ground effect wash multiplier to <text:s/>1.0000</text:p>
      <text:p text:style-name="P1"/>
      <text:p text:style-name="P1">----------------------------------------------------------------------------------------------------</text:p>
      <text:p text:style-name="P1">---RUNNING PROPULSIVE FORCE AND TOTAL MOMENT TOTALS, AIRCRAFT AXIS SYSTEM---------------------------</text:p>
      <text:p text:style-name="P1">----------------------------------------------------------------------------------------------------</text:p>
      <text:p text:style-name="P1">Before all propulsion:</text:p>
      <text:p text:style-name="P1"><text:tab/>f_axil= <text:s text:c="4"/>0.0 N, pos aft, <text:s text:c="3"/>L= <text:s text:c="4"/>0.0 N-m, pos right</text:p>
      <text:p text:style-name="P1"><text:tab/>f_side= <text:s text:c="4"/>0.0 N, pos right, <text:s/>M= <text:s text:c="4"/>0.0 N-m, pos up</text:p>
      <text:p text:style-name="P1"><text:tab/>f_nrml= <text:s text:c="4"/>0.0 N, pos up, <text:s text:c="4"/>N= <text:s text:c="4"/>0.0 N-m, pos right</text:p>
      <text:p text:style-name="P1">----------------------------------------------------------------------------------------------------</text:p>
      <text:p text:style-name="P1"/>
      <text:p text:style-name="P1"/>
      <text:p text:style-name="P1"/>
      <text:p text:style-name="P3">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</text:p>
      <text:p text:style-name="P1">•••LEFT WING 1 ELEMENT # 0••••••••••••••••••••••••••••••••••••••••••••••••••••••••••••••••••••••••••</text:p>
      <text:p text:style-name="P1">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</text:p>
      <text:p text:style-name="P1"><text:tab/>element x= <text:s/>-2.68 m, pos right from CG</text:p>
      <text:p text:style-name="P1"><text:tab/>element y= <text:s text:c="2"/>0.69 m, pos up <text:s text:c="3"/>from CG</text:p>
      <text:p text:style-name="P1"><text:tab/>element z= <text:s text:c="2"/>0.00 m, pos aft <text:s text:c="2"/>from CG</text:p>
      <text:p text:style-name="P1"/>
      <text:p text:style-name="P1"><text:tab/>infinite flow speed is vx of <text:s text:c="3"/>0.0 vy of <text:s text:c="3"/>2.1 vz of <text:s text:c="2"/>29.6 m/s in aircraft body coordinates</text:p>
      <text:p text:style-name="P1"><text:tab/>So final speed is vx= <text:s text:c="2"/>0.0 vy= <text:s text:c="2"/>2.1 vz= <text:s/>29.6 m/s in the aircraft axis coordinate system</text:p>
      <text:p text:style-name="P1"/>
      <text:p text:style-name="P1"><text:tab/>alpha of the wing plane <text:s text:c="3"/>: <text:s text:c="3"/>4.0</text:p>
      <text:p text:style-name="P1"><text:tab/>incidence <text:s text:c="17"/>: <text:s text:c="3"/>4.0</text:p>
      <text:p text:style-name="P1"><text:tab/>incidence increase <text:s text:c="8"/>: <text:s text:c="3"/>0.0</text:p>
      <text:p text:style-name="P1"><text:tab/>geometric alpha <text:s text:c="11"/>: <text:s text:c="3"/>8.0</text:p>
      <text:p text:style-name="P1"><text:tab/>v for forces <text:s text:c="14"/>: <text:s text:c="2"/>29.6 (based on effective sweep of <text:s text:c="2"/>-1.0 deg)</text:p>
      <text:p text:style-name="P1"/>
      <text:p text:style-name="P1"/>
      <text:p text:style-name="P1"><text:s text:c="3"/>FLAPS #1: crat= 0.1400, def= <text:s/>14.0 deg: (pos down or extended, neg up)</text:p>
      <text:p text:style-name="P1"><text:tab/>dx_te = 0.9958</text:p>
      <text:p text:style-name="P1"><text:tab/>dy_te = 0.0339</text:p>
      <text:p text:style-name="P1"><text:tab/>al_inc= 1.5644</text:p>
      <text:p text:style-name="P1"><text:tab/>cl inc= 0.2369</text:p>
      <text:p text:style-name="P1"><text:tab/>cd inc= 0.0009</text:p>
      <text:p text:style-name="P1"><text:tab/>cm inc=-0.2369</text:p>
      <text:p text:style-name="P1"><text:tab/>Effective alpha increased <text:s text:c="3"/>1.6 deg by all combined lift-incrementation devices up to final geo alpha of <text:s text:c="3"/>9.6 deg</text:p>
      <text:p text:style-name="P1"/>
      <text:p text:style-name="P1"><text:tab/>AR=31.0563, e= 0.9363, ls_D_ls0= 0.9410, al_D_al0= 0.9601, cl_D_cl0= 0.9801</text:p>
      <text:p text:style-name="P1"/>
      <text:p text:style-name="P1">root lo Reynolds number: <text:tab/>Aircraft/Extra Aircraft/ASG29_B21/airfoils/B21_ASG29 (lo hi Re).afl, coefficient lookup, I have 2 Reynolds numbers available, and am using tables 0 and 1</text:p>
      <text:p text:style-name="P1"><text:tab/>That's the tables for Re= 1.1000 million and Re= 1.4000 million, with flight Re= 1.2742 million</text:p>
      <text:p text:style-name="P1"><text:tab/>alpha airflow= <text:s text:c="2"/>9.6, alpha zero-lift= <text:s/>-0.3, finite wing alpha multiplier= 0.9601, slat alpha divisor= 1.0000, alpha lookup= <text:s text:c="2"/>9.2</text:p>
      <text:p text:style-name="P1"><text:tab/>alpha airflow= <text:s text:c="2"/>9.6, alpha zero-lift= <text:s/>-0.5, finite wing alpha multiplier= 0.9601, slat alpha divisor= 1.0000, alpha lookup= <text:s text:c="2"/>9.2</text:p>
      <text:p text:style-name="P1"><text:tab/>Cl lookups: <text:s/>1.2798 and <text:s/>1.1064, interpolated Cl= 1.1791</text:p>
      <text:p text:style-name="P1"><text:tab/>Cd lookups: <text:s/>0.0078 and <text:s/>0.0086, interpolated Cd= 0.0083</text:p>
      <text:p text:style-name="P1"><text:tab/>Cm lookups: -0.0404 and -0.0404, interpolated Cm=-0.0404</text:p>
      <text:p text:style-name="P1"/>
      <text:p text:style-name="P1"><text:tab/>element 1 of 1, center at <text:s/>50%, which is <text:s/>50% of foil interpolation span (at foil interp power of <text:s/>1.0000)</text:p>
      <text:p text:style-name="P1"/>
      <text:p text:style-name="P1"><text:tab/>Re <text:s text:c="6"/>summary: <text:s text:c="2"/>---------- -root --tip</text:p>
      <text:p text:style-name="P1"><text:tab/> <text:s text:c="19"/>reyno 1 <text:s text:c="4"/>1.2742 <text:s/>1.2742 |</text:p>
      <text:p text:style-name="P1"><text:tab/> <text:s text:c="19"/>reyno 2 <text:s text:c="4"/>1.2742 <text:s/>1.2742 |======&gt;with flight Re= 1.2742 million</text:p>
      <text:p text:style-name="P1"/>
      <text:p text:style-name="P1"><text:tab/>CL coeff summary: <text:s text:c="2"/>---------- -root --tip</text:p>
      <text:p text:style-name="P1"><text:tab/> <text:s text:c="19"/>reyno 1 <text:s text:c="4"/>1.1791 <text:s/>1.1791 |</text:p>
      <text:p text:style-name="P1"><text:tab/> <text:s text:c="19"/>reyno 2 <text:s text:c="4"/>1.1791 <text:s/>1.1791 |======&gt;resultant cl= 1.1791</text:p>
      <text:p text:style-name="P1"/>
      <text:p text:style-name="P1"><text:tab/>CD coeff summary: <text:s text:c="2"/>---------- -root --tip</text:p>
      <text:p text:style-name="P1"><text:tab/> <text:s text:c="19"/>reyno 1 <text:s text:c="4"/>0.0083 <text:s/>0.0083 |</text:p>
      <text:p text:style-name="P1"><text:tab/> <text:s text:c="19"/>reyno 2 <text:s text:c="4"/>0.0083 <text:s/>0.0083 |======&gt;resultant cd= 0.0083</text:p>
      <text:p text:style-name="P1"/>
      <text:p text:style-name="P1"><text:tab/>CM coeff summary: <text:s text:c="2"/>---------- -root --tip</text:p>
      <text:p text:style-name="P1"><text:tab/> <text:s text:c="19"/>reyno 1 <text:s text:c="3"/>-0.0404 -0.0404 |</text:p>
      <text:p text:style-name="P1"><text:tab/> <text:s text:c="19"/>reyno 2 <text:s text:c="3"/>-0.0404 -0.0404 |======&gt;resultant cm=-0.0404</text:p>
      <text:p text:style-name="P1"/>
      <text:p text:style-name="P1"><text:tab/>adding control-effects cl <text:s text:c="2"/>of <text:s/>0.2369 takes cl to <text:s/>1.4160</text:p>
      <text:p text:style-name="P1"><text:tab/>adding control-effects cd <text:s text:c="2"/>of <text:s/>0.0009 takes cd to <text:s/>0.0092</text:p>
      <text:p text:style-name="P1"><text:tab/>adding control-effects cm <text:s text:c="2"/>of -0.2369 takes cm to -0.2773</text:p>
      <text:p text:style-name="P1"><text:tab/>finite-wing lift multiplier of <text:s/>0.9801 takes cl to <text:s/>1.3878, OLD FLIGHT MODEL, MODDING CONTROL EFFECTS AS WELL. EXPERIMENTAL FLIGHT MODEL WILL PUT THIS BEFORE CONTROL EFFECTS</text:p>
      <text:p text:style-name="P1"><text:tab/>e of <text:s/>0.9363, geometric aspect ratio of 31.0563, effective aspect ratio of 31.0563, gives cdi of <text:s/>0.0213</text:p>
      <text:p text:style-name="P1"/>
      <text:p text:style-name="P1"><text:tab/>force along the local flight path of this particular element (see Aifoil-Maker plots in the 'AOA-180' tab to see sign conventions)</text:p>
      <text:p text:style-name="P1"><text:tab/>lift= 1.3933* <text:s/>3.5864* sqr( <text:s/>29.6) * <text:s/>1.1290 / 2 <text:s text:c="9"/>= <text:s/>2476.2 N</text:p>
      <text:p text:style-name="P1"><text:tab/>drag= 0.0304* <text:s/>3.5864* sqr( <text:s/>29.6) * <text:s/>1.1290 / 2 <text:s text:c="9"/>= <text:s text:c="3"/>54.1 N</text:p>
      <text:p text:style-name="P1"><text:tab/>momt=-0.2783* <text:s/>3.5864* sqr( <text:s/>29.6) * <text:s/>1.1290 / 2 * <text:s text:c="3"/>0.67= <text:s/>-333.4 N-m</text:p>
      <text:p text:style-name="P1"/>
      <text:p text:style-name="P1">LEFT WING 1:</text:p>
      <text:p text:style-name="P1"/>
      <text:p text:style-name="P1"><text:tab/>x= <text:s/>-2.68 m pos right.</text:p>
      <text:p text:style-name="P1"><text:tab/>y= <text:s text:c="2"/>0.69 m pos up.</text:p>
      <text:p text:style-name="P1"><text:tab/>z= <text:s text:c="2"/>0.00 m pos aft.</text:p>
      <text:p text:style-name="P1"/>
      <text:p text:style-name="P1"><text:tab/>lift_local_path= <text:s/>2476.2 N pos up.</text:p>
      <text:p text:style-name="P1"><text:tab/>drag_local_path= <text:s text:c="3"/>54.1 N pos aft.</text:p>
      <text:p text:style-name="P1"><text:tab/>side_local_path= <text:s text:c="4"/>0.0 N pos right.</text:p>
      <text:p text:style-name="P1"/>
      <text:p text:style-name="P1"><text:tab/>lift vector xyz= 0.0510 <text:s/>0.9962 -0.0705</text:p>
      <text:p text:style-name="P1"><text:tab/>drag vector xyz= 0.0014 <text:s/>0.0705 <text:s/>0.9975</text:p>
      <text:p text:style-name="P1"><text:tab/>side vector xyz= 0.9987 -0.0510 <text:s/>0.0022</text:p>
      <text:p text:style-name="P1"/>
      <text:p text:style-name="P1">----------------------------------------------------------------------------------------------------</text:p>
      <text:p text:style-name="P1">---RUNNING AERODYNAMIC FORCE AND TOTAL MOMENT TOTALS, AIRCRAFT AXIS SYSTEM--------------------------</text:p>
      <text:p text:style-name="P1">----------------------------------------------------------------------------------------------------</text:p>
      <text:p text:style-name="P1">LEFT WING 1</text:p>
      <text:p text:style-name="P1"><text:tab/>f_axil= <text:s/>-120.5 N, pos aft, <text:s text:c="3"/>L= <text:s/>6699.5 N-m, pos right</text:p>
      <text:p text:style-name="P1"><text:tab/>f_side= <text:s text:c="2"/>126.3 N, pos right, <text:s/>M= <text:s/>-425.7 N-m, pos up</text:p>
      <text:p text:style-name="P1"><text:tab/>f_nrml= <text:s/>2470.6 N, pos up, <text:s text:c="4"/>N= <text:s text:c="2"/>304.6 N-m, pos right</text:p>
      <text:p text:style-name="P1">----------------------------------------------------------------------------------------------------</text:p>
      <text:p text:style-name="P3">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</text:p>
      <text:p text:style-name="P1">•••RIGT WING 1 ELEMENT # 0••••••••••••••••••••••••••••••••••••••••••••••••••••••••••••••••••••••••••</text:p>
      <text:p text:style-name="P1">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</text:p>
      <text:p text:style-name="P1"><text:tab/>element x= <text:s text:c="2"/>2.68 m, pos right from CG</text:p>
      <text:p text:style-name="P1"><text:tab/>element y= <text:s text:c="2"/>0.69 m, pos up <text:s text:c="3"/>from CG</text:p>
      <text:p text:style-name="P1"><text:tab/>element z= <text:s text:c="2"/>0.00 m, pos aft <text:s text:c="2"/>from CG</text:p>
      <text:p text:style-name="P1"/>
      <text:p text:style-name="P1"><text:tab/>infinite flow speed is vx of <text:s text:c="3"/>0.0 vy of <text:s text:c="3"/>2.1 vz of <text:s text:c="2"/>29.6 m/s in aircraft body coordinates</text:p>
      <text:p text:style-name="P1"><text:tab/>So final speed is vx= <text:s text:c="2"/>0.0 vy= <text:s text:c="2"/>2.1 vz= <text:s/>29.6 m/s in the aircraft axis coordinate system</text:p>
      <text:p text:style-name="P1"/>
      <text:p text:style-name="P1"><text:tab/>alpha of the wing plane <text:s text:c="3"/>: <text:s text:c="3"/>4.0</text:p>
      <text:p text:style-name="P1"><text:tab/>incidence <text:s text:c="17"/>: <text:s text:c="3"/>4.0</text:p>
      <text:p text:style-name="P1"><text:tab/>incidence increase <text:s text:c="8"/>: <text:s text:c="3"/>0.0</text:p>
      <text:p text:style-name="P1"><text:tab/>geometric alpha <text:s text:c="11"/>: <text:s text:c="3"/>8.0</text:p>
      <text:p text:style-name="P1"><text:tab/>v for forces <text:s text:c="14"/>: <text:s text:c="2"/>29.6 (based on effective sweep of <text:s text:c="3"/>1.0 deg)</text:p>
      <text:p text:style-name="P1"/>
      <text:p text:style-name="P1"/>
      <text:p text:style-name="P1"><text:s text:c="3"/>FLAPS #1: crat= 0.1400, def= <text:s/>14.0 deg: (pos down or extended, neg up)</text:p>
      <text:p text:style-name="P1"><text:tab/>dx_te = 0.9958</text:p>
      <text:p text:style-name="P1"><text:tab/>dy_te = 0.0339</text:p>
      <text:p text:style-name="P1"><text:tab/>al_inc= 1.5644</text:p>
      <text:p text:style-name="P1"><text:tab/>cl inc= 0.2370</text:p>
      <text:p text:style-name="P1"><text:tab/>cd inc= 0.0009</text:p>
      <text:p text:style-name="P1"><text:tab/>cm inc=-0.2370</text:p>
      <text:p text:style-name="P1"><text:tab/>Effective alpha increased <text:s text:c="3"/>1.6 deg by all combined lift-incrementation devices up to final geo alpha of <text:s text:c="3"/>9.6 deg</text:p>
      <text:p text:style-name="P1"/>
      <text:p text:style-name="P1"/>
      <text:p text:style-name="P1"><text:tab/>AR=31.0563, e= 0.9363, ls_D_ls0= 0.9410, al_D_al0= 0.9601, cl_D_cl0= 0.9801</text:p>
      <text:p text:style-name="P1"/>
      <text:p text:style-name="P1">root lo Reynolds number: <text:tab/>Aircraft/Extra Aircraft/ASG29_B21/airfoils/B21_ASG29 (lo hi Re).afl, coefficient lookup, I have 2 Reynolds numbers available, and am using tables 0 and 1</text:p>
      <text:p text:style-name="P1"><text:tab/>That's the tables for Re= 1.1000 million and Re= 1.4000 million, with flight Re= 1.2743 million</text:p>
      <text:p text:style-name="P1"><text:tab/>alpha airflow= <text:s text:c="2"/>9.6, alpha zero-lift= <text:s/>-0.3, finite wing alpha multiplier= 0.9601, slat alpha divisor= 1.0000, alpha lookup= <text:s text:c="2"/>9.2</text:p>
      <text:p text:style-name="P1"><text:tab/>alpha airflow= <text:s text:c="2"/>9.6, alpha zero-lift= <text:s/>-0.5, finite wing alpha multiplier= 0.9601, slat alpha divisor= 1.0000, alpha lookup= <text:s text:c="2"/>9.2</text:p>
      <text:p text:style-name="P1"><text:tab/>Cl lookups: <text:s/>1.2756 and <text:s/>1.1033, interpolated Cl= 1.1755</text:p>
      <text:p text:style-name="P1"><text:tab/>Cd lookups: <text:s/>0.0078 and <text:s/>0.0086, interpolated Cd= 0.0083</text:p>
      <text:p text:style-name="P1"><text:tab/>Cm lookups: -0.0404 and -0.0404, interpolated Cm=-0.0404</text:p>
      <text:p text:style-name="P1"/>
      <text:p text:style-name="P1"><text:tab/>element 1 of 1, center at <text:s/>50%, which is <text:s/>50% of foil interpolation span (at foil interp power of <text:s/>1.0000)</text:p>
      <text:p text:style-name="P1"/>
      <text:p text:style-name="P1"><text:tab/>Re <text:s text:c="6"/>summary: <text:s text:c="2"/>---------- -root --tip</text:p>
      <text:p text:style-name="P1"><text:tab/> <text:s text:c="19"/>reyno 1 <text:s text:c="4"/>1.2743 <text:s/>1.2743 |</text:p>
      <text:p text:style-name="P1"><text:tab/> <text:s text:c="19"/>reyno 2 <text:s text:c="4"/>1.2743 <text:s/>1.2743 |======&gt;with flight Re= 1.2743 million</text:p>
      <text:p text:style-name="P1"/>
      <text:p text:style-name="P1"><text:tab/>CL coeff summary: <text:s text:c="2"/>---------- -root --tip</text:p>
      <text:p text:style-name="P1"><text:tab/> <text:s text:c="19"/>reyno 1 <text:s text:c="4"/>1.1755 <text:s/>1.1755 |</text:p>
      <text:p text:style-name="P1"><text:tab/> <text:s text:c="19"/>reyno 2 <text:s text:c="4"/>1.1755 <text:s/>1.1755 |======&gt;resultant cl= 1.1755</text:p>
      <text:p text:style-name="P1"/>
      <text:p text:style-name="P1"><text:tab/>CD coeff summary: <text:s text:c="2"/>---------- -root --tip</text:p>
      <text:p text:style-name="P1"><text:tab/> <text:s text:c="19"/>reyno 1 <text:s text:c="4"/>0.0083 <text:s/>0.0083 |</text:p>
      <text:p text:style-name="P1"><text:tab/> <text:s text:c="19"/>reyno 2 <text:s text:c="4"/>0.0083 <text:s/>0.0083 |======&gt;resultant cd= 0.0083</text:p>
      <text:p text:style-name="P1"/>
      <text:p text:style-name="P1"><text:tab/>CM coeff summary: <text:s text:c="2"/>---------- -root --tip</text:p>
      <text:p text:style-name="P1"><text:tab/> <text:s text:c="19"/>reyno 1 <text:s text:c="3"/>-0.0404 -0.0404 |</text:p>
      <text:p text:style-name="P1"><text:tab/> <text:s text:c="19"/>reyno 2 <text:s text:c="3"/>-0.0404 -0.0404 |======&gt;resultant cm=-0.0404</text:p>
      <text:p text:style-name="P1"/>
      <text:p text:style-name="P1"><text:tab/>adding control-effects cl <text:s text:c="2"/>of <text:s/>0.2370 takes cl to <text:s/>1.4124</text:p>
      <text:p text:style-name="P1"><text:tab/>adding control-effects cd <text:s text:c="2"/>of <text:s/>0.0009 takes cd to <text:s/>0.0092</text:p>
      <text:p text:style-name="P1"><text:tab/>adding control-effects cm <text:s text:c="2"/>of -0.2370 takes cm to -0.2774</text:p>
      <text:p text:style-name="P1"><text:tab/>finite-wing lift multiplier of <text:s/>0.9801 takes cl to <text:s/>1.3843, OLD FLIGHT MODEL, MODDING CONTROL EFFECTS AS WELL. EXPERIMENTAL FLIGHT MODEL WILL PUT THIS BEFORE CONTROL EFFECTS</text:p>
      <text:p text:style-name="P1"><text:tab/>e of <text:s/>0.9363, geometric aspect ratio of 31.0563, effective aspect ratio of 31.0563, gives cdi of <text:s/>0.0211</text:p>
      <text:p text:style-name="P1"/>
      <text:p text:style-name="P1"><text:tab/>force along the local flight path of this particular element (see Aifoil-Maker plots in the 'AOA-180' tab to see sign conventions)</text:p>
      <text:p text:style-name="P1"><text:tab/>lift= 1.3898* <text:s/>3.5864* sqr( <text:s/>29.6) * <text:s/>1.1290 / 2 <text:s text:c="9"/>= <text:s/>2470.4 N</text:p>
      <text:p text:style-name="P1"><text:tab/>drag= 0.0303* <text:s/>3.5864* sqr( <text:s/>29.6) * <text:s/>1.1290 / 2 <text:s text:c="9"/>= <text:s text:c="3"/>53.9 N</text:p>
      <text:p text:style-name="P1"><text:tab/>momt=-0.2785* <text:s/>3.5864* sqr( <text:s/>29.6) * <text:s/>1.1290 / 2 * <text:s text:c="3"/>0.67= <text:s/>-333.6 N-m</text:p>
      <text:p text:style-name="P1"/>
      <text:p text:style-name="P1">RIGT WING 1:</text:p>
      <text:p text:style-name="P1"/>
      <text:p text:style-name="P1"><text:tab/>x= <text:s text:c="2"/>2.68 m pos right.</text:p>
      <text:p text:style-name="P1"><text:tab/>y= <text:s text:c="2"/>0.69 m pos up.</text:p>
      <text:p text:style-name="P1"><text:tab/>z= <text:s text:c="2"/>0.00 m pos aft.</text:p>
      <text:p text:style-name="P1"/>
      <text:p text:style-name="P1"><text:tab/>lift_local_path= <text:s/>2470.4 N pos up.</text:p>
      <text:p text:style-name="P1"><text:tab/>drag_local_path= <text:s text:c="3"/>53.9 N pos aft.</text:p>
      <text:p text:style-name="P1"><text:tab/>side_local_path= <text:s text:c="4"/>0.0 N pos right.</text:p>
      <text:p text:style-name="P1"/>
      <text:p text:style-name="P1"><text:tab/>lift vector xyz=-0.0510 <text:s/>0.9963 -0.0698</text:p>
      <text:p text:style-name="P1"><text:tab/>drag vector xyz= 0.0014 <text:s/>0.0700 <text:s/>0.9975</text:p>
      <text:p text:style-name="P1"><text:tab/>side vector xyz= 0.9987 <text:s/>0.0508 -0.0050</text:p>
      <text:p text:style-name="P1"/>
      <text:p text:style-name="P1">----------------------------------------------------------------------------------------------------</text:p>
      <text:p text:style-name="P1">---RUNNING AERODYNAMIC FORCE AND TOTAL MOMENT TOTALS, AIRCRAFT AXIS SYSTEM--------------------------</text:p>
      <text:p text:style-name="P1">----------------------------------------------------------------------------------------------------</text:p>
      <text:p text:style-name="P1">RIGT WING 1</text:p>
      <text:p text:style-name="P1"><text:tab/>f_axil= <text:s/>-239.2 N, pos aft, <text:s text:c="3"/>L= <text:s text:c="3"/>15.5 N-m, pos right</text:p>
      <text:p text:style-name="P1"><text:tab/>f_side= <text:s text:c="4"/>0.4 N, pos right, <text:s/>M= <text:s/>-850.4 N-m, pos up</text:p>
      <text:p text:style-name="P1"><text:tab/>f_nrml= <text:s/>4935.5 N, pos up, <text:s text:c="4"/>N= <text:s text:c="4"/>4.7 N-m, pos right</text:p>
      <text:p text:style-name="P1">----------------------------------------------------------------------------------------------------</text:p>
      <text:p text:style-name="P3">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</text:p>
      <text:p text:style-name="P1">•••LEFT WING 2 ELEMENT # 0••••••••••••••••••••••••••••••••••••••••••••••••••••••••••••••••••••••••••</text:p>
      <text:p text:style-name="P1">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</text:p>
      <text:p text:style-name="P1"><text:tab/>element x= <text:s/>-7.00 m, pos right from CG</text:p>
      <text:p text:style-name="P1"><text:tab/>element y= <text:s text:c="2"/>0.91 m, pos up <text:s text:c="3"/>from CG</text:p>
      <text:p text:style-name="P1"><text:tab/>element z= <text:s text:c="2"/>0.15 m, pos aft <text:s text:c="2"/>from CG</text:p>
      <text:p text:style-name="P1"/>
      <text:p text:style-name="P1"><text:tab/>infinite flow speed is vx of <text:s text:c="3"/>0.0 vy of <text:s text:c="3"/>2.1 vz of <text:s text:c="2"/>29.6 m/s in aircraft body coordinates</text:p>
      <text:p text:style-name="P1"><text:tab/>So final speed is vx= <text:s text:c="2"/>0.0 vy= <text:s text:c="2"/>2.1 vz= <text:s/>29.6 m/s in the aircraft axis coordinate system</text:p>
      <text:p text:style-name="P1"/>
      <text:p text:style-name="P1"><text:tab/>alpha of the wing plane <text:s text:c="3"/>: <text:s text:c="3"/>4.1</text:p>
      <text:p text:style-name="P1"><text:tab/>incidence <text:s text:c="17"/>: <text:s text:c="3"/>4.0</text:p>
      <text:p text:style-name="P1"><text:tab/>incidence increase <text:s text:c="8"/>: <text:s text:c="3"/>0.0</text:p>
      <text:p text:style-name="P1"><text:tab/>geometric alpha <text:s text:c="11"/>: <text:s text:c="3"/>8.1</text:p>
      <text:p text:style-name="P1"><text:tab/>v for forces <text:s text:c="14"/>: <text:s text:c="2"/>29.6 (based on effective sweep of <text:s text:c="2"/>-3.4 deg)</text:p>
      <text:p text:style-name="P1"/>
      <text:p text:style-name="P1"/>
      <text:p text:style-name="P1"><text:s text:c="3"/>AILERON #1: crat= 0.1500, def= <text:s/>-0.1 deg: (pos down or extended, neg up)</text:p>
      <text:p text:style-name="P1"><text:tab/>dx_te = 1.0000</text:p>
      <text:p text:style-name="P1"><text:tab/>dy_te =-0.0004</text:p>
      <text:p text:style-name="P1"><text:tab/>al_inc=-0.0174</text:p>
      <text:p text:style-name="P1"><text:tab/>cl inc=-0.0047</text:p>
      <text:p text:style-name="P1"><text:tab/>cd inc= 0.0000</text:p>
      <text:p text:style-name="P1"><text:tab/>cm inc= 0.0032</text:p>
      <text:p text:style-name="P1"><text:tab/>Effective alpha increased <text:s text:c="2"/>-0.0 deg by all combined lift-incrementation devices up to final geo alpha of <text:s text:c="3"/>8.1 deg</text:p>
      <text:p text:style-name="P1"/>
      <text:p text:style-name="P1"/>
      <text:p text:style-name="P1"><text:tab/>AR=31.0563, e= 0.9363, ls_D_ls0= 0.9410, al_D_al0= 0.9601, cl_D_cl0= 0.9801</text:p>
      <text:p text:style-name="P1"/>
      <text:p text:style-name="P1">root lo Reynolds number: Aircraft/Extra Aircraft/ASG29_B21/airfoils/B21_ASG29 (lo hi Re).afl, coefficient lookup, I have 2 Reynolds numbers available, and am using table #0</text:p>
      <text:p text:style-name="P1"><text:tab/>That's the table for Re= 1.1000 million, with flight Re= 0.8067 million</text:p>
      <text:p text:style-name="P1"><text:tab/>alpha airflow= <text:s text:c="2"/>8.1, alpha zero-lift= <text:s/>-0.3, finite wing alpha multiplier= 0.9601, slat alpha divisor= 1.0000, alpha lookup= <text:s text:c="2"/>7.7</text:p>
      <text:p text:style-name="P1"><text:tab/>Cl lookup: <text:s/>1.0880</text:p>
      <text:p text:style-name="P1"><text:tab/>Cd lookup: <text:s/>0.0078</text:p>
      <text:p text:style-name="P1"><text:tab/>Cm lookup: -0.0411</text:p>
      <text:p text:style-name="P1"/>
      <text:p text:style-name="P1"><text:tab/>element 1 of 1, center at <text:s/>50%, which is <text:s/>50% of foil interpolation span (at foil interp power of <text:s/>1.0000)</text:p>
      <text:p text:style-name="P1"/>
      <text:p text:style-name="P1"><text:tab/>Re <text:s text:c="6"/>summary: <text:s text:c="2"/>---------- -root --tip</text:p>
      <text:p text:style-name="P1"><text:tab/> <text:s text:c="19"/>reyno 1 <text:s text:c="4"/>1.1000 <text:s/>1.1000 |</text:p>
      <text:p text:style-name="P1"><text:tab/> <text:s text:c="19"/>reyno 2 <text:s text:c="4"/>1.1000 <text:s/>1.1000 |======&gt;with flight Re= 0.8067 million</text:p>
      <text:p text:style-name="P1"/>
      <text:p text:style-name="P1"><text:tab/>CL coeff summary: <text:s text:c="2"/>---------- -root --tip</text:p>
      <text:p text:style-name="P1"><text:tab/> <text:s text:c="19"/>reyno 1 <text:s text:c="4"/>1.0880 <text:s/>1.0880 |</text:p>
      <text:p text:style-name="P1"><text:tab/> <text:s text:c="19"/>reyno 2 <text:s text:c="4"/>1.0880 <text:s/>1.0880 |======&gt;resultant cl= 1.0880</text:p>
      <text:p text:style-name="P1"/>
      <text:p text:style-name="P1"><text:tab/>CD coeff summary: <text:s text:c="2"/>---------- -root --tip</text:p>
      <text:p text:style-name="P1"><text:tab/> <text:s text:c="19"/>reyno 1 <text:s text:c="4"/>0.0078 <text:s/>0.0078 |</text:p>
      <text:p text:style-name="P1"><text:tab/> <text:s text:c="19"/>reyno 2 <text:s text:c="4"/>0.0078 <text:s/>0.0078 |======&gt;resultant cd= 0.0078</text:p>
      <text:p text:style-name="P1"/>
      <text:p text:style-name="P1"><text:tab/>CM coeff summary: <text:s text:c="2"/>---------- -root --tip</text:p>
      <text:p text:style-name="P1"><text:tab/> <text:s text:c="19"/>reyno 1 <text:s text:c="3"/>-0.0411 -0.0411 |</text:p>
      <text:p text:style-name="P1"><text:tab/> <text:s text:c="19"/>reyno 2 <text:s text:c="3"/>-0.0411 -0.0411 |======&gt;resultant cm=-0.0411</text:p>
      <text:p text:style-name="P1"/>
      <text:p text:style-name="P1"><text:tab/>adding control-effects cl <text:s text:c="2"/>of -0.0047 takes cl to <text:s/>1.0833</text:p>
      <text:p text:style-name="P1"><text:tab/>adding control-effects cd <text:s text:c="2"/>of <text:s/>0.0000 takes cd to <text:s/>0.0078</text:p>
      <text:p text:style-name="P1"><text:tab/>adding control-effects cm <text:s text:c="2"/>of <text:s/>0.0032 takes cm to -0.0380</text:p>
      <text:p text:style-name="P1"><text:tab/>finite-wing lift multiplier of <text:s/>0.9801 takes cl to <text:s/>1.0617, OLD FLIGHT MODEL, MODDING CONTROL EFFECTS AS WELL. EXPERIMENTAL FLIGHT MODEL WILL PUT THIS BEFORE CONTROL EFFECTS</text:p>
      <text:p text:style-name="P1"><text:tab/>e of <text:s/>0.9363, geometric aspect ratio of 31.0563, effective aspect ratio of 31.0563, gives cdi of <text:s/>0.0124</text:p>
      <text:p text:style-name="P1"/>
      <text:p text:style-name="P1"><text:tab/>force along the local flight path of this particular element (see Aifoil-Maker plots in the 'AOA-180' tab to see sign conventions)</text:p>
      <text:p text:style-name="P1"><text:tab/>lift= 1.0659* <text:s/>1.3372* sqr( <text:s/>29.6) * <text:s/>1.1290 / 2 <text:s text:c="9"/>= <text:s text:c="2"/>703.6 N</text:p>
      <text:p text:style-name="P1"><text:tab/>drag= 0.0202* <text:s/>1.3372* sqr( <text:s/>29.6) * <text:s/>1.1290 / 2 <text:s text:c="9"/>= <text:s text:c="3"/>13.4 N</text:p>
      <text:p text:style-name="P1"><text:tab/>momt=-0.0381* <text:s/>1.3372* sqr( <text:s/>29.6) * <text:s/>1.1290 / 2 * <text:s text:c="3"/>0.43= <text:s text:c="2"/>-10.8 N-m</text:p>
      <text:p text:style-name="P1"/>
      <text:p text:style-name="P1">LEFT WING 2:</text:p>
      <text:p text:style-name="P1"/>
      <text:p text:style-name="P1"><text:tab/>x= <text:s/>-7.00 m pos right.</text:p>
      <text:p text:style-name="P1"><text:tab/>y= <text:s text:c="2"/>0.91 m pos up.</text:p>
      <text:p text:style-name="P1"><text:tab/>z= <text:s text:c="2"/>0.15 m pos aft.</text:p>
      <text:p text:style-name="P1"/>
      <text:p text:style-name="P1"><text:tab/>lift_local_path= <text:s text:c="2"/>703.6 N pos up.</text:p>
      <text:p text:style-name="P1"><text:tab/>drag_local_path= <text:s text:c="3"/>13.4 N pos aft.</text:p>
      <text:p text:style-name="P1"><text:tab/>side_local_path= <text:s text:c="4"/>0.0 N pos right.</text:p>
      <text:p text:style-name="P1"/>
      <text:p text:style-name="P1"><text:tab/>lift vector xyz= 0.0480 <text:s/>0.9963 -0.0709</text:p>
      <text:p text:style-name="P1"><text:tab/>drag vector xyz= 0.0015 <text:s/>0.0709 <text:s/>0.9975</text:p>
      <text:p text:style-name="P1"><text:tab/>side vector xyz= 0.9988 -0.0480 <text:s/>0.0020</text:p>
      <text:p text:style-name="P1"/>
      <text:p text:style-name="P1">----------------------------------------------------------------------------------------------------</text:p>
      <text:p text:style-name="P1">---RUNNING AERODYNAMIC FORCE AND TOTAL MOMENT TOTALS, AIRCRAFT AXIS SYSTEM--------------------------</text:p>
      <text:p text:style-name="P1">----------------------------------------------------------------------------------------------------</text:p>
      <text:p text:style-name="P1">LEFT WING 2</text:p>
      <text:p text:style-name="P1"><text:tab/>f_axil= <text:s/>-275.8 N, pos aft, <text:s text:c="3"/>L= <text:s/>4960.4 N-m, pos right</text:p>
      <text:p text:style-name="P1"><text:tab/>f_side= <text:s text:c="3"/>34.2 N, pos right, <text:s/>M= <text:s/>-999.5 N-m, pos up</text:p>
      <text:p text:style-name="P1"><text:tab/>f_nrml= <text:s/>5637.5 N, pos up, <text:s text:c="4"/>N= <text:s text:c="2"/>255.1 N-m, pos right</text:p>
      <text:p text:style-name="P1">----------------------------------------------------------------------------------------------------</text:p>
      <text:p text:style-name="P3">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</text:p>
      <text:p text:style-name="P1">•••RIGT WING 2 ELEMENT # 0••••••••••••••••••••••••••••••••••••••••••••••••••••••••••••••••••••••••••</text:p>
      <text:p text:style-name="P1">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</text:p>
      <text:p text:style-name="P1"><text:tab/>element x= <text:s text:c="2"/>7.00 m, pos right from CG</text:p>
      <text:p text:style-name="P1"><text:tab/>element y= <text:s text:c="2"/>0.91 m, pos up <text:s text:c="3"/>from CG</text:p>
      <text:p text:style-name="P1"><text:tab/>element z= <text:s text:c="2"/>0.15 m, pos aft <text:s text:c="2"/>from CG</text:p>
      <text:p text:style-name="P1"/>
      <text:p text:style-name="P1"><text:tab/>infinite flow speed is vx of <text:s text:c="3"/>0.0 vy of <text:s text:c="3"/>2.1 vz of <text:s text:c="2"/>29.6 m/s in aircraft body coordinates</text:p>
      <text:p text:style-name="P1"><text:tab/>So final speed is vx= <text:s text:c="2"/>0.0 vy= <text:s text:c="2"/>2.1 vz= <text:s/>29.6 m/s in the aircraft axis coordinate system</text:p>
      <text:p text:style-name="P1"/>
      <text:p text:style-name="P1"><text:tab/>alpha of the wing plane <text:s text:c="3"/>: <text:s text:c="3"/>4.0</text:p>
      <text:p text:style-name="P1"><text:tab/>incidence <text:s text:c="17"/>: <text:s text:c="3"/>4.0</text:p>
      <text:p text:style-name="P1"><text:tab/>incidence increase <text:s text:c="8"/>: <text:s text:c="3"/>0.0</text:p>
      <text:p text:style-name="P1"><text:tab/>geometric alpha <text:s text:c="11"/>: <text:s text:c="3"/>8.0</text:p>
      <text:p text:style-name="P1"><text:tab/>v for forces <text:s text:c="14"/>: <text:s text:c="2"/>29.6 (based on effective sweep of <text:s text:c="3"/>3.4 deg)</text:p>
      <text:p text:style-name="P1"/>
      <text:p text:style-name="P1"/>
      <text:p text:style-name="P1"><text:s text:c="3"/>AILERON #1: crat= 0.1500, def= <text:s text:c="2"/>0.1 deg: (pos down or extended, neg up)</text:p>
      <text:p text:style-name="P1"><text:tab/>dx_te = 1.0000</text:p>
      <text:p text:style-name="P1"><text:tab/>dy_te = 0.0004</text:p>
      <text:p text:style-name="P1"><text:tab/>al_inc= 0.0174</text:p>
      <text:p text:style-name="P1"><text:tab/>cl inc= 0.0047</text:p>
      <text:p text:style-name="P1"><text:tab/>cd inc= 0.0000</text:p>
      <text:p text:style-name="P1"><text:tab/>cm inc=-0.0032</text:p>
      <text:p text:style-name="P1"><text:tab/>Effective alpha increased <text:s text:c="3"/>0.0 deg by all combined lift-incrementation devices up to final geo alpha of <text:s text:c="3"/>8.0 deg</text:p>
      <text:p text:style-name="P1"/>
      <text:p text:style-name="P1"/>
      <text:p text:style-name="P1"><text:tab/>AR=31.0563, e= 0.9363, ls_D_ls0= 0.9410, al_D_al0= 0.9601, cl_D_cl0= 0.9801</text:p>
      <text:p text:style-name="P1"/>
      <text:p text:style-name="P1">root lo Reynolds number: Aircraft/Extra Aircraft/ASG29_B21/airfoils/B21_ASG29 (lo hi Re).afl, coefficient lookup, I have 2 Reynolds numbers available, and am using table #0</text:p>
      <text:p text:style-name="P1"><text:tab/>That's the table for Re= 1.1000 million, with flight Re= 0.8069 million</text:p>
      <text:p text:style-name="P1"><text:tab/>alpha airflow= <text:s text:c="2"/>8.0, alpha zero-lift= <text:s/>-0.3, finite wing alpha multiplier= 0.9601, slat alpha divisor= 1.0000, alpha lookup= <text:s text:c="2"/>7.7</text:p>
      <text:p text:style-name="P1"><text:tab/>Cl lookup: <text:s/>1.0822</text:p>
      <text:p text:style-name="P1"><text:tab/>Cd lookup: <text:s/>0.0078</text:p>
      <text:p text:style-name="P1"><text:tab/>Cm lookup: -0.0412</text:p>
      <text:p text:style-name="P1"/>
      <text:p text:style-name="P1"><text:tab/>element 1 of 1, center at <text:s/>50%, which is <text:s/>50% of foil interpolation span (at foil interp power of <text:s/>1.0000)</text:p>
      <text:p text:style-name="P1"/>
      <text:p text:style-name="P1"><text:tab/>Re <text:s text:c="6"/>summary: <text:s text:c="2"/>---------- -root --tip</text:p>
      <text:p text:style-name="P1"><text:tab/> <text:s text:c="19"/>reyno 1 <text:s text:c="4"/>1.1000 <text:s/>1.1000 |</text:p>
      <text:p text:style-name="P1"><text:tab/> <text:s text:c="19"/>reyno 2 <text:s text:c="4"/>1.1000 <text:s/>1.1000 |======&gt;with flight Re= 0.8069 million</text:p>
      <text:p text:style-name="P1"/>
      <text:p text:style-name="P1"><text:tab/>CL coeff summary: <text:s text:c="2"/>---------- -root --tip</text:p>
      <text:p text:style-name="P1"><text:tab/> <text:s text:c="19"/>reyno 1 <text:s text:c="4"/>1.0822 <text:s/>1.0822 |</text:p>
      <text:p text:style-name="P1"><text:tab/> <text:s text:c="19"/>reyno 2 <text:s text:c="4"/>1.0822 <text:s/>1.0822 |======&gt;resultant cl= 1.0822</text:p>
      <text:p text:style-name="P1"/>
      <text:p text:style-name="P1"><text:tab/>CD coeff summary: <text:s text:c="2"/>---------- -root --tip</text:p>
      <text:p text:style-name="P1"><text:tab/> <text:s text:c="19"/>reyno 1 <text:s text:c="4"/>0.0078 <text:s/>0.0078 |</text:p>
      <text:p text:style-name="P1"><text:tab/> <text:s text:c="19"/>reyno 2 <text:s text:c="4"/>0.0078 <text:s/>0.0078 |======&gt;resultant cd= 0.0078</text:p>
      <text:p text:style-name="P1"/>
      <text:p text:style-name="P1"><text:tab/>CM coeff summary: <text:s text:c="2"/>---------- -root --tip</text:p>
      <text:p text:style-name="P1"><text:tab/> <text:s text:c="19"/>reyno 1 <text:s text:c="3"/>-0.0412 -0.0412 |</text:p>
      <text:p text:style-name="P1"><text:tab/> <text:s text:c="19"/>reyno 2 <text:s text:c="3"/>-0.0412 -0.0412 |======&gt;resultant cm=-0.0412</text:p>
      <text:p text:style-name="P1"/>
      <text:p text:style-name="P1"><text:tab/>adding control-effects cl <text:s text:c="2"/>of <text:s/>0.0047 takes cl to <text:s/>1.0869</text:p>
      <text:p text:style-name="P1"><text:tab/>adding control-effects cd <text:s text:c="2"/>of <text:s/>0.0000 takes cd to <text:s/>0.0078</text:p>
      <text:p text:style-name="P1"><text:tab/>adding control-effects cm <text:s text:c="2"/>of -0.0032 takes cm to -0.0443</text:p>
      <text:p text:style-name="P1"><text:tab/>finite-wing lift multiplier of <text:s/>0.9801 takes cl to <text:s/>1.0652, OLD FLIGHT MODEL, MODDING CONTROL EFFECTS AS WELL. EXPERIMENTAL FLIGHT MODEL WILL PUT THIS BEFORE CONTROL EFFECTS</text:p>
      <text:p text:style-name="P1"><text:tab/>e of <text:s/>0.9363, geometric aspect ratio of 31.0563, effective aspect ratio of 31.0563, gives cdi of <text:s/>0.0125</text:p>
      <text:p text:style-name="P1"/>
      <text:p text:style-name="P1"><text:tab/>force along the local flight path of this particular element (see Aifoil-Maker plots in the 'AOA-180' tab to see sign conventions)</text:p>
      <text:p text:style-name="P1"><text:tab/>lift= 1.0694* <text:s/>1.3372* sqr( <text:s/>29.6) * <text:s/>1.1290 / 2 <text:s text:c="9"/>= <text:s text:c="2"/>706.3 N</text:p>
      <text:p text:style-name="P1"><text:tab/>drag= 0.0203* <text:s/>1.3372* sqr( <text:s/>29.6) * <text:s/>1.1290 / 2 <text:s text:c="9"/>= <text:s text:c="3"/>13.4 N</text:p>
      <text:p text:style-name="P1"><text:tab/>momt=-0.0445* <text:s/>1.3372* sqr( <text:s/>29.6) * <text:s/>1.1290 / 2 * <text:s text:c="3"/>0.43= <text:s text:c="2"/>-12.6 N-m</text:p>
      <text:p text:style-name="P1"/>
      <text:p text:style-name="P1">RIGT WING 2:</text:p>
      <text:p text:style-name="P1"/>
      <text:p text:style-name="P1"><text:tab/>x= <text:s text:c="2"/>7.00 m pos right.</text:p>
      <text:p text:style-name="P1"><text:tab/>y= <text:s text:c="2"/>0.91 m pos up.</text:p>
      <text:p text:style-name="P1"><text:tab/>z= <text:s text:c="2"/>0.15 m pos aft.</text:p>
      <text:p text:style-name="P1"/>
      <text:p text:style-name="P1"><text:tab/>lift_local_path= <text:s text:c="2"/>706.3 N pos up.</text:p>
      <text:p text:style-name="P1"><text:tab/>drag_local_path= <text:s text:c="3"/>13.4 N pos aft.</text:p>
      <text:p text:style-name="P1"><text:tab/>side_local_path= <text:s text:c="4"/>0.0 N pos right.</text:p>
      <text:p text:style-name="P1"/>
      <text:p text:style-name="P1"><text:tab/>lift vector xyz=-0.0481 <text:s/>0.9964 -0.0695</text:p>
      <text:p text:style-name="P1"><text:tab/>drag vector xyz= 0.0015 <text:s/>0.0697 <text:s/>0.9976</text:p>
      <text:p text:style-name="P1"><text:tab/>side vector xyz= 0.9988 <text:s/>0.0479 -0.0048</text:p>
      <text:p text:style-name="P1"/>
      <text:p text:style-name="P1">----------------------------------------------------------------------------------------------------</text:p>
      <text:p text:style-name="P1">---RUNNING AERODYNAMIC FORCE AND TOTAL MOMENT TOTALS, AIRCRAFT AXIS SYSTEM--------------------------</text:p>
      <text:p text:style-name="P1">----------------------------------------------------------------------------------------------------</text:p>
      <text:p text:style-name="P1">RIGT WING 2</text:p>
      <text:p text:style-name="P1"><text:tab/>f_axil= <text:s/>-311.5 N, pos aft, <text:s text:c="3"/>L= <text:s text:c="3"/>-3.7 N-m, pos right</text:p>
      <text:p text:style-name="P1"><text:tab/>f_side= <text:s text:c="4"/>0.3 N, pos right, <text:s/>M= -1150.0 N-m, pos up</text:p>
      <text:p text:style-name="P1"><text:tab/>f_nrml= <text:s/>6342.2 N, pos up, <text:s text:c="4"/>N= <text:s text:c="3"/>10.8 N-m, pos right</text:p>
      <text:p text:style-name="P1">----------------------------------------------------------------------------------------------------</text:p>
      <text:p text:style-name="P3">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</text:p>
      <text:p text:style-name="P1">•••LEFT WING 3 ELEMENT # 0••••••••••••••••••••••••••••••••••••••••••••••••••••••••••••••••••••••••••</text:p>
      <text:p text:style-name="P1">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</text:p>
      <text:p text:style-name="P1"><text:tab/>element x= <text:s/>-8.68 m, pos right from CG</text:p>
      <text:p text:style-name="P1"><text:tab/>element y= <text:s text:c="2"/>1.12 m, pos up <text:s text:c="3"/>from CG</text:p>
      <text:p text:style-name="P1"><text:tab/>element z= <text:s text:c="2"/>0.30 m, pos aft <text:s text:c="2"/>from CG</text:p>
      <text:p text:style-name="P1"/>
      <text:p text:style-name="P1"><text:tab/>infinite flow speed is vx of <text:s text:c="3"/>0.0 vy of <text:s text:c="3"/>2.1 vz of <text:s text:c="2"/>29.5 m/s in aircraft body coordinates</text:p>
      <text:p text:style-name="P1"><text:tab/>So final speed is vx= <text:s text:c="2"/>0.0 vy= <text:s text:c="2"/>2.1 vz= <text:s/>29.5 m/s in the aircraft axis coordinate system</text:p>
      <text:p text:style-name="P1"/>
      <text:p text:style-name="P1"><text:tab/>alpha of the wing plane <text:s text:c="3"/>: <text:s text:c="3"/>1.2</text:p>
      <text:p text:style-name="P1"><text:tab/>incidence <text:s text:c="17"/>: <text:s text:c="3"/>0.0</text:p>
      <text:p text:style-name="P1"><text:tab/>incidence increase <text:s text:c="8"/>: <text:s text:c="3"/>0.0</text:p>
      <text:p text:style-name="P1"><text:tab/>geometric alpha <text:s text:c="11"/>: <text:s text:c="3"/>1.2</text:p>
      <text:p text:style-name="P1"><text:tab/>v for forces <text:s text:c="14"/>: <text:s text:c="2"/>26.6 (based on effective sweep of <text:s/>-22.0 deg)</text:p>
      <text:p text:style-name="P1"/>
      <text:p text:style-name="P1"/>
      <text:p text:style-name="P1"><text:tab/>AR=31.0514, e= 0.9363, ls_D_ls0= 0.9410, al_D_al0= 0.9601, cl_D_cl0= 0.9801</text:p>
      <text:p text:style-name="P1"/>
      <text:p text:style-name="P1">root lo Reynolds number: Aircraft/Extra Aircraft/ASG29_B21/airfoils/B21_symmetrical.afl, coefficient lookup, I have 1 Reynolds numbers available, and am using table #0</text:p>
      <text:p text:style-name="P1"><text:tab/>That's the table for Re= 9.0000 million, with flight Re= 0.3373 million</text:p>
      <text:p text:style-name="P1"><text:tab/>alpha airflow= <text:s text:c="2"/>1.2, alpha zero-lift= <text:s/>-0.0, finite wing alpha multiplier= 0.9601, slat alpha divisor= 1.0000, alpha lookup= <text:s text:c="2"/>1.1</text:p>
      <text:p text:style-name="P1"><text:tab/>Cl lookup: <text:s/>0.1140</text:p>
      <text:p text:style-name="P1"><text:tab/>Cd lookup: <text:s/>0.0010</text:p>
      <text:p text:style-name="P1"><text:tab/>Cm lookup: <text:s/>0.0000</text:p>
      <text:p text:style-name="P1"/>
      <text:p text:style-name="P1"><text:tab/>element 1 of 2, center at <text:s/>25%, which is <text:s/>25% of foil interpolation span (at foil interp power of <text:s/>1.0000)</text:p>
      <text:p text:style-name="P1"/>
      <text:p text:style-name="P1"><text:tab/>Re <text:s text:c="6"/>summary: <text:s text:c="2"/>---------- -root --tip</text:p>
      <text:p text:style-name="P1"><text:tab/> <text:s text:c="19"/>reyno 1 <text:s text:c="4"/>9.0000 <text:s/>9.0000 |</text:p>
      <text:p text:style-name="P1"><text:tab/> <text:s text:c="19"/>reyno 2 <text:s text:c="4"/>9.0000 <text:s/>9.0000 |======&gt;with flight Re= 0.3373 million</text:p>
      <text:p text:style-name="P1"/>
      <text:p text:style-name="P1"><text:tab/>CL coeff summary: <text:s text:c="2"/>---------- -root --tip</text:p>
      <text:p text:style-name="P1"><text:tab/> <text:s text:c="19"/>reyno 1 <text:s text:c="4"/>0.1140 <text:s/>0.1140 |</text:p>
      <text:p text:style-name="P1"><text:tab/> <text:s text:c="19"/>reyno 2 <text:s text:c="4"/>0.1140 <text:s/>0.1140 |======&gt;resultant cl= 0.1140</text:p>
      <text:p text:style-name="P1"/>
      <text:p text:style-name="P1"><text:tab/>CD coeff summary: <text:s text:c="2"/>---------- -root --tip</text:p>
      <text:p text:style-name="P1"><text:tab/> <text:s text:c="19"/>reyno 1 <text:s text:c="4"/>0.0010 <text:s/>0.0010 |</text:p>
      <text:p text:style-name="P1"><text:tab/> <text:s text:c="19"/>reyno 2 <text:s text:c="4"/>0.0010 <text:s/>0.0010 |======&gt;resultant cd= 0.0010</text:p>
      <text:p text:style-name="P1"/>
      <text:p text:style-name="P1"><text:tab/>CM coeff summary: <text:s text:c="2"/>---------- -root --tip</text:p>
      <text:p text:style-name="P1"><text:tab/> <text:s text:c="19"/>reyno 1 <text:s text:c="4"/>0.0000 <text:s/>0.0000 |</text:p>
      <text:p text:style-name="P1"><text:tab/> <text:s text:c="19"/>reyno 2 <text:s text:c="4"/>0.0000 <text:s/>0.0000 |======&gt;resultant cm= 0.0000</text:p>
      <text:p text:style-name="P1"/>
      <text:p text:style-name="P1"><text:tab/>finite-wing lift multiplier of <text:s/>0.9801 takes cl to <text:s/>0.1117, OLD FLIGHT MODEL, MODDING CONTROL EFFECTS AS WELL. EXPERIMENTAL FLIGHT MODEL WILL PUT THIS BEFORE CONTROL EFFECTS</text:p>
      <text:p text:style-name="P1"><text:tab/>e of <text:s/>0.9363, geometric aspect ratio of 31.0563, effective aspect ratio of 31.0514, gives cdi of <text:s/>0.0001</text:p>
      <text:p text:style-name="P1"/>
      <text:p text:style-name="P1"><text:tab/>force along the local flight path of this particular element (see Aifoil-Maker plots in the 'AOA-180' tab to see sign conventions)</text:p>
      <text:p text:style-name="P1"><text:tab/>lift= 0.1121* <text:s/>0.0502* sqr( <text:s/>26.6) * <text:s/>1.1290 / 2 <text:s text:c="9"/>= <text:s text:c="4"/>2.3 N</text:p>
      <text:p text:style-name="P1"><text:tab/>drag= 0.0012* <text:s/>0.0502* sqr( <text:s/>26.6) * <text:s/>1.1290 / 2 <text:s text:c="9"/>= <text:s text:c="4"/>0.0 N</text:p>
      <text:p text:style-name="P1"><text:tab/>momt= 0.0000* <text:s/>0.0502* sqr( <text:s/>26.6) * <text:s/>1.1290 / 2 * <text:s text:c="3"/>0.20= <text:s text:c="4"/>0.0 N-m</text:p>
      <text:p text:style-name="P1"/>
      <text:p text:style-name="P1">LEFT WING 3:</text:p>
      <text:p text:style-name="P1"/>
      <text:p text:style-name="P1"><text:tab/>x= <text:s/>-8.68 m pos right.</text:p>
      <text:p text:style-name="P1"><text:tab/>y= <text:s text:c="2"/>1.12 m pos up.</text:p>
      <text:p text:style-name="P1"><text:tab/>z= <text:s text:c="2"/>0.30 m pos aft.</text:p>
      <text:p text:style-name="P1"/>
      <text:p text:style-name="P1"><text:tab/>lift_local_path= <text:s text:c="4"/>2.3 N pos up.</text:p>
      <text:p text:style-name="P1"><text:tab/>drag_local_path= <text:s text:c="4"/>0.0 N pos aft.</text:p>
      <text:p text:style-name="P1"><text:tab/>side_local_path= <text:s text:c="4"/>0.0 N pos right.</text:p>
      <text:p text:style-name="P1"/>
      <text:p text:style-name="P1"><text:tab/>lift vector xyz= 0.9682 <text:s/>0.2494 -0.0192</text:p>
      <text:p text:style-name="P1"><text:tab/>drag vector xyz= 0.0015 <text:s/>0.0711 <text:s/>0.9975</text:p>
      <text:p text:style-name="P1"><text:tab/>side vector xyz= 0.2501 -0.9658 <text:s/>0.0685</text:p>
      <text:p text:style-name="P1"/>
      <text:p text:style-name="P1">----------------------------------------------------------------------------------------------------</text:p>
      <text:p text:style-name="P1">---RUNNING AERODYNAMIC FORCE AND TOTAL MOMENT TOTALS, AIRCRAFT AXIS SYSTEM--------------------------</text:p>
      <text:p text:style-name="P1">----------------------------------------------------------------------------------------------------</text:p>
      <text:p text:style-name="P1">LEFT WING 3</text:p>
      <text:p text:style-name="P1"><text:tab/>f_axil= <text:s/>-311.6 N, pos aft, <text:s text:c="3"/>L= <text:s text:c="4"/>3.7 N-m, pos right</text:p>
      <text:p text:style-name="P1"><text:tab/>f_side= <text:s text:c="4"/>2.4 N, pos right, <text:s/>M= -1150.2 N-m, pos up</text:p>
      <text:p text:style-name="P1"><text:tab/>f_nrml= <text:s/>6342.8 N, pos up, <text:s text:c="4"/>N= <text:s text:c="3"/>10.3 N-m, pos right</text:p>
      <text:p text:style-name="P1">----------------------------------------------------------------------------------------------------</text:p>
      <text:p text:style-name="P1"/>
      <text:p text:style-name="P1"/>
      <text:p text:style-name="P1"/>
      <text:p text:style-name="P3">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</text:p>
      <text:p text:style-name="P1">•••LEFT WING 3 ELEMENT # 1••••••••••••••••••••••••••••••••••••••••••••••••••••••••••••••••••••••••••</text:p>
      <text:p text:style-name="P1">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</text:p>
      <text:p text:style-name="P1"><text:tab/>element x= <text:s/>-8.74 m, pos right from CG</text:p>
      <text:p text:style-name="P1"><text:tab/>element y= <text:s text:c="2"/>1.37 m, pos up <text:s text:c="3"/>from CG</text:p>
      <text:p text:style-name="P1"><text:tab/>element z= <text:s text:c="2"/>0.40 m, pos aft <text:s text:c="2"/>from CG</text:p>
      <text:p text:style-name="P1"/>
      <text:p text:style-name="P1"><text:tab/>infinite flow speed is vx of <text:s text:c="3"/>0.0 vy of <text:s text:c="3"/>2.1 vz of <text:s text:c="2"/>29.5 m/s in aircraft body coordinates</text:p>
      <text:p text:style-name="P1"><text:tab/>So final speed is vx= <text:s text:c="2"/>0.0 vy= <text:s text:c="2"/>2.1 vz= <text:s/>29.5 m/s in the aircraft axis coordinate system</text:p>
      <text:p text:style-name="P1"/>
      <text:p text:style-name="P1"><text:tab/>alpha of the wing plane <text:s text:c="3"/>: <text:s text:c="3"/>1.2</text:p>
      <text:p text:style-name="P1"><text:tab/>incidence <text:s text:c="17"/>: <text:s text:c="3"/>0.0</text:p>
      <text:p text:style-name="P1"><text:tab/>incidence increase <text:s text:c="8"/>: <text:s text:c="3"/>0.0</text:p>
      <text:p text:style-name="P1"><text:tab/>geometric alpha <text:s text:c="11"/>: <text:s text:c="3"/>1.2</text:p>
      <text:p text:style-name="P1"><text:tab/>v for forces <text:s text:c="14"/>: <text:s text:c="2"/>26.6 (based on effective sweep of <text:s/>-22.0 deg)</text:p>
      <text:p text:style-name="P1"/>
      <text:p text:style-name="P1"/>
      <text:p text:style-name="P1"><text:tab/>AR=31.0514, e= 0.9363, ls_D_ls0= 0.9410, al_D_al0= 0.9601, cl_D_cl0= 0.9801</text:p>
      <text:p text:style-name="P1"/>
      <text:p text:style-name="P1">root lo Reynolds number: Aircraft/Extra Aircraft/ASG29_B21/airfoils/B21_symmetrical.afl, coefficient lookup, I have 1 Reynolds numbers available, and am using table #0</text:p>
      <text:p text:style-name="P1"><text:tab/>That's the table for Re= 9.0000 million, with flight Re= 0.2524 million</text:p>
      <text:p text:style-name="P1"><text:tab/>alpha airflow= <text:s text:c="2"/>1.2, alpha zero-lift= <text:s/>-0.0, finite wing alpha multiplier= 0.9601, slat alpha divisor= 1.0000, alpha lookup= <text:s text:c="2"/>1.1</text:p>
      <text:p text:style-name="P1"><text:tab/>Cl lookup: <text:s/>0.1142</text:p>
      <text:p text:style-name="P1"><text:tab/>Cd lookup: <text:s/>0.0010</text:p>
      <text:p text:style-name="P1"><text:tab/>Cm lookup: <text:s/>0.0000</text:p>
      <text:p text:style-name="P1"/>
      <text:p text:style-name="P1"><text:tab/>element 2 of 2, center at <text:s/>75%, which is <text:s/>75% of foil interpolation span (at foil interp power of <text:s/>1.0000)</text:p>
      <text:p text:style-name="P1"/>
      <text:p text:style-name="P1"><text:tab/>Re <text:s text:c="6"/>summary: <text:s text:c="2"/>---------- -root --tip</text:p>
      <text:p text:style-name="P1"><text:tab/> <text:s text:c="19"/>reyno 1 <text:s text:c="4"/>9.0000 <text:s/>9.0000 |</text:p>
      <text:p text:style-name="P1"><text:tab/> <text:s text:c="19"/>reyno 2 <text:s text:c="4"/>9.0000 <text:s/>9.0000 |======&gt;with flight Re= 0.2524 million</text:p>
      <text:p text:style-name="P1"/>
      <text:p text:style-name="P1"><text:tab/>CL coeff summary: <text:s text:c="2"/>---------- -root --tip</text:p>
      <text:p text:style-name="P1"><text:tab/> <text:s text:c="19"/>reyno 1 <text:s text:c="4"/>0.1142 <text:s/>0.1142 |</text:p>
      <text:p text:style-name="P1"><text:tab/> <text:s text:c="19"/>reyno 2 <text:s text:c="4"/>0.1142 <text:s/>0.1142 |======&gt;resultant cl= 0.1142</text:p>
      <text:p text:style-name="P1"/>
      <text:p text:style-name="P1"><text:tab/>CD coeff summary: <text:s text:c="2"/>---------- -root --tip</text:p>
      <text:p text:style-name="P1"><text:tab/> <text:s text:c="19"/>reyno 1 <text:s text:c="4"/>0.0010 <text:s/>0.0010 |</text:p>
      <text:p text:style-name="P1"><text:tab/> <text:s text:c="19"/>reyno 2 <text:s text:c="4"/>0.0010 <text:s/>0.0010 |======&gt;resultant cd= 0.0010</text:p>
      <text:p text:style-name="P1"/>
      <text:p text:style-name="P1"><text:tab/>CM coeff summary: <text:s text:c="2"/>---------- -root --tip</text:p>
      <text:p text:style-name="P1"><text:tab/> <text:s text:c="19"/>reyno 1 <text:s text:c="4"/>0.0000 <text:s/>0.0000 |</text:p>
      <text:p text:style-name="P1"><text:tab/> <text:s text:c="19"/>reyno 2 <text:s text:c="4"/>0.0000 <text:s/>0.0000 |======&gt;resultant cm= 0.0000</text:p>
      <text:p text:style-name="P1"/>
      <text:p text:style-name="P1"><text:tab/>finite-wing lift multiplier of <text:s/>0.9801 takes cl to <text:s/>0.1119, OLD FLIGHT MODEL, MODDING CONTROL EFFECTS AS WELL. EXPERIMENTAL FLIGHT MODEL WILL PUT THIS BEFORE CONTROL EFFECTS</text:p>
      <text:p text:style-name="P1"><text:tab/>e of <text:s/>0.9363, geometric aspect ratio of 31.0563, effective aspect ratio of 31.0514, gives cdi of <text:s/>0.0001</text:p>
      <text:p text:style-name="P1"/>
      <text:p text:style-name="P1"><text:tab/>force along the local flight path of this particular element (see Aifoil-Maker plots in the 'AOA-180' tab to see sign conventions)</text:p>
      <text:p text:style-name="P1"><text:tab/>lift= 0.1122* <text:s/>0.0374* sqr( <text:s/>26.6) * <text:s/>1.1290 / 2 <text:s text:c="9"/>= <text:s text:c="4"/>1.7 N</text:p>
      <text:p text:style-name="P1"><text:tab/>drag= 0.0012* <text:s/>0.0374* sqr( <text:s/>26.6) * <text:s/>1.1290 / 2 <text:s text:c="9"/>= <text:s text:c="4"/>0.0 N</text:p>
      <text:p text:style-name="P1"><text:tab/>momt= 0.0000* <text:s/>0.0374* sqr( <text:s/>26.6) * <text:s/>1.1290 / 2 * <text:s text:c="3"/>0.15= <text:s text:c="4"/>0.0 N-m</text:p>
      <text:p text:style-name="P1"/>
      <text:p text:style-name="P1">LEFT WING 3:</text:p>
      <text:p text:style-name="P1"/>
      <text:p text:style-name="P1"><text:tab/>x= <text:s/>-8.74 m pos right.</text:p>
      <text:p text:style-name="P1"><text:tab/>y= <text:s text:c="2"/>1.37 m pos up.</text:p>
      <text:p text:style-name="P1"><text:tab/>z= <text:s text:c="2"/>0.40 m pos aft.</text:p>
      <text:p text:style-name="P1"/>
      <text:p text:style-name="P1"><text:tab/>lift_local_path= <text:s text:c="4"/>1.7 N pos up.</text:p>
      <text:p text:style-name="P1"><text:tab/>drag_local_path= <text:s text:c="4"/>0.0 N pos aft.</text:p>
      <text:p text:style-name="P1"><text:tab/>side_local_path= <text:s text:c="4"/>0.0 N pos right.</text:p>
      <text:p text:style-name="P1"/>
      <text:p text:style-name="P1"><text:tab/>lift vector xyz= 0.9682 <text:s/>0.2494 -0.0192</text:p>
      <text:p text:style-name="P1"><text:tab/>drag vector xyz= 0.0015 <text:s/>0.0712 <text:s/>0.9975</text:p>
      <text:p text:style-name="P1"><text:tab/>side vector xyz= 0.2501 -0.9658 <text:s/>0.0686</text:p>
      <text:p text:style-name="P1"/>
      <text:p text:style-name="P1">----------------------------------------------------------------------------------------------------</text:p>
      <text:p text:style-name="P1">---RUNNING AERODYNAMIC FORCE AND TOTAL MOMENT TOTALS, AIRCRAFT AXIS SYSTEM--------------------------</text:p>
      <text:p text:style-name="P1">----------------------------------------------------------------------------------------------------</text:p>
      <text:p text:style-name="P1">LEFT WING 3</text:p>
      <text:p text:style-name="P1"><text:tab/>f_axil= <text:s/>-311.6 N, pos aft, <text:s text:c="3"/>L= <text:s text:c="4"/>9.6 N-m, pos right</text:p>
      <text:p text:style-name="P1"><text:tab/>f_side= <text:s text:c="4"/>4.1 N, pos right, <text:s/>M= -1150.4 N-m, pos up</text:p>
      <text:p text:style-name="P1"><text:tab/>f_nrml= <text:s/>6343.2 N, pos up, <text:s text:c="4"/>N= <text:s text:c="4"/>9.8 N-m, pos right</text:p>
      <text:p text:style-name="P1">----------------------------------------------------------------------------------------------------</text:p>
      <text:p text:style-name="P1"/>
      <text:p text:style-name="P1"/>
      <text:p text:style-name="P1"/>
      <text:p text:style-name="P3">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</text:p>
      <text:p text:style-name="P1">•••RIGT WING 3 ELEMENT # 0••••••••••••••••••••••••••••••••••••••••••••••••••••••••••••••••••••••••••</text:p>
      <text:p text:style-name="P1">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</text:p>
      <text:p text:style-name="P1"><text:tab/>element x= <text:s text:c="2"/>8.68 m, pos right from CG</text:p>
      <text:p text:style-name="P1"><text:tab/>element y= <text:s text:c="2"/>1.12 m, pos up <text:s text:c="3"/>from CG</text:p>
      <text:p text:style-name="P1"><text:tab/>element z= <text:s text:c="2"/>0.30 m, pos aft <text:s text:c="2"/>from CG</text:p>
      <text:p text:style-name="P1"/>
      <text:p text:style-name="P1"><text:tab/>infinite flow speed is vx of <text:s text:c="3"/>0.0 vy of <text:s text:c="3"/>2.1 vz of <text:s text:c="2"/>29.6 m/s in aircraft body coordinates</text:p>
      <text:p text:style-name="P1"><text:tab/>So final speed is vx= <text:s text:c="2"/>0.0 vy= <text:s text:c="2"/>2.1 vz= <text:s/>29.6 m/s in the aircraft axis coordinate system</text:p>
      <text:p text:style-name="P1"/>
      <text:p text:style-name="P1"><text:tab/>alpha of the wing plane <text:s text:c="3"/>: <text:s text:c="3"/>1.0</text:p>
      <text:p text:style-name="P1"><text:tab/>incidence <text:s text:c="17"/>: <text:s text:c="3"/>0.0</text:p>
      <text:p text:style-name="P1"><text:tab/>incidence increase <text:s text:c="8"/>: <text:s text:c="3"/>0.0</text:p>
      <text:p text:style-name="P1"><text:tab/>geometric alpha <text:s text:c="11"/>: <text:s text:c="3"/>1.0</text:p>
      <text:p text:style-name="P1"><text:tab/>v for forces <text:s text:c="14"/>: <text:s text:c="2"/>26.7 (based on effective sweep of <text:s text:c="2"/>22.0 deg)</text:p>
      <text:p text:style-name="P1"/>
      <text:p text:style-name="P1"/>
      <text:p text:style-name="P1"><text:tab/>AR=31.0596, e= 0.9363, ls_D_ls0= 0.9410, al_D_al0= 0.9601, cl_D_cl0= 0.9801</text:p>
      <text:p text:style-name="P1"/>
      <text:p text:style-name="P1">root lo Reynolds number: Aircraft/Extra Aircraft/ASG29_B21/airfoils/B21_symmetrical.afl, coefficient lookup, I have 1 Reynolds numbers available, and am using table #0</text:p>
      <text:p text:style-name="P1"><text:tab/>That's the table for Re= 9.0000 million, with flight Re= 0.3376 million</text:p>
      <text:p text:style-name="P1"><text:tab/>alpha airflow= <text:s text:c="2"/>1.0, alpha zero-lift= <text:s/>-0.0, finite wing alpha multiplier= 0.9601, slat alpha divisor= 1.0000, alpha lookup= <text:s text:c="2"/>0.9</text:p>
      <text:p text:style-name="P1"><text:tab/>Cl lookup: <text:s/>0.0943</text:p>
      <text:p text:style-name="P1"><text:tab/>Cd lookup: <text:s/>0.0010</text:p>
      <text:p text:style-name="P1"><text:tab/>Cm lookup: <text:s/>0.0000</text:p>
      <text:p text:style-name="P1"/>
      <text:p text:style-name="P1"><text:tab/>element 1 of 2, center at <text:s/>25%, which is <text:s/>25% of foil interpolation span (at foil interp power of <text:s/>1.0000)</text:p>
      <text:p text:style-name="P1"/>
      <text:p text:style-name="P1"><text:tab/>Re <text:s text:c="6"/>summary: <text:s text:c="2"/>---------- -root --tip</text:p>
      <text:p text:style-name="P1"><text:tab/> <text:s text:c="19"/>reyno 1 <text:s text:c="4"/>9.0000 <text:s/>9.0000 |</text:p>
      <text:p text:style-name="P1"><text:tab/> <text:s text:c="19"/>reyno 2 <text:s text:c="4"/>9.0000 <text:s/>9.0000 |======&gt;with flight Re= 0.3376 million</text:p>
      <text:p text:style-name="P1"/>
      <text:p text:style-name="P1"><text:tab/>CL coeff summary: <text:s text:c="2"/>---------- -root --tip</text:p>
      <text:p text:style-name="P1"><text:tab/> <text:s text:c="19"/>reyno 1 <text:s text:c="4"/>0.0943 <text:s/>0.0943 |</text:p>
      <text:p text:style-name="P1"><text:tab/> <text:s text:c="19"/>reyno 2 <text:s text:c="4"/>0.0943 <text:s/>0.0943 |======&gt;resultant cl= 0.0943</text:p>
      <text:p text:style-name="P1"/>
      <text:p text:style-name="P1"><text:tab/>CD coeff summary: <text:s text:c="2"/>---------- -root --tip</text:p>
      <text:p text:style-name="P1"><text:tab/> <text:s text:c="19"/>reyno 1 <text:s text:c="4"/>0.0010 <text:s/>0.0010 |</text:p>
      <text:p text:style-name="P1"><text:tab/> <text:s text:c="19"/>reyno 2 <text:s text:c="4"/>0.0010 <text:s/>0.0010 |======&gt;resultant cd= 0.0010</text:p>
      <text:p text:style-name="P1"/>
      <text:p text:style-name="P1"><text:tab/>CM coeff summary: <text:s text:c="2"/>---------- -root --tip</text:p>
      <text:p text:style-name="P1"><text:tab/> <text:s text:c="19"/>reyno 1 <text:s text:c="4"/>0.0000 <text:s/>0.0000 |</text:p>
      <text:p text:style-name="P1"><text:tab/> <text:s text:c="19"/>reyno 2 <text:s text:c="4"/>0.0000 <text:s/>0.0000 |======&gt;resultant cm= 0.0000</text:p>
      <text:p text:style-name="P1"/>
      <text:p text:style-name="P1"><text:tab/>finite-wing lift multiplier of <text:s/>0.9801 takes cl to <text:s/>0.0924, OLD FLIGHT MODEL, MODDING CONTROL EFFECTS AS WELL. EXPERIMENTAL FLIGHT MODEL WILL PUT THIS BEFORE CONTROL EFFECTS</text:p>
      <text:p text:style-name="P1"><text:tab/>e of <text:s/>0.9363, geometric aspect ratio of 31.0563, effective aspect ratio of 31.0596, gives cdi of <text:s/>0.0001</text:p>
      <text:p text:style-name="P1"/>
      <text:p text:style-name="P1"><text:tab/>force along the local flight path of this particular element (see Aifoil-Maker plots in the 'AOA-180' tab to see sign conventions)</text:p>
      <text:p text:style-name="P1"><text:tab/>lift= 0.0927* <text:s/>0.0502* sqr( <text:s/>26.7) * <text:s/>1.1290 / 2 <text:s text:c="9"/>= <text:s text:c="4"/>1.9 N</text:p>
      <text:p text:style-name="P1"><text:tab/>drag= 0.0011* <text:s/>0.0502* sqr( <text:s/>26.7) * <text:s/>1.1290 / 2 <text:s text:c="9"/>= <text:s text:c="4"/>0.0 N</text:p>
      <text:p text:style-name="P1"><text:tab/>momt= 0.0000* <text:s/>0.0502* sqr( <text:s/>26.7) * <text:s/>1.1290 / 2 * <text:s text:c="3"/>0.20= <text:s text:c="4"/>0.0 N-m</text:p>
      <text:p text:style-name="P1"/>
      <text:p text:style-name="P1">RIGT WING 3:</text:p>
      <text:p text:style-name="P1"/>
      <text:p text:style-name="P1"><text:tab/>x= <text:s text:c="2"/>8.68 m pos right.</text:p>
      <text:p text:style-name="P1"><text:tab/>y= <text:s text:c="2"/>1.12 m pos up.</text:p>
      <text:p text:style-name="P1"><text:tab/>z= <text:s text:c="2"/>0.30 m pos aft.</text:p>
      <text:p text:style-name="P1"/>
      <text:p text:style-name="P1"><text:tab/>lift_local_path= <text:s text:c="4"/>1.9 N pos up.</text:p>
      <text:p text:style-name="P1"><text:tab/>drag_local_path= <text:s text:c="4"/>0.0 N pos aft.</text:p>
      <text:p text:style-name="P1"><text:tab/>side_local_path= <text:s text:c="4"/>0.0 N pos right.</text:p>
      <text:p text:style-name="P1"/>
      <text:p text:style-name="P1"><text:tab/>lift vector xyz=-0.9686 <text:s/>0.2481 -0.0159</text:p>
      <text:p text:style-name="P1"><text:tab/>drag vector xyz= 0.0015 <text:s/>0.0696 <text:s/>0.9976</text:p>
      <text:p text:style-name="P1"><text:tab/>side vector xyz= 0.2486 <text:s/>0.9662 -0.0678</text:p>
      <text:p text:style-name="P1"/>
      <text:p text:style-name="P1">----------------------------------------------------------------------------------------------------</text:p>
      <text:p text:style-name="P1">---RUNNING AERODYNAMIC FORCE AND TOTAL MOMENT TOTALS, AIRCRAFT AXIS SYSTEM--------------------------</text:p>
      <text:p text:style-name="P1">----------------------------------------------------------------------------------------------------</text:p>
      <text:p text:style-name="P1">RIGT WING 3</text:p>
      <text:p text:style-name="P1"><text:tab/>f_axil= <text:s/>-311.6 N, pos aft, <text:s text:c="3"/>L= <text:s text:c="4"/>3.5 N-m, pos right</text:p>
      <text:p text:style-name="P1"><text:tab/>f_side= <text:s text:c="4"/>2.3 N, pos right, <text:s/>M= -1150.5 N-m, pos up</text:p>
      <text:p text:style-name="P1"><text:tab/>f_nrml= <text:s/>6343.7 N, pos up, <text:s text:c="4"/>N= <text:s text:c="3"/>10.3 N-m, pos right</text:p>
      <text:p text:style-name="P1">----------------------------------------------------------------------------------------------------</text:p>
      <text:p text:style-name="P1"/>
      <text:p text:style-name="P1"/>
      <text:p text:style-name="P1"/>
      <text:p text:style-name="P3">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</text:p>
      <text:p text:style-name="P1">•••RIGT WING 3 ELEMENT # 1••••••••••••••••••••••••••••••••••••••••••••••••••••••••••••••••••••••••••</text:p>
      <text:p text:style-name="P1">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</text:p>
      <text:p text:style-name="P1"><text:tab/>element x= <text:s text:c="2"/>8.74 m, pos right from CG</text:p>
      <text:p text:style-name="P1"><text:tab/>element y= <text:s text:c="2"/>1.37 m, pos up <text:s text:c="3"/>from CG</text:p>
      <text:p text:style-name="P1"><text:tab/>element z= <text:s text:c="2"/>0.40 m, pos aft <text:s text:c="2"/>from CG</text:p>
      <text:p text:style-name="P1"/>
      <text:p text:style-name="P1"><text:tab/>infinite flow speed is vx of <text:s text:c="3"/>0.0 vy of <text:s text:c="3"/>2.1 vz of <text:s text:c="2"/>29.6 m/s in aircraft body coordinates</text:p>
      <text:p text:style-name="P1"><text:tab/>So final speed is vx= <text:s text:c="2"/>0.0 vy= <text:s text:c="2"/>2.1 vz= <text:s/>29.6 m/s in the aircraft axis coordinate system</text:p>
      <text:p text:style-name="P1"/>
      <text:p text:style-name="P1"><text:tab/>alpha of the wing plane <text:s text:c="3"/>: <text:s text:c="3"/>1.0</text:p>
      <text:p text:style-name="P1"><text:tab/>incidence <text:s text:c="17"/>: <text:s text:c="3"/>0.0</text:p>
      <text:p text:style-name="P1"><text:tab/>incidence increase <text:s text:c="8"/>: <text:s text:c="3"/>0.0</text:p>
      <text:p text:style-name="P1"><text:tab/>geometric alpha <text:s text:c="11"/>: <text:s text:c="3"/>1.0</text:p>
      <text:p text:style-name="P1"><text:tab/>v for forces <text:s text:c="14"/>: <text:s text:c="2"/>26.7 (based on effective sweep of <text:s text:c="2"/>22.0 deg)</text:p>
      <text:p text:style-name="P1"/>
      <text:p text:style-name="P1"/>
      <text:p text:style-name="P1"><text:tab/>AR=31.0596, e= 0.9363, ls_D_ls0= 0.9410, al_D_al0= 0.9601, cl_D_cl0= 0.9801</text:p>
      <text:p text:style-name="P1"/>
      <text:p text:style-name="P1">root lo Reynolds number: Aircraft/Extra Aircraft/ASG29_B21/airfoils/B21_symmetrical.afl, coefficient lookup, I have 1 Reynolds numbers available, and am using table #0</text:p>
      <text:p text:style-name="P1"><text:tab/>That's the table for Re= 9.0000 million, with flight Re= 0.2527 million</text:p>
      <text:p text:style-name="P1"><text:tab/>alpha airflow= <text:s text:c="2"/>1.0, alpha zero-lift= <text:s/>-0.0, finite wing alpha multiplier= 0.9601, slat alpha divisor= 1.0000, alpha lookup= <text:s text:c="2"/>0.9</text:p>
      <text:p text:style-name="P1"><text:tab/>Cl lookup: <text:s/>0.0942</text:p>
      <text:p text:style-name="P1"><text:tab/>Cd lookup: <text:s/>0.0010</text:p>
      <text:p text:style-name="P1"><text:tab/>Cm lookup: <text:s/>0.0000</text:p>
      <text:p text:style-name="P1"/>
      <text:p text:style-name="P1"><text:tab/>element 2 of 2, center at <text:s/>75%, which is <text:s/>75% of foil interpolation span (at foil interp power of <text:s/>1.0000)</text:p>
      <text:p text:style-name="P1"/>
      <text:p text:style-name="P1"><text:tab/>Re <text:s text:c="6"/>summary: <text:s text:c="2"/>---------- -root --tip</text:p>
      <text:p text:style-name="P1"><text:tab/> <text:s text:c="19"/>reyno 1 <text:s text:c="4"/>9.0000 <text:s/>9.0000 |</text:p>
      <text:p text:style-name="P1"><text:tab/> <text:s text:c="19"/>reyno 2 <text:s text:c="4"/>9.0000 <text:s/>9.0000 |======&gt;with flight Re= 0.2527 million</text:p>
      <text:p text:style-name="P1"/>
      <text:p text:style-name="P1"><text:tab/>CL coeff summary: <text:s text:c="2"/>---------- -root --tip</text:p>
      <text:p text:style-name="P1"><text:tab/> <text:s text:c="19"/>reyno 1 <text:s text:c="4"/>0.0942 <text:s/>0.0942 |</text:p>
      <text:p text:style-name="P1"><text:tab/> <text:s text:c="19"/>reyno 2 <text:s text:c="4"/>0.0942 <text:s/>0.0942 |======&gt;resultant cl= 0.0942</text:p>
      <text:p text:style-name="P1"/>
      <text:p text:style-name="P1"><text:tab/>CD coeff summary: <text:s text:c="2"/>---------- -root --tip</text:p>
      <text:p text:style-name="P1"><text:tab/> <text:s text:c="19"/>reyno 1 <text:s text:c="4"/>0.0010 <text:s/>0.0010 |</text:p>
      <text:p text:style-name="P1"><text:tab/> <text:s text:c="19"/>reyno 2 <text:s text:c="4"/>0.0010 <text:s/>0.0010 |======&gt;resultant cd= 0.0010</text:p>
      <text:p text:style-name="P1"/>
      <text:p text:style-name="P1"><text:tab/>CM coeff summary: <text:s text:c="2"/>---------- -root --tip</text:p>
      <text:p text:style-name="P1"><text:tab/> <text:s text:c="19"/>reyno 1 <text:s text:c="4"/>0.0000 <text:s/>0.0000 |</text:p>
      <text:p text:style-name="P1"><text:tab/> <text:s text:c="19"/>reyno 2 <text:s text:c="4"/>0.0000 <text:s/>0.0000 |======&gt;resultant cm= 0.0000</text:p>
      <text:p text:style-name="P1"/>
      <text:p text:style-name="P1"><text:tab/>finite-wing lift multiplier of <text:s/>0.9801 takes cl to <text:s/>0.0923, OLD FLIGHT MODEL, MODDING CONTROL EFFECTS AS WELL. EXPERIMENTAL FLIGHT MODEL WILL PUT THIS BEFORE CONTROL EFFECTS</text:p>
      <text:p text:style-name="P1"><text:tab/>e of <text:s/>0.9363, geometric aspect ratio of 31.0563, effective aspect ratio of 31.0596, gives cdi of <text:s/>0.0001</text:p>
      <text:p text:style-name="P1"/>
      <text:p text:style-name="P1"><text:tab/>force along the local flight path of this particular element (see Aifoil-Maker plots in the 'AOA-180' tab to see sign conventions)</text:p>
      <text:p text:style-name="P1"><text:tab/>lift= 0.0926* <text:s/>0.0374* sqr( <text:s/>26.7) * <text:s/>1.1290 / 2 <text:s text:c="9"/>= <text:s text:c="4"/>1.4 N</text:p>
      <text:p text:style-name="P1"><text:tab/>drag= 0.0011* <text:s/>0.0374* sqr( <text:s/>26.7) * <text:s/>1.1290 / 2 <text:s text:c="9"/>= <text:s text:c="4"/>0.0 N</text:p>
      <text:p text:style-name="P1"><text:tab/>momt= 0.0000* <text:s/>0.0374* sqr( <text:s/>26.7) * <text:s/>1.1290 / 2 * <text:s text:c="3"/>0.15= <text:s text:c="4"/>0.0 N-m</text:p>
      <text:p text:style-name="P1"/>
      <text:p text:style-name="P1">RIGT WING 3:</text:p>
      <text:p text:style-name="P1"/>
      <text:p text:style-name="P1"><text:tab/>x= <text:s text:c="2"/>8.74 m pos right.</text:p>
      <text:p text:style-name="P1"><text:tab/>y= <text:s text:c="2"/>1.37 m pos up.</text:p>
      <text:p text:style-name="P1"><text:tab/>z= <text:s text:c="2"/>0.40 m pos aft.</text:p>
      <text:p text:style-name="P1"/>
      <text:p text:style-name="P1"><text:tab/>lift_local_path= <text:s text:c="4"/>1.4 N pos up.</text:p>
      <text:p text:style-name="P1"><text:tab/>drag_local_path= <text:s text:c="4"/>0.0 N pos aft.</text:p>
      <text:p text:style-name="P1"><text:tab/>side_local_path= <text:s text:c="4"/>0.0 N pos right.</text:p>
      <text:p text:style-name="P1"/>
      <text:p text:style-name="P1"><text:tab/>lift vector xyz=-0.9686 <text:s/>0.2481 -0.0159</text:p>
      <text:p text:style-name="P1"><text:tab/>drag vector xyz= 0.0015 <text:s/>0.0696 <text:s/>0.9976</text:p>
      <text:p text:style-name="P1"><text:tab/>side vector xyz= 0.2486 <text:s/>0.9662 -0.0678</text:p>
      <text:p text:style-name="P1"/>
      <text:p text:style-name="P1">----------------------------------------------------------------------------------------------------</text:p>
      <text:p text:style-name="P1">---RUNNING AERODYNAMIC FORCE AND TOTAL MOMENT TOTALS, AIRCRAFT AXIS SYSTEM--------------------------</text:p>
      <text:p text:style-name="P1">----------------------------------------------------------------------------------------------------</text:p>
      <text:p text:style-name="P1">RIGT WING 3</text:p>
      <text:p text:style-name="P1"><text:tab/>f_axil= <text:s/>-311.6 N, pos aft, <text:s text:c="3"/>L= <text:s text:c="3"/>-1.4 N-m, pos right</text:p>
      <text:p text:style-name="P1"><text:tab/>f_side= <text:s text:c="4"/>0.9 N, pos right, <text:s/>M= -1150.7 N-m, pos up</text:p>
      <text:p text:style-name="P1"><text:tab/>f_nrml= <text:s/>6344.0 N, pos up, <text:s text:c="4"/>N= <text:s text:c="3"/>10.8 N-m, pos right</text:p>
      <text:p text:style-name="P1">----------------------------------------------------------------------------------------------------</text:p>
      <text:p text:style-name="P1"/>
      <text:p text:style-name="P1"/>
      <text:p text:style-name="P1"/>
      <text:p text:style-name="P3">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</text:p>
      <text:p text:style-name="P1">•••LEFT H STAB ELEMENT # 0••••••••••••••••••••••••••••••••••••••••••••••••••••••••••••••••••••••••••</text:p>
      <text:p text:style-name="P1">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</text:p>
      <text:p text:style-name="P1"><text:tab/>element x= <text:s/>-0.57 m, pos right from CG</text:p>
      <text:p text:style-name="P1"><text:tab/>element y= <text:s text:c="2"/>1.06 m, pos up <text:s text:c="3"/>from CG</text:p>
      <text:p text:style-name="P1"><text:tab/>element z= <text:s text:c="2"/>3.72 m, pos aft <text:s text:c="2"/>from CG</text:p>
      <text:p text:style-name="P1"/>
      <text:p text:style-name="P1"><text:tab/>infinite flow speed is vx of <text:s text:c="3"/>0.0 vy of <text:s text:c="3"/>2.1 vz of <text:s text:c="2"/>29.6 m/s in aircraft body coordinates</text:p>
      <text:p text:style-name="P1"><text:tab/>DOWNWASH from LEFT WING 1 el #0 is <text:s text:c="3"/>3.6 deg, at v= <text:s/>29.6 m/s for vertical delta= <text:s/>-1.86 m/s</text:p>
      <text:p text:style-name="P1"><text:tab/>So speed is changed to vx= <text:s text:c="2"/>0.0 vy= <text:s text:c="2"/>0.3 vz= <text:s/>29.6 m/s</text:p>
      <text:p text:style-name="P1"><text:tab/>So final speed is vx= <text:s text:c="2"/>0.0 vy= <text:s text:c="2"/>0.3 vz= <text:s/>29.6 m/s in the aircraft axis coordinate system</text:p>
      <text:p text:style-name="P1"/>
      <text:p text:style-name="P1"><text:tab/>alpha of the wing plane <text:s text:c="3"/>: <text:s text:c="3"/>0.5</text:p>
      <text:p text:style-name="P1"><text:tab/>incidence <text:s text:c="17"/>: <text:s text:c="2"/>-3.0</text:p>
      <text:p text:style-name="P1"><text:tab/>incidence increase <text:s text:c="8"/>: <text:s text:c="3"/>0.0</text:p>
      <text:p text:style-name="P1"><text:tab/>geometric alpha <text:s text:c="11"/>: <text:s text:c="2"/>-2.5</text:p>
      <text:p text:style-name="P1"><text:tab/>v for forces <text:s text:c="14"/>: <text:s text:c="2"/>29.5 (based on effective sweep of <text:s text:c="2"/>-4.0 deg)</text:p>
      <text:p text:style-name="P1"/>
      <text:p text:style-name="P1"/>
      <text:p text:style-name="P1"><text:s text:c="3"/>ELEVATOR #1: crat= 0.4000, def= -11.2 deg: (pos down or extended, neg up)</text:p>
      <text:p text:style-name="P1"><text:tab/>dx_te = 0.9923</text:p>
      <text:p text:style-name="P1"><text:tab/>dy_te =-0.0779</text:p>
      <text:p text:style-name="P1"><text:tab/>al_inc=-3.5939</text:p>
      <text:p text:style-name="P1"><text:tab/>cl inc=-0.4653</text:p>
      <text:p text:style-name="P1"><text:tab/>cd inc= 0.0008</text:p>
      <text:p text:style-name="P1"><text:tab/>cm inc= 0.2559</text:p>
      <text:p text:style-name="P1"><text:tab/>Effective alpha increased <text:s text:c="2"/>-3.6 deg by all combined lift-incrementation devices up to final geo alpha of <text:s text:c="2"/>-6.1 deg</text:p>
      <text:p text:style-name="P1"/>
      <text:p text:style-name="P1"/>
      <text:p text:style-name="P1"><text:tab/>AR= 4.1097, e= 0.9878, ls_D_ls0= 0.6900, al_D_al0= 0.7767, cl_D_cl0= 0.8884</text:p>
      <text:p text:style-name="P1"/>
      <text:p text:style-name="P1">root lo Reynolds number: Aircraft/Extra Aircraft/ASG29_B21/airfoils/NACA 0012 (symmetrical).afl, coefficient lookup, I have 1 Reynolds numbers available, and am using table #0</text:p>
      <text:p text:style-name="P1"><text:tab/>That's the table for Re= 3.0000 million, with flight Re= 0.6650 million</text:p>
      <text:p text:style-name="P1"><text:tab/>alpha airflow= <text:s/>-6.1, alpha zero-lift= <text:s/>-0.0, finite wing alpha multiplier= 0.7767, slat alpha divisor= 1.0000, alpha lookup= <text:s/>-4.7</text:p>
      <text:p text:style-name="P1"><text:tab/>Cl lookup: -0.5655</text:p>
      <text:p text:style-name="P1"><text:tab/>Cd lookup: <text:s/>0.0066</text:p>
      <text:p text:style-name="P1"><text:tab/>Cm lookup: <text:s/>0.0000</text:p>
      <text:p text:style-name="P1"/>
      <text:p text:style-name="P1">tip lo Reynolds number: Aircraft/Extra Aircraft/ASG29_B21/airfoils/NACA 0009 (symmetrical).afl, coefficient lookup, I have 1 Reynolds numbers available, and am using table #0</text:p>
      <text:p text:style-name="P1"><text:tab/>That's the table for Re= 6.0000 million, with flight Re= 0.6650 million</text:p>
      <text:p text:style-name="P1"><text:tab/>alpha airflow= <text:s/>-6.1, alpha zero-lift= <text:s/>-0.0, finite wing alpha multiplier= 0.7767, slat alpha divisor= 1.0000, alpha lookup= <text:s/>-4.7</text:p>
      <text:p text:style-name="P1"><text:tab/>Cl lookup: -0.4948</text:p>
      <text:p text:style-name="P1"><text:tab/>Cd lookup: <text:s/>0.0062</text:p>
      <text:p text:style-name="P1"><text:tab/>Cm lookup: <text:s/>0.0000</text:p>
      <text:p text:style-name="P1"/>
      <text:p text:style-name="P1"><text:tab/>element 1 of 1, center at <text:s/>50%, which is <text:s/>50% of foil interpolation span (at foil interp power of <text:s/>1.0000)</text:p>
      <text:p text:style-name="P1"/>
      <text:p text:style-name="P1"><text:tab/>Re <text:s text:c="6"/>summary: <text:s text:c="2"/>---------- -root --tip</text:p>
      <text:p text:style-name="P1"><text:tab/> <text:s text:c="19"/>reyno 1 <text:s text:c="4"/>3.0000 <text:s/>6.0000 |</text:p>
      <text:p text:style-name="P1"><text:tab/> <text:s text:c="19"/>reyno 2 <text:s text:c="4"/>3.0000 <text:s/>6.0000 |======&gt;with flight Re= 0.6650 million</text:p>
      <text:p text:style-name="P1"/>
      <text:p text:style-name="P1"><text:tab/>CL coeff summary: <text:s text:c="2"/>---------- -root --tip</text:p>
      <text:p text:style-name="P1"><text:tab/> <text:s text:c="19"/>reyno 1 <text:s text:c="3"/>-0.5655 -0.4948 |</text:p>
      <text:p text:style-name="P1"><text:tab/> <text:s text:c="19"/>reyno 2 <text:s text:c="3"/>-0.5655 -0.4948 |======&gt;resultant cl=-0.5301</text:p>
      <text:p text:style-name="P1"/>
      <text:p text:style-name="P1"><text:tab/>CD coeff summary: <text:s text:c="2"/>---------- -root --tip</text:p>
      <text:p text:style-name="P1"><text:tab/> <text:s text:c="19"/>reyno 1 <text:s text:c="4"/>0.0066 <text:s/>0.0062 |</text:p>
      <text:p text:style-name="P1"><text:tab/> <text:s text:c="19"/>reyno 2 <text:s text:c="4"/>0.0066 <text:s/>0.0062 |======&gt;resultant cd= 0.0064</text:p>
      <text:p text:style-name="P1"/>
      <text:p text:style-name="P1"><text:tab/>CM coeff summary: <text:s text:c="2"/>---------- -root --tip</text:p>
      <text:p text:style-name="P1"><text:tab/> <text:s text:c="19"/>reyno 1 <text:s text:c="4"/>0.0000 <text:s/>0.0000 |</text:p>
      <text:p text:style-name="P1"><text:tab/> <text:s text:c="19"/>reyno 2 <text:s text:c="4"/>0.0000 <text:s/>0.0000 |======&gt;resultant cm= 0.0000</text:p>
      <text:p text:style-name="P1"/>
      <text:p text:style-name="P1"><text:tab/>adding control-effects cl <text:s text:c="2"/>of -0.4653 takes cl to -0.9955</text:p>
      <text:p text:style-name="P1"><text:tab/>adding control-effects cd <text:s text:c="2"/>of <text:s/>0.0008 takes cd to <text:s/>0.0071</text:p>
      <text:p text:style-name="P1"><text:tab/>adding control-effects cm <text:s text:c="2"/>of <text:s/>0.2559 takes cm to <text:s/>0.2559</text:p>
      <text:p text:style-name="P1"><text:tab/>finite-wing lift multiplier of <text:s/>0.8884 takes cl to -0.8843, OLD FLIGHT MODEL, MODDING CONTROL EFFECTS AS WELL. EXPERIMENTAL FLIGHT MODEL WILL PUT THIS BEFORE CONTROL EFFECTS</text:p>
      <text:p text:style-name="P1"><text:tab/>e of <text:s/>0.9878, geometric aspect ratio of <text:s/>4.1097, effective aspect ratio of <text:s/>4.1097, gives cdi of <text:s/>0.0618</text:p>
      <text:p text:style-name="P1"/>
      <text:p text:style-name="P1"><text:tab/>force along the local flight path of this particular element (see Aifoil-Maker plots in the 'AOA-180' tab to see sign conventions)</text:p>
      <text:p text:style-name="P1"><text:tab/>lift=-0.8877* <text:s/>0.3906* sqr( <text:s/>29.5) * <text:s/>1.1290 / 2 <text:s text:c="9"/>= <text:s/>-170.2 N</text:p>
      <text:p text:style-name="P1"><text:tab/>drag= 0.0689* <text:s/>0.3906* sqr( <text:s/>29.5) * <text:s/>1.1290 / 2 <text:s text:c="9"/>= <text:s text:c="3"/>13.2 N</text:p>
      <text:p text:style-name="P1"><text:tab/>momt= 0.2589* <text:s/>0.3906* sqr( <text:s/>29.5) * <text:s/>1.1290 / 2 * <text:s text:c="3"/>0.35= <text:s text:c="3"/>17.5 N-m</text:p>
      <text:p text:style-name="P1"/>
      <text:p text:style-name="P1">LEFT H STAB:</text:p>
      <text:p text:style-name="P1"/>
      <text:p text:style-name="P1"><text:tab/>x= <text:s/>-0.57 m pos right.</text:p>
      <text:p text:style-name="P1"><text:tab/>y= <text:s text:c="2"/>1.06 m pos up.</text:p>
      <text:p text:style-name="P1"><text:tab/>z= <text:s text:c="2"/>3.72 m pos aft.</text:p>
      <text:p text:style-name="P1"/>
      <text:p text:style-name="P1"><text:tab/>lift_local_path= <text:s/>-170.2 N pos up.</text:p>
      <text:p text:style-name="P1"><text:tab/>drag_local_path= <text:s text:c="3"/>13.2 N pos aft.</text:p>
      <text:p text:style-name="P1"><text:tab/>side_local_path= <text:s text:c="4"/>0.0 N pos right.</text:p>
      <text:p text:style-name="P1"/>
      <text:p text:style-name="P1"><text:tab/>lift vector xyz=-0.0006 <text:s/>1.0000 -0.0092</text:p>
      <text:p text:style-name="P1"><text:tab/>drag vector xyz= 0.0013 <text:s/>0.0092 <text:s/>1.0000</text:p>
      <text:p text:style-name="P1"><text:tab/>side vector xyz= 1.0000 <text:s/>0.0006 -0.0013</text:p>
      <text:p text:style-name="P1"><text:soft-page-break/></text:p>
      <text:p text:style-name="P1">----------------------------------------------------------------------------------------------------</text:p>
      <text:p text:style-name="P1">---RUNNING AERODYNAMIC FORCE AND TOTAL MOMENT TOTALS, AIRCRAFT AXIS SYSTEM--------------------------</text:p>
      <text:p text:style-name="P1">----------------------------------------------------------------------------------------------------</text:p>
      <text:p text:style-name="P1">LEFT H STAB</text:p>
      <text:p text:style-name="P1"><text:tab/>f_axil= <text:s/>-296.8 N, pos aft, <text:s text:c="3"/>L= <text:s text:c="2"/>-99.0 N-m, pos right</text:p>
      <text:p text:style-name="P1"><text:tab/>f_side= <text:s text:c="4"/>1.0 N, pos right, <text:s/>M= <text:s/>-484.3 N-m, pos up</text:p>
      <text:p text:style-name="P1"><text:tab/>f_nrml= <text:s/>6173.9 N, pos up, <text:s text:c="4"/>N= <text:s text:c="4"/>1.8 N-m, pos right</text:p>
      <text:p text:style-name="P1">----------------------------------------------------------------------------------------------------</text:p>
      <text:p text:style-name="P1"/>
      <text:p text:style-name="P1"/>
      <text:p text:style-name="P1"/>
      <text:p text:style-name="P3">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</text:p>
      <text:p text:style-name="P1">•••RIGT H STAB ELEMENT # 0••••••••••••••••••••••••••••••••••••••••••••••••••••••••••••••••••••••••••</text:p>
      <text:p text:style-name="P1">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</text:p>
      <text:p text:style-name="P1"><text:tab/>element x= <text:s text:c="2"/>0.57 m, pos right from CG</text:p>
      <text:p text:style-name="P1"><text:tab/>element y= <text:s text:c="2"/>1.06 m, pos up <text:s text:c="3"/>from CG</text:p>
      <text:p text:style-name="P1"><text:tab/>element z= <text:s text:c="2"/>3.72 m, pos aft <text:s text:c="2"/>from CG</text:p>
      <text:p text:style-name="P1"/>
      <text:p text:style-name="P1"><text:tab/>infinite flow speed is vx of <text:s text:c="3"/>0.0 vy of <text:s text:c="3"/>2.1 vz of <text:s text:c="2"/>29.6 m/s in aircraft body coordinates</text:p>
      <text:p text:style-name="P1"><text:tab/>DOWNWASH from RIGT WING 1 el #0 is <text:s text:c="3"/>3.6 deg, at v= <text:s/>29.6 m/s for vertical delta= <text:s/>-1.85 m/s</text:p>
      <text:p text:style-name="P1"><text:tab/>So speed is changed to vx= <text:s text:c="2"/>0.0 vy= <text:s text:c="2"/>0.3 vz= <text:s/>29.6 m/s</text:p>
      <text:p text:style-name="P1"><text:tab/>So final speed is vx= <text:s text:c="2"/>0.0 vy= <text:s text:c="2"/>0.3 vz= <text:s/>29.6 m/s in the aircraft axis coordinate system</text:p>
      <text:p text:style-name="P1"/>
      <text:p text:style-name="P1"><text:tab/>alpha of the wing plane <text:s text:c="3"/>: <text:s text:c="3"/>0.5</text:p>
      <text:p text:style-name="P1"><text:tab/>incidence <text:s text:c="17"/>: <text:s text:c="2"/>-3.0</text:p>
      <text:p text:style-name="P1"><text:tab/>incidence increase <text:s text:c="8"/>: <text:s text:c="3"/>0.0</text:p>
      <text:p text:style-name="P1"><text:tab/>geometric alpha <text:s text:c="11"/>: <text:s text:c="2"/>-2.5</text:p>
      <text:p text:style-name="P1"><text:tab/>v for forces <text:s text:c="14"/>: <text:s text:c="2"/>29.5 (based on effective sweep of <text:s text:c="3"/>4.0 deg)</text:p>
      <text:p text:style-name="P1"/>
      <text:p text:style-name="P1"/>
      <text:p text:style-name="P1"><text:s text:c="3"/>ELEVATOR #1: crat= 0.4000, def= -11.2 deg: (pos down or extended, neg up)</text:p>
      <text:p text:style-name="P1"><text:tab/>dx_te = 0.9923</text:p>
      <text:p text:style-name="P1"><text:tab/>dy_te =-0.0779</text:p>
      <text:p text:style-name="P1"><text:tab/>al_inc=-3.5939</text:p>
      <text:p text:style-name="P1"><text:tab/>cl inc=-0.4653</text:p>
      <text:p text:style-name="P1"><text:tab/>cd inc= 0.0008</text:p>
      <text:p text:style-name="P1"><text:tab/>cm inc= 0.2559</text:p>
      <text:p text:style-name="P1"><text:tab/>Effective alpha increased <text:s text:c="2"/>-3.6 deg by all combined lift-incrementation devices up to final geo alpha of <text:s text:c="2"/>-6.1 deg</text:p>
      <text:p text:style-name="P1"/>
      <text:p text:style-name="P1"/>
      <text:p text:style-name="P1"><text:tab/>AR= 4.1097, e= 0.9878, ls_D_ls0= 0.6900, al_D_al0= 0.7767, cl_D_cl0= 0.8884</text:p>
      <text:p text:style-name="P1"/>
      <text:p text:style-name="P1">root lo Reynolds number: Aircraft/Extra Aircraft/ASG29_B21/airfoils/NACA 0012 (symmetrical).afl, coefficient lookup, I have 1 Reynolds numbers available, and am using table #0</text:p>
      <text:p text:style-name="P1"><text:tab/>That's the table for Re= 3.0000 million, with flight Re= 0.6649 million</text:p>
      <text:p text:style-name="P1"><text:tab/>alpha airflow= <text:s/>-6.1, alpha zero-lift= <text:s/>-0.0, finite wing alpha multiplier= 0.7767, slat alpha divisor= 1.0000, alpha lookup= <text:s/>-4.7</text:p>
      <text:p text:style-name="P1"><text:tab/>Cl lookup: -0.5652</text:p>
      <text:p text:style-name="P1"><text:tab/>Cd lookup: <text:s/>0.0066</text:p>
      <text:p text:style-name="P1"><text:tab/>Cm lookup: <text:s/>0.0000</text:p>
      <text:p text:style-name="P1"/>
      <text:p text:style-name="P1">tip lo Reynolds number: Aircraft/Extra Aircraft/ASG29_B21/airfoils/NACA 0009 (symmetrical).afl, coefficient lookup, I have 1 Reynolds numbers available, and am using table #0</text:p>
      <text:p text:style-name="P1"><text:tab/>That's the table for Re= 6.0000 million, with flight Re= 0.6649 million</text:p>
      <text:p text:style-name="P1"><text:tab/>alpha airflow= <text:s/>-6.1, alpha zero-lift= <text:s/>-0.0, finite wing alpha multiplier= 0.7767, slat alpha divisor= 1.0000, alpha lookup= <text:s/>-4.7</text:p>
      <text:p text:style-name="P1"><text:tab/>Cl lookup: -0.4945</text:p>
      <text:p text:style-name="P1"><text:tab/>Cd lookup: <text:s/>0.0062</text:p>
      <text:p text:style-name="P1"><text:tab/>Cm lookup: <text:s/>0.0000</text:p>
      <text:p text:style-name="P1"/>
      <text:p text:style-name="P1"><text:tab/>element 1 of 1, center at <text:s/>50%, which is <text:s/>50% of foil interpolation span (at foil interp power of <text:s/>1.0000)</text:p>
      <text:p text:style-name="P1"/>
      <text:p text:style-name="P1"><text:tab/>Re <text:s text:c="6"/>summary: <text:s text:c="2"/>---------- -root --tip</text:p>
      <text:p text:style-name="P1"><text:tab/> <text:s text:c="19"/>reyno 1 <text:s text:c="4"/>3.0000 <text:s/>6.0000 |</text:p>
      <text:p text:style-name="P1"><text:tab/> <text:s text:c="19"/>reyno 2 <text:s text:c="4"/>3.0000 <text:s/>6.0000 |======&gt;with flight Re= 0.6649 million</text:p>
      <text:p text:style-name="P1"/>
      <text:p text:style-name="P1"><text:tab/>CL coeff summary: <text:s text:c="2"/>---------- -root --tip</text:p>
      <text:p text:style-name="P1"><text:tab/> <text:s text:c="19"/>reyno 1 <text:s text:c="3"/>-0.5652 -0.4945 |</text:p>
      <text:p text:style-name="P1"><text:tab/> <text:s text:c="19"/>reyno 2 <text:s text:c="3"/>-0.5652 -0.4945 |======&gt;resultant cl=-0.5298</text:p>
      <text:p text:style-name="P1"/>
      <text:p text:style-name="P1"><text:tab/>CD coeff summary: <text:s text:c="2"/>---------- -root --tip</text:p>
      <text:p text:style-name="P1"><text:tab/> <text:s text:c="19"/>reyno 1 <text:s text:c="4"/>0.0066 <text:s/>0.0062 |</text:p>
      <text:p text:style-name="P1"><text:tab/> <text:s text:c="19"/>reyno 2 <text:s text:c="4"/>0.0066 <text:s/>0.0062 |======&gt;resultant cd= 0.0064</text:p>
      <text:p text:style-name="P1"/>
      <text:p text:style-name="P1"><text:tab/>CM coeff summary: <text:s text:c="2"/>---------- -root --tip</text:p>
      <text:p text:style-name="P1"><text:tab/> <text:s text:c="19"/>reyno 1 <text:s text:c="4"/>0.0000 <text:s/>0.0000 |</text:p>
      <text:p text:style-name="P1"><text:tab/> <text:s text:c="19"/>reyno 2 <text:s text:c="4"/>0.0000 <text:s/>0.0000 |======&gt;resultant cm= 0.0000</text:p>
      <text:p text:style-name="P1"/>
      <text:p text:style-name="P1"><text:tab/>adding control-effects cl <text:s text:c="2"/>of -0.4653 takes cl to -0.9952</text:p>
      <text:p text:style-name="P1"><text:tab/>adding control-effects cd <text:s text:c="2"/>of <text:s/>0.0008 takes cd to <text:s/>0.0071</text:p>
      <text:p text:style-name="P1"><text:tab/>adding control-effects cm <text:s text:c="2"/>of <text:s/>0.2559 takes cm to <text:s/>0.2559</text:p>
      <text:p text:style-name="P1"><text:tab/>finite-wing lift multiplier of <text:s/>0.8884 takes cl to -0.8841, OLD FLIGHT MODEL, MODDING CONTROL EFFECTS AS WELL. EXPERIMENTAL FLIGHT MODEL WILL PUT THIS BEFORE CONTROL EFFECTS</text:p>
      <text:p text:style-name="P1"><text:tab/>e of <text:s/>0.9878, geometric aspect ratio of <text:s/>4.1097, effective aspect ratio of <text:s/>4.1097, gives cdi of <text:s/>0.0618</text:p>
      <text:p text:style-name="P1"/>
      <text:p text:style-name="P1"><text:tab/>force along the local flight path of this particular element (see Aifoil-Maker plots in the 'AOA-180' tab to see sign conventions)</text:p>
      <text:p text:style-name="P1"><text:tab/>lift=-0.8874* <text:s/>0.3906* sqr( <text:s/>29.5) * <text:s/>1.1290 / 2 <text:s text:c="9"/>= <text:s/>-170.1 N</text:p>
      <text:p text:style-name="P1"><text:tab/>drag= 0.0689* <text:s/>0.3906* sqr( <text:s/>29.5) * <text:s/>1.1290 / 2 <text:s text:c="9"/>= <text:s text:c="3"/>13.2 N</text:p>
      <text:p text:style-name="P1"><text:tab/>momt= 0.2589* <text:s/>0.3906* sqr( <text:s/>29.5) * <text:s/>1.1290 / 2 * <text:s text:c="3"/>0.35= <text:s text:c="3"/>17.5 N-m</text:p>
      <text:p text:style-name="P1"/>
      <text:p text:style-name="P1">RIGT H STAB:</text:p>
      <text:p text:style-name="P1"/>
      <text:p text:style-name="P1"><text:tab/>x= <text:s text:c="2"/>0.57 m pos right.</text:p>
      <text:p text:style-name="P1"><text:tab/>y= <text:s text:c="2"/>1.06 m pos up.</text:p>
      <text:p text:style-name="P1"><text:tab/>z= <text:s text:c="2"/>3.72 m pos aft.</text:p>
      <text:p text:style-name="P1"/>
      <text:p text:style-name="P1"><text:tab/>lift_local_path= <text:s/>-170.1 N pos up.</text:p>
      <text:p text:style-name="P1"><text:tab/>drag_local_path= <text:s text:c="3"/>13.2 N pos aft.</text:p>
      <text:p text:style-name="P1"><text:tab/>side_local_path= <text:s text:c="4"/>0.0 N pos right.</text:p>
      <text:p text:style-name="P1"/>
      <text:p text:style-name="P1"><text:tab/>lift vector xyz= 0.0006 <text:s/>1.0000 -0.0092</text:p>
      <text:p text:style-name="P1"><text:tab/>drag vector xyz= 0.0013 <text:s/>0.0092 <text:s/>1.0000</text:p>
      <text:p text:style-name="P1"><text:tab/>side vector xyz= 1.0000 -0.0007 -0.0013</text:p>
      <text:p text:style-name="P1"><text:soft-page-break/></text:p>
      <text:p text:style-name="P1">----------------------------------------------------------------------------------------------------</text:p>
      <text:p text:style-name="P1">---RUNNING AERODYNAMIC FORCE AND TOTAL MOMENT TOTALS, AIRCRAFT AXIS SYSTEM--------------------------</text:p>
      <text:p text:style-name="P1">----------------------------------------------------------------------------------------------------</text:p>
      <text:p text:style-name="P1">RIGT H STAB</text:p>
      <text:p text:style-name="P1"><text:tab/>f_axil= <text:s/>-282.0 N, pos aft, <text:s text:c="3"/>L= <text:s text:c="3"/>-1.4 N-m, pos right</text:p>
      <text:p text:style-name="P1"><text:tab/>f_side= <text:s text:c="4"/>1.0 N, pos right, <text:s/>M= <text:s text:c="2"/>181.6 N-m, pos up</text:p>
      <text:p text:style-name="P1"><text:tab/>f_nrml= <text:s/>6003.9 N, pos up, <text:s text:c="4"/>N= <text:s text:c="3"/>10.6 N-m, pos right</text:p>
      <text:p text:style-name="P1">----------------------------------------------------------------------------------------------------</text:p>
      <text:p text:style-name="P1"/>
      <text:p text:style-name="P1"/>
      <text:p text:style-name="P1"/>
      <text:p text:style-name="P3">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</text:p>
      <text:p text:style-name="P1">•••VERT STAB 1 ELEMENT # 0••••••••••••••••••••••••••••••••••••••••••••••••••••••••••••••••••••••••••</text:p>
      <text:p text:style-name="P1">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</text:p>
      <text:p text:style-name="P1"><text:tab/>element x= <text:s/>-0.00 m, pos right from CG</text:p>
      <text:p text:style-name="P1"><text:tab/>element y= <text:s text:c="2"/>0.45 m, pos up <text:s text:c="3"/>from CG</text:p>
      <text:p text:style-name="P1"><text:tab/>element z= <text:s text:c="2"/>3.64 m, pos aft <text:s text:c="2"/>from CG</text:p>
      <text:p text:style-name="P1"/>
      <text:p text:style-name="P1"><text:tab/>infinite flow speed is vx of <text:s text:c="3"/>0.0 vy of <text:s text:c="3"/>2.1 vz of <text:s text:c="2"/>29.6 m/s in aircraft body coordinates</text:p>
      <text:p text:style-name="P1"><text:tab/>DOWNWASH from LEFT WING 1 el #0 is <text:s text:c="3"/>3.7 deg, at v= <text:s/>29.6 m/s for vertical delta= <text:s/>-1.93 m/s</text:p>
      <text:p text:style-name="P1"><text:tab/>So speed is changed to vx= <text:s text:c="2"/>0.0 vy= <text:s text:c="2"/>0.2 vz= <text:s/>29.6 m/s</text:p>
      <text:p text:style-name="P1"><text:tab/>WAKEWASH from LEFT WING 1 el #0 with cd= 0.0092, dy_chords= <text:s text:c="2"/>0.05, wake_width_chords= <text:s text:c="2"/>0.14, wake_deficit_at_center= 0.0499, wake_deficit_here= 0.0340, <text:s/>speed ratio= 0.9829</text:p>
      <text:p text:style-name="P1"><text:tab/>So speed is changed to vx= <text:s text:c="2"/>0.0 vy= <text:s text:c="2"/>0.2 vz= <text:s/>29.1 m/s</text:p>
      <text:p text:style-name="P1"><text:tab/>So final speed is vx= <text:s text:c="2"/>0.0 vy= <text:s text:c="2"/>0.2 vz= <text:s/>29.1 m/s in the aircraft axis coordinate system</text:p>
      <text:p text:style-name="P1"/>
      <text:p text:style-name="P1"><text:tab/>alpha of the wing plane <text:s text:c="3"/>: <text:s text:c="2"/>-0.1</text:p>
      <text:p text:style-name="P1"><text:tab/>incidence <text:s text:c="17"/>: <text:s text:c="3"/>0.0</text:p>
      <text:p text:style-name="P1"><text:tab/>incidence increase <text:s text:c="8"/>: <text:s text:c="3"/>0.0</text:p>
      <text:p text:style-name="P1"><text:tab/>geometric alpha <text:s text:c="11"/>: <text:s text:c="2"/>-0.1</text:p>
      <text:p text:style-name="P1"><text:tab/>v for forces <text:s text:c="14"/>: <text:s text:c="2"/>28.6 (based on effective sweep of <text:s text:c="3"/>9.9 deg)</text:p>
      <text:p text:style-name="P1"/>
      <text:p text:style-name="P1"/>
      <text:p text:style-name="P1"><text:s text:c="3"/>RUDDER #1: crat= 0.3000, def= <text:s/>-0.0 deg: (pos down or extended, neg up)</text:p>
      <text:p text:style-name="P1"><text:tab/>dx_te = 1.0000</text:p>
      <text:p text:style-name="P1"><text:tab/>dy_te =-0.0001</text:p>
      <text:p text:style-name="P1"><text:tab/>al_inc=-0.0053</text:p>
      <text:p text:style-name="P1"><text:tab/>cl inc=-0.0010</text:p>
      <text:p text:style-name="P1"><text:tab/>cd inc= 0.0000</text:p>
      <text:p text:style-name="P1"><text:tab/>cm inc= 0.0006</text:p>
      <text:p text:style-name="P1"/>
      <text:p text:style-name="P1"><text:tab/>AR= 4.1097, e= 0.9878, ls_D_ls0= 0.6900, al_D_al0= 0.7767, cl_D_cl0= 0.8884</text:p>
      <text:p text:style-name="P1"/>
      <text:p text:style-name="P1">root lo Reynolds number: Aircraft/Extra Aircraft/ASG29_B21/airfoils/NACA 64(2)-015_3m.afl, coefficient lookup, I have 1 Reynolds numbers available, and am using table #0</text:p>
      <text:p text:style-name="P1"><text:tab/>That's the table for Re= 3.0000 million, with flight Re= 1.4701 million</text:p>
      <text:p text:style-name="P1"><text:tab/>alpha airflow= <text:s/>-0.1, alpha zero-lift= <text:s/>-0.0, finite wing alpha multiplier= 0.7767, slat alpha divisor= 1.0000, alpha lookup= <text:s/>-0.1</text:p>
      <text:p text:style-name="P1"><text:tab/>Cl lookup: -0.0062</text:p>
      <text:p text:style-name="P1"><text:tab/>Cd lookup: <text:s/>0.0054</text:p>
      <text:p text:style-name="P1"><text:tab/>Cm lookup: <text:s/>0.0000</text:p>
      <text:p text:style-name="P1"/>
      <text:p text:style-name="P1">root hi Reynolds number: Aircraft/Extra Aircraft/ASG29_B21/airfoils/NACA 64(2)-015_9m.afl, coefficient lookup, I have 1 Reynolds numbers available, and am using table #0</text:p>
      <text:p text:style-name="P1"><text:tab/>That's the table for Re= 9.0000 million, with flight Re= 1.4701 million</text:p>
      <text:p text:style-name="P1"><text:tab/>alpha airflow= <text:s/>-0.1, alpha zero-lift= <text:s/>-0.0, finite wing alpha multiplier= 0.7767, slat alpha divisor= 1.0000, alpha lookup= <text:s/>-0.1</text:p>
      <text:p text:style-name="P1"><text:tab/>Cl lookup: -0.0062</text:p>
      <text:p text:style-name="P1"><text:tab/>Cd lookup: <text:s/>0.0046</text:p>
      <text:p text:style-name="P1"><text:tab/>Cm lookup: <text:s/>0.0000</text:p>
      <text:p text:style-name="P1"/>
      <text:p text:style-name="P1">tip hi Reynolds number: Aircraft/Extra Aircraft/ASG29_B21/airfoils/NACA 64(2)-015_9m.afl, coefficient lookup, I have 1 Reynolds numbers available, and am using table #0</text:p>
      <text:p text:style-name="P1"><text:tab/>That's the table for Re= 9.0000 million, with flight Re= 1.4701 million</text:p>
      <text:p text:style-name="P1"><text:tab/>alpha airflow= <text:s/>-0.1, alpha zero-lift= <text:s/>-0.0, finite wing alpha multiplier= 0.7767, slat alpha divisor= 1.0000, alpha lookup= <text:s/>-0.1</text:p>
      <text:p text:style-name="P1"><text:tab/>Cl lookup: -0.0062</text:p>
      <text:p text:style-name="P1"><text:tab/>Cd lookup: <text:s/>0.0046</text:p>
      <text:p text:style-name="P1"><text:tab/>Cm lookup: <text:s/>0.0000</text:p>
      <text:p text:style-name="P1"/>
      <text:p text:style-name="P1"><text:tab/>element 1 of 1, center at <text:s/>50%, which is <text:s/>50% of foil interpolation span (at foil interp power of <text:s/>1.0000)</text:p>
      <text:p text:style-name="P1"/>
      <text:p text:style-name="P1"><text:tab/>Re <text:s text:c="6"/>summary: <text:s text:c="2"/>---------- -root --tip</text:p>
      <text:p text:style-name="P1"><text:tab/> <text:s text:c="19"/>reyno 1 <text:s text:c="4"/>3.0000 <text:s/>3.0000 |</text:p>
      <text:p text:style-name="P1"><text:tab/> <text:s text:c="19"/>reyno 2 <text:s text:c="4"/>9.0000 <text:s/>9.0000 |======&gt;with flight Re= 1.4701 million</text:p>
      <text:p text:style-name="P1"/>
      <text:p text:style-name="P1"><text:tab/>CL coeff summary: <text:s text:c="2"/>---------- -root --tip</text:p>
      <text:p text:style-name="P1"><text:tab/> <text:s text:c="19"/>reyno 1 <text:s text:c="3"/>-0.0062 -0.0062 |</text:p>
      <text:p text:style-name="P1"><text:tab/> <text:s text:c="19"/>reyno 2 <text:s text:c="3"/>-0.0062 -0.0062 |======&gt;resultant cl=-0.0062</text:p>
      <text:p text:style-name="P1"/>
      <text:p text:style-name="P1"><text:tab/>CD coeff summary: <text:s text:c="2"/>---------- -root --tip</text:p>
      <text:p text:style-name="P1"><text:tab/> <text:s text:c="19"/>reyno 1 <text:s text:c="4"/>0.0054 <text:s/>0.0054 |</text:p>
      <text:p text:style-name="P1"><text:tab/> <text:s text:c="19"/>reyno 2 <text:s text:c="4"/>0.0046 <text:s/>0.0046 |======&gt;resultant cd= 0.0054</text:p>
      <text:p text:style-name="P1"/>
      <text:p text:style-name="P1"><text:tab/>CM coeff summary: <text:s text:c="2"/>---------- -root --tip</text:p>
      <text:p text:style-name="P1"><text:tab/> <text:s text:c="19"/>reyno 1 <text:s text:c="4"/>0.0000 <text:s/>0.0000 |</text:p>
      <text:p text:style-name="P1"><text:tab/> <text:s text:c="19"/>reyno 2 <text:s text:c="4"/>0.0000 <text:s/>0.0000 |======&gt;resultant cm= 0.0000</text:p>
      <text:p text:style-name="P1"/>
      <text:p text:style-name="P1"><text:tab/>adding control-effects cl <text:s text:c="2"/>of -0.0010 takes cl to -0.0071</text:p>
      <text:p text:style-name="P1"><text:tab/>adding control-effects cd <text:s text:c="2"/>of <text:s/>0.0000 takes cd to <text:s/>0.0054</text:p>
      <text:p text:style-name="P1"><text:tab/>adding control-effects cm <text:s text:c="2"/>of <text:s/>0.0006 takes cm to <text:s/>0.0006</text:p>
      <text:p text:style-name="P1"><text:tab/>finite-wing lift multiplier of <text:s/>0.8884 takes cl to -0.0063, OLD FLIGHT MODEL, MODDING CONTROL EFFECTS AS WELL. EXPERIMENTAL FLIGHT MODEL WILL PUT THIS BEFORE CONTROL EFFECTS</text:p>
      <text:p text:style-name="P1"><text:tab/>e of <text:s/>0.9878, geometric aspect ratio of <text:s/>4.1097, effective aspect ratio of <text:s/>4.1097, gives cdi of <text:s/>0.0000</text:p>
      <text:p text:style-name="P1"/>
      <text:p text:style-name="P1"><text:tab/>force along the local flight path of this particular element (see Aifoil-Maker plots in the 'AOA-180' tab to see sign conventions)</text:p>
      <text:p text:style-name="P1"><text:tab/>lift=-0.0064* <text:s/>0.9612* sqr( <text:s/>28.6) * <text:s/>1.1290 / 2 <text:s text:c="9"/>= <text:s text:c="3"/>-2.8 N</text:p>
      <text:p text:style-name="P1"><text:tab/>drag= 0.0054* <text:s/>0.9612* sqr( <text:s/>28.6) * <text:s/>1.1290 / 2 <text:s text:c="9"/>= <text:s text:c="4"/>2.4 N</text:p>
      <text:p text:style-name="P1"><text:tab/>momt= 0.0006* <text:s/>0.9612* sqr( <text:s/>28.6) * <text:s/>1.1290 / 2 * <text:s text:c="3"/>0.81= <text:s text:c="4"/>0.2 N-m</text:p>
      <text:p text:style-name="P1"/>
      <text:p text:style-name="P1">VERT STAB 1:</text:p>
      <text:p text:style-name="P1"/>
      <text:p text:style-name="P1"><text:tab/>x= <text:s/>-0.00 m pos right.</text:p>
      <text:p text:style-name="P1"><text:tab/>y= <text:s text:c="2"/>0.45 m pos up.</text:p>
      <text:p text:style-name="P1"><text:soft-page-break/><text:tab/>z= <text:s text:c="2"/>3.64 m pos aft.</text:p>
      <text:p text:style-name="P1"/>
      <text:p text:style-name="P1"><text:tab/>lift_local_path= <text:s text:c="3"/>-2.8 N pos up.</text:p>
      <text:p text:style-name="P1"><text:tab/>drag_local_path= <text:s text:c="4"/>2.4 N pos aft.</text:p>
      <text:p text:style-name="P1"><text:tab/>side_local_path= <text:s text:c="4"/>0.0 N pos right.</text:p>
      <text:p text:style-name="P1"/>
      <text:p text:style-name="P1"><text:tab/>lift vector xyz=-1.0000 -0.0002 <text:s/>0.0013</text:p>
      <text:p text:style-name="P1"><text:tab/>drag vector xyz= 0.0013 <text:s/>0.0066 <text:s/>1.0000</text:p>
      <text:p text:style-name="P1"><text:tab/>side vector xyz=-0.0002 <text:s/>1.0000 -0.0066</text:p>
      <text:p text:style-name="P1"/>
      <text:p text:style-name="P1">----------------------------------------------------------------------------------------------------</text:p>
      <text:p text:style-name="P1">---RUNNING AERODYNAMIC FORCE AND TOTAL MOMENT TOTALS, AIRCRAFT AXIS SYSTEM--------------------------</text:p>
      <text:p text:style-name="P1">----------------------------------------------------------------------------------------------------</text:p>
      <text:p text:style-name="P1">VERT STAB 1</text:p>
      <text:p text:style-name="P1"><text:tab/>f_axil= <text:s/>-279.6 N, pos aft, <text:s text:c="3"/>L= <text:s text:c="3"/>-0.1 N-m, pos right</text:p>
      <text:p text:style-name="P1"><text:tab/>f_side= <text:s text:c="4"/>3.8 N, pos right, <text:s/>M= <text:s text:c="2"/>182.6 N-m, pos up</text:p>
      <text:p text:style-name="P1"><text:tab/>f_nrml= <text:s/>6003.9 N, pos up, <text:s text:c="4"/>N= <text:s text:c="4"/>0.1 N-m, pos right</text:p>
      <text:p text:style-name="P1">----------------------------------------------------------------------------------------------------</text:p>
      <text:p text:style-name="P1"/>
      <text:p text:style-name="P1"/>
      <text:p text:style-name="P1"/>
      <text:p text:style-name="P3">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</text:p>
      <text:p text:style-name="P1">Now to find aspect-ratio multiplier for LEFT WING 1:</text:p>
      <text:p text:style-name="P1"><text:s text:c="3"/>el # 0, clQ= <text:s/>1223.1, el arm= <text:s text:c="2"/>0.50, clQ_total= <text:s/>1223.1, clQ_x_arm= <text:s text:c="2"/>611.6</text:p>
      <text:p text:style-name="P1"><text:s text:c="6"/>loc= 0.5000, AR_mult= 1.0000</text:p>
      <text:p text:style-name="P1"/>
      <text:p text:style-name="P1">Now to find aspect-ratio multiplier for RIGT WING 1:</text:p>
      <text:p text:style-name="P1"><text:s text:c="3"/>el # 0, clQ= <text:s/>1220.3, el arm= <text:s text:c="2"/>0.50, clQ_total= <text:s/>1220.3, clQ_x_arm= <text:s text:c="2"/>610.1</text:p>
      <text:p text:style-name="P1"><text:s text:c="6"/>loc= 0.5000, AR_mult= 1.0000</text:p>
      <text:p text:style-name="P1"/>
      <text:p text:style-name="P1">Now to find aspect-ratio multiplier for LEFT WING 2:</text:p>
      <text:p text:style-name="P1"><text:s text:c="3"/>el # 0, clQ= <text:s text:c="2"/>932.2, el arm= <text:s text:c="2"/>0.50, clQ_total= <text:s text:c="2"/>932.2, clQ_x_arm= <text:s text:c="2"/>466.1</text:p>
      <text:p text:style-name="P1"><text:s text:c="6"/>loc= 0.5000, AR_mult= 1.0000</text:p>
      <text:p text:style-name="P1"/>
      <text:p text:style-name="P1">Now to find aspect-ratio multiplier for RIGT WING 2:</text:p>
      <text:p text:style-name="P1"><text:s text:c="3"/>el # 0, clQ= <text:s text:c="2"/>935.7, el arm= <text:s text:c="2"/>0.50, clQ_total= <text:s text:c="2"/>935.7, clQ_x_arm= <text:s text:c="2"/>467.9</text:p>
      <text:p text:style-name="P1"><text:s text:c="6"/>loc= 0.5000, AR_mult= 1.0000</text:p>
      <text:p text:style-name="P1"/>
      <text:p text:style-name="P1">Now to find aspect-ratio multiplier for LEFT WING 3:</text:p>
      <text:p text:style-name="P1"><text:s text:c="3"/>el # 0, clQ= <text:s text:c="3"/>79.5, el arm= <text:s text:c="2"/>0.50, clQ_total= <text:s text:c="3"/>79.5, clQ_x_arm= <text:s text:c="3"/>39.8</text:p>
      <text:p text:style-name="P1"><text:s text:c="3"/>el # 1, clQ= <text:s text:c="3"/>79.6, el arm= <text:s text:c="2"/>1.50, clQ_total= <text:s text:c="2"/>159.2, clQ_x_arm= <text:s text:c="2"/>159.2</text:p>
      <text:p text:style-name="P1"><text:s text:c="6"/>loc= 0.5002, AR_mult= 0.9998</text:p>
      <text:p text:style-name="P1"/>
      <text:p text:style-name="P1">Now to find aspect-ratio multiplier for RIGT WING 3:</text:p>
      <text:p text:style-name="P1"><text:s text:c="3"/>el # 0, clQ= <text:s text:c="3"/>65.9, el arm= <text:s text:c="2"/>0.50, clQ_total= <text:s text:c="3"/>65.9, clQ_x_arm= <text:s text:c="3"/>33.0</text:p>
      <text:p text:style-name="P1"><text:s text:c="3"/>el # 1, clQ= <text:s text:c="3"/>65.8, el arm= <text:s text:c="2"/>1.50, clQ_total= <text:s text:c="2"/>131.8, clQ_x_arm= <text:s text:c="2"/>131.7</text:p>
      <text:p text:style-name="P1"><text:s text:c="6"/>loc= 0.4999, AR_mult= 1.0001</text:p>
      <text:p text:style-name="P1"/>
      <text:p text:style-name="P1">Now to find aspect-ratio multiplier for LEFT H STAB:</text:p>
      <text:p text:style-name="P1"><text:s text:c="3"/>el # 0, clQ= <text:s text:c="2"/>772.1, el arm= <text:s text:c="2"/>0.50, clQ_total= <text:s text:c="2"/>772.1, clQ_x_arm= <text:s text:c="2"/>386.0</text:p>
      <text:p text:style-name="P1"><text:s text:c="6"/>loc= 0.5000, AR_mult= 1.0000</text:p>
      <text:p text:style-name="P1"/>
      <text:p text:style-name="P1">Now to find aspect-ratio multiplier for RIGT H STAB:</text:p>
      <text:p text:style-name="P1"><text:s text:c="3"/>el # 0, clQ= <text:s text:c="2"/>771.6, el arm= <text:s text:c="2"/>0.50, clQ_total= <text:s text:c="2"/>771.6, clQ_x_arm= <text:s text:c="2"/>385.8</text:p>
      <text:p text:style-name="P1"><text:s text:c="6"/>loc= 0.5000, AR_mult= 1.0000</text:p>
      <text:p text:style-name="P1"/>
      <text:p text:style-name="P1">Now to find aspect-ratio multiplier for VERT STAB 1:</text:p>
      <text:p text:style-name="P1"><text:s text:c="3"/>el # 0, clQ= <text:s text:c="4"/>5.2, el arm= <text:s text:c="2"/>0.50, clQ_total= <text:s text:c="4"/>5.2, clQ_x_arm= <text:s text:c="4"/>2.6</text:p>
      <text:p text:style-name="P1"><text:s text:c="6"/>loc= 0.5000, AR_mult= 1.0000</text:p>
      <text:p text:style-name="P1"/>
      <text:p text:style-name="P1"/>
      <text:p text:style-name="P3">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</text:p>
      <text:p text:style-name="P1">FUSELAGE:</text:p>
      <text:p text:style-name="P1">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</text:p>
      <text:p text:style-name="P1"><text:tab/>lat arm of centroid from acf ref= <text:s text:c="2"/>0.00 m pos right</text:p>
      <text:p text:style-name="P1"><text:tab/>vrt arm of centroid from acf ref= <text:s/>-0.06 m pos up</text:p>
      <text:p text:style-name="P1"><text:tab/>lon arm of centroid from acf ref= <text:s text:c="2"/>0.03 m pos aft, for vertical force with alpha, with arm running from <text:s text:c="3"/>0.03 at 0 alpha to <text:s text:c="3"/>0.03 at 90 alpha, currently <text:s text:c="3"/>4.0 alpha</text:p>
      <text:p text:style-name="P1"><text:tab/>lon arm of centroid from acf ref= <text:s text:c="2"/>0.03 m pos aft, for vertical force with beta , with arm running from <text:s text:c="3"/>0.03 at 0 beta <text:s/>to <text:s text:c="3"/>0.03 at 90 beta , currently <text:s text:c="3"/>0.1 beta </text:p>
      <text:p text:style-name="P1"/>
      <text:p text:style-name="P1"><text:tab/>body front area <text:s text:c="16"/>= 0.4293 square meters</text:p>
      <text:p text:style-name="P1"><text:tab/>body side <text:s/>area for side force <text:s/>= 2.4606 square meters</text:p>
      <text:p text:style-name="P1"><text:tab/>body top <text:s text:c="2"/>area for lift force <text:s/>= 2.0559 square meters</text:p>
      <text:p text:style-name="P1"/>
      <text:p text:style-name="P1"><text:tab/>infinite flow speed is vx of <text:s text:c="3"/>0.0 vy of <text:s text:c="3"/>2.1 vz of <text:s text:c="2"/>29.6 m/s in aircraft body coordinates</text:p>
      <text:p text:style-name="P1"><text:tab/>So final speed is vx= <text:s text:c="2"/>0.0 vy= <text:s text:c="2"/>2.1 vz= <text:s/>29.6 m/s in the aircraft axis coordinate system</text:p>
      <text:p text:style-name="P1"/>
      <text:p text:style-name="P1"><text:tab/>mach multiplication <text:s text:c="8"/>= 1.0039, part_cd= 0.0080, cd_cylinder= 1.0039</text:p>
      <text:p text:style-name="P1"><text:tab/>air attacking aft from ahead= <text:s/>29.6 m/s.</text:p>
      <text:p text:style-name="P1"><text:tab/>air attacking up from below = <text:s text:c="2"/>2.1 m/s.</text:p>
      <text:p text:style-name="P1"><text:tab/>air attacking to the right <text:s/>= <text:s text:c="2"/>0.0 m/s.</text:p>
      <text:p text:style-name="P1"><text:tab/>alph= <text:s text:c="2"/>4.0</text:p>
      <text:p text:style-name="P1"><text:tab/>beta= <text:s text:c="2"/>0.1</text:p>
      <text:p text:style-name="P1"><text:tab/>angl= <text:s text:c="2"/>4.0</text:p>
      <text:p text:style-name="P1"><text:tab/>cl vert= 0.0658, ref area of <text:s/>2.0559, v= <text:s/>29.6, rho= 1.1290, SUBSONIC body force= <text:s text:c="3"/>67.1 N</text:p>
      <text:p text:style-name="P1"><text:tab/>cl side= 0.0013, ref area of <text:s/>2.4606, v= <text:s/>29.6, rho= 1.1290, SUBSONIC body force= <text:s text:c="4"/>1.6 N</text:p>
      <text:p text:style-name="P1"><text:tab/>cd_frnt= 0.0175, ref area of <text:s/>0.4468, v= <text:s/>29.6, rho= 1.1290, SUBSONIC body force= <text:s text:c="4"/>3.9 N</text:p>
      <text:p text:style-name="P1"/>
      <text:p text:style-name="P1"><text:tab/>THIS BODY AT MACH= 0.0879</text:p>
      <text:p text:style-name="P1"><text:tab/>body drag force= <text:s text:c="4"/>3.9 N (is CD of <text:s/>0.0183 based on frontal area)</text:p>
      <text:p text:style-name="P1"><text:tab/>body side force= <text:s text:c="4"/>1.6 N (is CL of <text:s/>0.0013 based on side area)</text:p>
      <text:p text:style-name="P1"><text:tab/>body lift force= <text:s text:c="3"/>67.1 N (is CL of <text:s/>0.0658 based on top area)</text:p>
      <text:p text:style-name="P1"/>
      <text:p text:style-name="P1">LIFT at the centroid for alpha:</text:p>
      <text:p text:style-name="P1"/>
      <text:p text:style-name="P1"><text:tab/>x= <text:s text:c="2"/>0.00 m pos right.</text:p>
      <text:p text:style-name="P1"><text:tab/>y= <text:s/>-0.06 m pos up.</text:p>
      <text:p text:style-name="P1"><text:tab/>z= <text:s text:c="2"/>0.03 m pos aft.</text:p>
      <text:p text:style-name="P1"/>
      <text:p text:style-name="P1"><text:tab/>lift_local_path= <text:s text:c="3"/>67.1 N pos up.</text:p>
      <text:p text:style-name="P1"><text:tab/>drag_local_path= <text:s text:c="4"/>0.0 N pos aft.</text:p>
      <text:p text:style-name="P1"><text:tab/>side_local_path= <text:s text:c="4"/>0.0 N pos right.</text:p>
      <text:p text:style-name="P1"/>
      <text:p text:style-name="P1"><text:tab/>lift vector xyz= 0.0000 <text:s/>0.9975 -0.0702</text:p>
      <text:p text:style-name="P1"><text:tab/>drag vector xyz= 0.0014 <text:s/>0.0702 <text:s/>0.9975</text:p>
      <text:p text:style-name="P1"><text:tab/>side vector xyz= 1.0000 -0.0001 -0.0014</text:p>
      <text:p text:style-name="P1"/>
      <text:p text:style-name="P1">----------------------------------------------------------------------------------------------------</text:p>
      <text:p text:style-name="P1">---RUNNING AERODYNAMIC FORCE AND TOTAL MOMENT TOTALS, AIRCRAFT AXIS SYSTEM--------------------------</text:p>
      <text:p text:style-name="P1">----------------------------------------------------------------------------------------------------</text:p>
      <text:p text:style-name="P1">LIFT at the centroid for alpha</text:p>
      <text:p text:style-name="P1"><text:tab/>f_axil= <text:s/>-284.4 N, pos aft, <text:s text:c="3"/>L= <text:s text:c="3"/>-0.1 N-m, pos right</text:p>
      <text:p text:style-name="P1"><text:tab/>f_side= <text:s text:c="4"/>3.8 N, pos right, <text:s/>M= <text:s text:c="2"/>180.7 N-m, pos up</text:p>
      <text:p text:style-name="P1"><text:tab/>f_nrml= <text:s/>6070.8 N, pos up, <text:s text:c="4"/>N= <text:s text:c="4"/>0.1 N-m, pos right</text:p>
      <text:p text:style-name="P1">----------------------------------------------------------------------------------------------------</text:p>
      <text:p text:style-name="P1"/>
      <text:p text:style-name="P1">SIDE at the centroid for beta:</text:p>
      <text:p text:style-name="P1"/>
      <text:p text:style-name="P1"><text:tab/>x= <text:s text:c="2"/>0.00 m pos right.</text:p>
      <text:p text:style-name="P1"><text:tab/>y= <text:s/>-0.06 m pos up.</text:p>
      <text:p text:style-name="P1"><text:tab/>z= <text:s text:c="2"/>0.03 m pos aft.</text:p>
      <text:p text:style-name="P1"/>
      <text:p text:style-name="P1"><text:tab/>lift_local_path= <text:s text:c="4"/>0.0 N pos up.</text:p>
      <text:p text:style-name="P1"><text:tab/>drag_local_path= <text:s text:c="4"/>0.0 N pos aft.</text:p>
      <text:p text:style-name="P1"><text:tab/>side_local_path= <text:s text:c="4"/>1.6 N pos right.</text:p>
      <text:p text:style-name="P1"/>
      <text:p text:style-name="P1"><text:tab/>lift vector xyz= 0.0000 <text:s/>0.9975 -0.0702</text:p>
      <text:p text:style-name="P1"><text:tab/>drag vector xyz= 0.0014 <text:s/>0.0702 <text:s/>0.9975</text:p>
      <text:p text:style-name="P1"><text:tab/>side vector xyz= 1.0000 -0.0001 -0.0014</text:p>
      <text:p text:style-name="P1"/>
      <text:p text:style-name="P1">----------------------------------------------------------------------------------------------------</text:p>
      <text:p text:style-name="P1">---RUNNING AERODYNAMIC FORCE AND TOTAL MOMENT TOTALS, AIRCRAFT AXIS SYSTEM--------------------------</text:p>
      <text:p text:style-name="P1">----------------------------------------------------------------------------------------------------</text:p>
      <text:p text:style-name="P1">SIDE at the centroid for beta</text:p>
      <text:p text:style-name="P1"><text:tab/>f_axil= <text:s/>-284.4 N, pos aft, <text:s text:c="3"/>L= <text:s text:c="3"/>-0.2 N-m, pos right</text:p>
      <text:p text:style-name="P1"><text:tab/>f_side= <text:s text:c="4"/>5.4 N, pos right, <text:s/>M= <text:s text:c="2"/>180.7 N-m, pos up</text:p>
      <text:p text:style-name="P1"><text:tab/>f_nrml= <text:s/>6070.8 N, pos up, <text:s text:c="4"/>N= <text:s text:c="4"/>0.1 N-m, pos right</text:p>
      <text:p text:style-name="P1">----------------------------------------------------------------------------------------------------</text:p>
      <text:p text:style-name="P1"/>
      <text:p text:style-name="P1">DRAG at the aero centroid:</text:p>
      <text:p text:style-name="P1"/>
      <text:p text:style-name="P1"><text:tab/>x= <text:s text:c="2"/>0.00 m pos right.</text:p>
      <text:p text:style-name="P1"><text:tab/>y= <text:s/>-0.06 m pos up.</text:p>
      <text:p text:style-name="P1"><text:tab/>z= <text:s text:c="2"/>0.03 m pos aft.</text:p>
      <text:p text:style-name="P1"/>
      <text:p text:style-name="P1"><text:tab/>lift_local_path= <text:s text:c="4"/>0.0 N pos up.</text:p>
      <text:p text:style-name="P1"><text:tab/>drag_local_path= <text:s text:c="4"/>3.9 N pos aft.</text:p>
      <text:p text:style-name="P1"><text:tab/>side_local_path= <text:s text:c="4"/>0.0 N pos right.</text:p>
      <text:p text:style-name="P1"/>
      <text:p text:style-name="P1"><text:tab/>lift vector xyz= 0.0000 <text:s/>0.9975 -0.0702</text:p>
      <text:p text:style-name="P1"><text:soft-page-break/><text:tab/>drag vector xyz= 0.0014 <text:s/>0.0702 <text:s/>0.9975</text:p>
      <text:p text:style-name="P1"><text:tab/>side vector xyz= 1.0000 -0.0001 -0.0014</text:p>
      <text:p text:style-name="P1"/>
      <text:p text:style-name="P1">----------------------------------------------------------------------------------------------------</text:p>
      <text:p text:style-name="P1">---RUNNING AERODYNAMIC FORCE AND TOTAL MOMENT TOTALS, AIRCRAFT AXIS SYSTEM--------------------------</text:p>
      <text:p text:style-name="P1">----------------------------------------------------------------------------------------------------</text:p>
      <text:p text:style-name="P1">DRAG at the aero centroid</text:p>
      <text:p text:style-name="P1"><text:tab/>f_axil= <text:s/>-280.5 N, pos aft, <text:s text:c="3"/>L= <text:s text:c="3"/>-0.2 N-m, pos right</text:p>
      <text:p text:style-name="P1"><text:tab/>f_side= <text:s text:c="4"/>5.4 N, pos right, <text:s/>M= <text:s text:c="2"/>180.4 N-m, pos up</text:p>
      <text:p text:style-name="P1"><text:tab/>f_nrml= <text:s/>6071.1 N, pos up, <text:s text:c="4"/>N= <text:s text:c="4"/>0.1 N-m, pos right</text:p>
      <text:p text:style-name="P1">----------------------------------------------------------------------------------------------------</text:p>
      <text:p text:style-name="P1"/>
      <text:p text:style-name="P1"/>
      <text:p text:style-name="P1"/>
      <text:p text:style-name="P3">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</text:p>
      <text:p text:style-name="P1">Landing gear #2, deployed <text:s/>1.0000:</text:p>
      <text:p text:style-name="P1">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</text:p>
      <text:p text:style-name="P1"><text:tab/>STRUT area exposed (including actuating struts if retract)= 0.0000 square meters</text:p>
      <text:p text:style-name="P1"><text:tab/>TIRES area exposed (tire may be largely hidden by fairing)= 0.0334 square meters</text:p>
      <text:p text:style-name="P1"><text:tab/>DOORS area exposed (all gear doors, 0 for fixed-gear) <text:s text:c="4"/>= 0.0000 square meters</text:p>
      <text:p text:style-name="P1"><text:tab/>STRUT Cd <text:s text:c="49"/>= 0.0500</text:p>
      <text:p text:style-name="P1"><text:tab/>TIRES Cd <text:s text:c="49"/>= 0.2500</text:p>
      <text:p text:style-name="P1"><text:tab/>DOORS Cd <text:s text:c="49"/>= 0.0000</text:p>
      <text:p text:style-name="P1"><text:tab/>drag of exposed STRUT <text:s text:c="36"/>= <text:s text:c="4"/>0.0 N</text:p>
      <text:p text:style-name="P1"><text:tab/>drag of exposed TIRES <text:s text:c="36"/>= <text:s text:c="4"/>4.1 N</text:p>
      <text:p text:style-name="P1"><text:tab/>drag of exposed DOORS <text:s text:c="36"/>= <text:s text:c="4"/>0.0 N</text:p>
      <text:p text:style-name="P1"><text:tab/>drag of this gear from additional drag from Plane-Maker <text:s text:c="2"/>= <text:s text:c="4"/>0.0 N</text:p>
      <text:p text:style-name="P1"><text:tab/>X/Y/Z= <text:s text:c="2"/>0.00 <text:s text:c="2"/>-0.18 <text:s text:c="3"/>3.80 m</text:p>
      <text:p text:style-name="P1"/>
      <text:p text:style-name="P1">landing gear:</text:p>
      <text:p text:style-name="P1"/>
      <text:p text:style-name="P1"><text:tab/>x= <text:s text:c="2"/>0.00 m pos right.</text:p>
      <text:p text:style-name="P1"><text:tab/>y= <text:s/>-0.18 m pos up.</text:p>
      <text:p text:style-name="P1"><text:tab/>z= <text:s text:c="2"/>3.80 m pos aft.</text:p>
      <text:p text:style-name="P1"/>
      <text:p text:style-name="P1"><text:tab/>lift_local_path= <text:s text:c="4"/>0.0 N pos up.</text:p>
      <text:p text:style-name="P1"><text:tab/>drag_local_path= <text:s text:c="4"/>4.1 N pos aft.</text:p>
      <text:p text:style-name="P1"><text:tab/>side_local_path= <text:s text:c="4"/>0.0 N pos right.</text:p>
      <text:p text:style-name="P1"/>
      <text:p text:style-name="P1"><text:tab/>lift vector xyz= 0.0000 <text:s/>0.9975 -0.0702</text:p>
      <text:p text:style-name="P1"><text:tab/>drag vector xyz= 0.0014 <text:s/>0.0702 <text:s/>0.9975</text:p>
      <text:p text:style-name="P1"><text:tab/>side vector xyz= 1.0000 -0.0001 -0.0014</text:p>
      <text:p text:style-name="P1"/>
      <text:p text:style-name="P1">----------------------------------------------------------------------------------------------------</text:p>
      <text:p text:style-name="P1">---RUNNING AERODYNAMIC FORCE AND TOTAL MOMENT TOTALS, AIRCRAFT AXIS SYSTEM--------------------------</text:p>
      <text:p text:style-name="P1">----------------------------------------------------------------------------------------------------</text:p>
      <text:p text:style-name="P1">landing gear</text:p>
      <text:p text:style-name="P1"><text:tab/>f_axil= <text:s/>-276.3 N, pos aft, <text:s text:c="3"/>L= <text:s text:c="3"/>-0.2 N-m, pos right</text:p>
      <text:p text:style-name="P1"><text:tab/>f_side= <text:s text:c="4"/>5.4 N, pos right, <text:s/>M= <text:s text:c="2"/>178.6 N-m, pos up</text:p>
      <text:p text:style-name="P1"><text:tab/>f_nrml= <text:s/>6071.4 N, pos up, <text:s text:c="4"/>N= <text:s text:c="4"/>0.0 N-m, pos right</text:p>
      <text:p text:style-name="P1">----------------------------------------------------------------------------------------------------</text:p>
      <text:p text:style-name="P1"/>
      <text:p text:style-name="P1"/>
      <text:p text:style-name="P1"/>
      <text:p text:style-name="P3">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</text:p>
      <text:p text:style-name="P1">Landing gear #3, deployed <text:s/>1.0000:</text:p>
      <text:p text:style-name="P1">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</text:p>
      <text:p text:style-name="P1"><text:tab/>STRUT area exposed (including actuating struts if retract)= 0.0000 square meters</text:p>
      <text:p text:style-name="P1"><text:tab/>TIRES area exposed (tire may be largely hidden by fairing)= 0.0019 square meters</text:p>
      <text:p text:style-name="P1"><text:tab/>DOORS area exposed (all gear doors, 0 for fixed-gear) <text:s text:c="4"/>= 0.0000 square meters</text:p>
      <text:p text:style-name="P1"><text:tab/>STRUT Cd <text:s text:c="49"/>= 0.0500</text:p>
      <text:p text:style-name="P1"><text:tab/>TIRES Cd <text:s text:c="49"/>= 0.2500</text:p>
      <text:p text:style-name="P1"><text:tab/>DOORS Cd <text:s text:c="49"/>= 0.0000</text:p>
      <text:p text:style-name="P1"><text:tab/>drag of exposed STRUT <text:s text:c="36"/>= <text:s text:c="4"/>0.0 N</text:p>
      <text:p text:style-name="P1"><text:tab/>drag of exposed TIRES <text:s text:c="36"/>= <text:s text:c="4"/>0.2 N</text:p>
      <text:p text:style-name="P1"><text:tab/>drag of exposed DOORS <text:s text:c="36"/>= <text:s text:c="4"/>0.0 N</text:p>
      <text:p text:style-name="P1"><text:tab/>drag of this gear from additional drag from Plane-Maker <text:s text:c="2"/>= <text:s text:c="4"/>0.0 N</text:p>
      <text:p text:style-name="P1"><text:tab/>X/Y/Z= <text:s/>-8.87 <text:s text:c="3"/>0.44 <text:s text:c="2"/>-0.16 m</text:p>
      <text:p text:style-name="P1"/>
      <text:p text:style-name="P1">landing gear:</text:p>
      <text:p text:style-name="P1"/>
      <text:p text:style-name="P1"><text:tab/>x= <text:s/>-8.87 m pos right.</text:p>
      <text:p text:style-name="P1"><text:tab/>y= <text:s text:c="2"/>0.44 m pos up.</text:p>
      <text:p text:style-name="P1"><text:tab/>z= <text:s/>-0.16 m pos aft.</text:p>
      <text:p text:style-name="P1"/>
      <text:p text:style-name="P1"><text:tab/>lift_local_path= <text:s text:c="4"/>0.0 N pos up.</text:p>
      <text:p text:style-name="P1"><text:tab/>drag_local_path= <text:s text:c="4"/>0.2 N pos aft.</text:p>
      <text:p text:style-name="P1"><text:tab/>side_local_path= <text:s text:c="4"/>0.0 N pos right.</text:p>
      <text:p text:style-name="P1"/>
      <text:p text:style-name="P1"><text:tab/>lift vector xyz= 0.0000 <text:s/>0.9975 -0.0702</text:p>
      <text:p text:style-name="P1"><text:tab/>drag vector xyz= 0.0014 <text:s/>0.0702 <text:s/>0.9975</text:p>
      <text:p text:style-name="P1"><text:tab/>side vector xyz= 1.0000 -0.0001 -0.0014</text:p>
      <text:p text:style-name="P1"/>
      <text:p text:style-name="P1">----------------------------------------------------------------------------------------------------</text:p>
      <text:p text:style-name="P1">---RUNNING AERODYNAMIC FORCE AND TOTAL MOMENT TOTALS, AIRCRAFT AXIS SYSTEM--------------------------</text:p>
      <text:p text:style-name="P1">----------------------------------------------------------------------------------------------------</text:p>
      <text:p text:style-name="P1">landing gear</text:p>
      <text:p text:style-name="P1"><text:tab/>f_axil= <text:s/>-276.1 N, pos aft, <text:s text:c="3"/>L= <text:s text:c="3"/>-0.0 N-m, pos right</text:p>
      <text:p text:style-name="P1"><text:tab/>f_side= <text:s text:c="4"/>5.4 N, pos right, <text:s/>M= <text:s text:c="2"/>178.7 N-m, pos up</text:p>
      <text:p text:style-name="P1"><text:tab/>f_nrml= <text:s/>6071.4 N, pos up, <text:s text:c="4"/>N= <text:s text:c="3"/>-2.0 N-m, pos right</text:p>
      <text:p text:style-name="P1">----------------------------------------------------------------------------------------------------</text:p>
      <text:p text:style-name="P1"/>
      <text:p text:style-name="P1"/>
      <text:p text:style-name="P1"/>
      <text:p text:style-name="P3">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</text:p>
      <text:p text:style-name="P1">Landing gear #4, deployed <text:s/>1.0000:</text:p>
      <text:p text:style-name="P1">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</text:p>
      <text:p text:style-name="P1"><text:tab/>STRUT area exposed (including actuating struts if retract)= 0.0000 square meters</text:p>
      <text:p text:style-name="P1"><text:tab/>TIRES area exposed (tire may be largely hidden by fairing)= 0.0019 square meters</text:p>
      <text:p text:style-name="P1"><text:tab/>DOORS area exposed (all gear doors, 0 for fixed-gear) <text:s text:c="4"/>= 0.0000 square meters</text:p>
      <text:p text:style-name="P1"><text:tab/>STRUT Cd <text:s text:c="49"/>= 0.0500</text:p>
      <text:p text:style-name="P1"><text:tab/>TIRES Cd <text:s text:c="49"/>= 0.2500</text:p>
      <text:p text:style-name="P1"><text:tab/>DOORS Cd <text:s text:c="49"/>= 0.0000</text:p>
      <text:p text:style-name="P1"><text:tab/>drag of exposed STRUT <text:s text:c="36"/>= <text:s text:c="4"/>0.0 N</text:p>
      <text:p text:style-name="P1"><text:tab/>drag of exposed TIRES <text:s text:c="36"/>= <text:s text:c="4"/>0.2 N</text:p>
      <text:p text:style-name="P1"><text:tab/>drag of exposed DOORS <text:s text:c="36"/>= <text:s text:c="4"/>0.0 N</text:p>
      <text:p text:style-name="P1"><text:tab/>drag of this gear from additional drag from Plane-Maker <text:s text:c="2"/>= <text:s text:c="4"/>0.0 N</text:p>
      <text:p text:style-name="P1"><text:tab/>X/Y/Z= <text:s text:c="2"/>8.87 <text:s text:c="3"/>0.44 <text:s text:c="2"/>-0.16 m</text:p>
      <text:p text:style-name="P1"/>
      <text:p text:style-name="P1">landing gear:</text:p>
      <text:p text:style-name="P1"/>
      <text:p text:style-name="P1"><text:tab/>x= <text:s text:c="2"/>8.87 m pos right.</text:p>
      <text:p text:style-name="P1"><text:tab/>y= <text:s text:c="2"/>0.44 m pos up.</text:p>
      <text:p text:style-name="P1"><text:tab/>z= <text:s/>-0.16 m pos aft.</text:p>
      <text:p text:style-name="P1"/>
      <text:p text:style-name="P1"><text:tab/>lift_local_path= <text:s text:c="4"/>0.0 N pos up.</text:p>
      <text:p text:style-name="P1"><text:tab/>drag_local_path= <text:s text:c="4"/>0.2 N pos aft.</text:p>
      <text:p text:style-name="P1"><text:tab/>side_local_path= <text:s text:c="4"/>0.0 N pos right.</text:p>
      <text:p text:style-name="P1"/>
      <text:p text:style-name="P1"><text:tab/>lift vector xyz= 0.0000 <text:s/>0.9975 -0.0702</text:p>
      <text:p text:style-name="P1"><text:tab/>drag vector xyz= 0.0014 <text:s/>0.0702 <text:s/>0.9975</text:p>
      <text:p text:style-name="P1"><text:tab/>side vector xyz= 1.0000 -0.0001 -0.0014</text:p>
      <text:p text:style-name="P1">----------------------------------------------------------------------------------------------------</text:p>
      <text:p text:style-name="P1">---RUNNING AERODYNAMIC FORCE AND TOTAL MOMENT TOTALS, AIRCRAFT AXIS SYSTEM--------------------------</text:p>
      <text:p text:style-name="P1">----------------------------------------------------------------------------------------------------</text:p>
      <text:p text:style-name="P1">landing gear</text:p>
      <text:p text:style-name="P1"><text:tab/>f_axil= <text:s/>-275.9 N, pos aft, <text:s text:c="3"/>L= <text:s text:c="3"/>-0.2 N-m, pos right</text:p>
      <text:p text:style-name="P1"><text:tab/>f_side= <text:s text:c="4"/>5.4 N, pos right, <text:s/>M= <text:s text:c="2"/>178.8 N-m, pos up</text:p>
      <text:p text:style-name="P1"><text:tab/>f_nrml= <text:s/>6071.4 N, pos up, <text:s text:c="4"/>N= <text:s text:c="4"/>0.0 N-m, pos right</text:p>
      <text:p text:style-name="P1">----------------------------------------------------------------------------------------------------</text:p>
      <text:p text:style-name="P1"/>
      <text:p text:style-name="P1">----------------------------------------------------------------------------------------------------</text:p>
      <text:p text:style-name="P1">---RUNNING AERODYNAMIC FORCE AND TOTAL MOMENT TOTALS, AIRCRAFT AXIS SYSTEM--------------------------</text:p>
      <text:p text:style-name="P1">----------------------------------------------------------------------------------------------------</text:p>
      <text:p text:style-name="P1">After water skimming forces:</text:p>
      <text:p text:style-name="P1"><text:tab/>f_axil= <text:s/>-275.9 N, pos aft, <text:s text:c="3"/>L= <text:s text:c="3"/>-0.2 N-m, pos right</text:p>
      <text:p text:style-name="P1"><text:tab/>f_side= <text:s text:c="4"/>5.4 N, pos right, <text:s/>M= <text:s text:c="2"/>178.8 N-m, pos up</text:p>
      <text:p text:style-name="P1"><text:tab/>f_nrml= <text:s/>6071.4 N, pos up, <text:s text:c="4"/>N= <text:s text:c="4"/>0.0 N-m, pos right</text:p>
      <text:p text:style-name="P1">----------------------------------------------------------------------------------------------------</text:p>
      <text:p text:style-name="P1">I am adding mass for the jett load! Adding 200.0 kg, at long= <text:s/>-0.09 lat= <text:s text:c="2"/>0.00 vert= <text:s text:c="2"/>0.00, and changing the moments to:</text:p>
      <text:p text:style-name="P1"><text:tab/>L= <text:s text:c="4"/>0.0 N-m, pos right</text:p>
      <text:p text:style-name="P1"><text:tab/>M= <text:s/>-179.2 N-m, pos up</text:p>
      <text:p text:style-name="P1"><text:tab/>N= <text:s text:c="3"/>-0.2 N-m, pos right</text:p>
      <text:p text:style-name="P1"/>
      <text:p text:style-name="P1">----------------------------------------------------------------------------------------------------</text:p>
      <text:p text:style-name="P1">---RUNNING AERODYNAMIC FORCE AND TOTAL MOMENT TOTALS, AIRCRAFT AXIS SYSTEM--------------------------</text:p>
      <text:p text:style-name="P1">----------------------------------------------------------------------------------------------------</text:p>
      <text:p text:style-name="P1">After shifted mass forces:</text:p>
      <text:p text:style-name="P1"><text:tab/>f_axil= <text:s/>-275.9 N, pos aft, <text:s text:c="3"/>L= <text:s text:c="3"/>-0.2 N-m, pos right</text:p>
      <text:p text:style-name="P1"><text:tab/>f_side= <text:s text:c="4"/>5.4 N, pos right, <text:s/>M= <text:s text:c="2"/>178.8 N-m, pos up</text:p>
      <text:p text:style-name="P1"><text:tab/>f_nrml= <text:s/>6071.4 N, pos up, <text:s text:c="4"/>N= <text:s text:c="4"/>0.0 N-m, pos right</text:p>
      <text:p text:style-name="P1">----------------------------------------------------------------------------------------------------</text:p>
      <text:p text:style-name="P1">I am adding mass for the fuel! Adding 0.0 kg, at long= <text:s/>-2.23 lat= <text:s text:c="2"/>0.00 vert= <text:s/>-0.06, and changing the moments to:</text:p>
      <text:p text:style-name="P1"><text:tab/>L= <text:s text:c="4"/>0.0 N-m, pos right</text:p>
      <text:p text:style-name="P1"><text:tab/>M= <text:s/>-179.2 N-m, pos up</text:p>
      <text:p text:style-name="P1"><text:tab/>N= <text:s text:c="3"/>-0.2 N-m, pos right</text:p>
      <text:p text:style-name="P1"/>
      <text:p text:style-name="P1">----------------------------------------------------------------------------------------------------</text:p>
      <text:p text:style-name="P1">---RUNNING AERODYNAMIC FORCE AND TOTAL MOMENT TOTALS, AIRCRAFT AXIS SYSTEM--------------------------</text:p>
      <text:p text:style-name="P1">----------------------------------------------------------------------------------------------------</text:p>
      <text:p text:style-name="P1">After fuel mass forces:</text:p>
      <text:p text:style-name="P1"><text:tab/>f_axil= <text:s/>-275.9 N, pos aft, <text:s text:c="3"/>L= <text:s text:c="3"/>-0.2 N-m, pos right</text:p>
      <text:p text:style-name="P1"><text:tab/>f_side= <text:s text:c="4"/>5.4 N, pos right, <text:s/>M= <text:s text:c="2"/>178.8 N-m, pos up</text:p>
      <text:p text:style-name="P1"><text:tab/>f_nrml= <text:s/>6071.4 N, pos up, <text:s text:c="4"/>N= <text:s text:c="4"/>0.0 N-m, pos right</text:p>
      <text:p text:style-name="P1">----------------------------------------------------------------------------------------------------</text:p>
      <text:p text:style-name="P1"/>
      <text:p text:style-name="P1">----------------------------------------------------------------------------------------------------</text:p>
      <text:p text:style-name="P1">---RUNNING AERODYNAMIC FORCE AND TOTAL MOMENT TOTALS, AIRCRAFT AXIS SYSTEM--------------------------</text:p>
      <text:p text:style-name="P1">----------------------------------------------------------------------------------------------------</text:p>
      <text:p text:style-name="P1">After engine sep mass forces:</text:p>
      <text:p text:style-name="P1"><text:tab/>f_axil= <text:s/>-275.9 N, pos aft, <text:s text:c="3"/>L= <text:s text:c="3"/>-0.2 N-m, pos right</text:p>
      <text:p text:style-name="P1"><text:tab/>f_side= <text:s text:c="4"/>5.4 N, pos right, <text:s/>M= <text:s text:c="2"/>178.8 N-m, pos up</text:p>
      <text:p text:style-name="P1"><text:tab/>f_nrml= <text:s/>6071.4 N, pos up, <text:s text:c="4"/>N= <text:s text:c="4"/>0.0 N-m, pos right</text:p>
      <text:p text:style-name="P1">----------------------------------------------------------------------------------------------------</text:p>
      <text:p text:style-name="P1"/>
      <text:p text:style-name="P1">----------------------------------------------------------------------------------------------------</text:p>
      <text:p text:style-name="P1">---RUNNING AERODYNAMIC FORCE AND TOTAL MOMENT TOTALS, AIRCRAFT AXIS SYSTEM--------------------------</text:p>
      <text:p text:style-name="P1">----------------------------------------------------------------------------------------------------</text:p>
      <text:p text:style-name="P1">After weapon mass forces:</text:p>
      <text:p text:style-name="P1"><text:tab/>f_axil= <text:s/>-275.9 N, pos aft, <text:s text:c="3"/>L= <text:s text:c="3"/>-0.2 N-m, pos right</text:p>
      <text:p text:style-name="P1"><text:tab/>f_side= <text:s text:c="4"/>5.4 N, pos right, <text:s/>M= <text:s text:c="2"/>178.8 N-m, pos up</text:p>
      <text:p text:style-name="P1"><text:tab/>f_nrml= <text:s/>6071.4 N, pos up, <text:s text:c="4"/>N= <text:s text:c="4"/>0.0 N-m, pos right</text:p>
      <text:p text:style-name="P1">----------------------------------------------------------------------------------------------------</text:p>
      <text:p text:style-name="P1"/>
      <text:p text:style-name="P3">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</text:p>
      <text:p text:style-name="P1">•••GRAND TOTALS AT END OF FORCE AND MOMENT BUILD-UP•••••••••••••••••••••••••••••••••••••••••••••••••</text:p>
      <text:p text:style-name="P1">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•</text:p>
      <text:p text:style-name="P1"/>
      <text:p text:style-name="P1"/>
      <text:p text:style-name="P1">•••FINAL PROPULSIVE (ENGINE) FORCES, ALONG AIRCRAFT AXIS (pos aft/right/up)•••••••••••••••••••••••••</text:p>
      <text:p text:style-name="P1">f_side <text:s text:c="3"/>= <text:s text:c="4"/>0.0 N, pos right</text:p>
      <text:p text:style-name="P1">f_vertical= <text:s text:c="4"/>0.0 N, pos up</text:p>
      <text:p text:style-name="P1">f_axial <text:s text:c="2"/>= <text:s text:c="4"/>0.0 N, pos aft</text:p>
      <text:p text:style-name="P1"/>
      <text:p text:style-name="P1">L <text:s text:c="8"/>= <text:s text:c="4"/>0.0 N-m, pos right</text:p>
      <text:p text:style-name="P1">M <text:s text:c="8"/>= <text:s text:c="4"/>0.0 N-m, pos up</text:p>
      <text:p text:style-name="P1">N <text:s text:c="8"/>= <text:s text:c="4"/>0.0 N-m, pos right</text:p>
      <text:p text:style-name="P1"/>
      <text:p text:style-name="P1"/>
      <text:p text:style-name="P1">•••FINAL GEAR FORCES, ALONG AIRCRAFT AXIS (pos aft/right/up)••••••••••••••••••••••••••••••••••••••••</text:p>
      <text:p text:style-name="P1">f_side <text:s text:c="3"/>= <text:s text:c="4"/>0.0 N, pos right</text:p>
      <text:p text:style-name="P1">f_vertical= <text:s text:c="4"/>0.0 N, pos up</text:p>
      <text:p text:style-name="P1">f_axial <text:s text:c="2"/>= <text:s text:c="4"/>0.0 N, pos aft</text:p>
      <text:p text:style-name="P1"/>
      <text:p text:style-name="P1">L <text:s text:c="8"/>= <text:s text:c="4"/>0.0 N-m, pos right</text:p>
      <text:p text:style-name="P1">M <text:s text:c="8"/>= <text:s text:c="4"/>0.0 N-m, pos up</text:p>
      <text:p text:style-name="P1">N <text:s text:c="8"/>= <text:s text:c="4"/>0.0 N-m, pos right</text:p>
      <text:p text:style-name="P1"/>
      <text:p text:style-name="P1"/>
      <text:p text:style-name="P1">•••FINAL AERODYNAMIC FORCES, ALONG AIRCRAFT AXIS (pos aft/right/up)•••••••••••••••••••••••••••••••••</text:p>
      <text:p text:style-name="P1">f_side <text:s text:c="3"/>= <text:s text:c="4"/>5.4 N, pos right</text:p>
      <text:p text:style-name="P1">f_vertical= <text:s/>6071.4 N, pos up</text:p>
      <text:p text:style-name="P1">f_axial <text:s text:c="2"/>= <text:s/>-275.9 N, pos aft</text:p>
      <text:p text:style-name="P1"/>
      <text:p text:style-name="P1">L <text:s text:c="8"/>= <text:s text:c="3"/>-0.2 N-m, pos right</text:p>
      <text:p text:style-name="P1">M <text:s text:c="8"/>= <text:s text:c="2"/>178.8 N-m, pos up</text:p>
      <text:p text:style-name="P1">N <text:s text:c="8"/>= <text:s text:c="4"/>0.0 N-m, pos right</text:p>
      <text:p text:style-name="P1"/>
      <text:p text:style-name="P1"/>
      <text:p text:style-name="P1">•••FINAL AERODYNAMIC FORCES, ALONG FLIGTH PATH AXIS (pos aft/right/up)••••••••••••••••••••••••••••••</text:p>
      <text:p text:style-name="P1">f_side <text:s text:c="3"/>= <text:s text:c="4"/>5.7 N, pos right</text:p>
      <text:p text:style-name="P1">f_lift <text:s text:c="3"/>= <text:s/>6075.8 N, pos up</text:p>
      <text:p text:style-name="P1">f_drag <text:s text:c="3"/>= <text:s text:c="2"/>151.1 N, pos aft</text:p>
      <text:p text:style-name="P1"/>
      <text:p text:style-name="P1"/>
      <text:p text:style-name="P1">•••FINAL FORCES BEFORE ASSYMETRIC LOADING EFFECTS, ALONG AIRCRAFT AXIS (pos aft/right/up)•••••••••••</text:p>
      <text:p text:style-name="P1">f_side <text:s text:c="3"/>= <text:s text:c="4"/>5.4 N, pos right</text:p>
      <text:p text:style-name="P1">f_vertical= <text:s/>6071.4 N, pos up</text:p>
      <text:p text:style-name="P1">f_axial <text:s text:c="2"/>= <text:s/>-275.9 N, pos aft</text:p>
      <text:p text:style-name="P1"/>
      <text:p text:style-name="P1">L <text:s text:c="8"/>= <text:s text:c="3"/>-0.2 N-m, pos right</text:p>
      <text:p text:style-name="P1">M <text:s text:c="8"/>= <text:s text:c="3"/>-0.4 N-m, pos up</text:p>
      <text:p text:style-name="P1">N <text:s text:c="8"/>= <text:s text:c="3"/>-0.1 N-m, pos right</text:p>
      <text:p text:style-name="P1"/>
      <text:p text:style-name="P1"/>
      <text:p text:style-name="P1">•••MASSES TO GET FROM FORCES TO ACCELERATIONS•••••••••••••••••••••••••••••••••••••••••••••••••••••••</text:p>
      <text:p text:style-name="P1">mass <text:s text:c="5"/>= <text:s text:c="2"/>599.2 kg (ice accretion will change mass and MI if present!</text:p>
      <text:p text:style-name="P1">roll <text:s/>MI <text:s/>= <text:s/>2616.6 kg-m-m... M/mi=accel in RADIANS per sec</text:p>
      <text:p text:style-name="P1">pitch MI <text:s/>= <text:s text:c="2"/>335.3 kg-m-m... M/mi=accel in RADIANS per sec</text:p>
      <text:p text:style-name="P1">yaw <text:s text:c="2"/>MI <text:s/>= <text:s text:c="2"/>233.3 kg-m-m... M/mi=accel in RADIANS per sec</text:p>
      <text:p text:style-name="P1"/>
      <text:p text:style-name="P1"/>
      <text:p text:style-name="P1">•••FINAL TOTAL LINEAR ACCELS, ALONG GLOBAL AXIS (pos south/east/up)•••••••••••••••••••••••••••••••••</text:p>
      <text:p text:style-name="P1">a_x= <text:s/>-0.1 m/ss</text:p>
      <text:p text:style-name="P1">a_y= <text:s text:c="2"/>0.3 m/ss</text:p>
      <text:p text:style-name="P1">a_z= <text:s/>-0.1 m/ss</text:p>
      <text:p text:style-name="P1"/>
      <text:p text:style-name="P1"/>
      <text:p text:style-name="P1">•••FINAL TOTAL ANGULAR ACCELS, ABOUT AIRCRAFT AXIS (pos right/up/right)•••••••••••••••••••••••••••••</text:p>
      <text:p text:style-name="P1">Pdot (roll) = <text:s/>-0.0 deg/ss</text:p>
      <text:p text:style-name="P1">Qdot (pitch)= <text:s/>-0.0 deg/ss</text:p>
      <text:p text:style-name="P1">Rdot (yaw) <text:s/>= <text:s/>-0.0 deg/ss</text:p>
      <text:p text:style-name="P1"/>
      <text:p text:style-name="P1"/>
      <text:p text:style-name="P1">•••FINAL TOTAL LINEAR VELOCITIES, ALONG GLOBAL AXIS (pos south/east/up)•••••••••••••••••••••••••••••</text:p>
      <text:p text:style-name="P1">v_x= <text:s/>20.6 m/s</text:p>
      <text:p text:style-name="P1">v_y= <text:s/>-0.4 m/s</text:p>
      <text:p text:style-name="P1">v_z= <text:s/>11.6 m/s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11T08:29:22.240254941</dc:date>
    <meta:editing-duration>PT2M28S</meta:editing-duration>
    <meta:editing-cycles>1</meta:editing-cycles>
    <meta:document-statistic meta:table-count="0" meta:image-count="0" meta:object-count="0" meta:page-count="48" meta:paragraph-count="2444" meta:word-count="19207" meta:character-count="148477" meta:non-whitespace-character-count="115769"/>
    <meta:generator>LibreOffice/6.0.7.3$Linux_X86_64 LibreOffice_project/00m0$Build-3</meta:generator>
  </office:meta>
</office:document-meta>
</file>